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fo:font-style="normal" officeooo:rsid="0072754d" officeooo:paragraph-rsid="0072754d" style:font-style-asian="normal" style:font-style-complex="normal"/>
    </style:style>
    <style:style style:name="P2" style:family="paragraph" style:parent-style-name="Standard">
      <style:text-properties fo:language="ru" fo:country="RU" fo:font-style="normal" officeooo:rsid="0073c117" officeooo:paragraph-rsid="0073c117" style:font-style-asian="normal" style:font-style-complex="normal"/>
    </style:style>
    <style:style style:name="P3" style:family="paragraph" style:parent-style-name="Standard">
      <style:text-properties fo:language="ru" fo:country="RU" fo:font-style="normal" officeooo:rsid="0073c117" officeooo:paragraph-rsid="0073fd95" style:font-style-asian="normal" style:font-style-complex="normal"/>
    </style:style>
    <style:style style:name="P4" style:family="paragraph" style:parent-style-name="Standard">
      <style:text-properties fo:language="ru" fo:country="RU" fo:font-style="normal" officeooo:rsid="0073c117" officeooo:paragraph-rsid="0077986c" style:font-style-asian="normal" style:font-style-complex="normal"/>
    </style:style>
    <style:style style:name="P5" style:family="paragraph" style:parent-style-name="Standard">
      <style:text-properties fo:language="ru" fo:country="RU" fo:font-style="normal" officeooo:rsid="0073fd95" officeooo:paragraph-rsid="0073fd95" style:font-style-asian="normal" style:font-style-complex="normal"/>
    </style:style>
    <style:style style:name="P6" style:family="paragraph" style:parent-style-name="Standard">
      <style:text-properties fo:language="ru" fo:country="RU" fo:font-style="normal" officeooo:rsid="0077986c" officeooo:paragraph-rsid="0077986c" style:font-style-asian="normal" style:font-style-complex="normal"/>
    </style:style>
    <style:style style:name="P7" style:family="paragraph" style:parent-style-name="Standard">
      <style:text-properties fo:language="ru" fo:country="RU" fo:font-style="normal" officeooo:rsid="007a6363" officeooo:paragraph-rsid="007a6363" style:font-style-asian="normal" style:font-style-complex="normal"/>
    </style:style>
    <style:style style:name="P8" style:family="paragraph" style:parent-style-name="Standard">
      <style:text-properties fo:language="ru" fo:country="RU" fo:font-style="normal" officeooo:rsid="007af11d" officeooo:paragraph-rsid="007af11d" style:font-style-asian="normal" style:font-style-complex="normal"/>
    </style:style>
    <style:style style:name="P9" style:family="paragraph" style:parent-style-name="Standard">
      <style:text-properties fo:language="ru" fo:country="RU" fo:font-style="normal" officeooo:rsid="007af11d" officeooo:paragraph-rsid="007bfd59" style:font-style-asian="normal" style:font-style-complex="normal"/>
    </style:style>
    <style:style style:name="P10" style:family="paragraph" style:parent-style-name="Standard">
      <style:text-properties fo:language="ru" fo:country="RU" fo:font-style="normal" officeooo:rsid="007bbeff" officeooo:paragraph-rsid="007bbeff" style:font-style-asian="normal" style:font-style-complex="normal"/>
    </style:style>
    <style:style style:name="P11" style:family="paragraph" style:parent-style-name="Standard">
      <style:text-properties fo:language="ru" fo:country="RU" fo:font-style="normal" officeooo:rsid="007bfd59" officeooo:paragraph-rsid="007bfd59" style:font-style-asian="normal" style:font-style-complex="normal"/>
    </style:style>
    <style:style style:name="P12" style:family="paragraph" style:parent-style-name="Standard">
      <style:text-properties fo:language="ru" fo:country="RU" fo:font-style="normal" officeooo:rsid="007de998" officeooo:paragraph-rsid="007de998" style:font-style-asian="normal" style:font-style-complex="normal"/>
    </style:style>
    <style:style style:name="P13" style:family="paragraph" style:parent-style-name="Standard">
      <style:text-properties fo:language="ru" fo:country="RU" fo:font-style="normal" officeooo:rsid="007ecefd" officeooo:paragraph-rsid="00885e26" style:font-style-asian="normal" style:font-style-complex="normal"/>
    </style:style>
    <style:style style:name="P14" style:family="paragraph" style:parent-style-name="Standard">
      <style:text-properties fo:language="ru" fo:country="RU" fo:font-style="normal" officeooo:rsid="008fb2eb" officeooo:paragraph-rsid="008fb2eb" style:font-style-asian="normal" style:font-style-complex="normal"/>
    </style:style>
    <style:style style:name="P15" style:family="paragraph" style:parent-style-name="Standard">
      <style:text-properties fo:language="ru" fo:country="RU" fo:font-style="normal" officeooo:rsid="00945c29" officeooo:paragraph-rsid="009aa109" style:font-style-asian="normal" style:font-style-complex="normal"/>
    </style:style>
    <style:style style:name="P16" style:family="paragraph" style:parent-style-name="Standard">
      <style:text-properties fo:language="ru" fo:country="RU" fo:font-style="normal" officeooo:rsid="009be487" officeooo:paragraph-rsid="00a0aa89" style:font-style-asian="normal" style:font-style-complex="normal"/>
    </style:style>
    <style:style style:name="P17" style:family="paragraph" style:parent-style-name="Standard">
      <style:text-properties fo:language="ru" fo:country="RU" fo:font-style="normal" officeooo:rsid="00a0ab3e" officeooo:paragraph-rsid="00a0ab3e" style:font-style-asian="normal" style:font-style-complex="normal"/>
    </style:style>
    <style:style style:name="P18" style:family="paragraph" style:parent-style-name="Standard">
      <style:text-properties fo:language="ru" fo:country="RU" fo:font-style="normal" officeooo:rsid="00a0ab3e" officeooo:paragraph-rsid="00a41c24" style:font-style-asian="normal" style:font-style-complex="normal"/>
    </style:style>
    <style:style style:name="P19" style:family="paragraph" style:parent-style-name="Standard">
      <style:text-properties fo:language="ru" fo:country="RU" fo:font-style="normal" officeooo:rsid="00a0ab3e" officeooo:paragraph-rsid="00a4f3c4" style:font-style-asian="normal" style:font-style-complex="normal"/>
    </style:style>
    <style:style style:name="P20" style:family="paragraph" style:parent-style-name="Standard">
      <style:text-properties fo:language="ru" fo:country="RU" fo:font-style="normal" officeooo:rsid="00a4f3c4" officeooo:paragraph-rsid="00a4f3c4" style:font-style-asian="normal" style:font-style-complex="normal"/>
    </style:style>
    <style:style style:name="P21" style:family="paragraph" style:parent-style-name="Standard">
      <style:text-properties fo:language="ru" fo:country="RU" fo:font-style="normal" officeooo:rsid="00a907d0" officeooo:paragraph-rsid="00a907d0" style:font-style-asian="normal" style:font-style-complex="normal"/>
    </style:style>
    <style:style style:name="P22" style:family="paragraph" style:parent-style-name="Standard">
      <style:text-properties fo:language="ru" fo:country="RU" fo:font-style="normal" officeooo:rsid="00aa4620" officeooo:paragraph-rsid="00aa4620" style:font-style-asian="normal" style:font-style-complex="normal"/>
    </style:style>
    <style:style style:name="P23" style:family="paragraph" style:parent-style-name="Standard">
      <style:text-properties fo:language="ru" fo:country="RU" fo:font-style="normal" officeooo:rsid="00acef47" officeooo:paragraph-rsid="00acef47" style:font-style-asian="normal" style:font-style-complex="normal"/>
    </style:style>
    <style:style style:name="P24" style:family="paragraph" style:parent-style-name="Standard">
      <style:text-properties fo:language="ru" fo:country="RU" fo:font-style="normal" officeooo:rsid="00acef47" officeooo:paragraph-rsid="00b05260" style:font-style-asian="normal" style:font-style-complex="normal"/>
    </style:style>
    <style:style style:name="P25" style:family="paragraph" style:parent-style-name="Standard">
      <style:text-properties fo:language="ru" fo:country="RU" fo:font-style="normal" officeooo:rsid="00ad85b9" officeooo:paragraph-rsid="00b24294" style:font-style-asian="normal" style:font-style-complex="normal"/>
    </style:style>
    <style:style style:name="P26" style:family="paragraph" style:parent-style-name="Standard">
      <style:text-properties fo:language="ru" fo:country="RU" fo:font-style="normal" officeooo:rsid="00b38469" officeooo:paragraph-rsid="00b38469" style:font-style-asian="normal" style:font-style-complex="normal"/>
    </style:style>
    <style:style style:name="P27" style:family="paragraph" style:parent-style-name="Standard">
      <style:text-properties fo:language="ru" fo:country="RU" fo:font-style="normal" officeooo:rsid="00b50481" officeooo:paragraph-rsid="00b50481" style:font-style-asian="normal" style:font-style-complex="normal"/>
    </style:style>
    <style:style style:name="P28" style:family="paragraph" style:parent-style-name="Standard">
      <style:text-properties fo:language="ru" fo:country="RU" fo:font-style="normal" officeooo:rsid="00b50481" officeooo:paragraph-rsid="00b7f185" style:font-style-asian="normal" style:font-style-complex="normal"/>
    </style:style>
    <style:style style:name="P29" style:family="paragraph" style:parent-style-name="Standard">
      <style:text-properties fo:language="ru" fo:country="RU" fo:font-style="normal" officeooo:rsid="00b7f185" officeooo:paragraph-rsid="00b7f185" style:font-style-asian="normal" style:font-style-complex="normal"/>
    </style:style>
    <style:style style:name="P30" style:family="paragraph" style:parent-style-name="Standard">
      <style:text-properties fo:language="ru" fo:country="RU" fo:font-style="normal" officeooo:rsid="00b8b325" officeooo:paragraph-rsid="00b8b325" style:font-style-asian="normal" style:font-style-complex="normal"/>
    </style:style>
    <style:style style:name="P31" style:family="paragraph" style:parent-style-name="Standard">
      <style:text-properties fo:language="ru" fo:country="RU" fo:font-style="normal" officeooo:rsid="00bda49a" officeooo:paragraph-rsid="00c452b8" style:font-style-asian="normal" style:font-style-complex="normal"/>
    </style:style>
    <style:style style:name="P32" style:family="paragraph" style:parent-style-name="Standard">
      <style:text-properties fo:language="ru" fo:country="RU" fo:font-style="normal" officeooo:rsid="00ca9860" officeooo:paragraph-rsid="00ca9860" style:font-style-asian="normal" style:font-style-complex="normal"/>
    </style:style>
    <style:style style:name="P33" style:family="paragraph" style:parent-style-name="Standard">
      <style:text-properties fo:language="ru" fo:country="RU" fo:font-style="normal" officeooo:rsid="00cccf80" officeooo:paragraph-rsid="00cccf80" style:font-style-asian="normal" style:font-style-complex="normal"/>
    </style:style>
    <style:style style:name="P34" style:family="paragraph" style:parent-style-name="Standard">
      <style:text-properties fo:language="ru" fo:country="RU" fo:font-style="normal" officeooo:rsid="00da8077" officeooo:paragraph-rsid="00dc4584" style:font-style-asian="normal" style:font-style-complex="normal"/>
    </style:style>
    <style:style style:name="P35" style:family="paragraph" style:parent-style-name="Standard">
      <style:text-properties fo:language="ru" fo:country="RU" fo:font-style="normal" officeooo:rsid="00e2f5e0" officeooo:paragraph-rsid="00e4bc85" style:font-style-asian="normal" style:font-style-complex="normal"/>
    </style:style>
    <style:style style:name="P36" style:family="paragraph" style:parent-style-name="Standard">
      <style:text-properties fo:language="ru" fo:country="RU" fo:font-style="normal" officeooo:rsid="00e58a79" officeooo:paragraph-rsid="00e58a79" style:font-style-asian="normal" style:font-style-complex="normal"/>
    </style:style>
    <style:style style:name="P37" style:family="paragraph" style:parent-style-name="Standard">
      <style:text-properties fo:language="ru" fo:country="RU" fo:font-style="normal" officeooo:rsid="00e8e230" officeooo:paragraph-rsid="00f3f0d1" style:font-style-asian="normal" style:font-style-complex="normal"/>
    </style:style>
    <style:style style:name="P38" style:family="paragraph" style:parent-style-name="Standard">
      <style:text-properties fo:language="ru" fo:country="RU" fo:font-style="normal" officeooo:rsid="00f586aa" officeooo:paragraph-rsid="00f70918" style:font-style-asian="normal" style:font-style-complex="normal"/>
    </style:style>
    <style:style style:name="P39" style:family="paragraph" style:parent-style-name="Standard">
      <style:text-properties fo:language="ru" fo:country="RU" fo:font-style="normal" officeooo:rsid="00fb6839" officeooo:paragraph-rsid="00fb6839" style:font-style-asian="normal" style:font-style-complex="normal"/>
    </style:style>
    <style:style style:name="P40" style:family="paragraph" style:parent-style-name="Standard">
      <style:text-properties fo:language="ru" fo:country="RU" fo:font-style="normal" officeooo:rsid="010590e4" officeooo:paragraph-rsid="010590e4" style:font-style-asian="normal" style:font-style-complex="normal"/>
    </style:style>
    <style:style style:name="P41" style:family="paragraph" style:parent-style-name="Standard">
      <style:text-properties fo:language="ru" fo:country="RU" fo:font-style="normal" officeooo:rsid="01081208" officeooo:paragraph-rsid="01081208" style:font-style-asian="normal" style:font-style-complex="normal"/>
    </style:style>
    <style:style style:name="P42" style:family="paragraph" style:parent-style-name="Standard">
      <style:text-properties fo:language="ru" fo:country="RU" fo:font-style="normal" officeooo:rsid="013dcc58" officeooo:paragraph-rsid="013dcc58" style:font-style-asian="normal" style:font-style-complex="normal"/>
    </style:style>
    <style:style style:name="P43" style:family="paragraph" style:parent-style-name="Standard">
      <style:text-properties fo:language="ru" fo:country="RU" fo:font-style="normal" officeooo:rsid="0144ad3f" officeooo:paragraph-rsid="0145cd65" style:font-style-asian="normal" style:font-style-complex="normal"/>
    </style:style>
    <style:style style:name="P44" style:family="paragraph" style:parent-style-name="Standard">
      <style:text-properties fo:language="ru" fo:country="RU" fo:font-style="normal" officeooo:rsid="0146aa26" officeooo:paragraph-rsid="0146aa26" style:font-style-asian="normal" style:font-style-complex="normal"/>
    </style:style>
    <style:style style:name="P45" style:family="paragraph" style:parent-style-name="Standard">
      <style:text-properties fo:language="ru" fo:country="RU" fo:font-style="normal" officeooo:rsid="0147aad1" officeooo:paragraph-rsid="014902d8" style:font-style-asian="normal" style:font-style-complex="normal"/>
    </style:style>
    <style:style style:name="P46" style:family="paragraph" style:parent-style-name="Standard">
      <style:text-properties fo:language="ru" fo:country="RU" fo:font-style="normal" officeooo:rsid="0149b9d2" officeooo:paragraph-rsid="014a27e7" style:font-style-asian="normal" style:font-style-complex="normal"/>
    </style:style>
    <style:style style:name="P47" style:family="paragraph" style:parent-style-name="Standard">
      <style:text-properties fo:language="ru" fo:country="RU" fo:font-style="normal" officeooo:rsid="014cbda9" officeooo:paragraph-rsid="014cbda9" style:font-style-asian="normal" style:font-style-complex="normal"/>
    </style:style>
    <style:style style:name="P48" style:family="paragraph" style:parent-style-name="Standard">
      <style:text-properties fo:language="ru" fo:country="RU" fo:font-style="normal" officeooo:rsid="014cbda9" officeooo:paragraph-rsid="014f8b5b" style:font-style-asian="normal" style:font-style-complex="normal"/>
    </style:style>
    <style:style style:name="P49" style:family="paragraph" style:parent-style-name="Standard">
      <style:text-properties fo:language="ru" fo:country="RU" fo:font-style="normal" officeooo:rsid="014cbda9" officeooo:paragraph-rsid="01550fb3" style:font-style-asian="normal" style:font-style-complex="normal"/>
    </style:style>
    <style:style style:name="P50" style:family="paragraph" style:parent-style-name="Standard">
      <style:text-properties fo:language="ru" fo:country="RU" fo:font-style="normal" officeooo:rsid="015b6ff4" officeooo:paragraph-rsid="015e4640" style:font-style-asian="normal" style:font-style-complex="normal"/>
    </style:style>
    <style:style style:name="P51" style:family="paragraph" style:parent-style-name="Standard">
      <style:text-properties fo:language="ru" fo:country="RU" fo:font-style="normal" officeooo:rsid="015fc487" officeooo:paragraph-rsid="015fc487" style:font-style-asian="normal" style:font-style-complex="normal"/>
    </style:style>
    <style:style style:name="P52" style:family="paragraph" style:parent-style-name="Standard">
      <style:text-properties fo:language="ru" fo:country="RU" fo:font-style="normal" officeooo:rsid="01612c4f" officeooo:paragraph-rsid="01636651" style:font-style-asian="normal" style:font-style-complex="normal"/>
    </style:style>
    <style:style style:name="P53" style:family="paragraph" style:parent-style-name="Standard">
      <style:text-properties fo:language="ru" fo:country="RU" fo:font-style="normal" officeooo:rsid="016947b1" officeooo:paragraph-rsid="016cdc32" style:font-style-asian="normal" style:font-style-complex="normal"/>
    </style:style>
    <style:style style:name="P54" style:family="paragraph" style:parent-style-name="Standard">
      <style:text-properties fo:language="ru" fo:country="RU" fo:font-style="normal" officeooo:rsid="016947b1" officeooo:paragraph-rsid="016f763d" style:font-style-asian="normal" style:font-style-complex="normal"/>
    </style:style>
    <style:style style:name="P55" style:family="paragraph" style:parent-style-name="Standard">
      <style:text-properties fo:language="ru" fo:country="RU" fo:font-style="normal" officeooo:rsid="016947b1" officeooo:paragraph-rsid="01735a37" style:font-style-asian="normal" style:font-style-complex="normal"/>
    </style:style>
    <style:style style:name="P56" style:family="paragraph" style:parent-style-name="Standard">
      <style:text-properties fo:language="ru" fo:country="RU" fo:font-style="normal" officeooo:rsid="016947b1" officeooo:paragraph-rsid="0176735d" style:font-style-asian="normal" style:font-style-complex="normal"/>
    </style:style>
    <style:style style:name="P57" style:family="paragraph" style:parent-style-name="Standard">
      <style:text-properties fo:language="ru" fo:country="RU" fo:font-style="normal" officeooo:rsid="016947b1" officeooo:paragraph-rsid="01850e20" style:font-style-asian="normal" style:font-style-complex="normal"/>
    </style:style>
    <style:style style:name="P58" style:family="paragraph" style:parent-style-name="Standard">
      <style:text-properties fo:language="ru" fo:country="RU" fo:font-style="normal" officeooo:rsid="017100c2" officeooo:paragraph-rsid="017100c2" style:font-style-asian="normal" style:font-style-complex="normal"/>
    </style:style>
    <style:style style:name="P59" style:family="paragraph" style:parent-style-name="Standard">
      <style:text-properties fo:language="ru" fo:country="RU" fo:font-style="normal" officeooo:rsid="0174abe8" officeooo:paragraph-rsid="0174abe8" style:font-style-asian="normal" style:font-style-complex="normal"/>
    </style:style>
    <style:style style:name="P60" style:family="paragraph" style:parent-style-name="Standard">
      <style:text-properties fo:language="ru" fo:country="RU" fo:font-style="normal" officeooo:rsid="0176735d" officeooo:paragraph-rsid="017a8dc8" style:font-style-asian="normal" style:font-style-complex="normal"/>
    </style:style>
    <style:style style:name="P61" style:family="paragraph" style:parent-style-name="Standard">
      <style:text-properties fo:language="ru" fo:country="RU" fo:font-style="normal" officeooo:rsid="017ef677" officeooo:paragraph-rsid="017fe353" style:font-style-asian="normal" style:font-style-complex="normal"/>
    </style:style>
    <style:style style:name="P62" style:family="paragraph" style:parent-style-name="Standard">
      <style:text-properties fo:language="ru" fo:country="RU" fo:font-style="normal" officeooo:rsid="018386c3" officeooo:paragraph-rsid="018386c3" style:font-style-asian="normal" style:font-style-complex="normal"/>
    </style:style>
    <style:style style:name="P63" style:family="paragraph" style:parent-style-name="Standard">
      <style:text-properties fo:language="ru" fo:country="RU" fo:font-style="normal" officeooo:rsid="01872d05" officeooo:paragraph-rsid="01872d05" style:font-style-asian="normal" style:font-style-complex="normal"/>
    </style:style>
    <style:style style:name="P64" style:family="paragraph" style:parent-style-name="Standard">
      <style:text-properties fo:language="ru" fo:country="RU" fo:font-style="normal" officeooo:rsid="0188bde6" officeooo:paragraph-rsid="0188bde6" style:font-style-asian="normal" style:font-style-complex="normal"/>
    </style:style>
    <style:style style:name="P65" style:family="paragraph" style:parent-style-name="Standard">
      <style:text-properties fo:language="ru" fo:country="RU" fo:font-style="normal" officeooo:rsid="0188bde6" officeooo:paragraph-rsid="018b7f8e" style:font-style-asian="normal" style:font-style-complex="normal"/>
    </style:style>
    <style:style style:name="P66" style:family="paragraph" style:parent-style-name="Standard">
      <style:text-properties fo:language="ru" fo:country="RU" fo:font-style="normal" officeooo:rsid="018cc3be" officeooo:paragraph-rsid="01904d3d" style:font-style-asian="normal" style:font-style-complex="normal"/>
    </style:style>
    <style:style style:name="P67" style:family="paragraph" style:parent-style-name="Standard">
      <style:text-properties fo:language="ru" fo:country="RU" fo:font-style="normal" officeooo:rsid="019202e8" officeooo:paragraph-rsid="01932064" style:font-style-asian="normal" style:font-style-complex="normal"/>
    </style:style>
    <style:style style:name="P68" style:family="paragraph" style:parent-style-name="Standard">
      <style:text-properties fo:language="ru" fo:country="RU" fo:font-style="normal" officeooo:rsid="01932064" officeooo:paragraph-rsid="01932064" style:font-style-asian="normal" style:font-style-complex="normal"/>
    </style:style>
    <style:style style:name="P69" style:family="paragraph" style:parent-style-name="Standard">
      <style:text-properties fo:language="ru" fo:country="RU" fo:font-style="normal" officeooo:rsid="01948ce7" officeooo:paragraph-rsid="01948ce7" style:font-style-asian="normal" style:font-style-complex="normal"/>
    </style:style>
    <style:style style:name="P70" style:family="paragraph" style:parent-style-name="Standard">
      <style:text-properties fo:language="ru" fo:country="RU" fo:font-style="normal" officeooo:rsid="0189c69e" officeooo:paragraph-rsid="0189e394" style:font-style-asian="normal" style:font-style-complex="normal"/>
    </style:style>
    <style:style style:name="P71" style:family="paragraph" style:parent-style-name="Standard">
      <style:text-properties fo:language="ru" fo:country="RU" fo:font-style="normal" officeooo:rsid="0189c69e" officeooo:paragraph-rsid="018b7f8e" style:font-style-asian="normal" style:font-style-complex="normal"/>
    </style:style>
    <style:style style:name="P72" style:family="paragraph" style:parent-style-name="Standard">
      <style:text-properties fo:language="ru" fo:country="RU" fo:font-style="normal" officeooo:rsid="0197e3c7" officeooo:paragraph-rsid="0197e3c7" style:font-style-asian="normal" style:font-style-complex="normal"/>
    </style:style>
    <style:style style:name="P73" style:family="paragraph" style:parent-style-name="Standard">
      <style:text-properties fo:language="ru" fo:country="RU" fo:font-style="normal" officeooo:rsid="01987dfa" officeooo:paragraph-rsid="01987dfa" style:font-style-asian="normal" style:font-style-complex="normal"/>
    </style:style>
    <style:style style:name="P74" style:family="paragraph" style:parent-style-name="Standard">
      <style:text-properties fo:language="ru" fo:country="RU" fo:font-style="normal" officeooo:rsid="01996503" officeooo:paragraph-rsid="01996503" style:font-style-asian="normal" style:font-style-complex="normal"/>
    </style:style>
    <style:style style:name="P75" style:family="paragraph" style:parent-style-name="Standard">
      <style:text-properties fo:language="ru" fo:country="RU" fo:font-style="normal" officeooo:rsid="01996503" officeooo:paragraph-rsid="019d1ad0" style:font-style-asian="normal" style:font-style-complex="normal"/>
    </style:style>
    <style:style style:name="P76" style:family="paragraph" style:parent-style-name="Standard">
      <style:text-properties fo:language="ru" fo:country="RU" fo:font-style="normal" officeooo:rsid="019e92a6" officeooo:paragraph-rsid="019e92a6" style:font-style-asian="normal" style:font-style-complex="normal"/>
    </style:style>
    <style:style style:name="P77" style:family="paragraph" style:parent-style-name="Standard">
      <style:text-properties fo:language="ru" fo:country="RU" fo:font-style="normal" officeooo:rsid="019e92a6" officeooo:paragraph-rsid="019f95f7" style:font-style-asian="normal" style:font-style-complex="normal"/>
    </style:style>
    <style:style style:name="P78" style:family="paragraph" style:parent-style-name="Standard">
      <style:text-properties fo:language="ru" fo:country="RU" fo:font-style="normal" officeooo:rsid="019f95f7" officeooo:paragraph-rsid="019f95f7" style:font-style-asian="normal" style:font-style-complex="normal"/>
    </style:style>
    <style:style style:name="P79" style:family="paragraph" style:parent-style-name="Standard">
      <style:text-properties fo:language="ru" fo:country="RU" fo:font-style="normal" officeooo:rsid="01a069fd" officeooo:paragraph-rsid="01a069fd" style:font-style-asian="normal" style:font-style-complex="normal"/>
    </style:style>
    <style:style style:name="P80" style:family="paragraph" style:parent-style-name="Standard">
      <style:text-properties fo:language="ru" fo:country="RU" fo:font-style="normal" officeooo:rsid="01a7d4a5" officeooo:paragraph-rsid="01a7d4a5" style:font-style-asian="normal" style:font-style-complex="normal"/>
    </style:style>
    <style:style style:name="P81" style:family="paragraph" style:parent-style-name="Standard">
      <style:text-properties fo:language="ru" fo:country="RU" fo:font-style="normal" officeooo:rsid="01aa8f82" officeooo:paragraph-rsid="01ab7c41" style:font-style-asian="normal" style:font-style-complex="normal"/>
    </style:style>
    <style:style style:name="P82" style:family="paragraph" style:parent-style-name="Standard">
      <style:text-properties fo:language="ru" fo:country="RU" fo:font-style="normal" officeooo:rsid="01ac386d" officeooo:paragraph-rsid="01b06fb7" style:font-style-asian="normal" style:font-style-complex="normal"/>
    </style:style>
    <style:style style:name="P83" style:family="paragraph" style:parent-style-name="Standard">
      <style:text-properties fo:language="ru" fo:country="RU" fo:font-style="normal" officeooo:rsid="01ad5bc2" officeooo:paragraph-rsid="01ad5bc2" style:font-style-asian="normal" style:font-style-complex="normal"/>
    </style:style>
    <style:style style:name="P84" style:family="paragraph" style:parent-style-name="Standard">
      <style:text-properties fo:language="ru" fo:country="RU" fo:font-style="normal" officeooo:rsid="01ad5bc2" officeooo:paragraph-rsid="01add0ae" style:font-style-asian="normal" style:font-style-complex="normal"/>
    </style:style>
    <style:style style:name="P85" style:family="paragraph" style:parent-style-name="Standard">
      <style:text-properties fo:language="ru" fo:country="RU" fo:font-style="normal" officeooo:rsid="01bb7930" officeooo:paragraph-rsid="01bbae20" style:font-style-asian="normal" style:font-style-complex="normal"/>
    </style:style>
    <style:style style:name="P86" style:family="paragraph" style:parent-style-name="Standard">
      <style:text-properties fo:language="ru" fo:country="RU" fo:font-style="normal" officeooo:rsid="01bd3ba6" officeooo:paragraph-rsid="01c20b37" style:font-style-asian="normal" style:font-style-complex="normal"/>
    </style:style>
    <style:style style:name="P87" style:family="paragraph" style:parent-style-name="Standard">
      <style:text-properties fo:language="ru" fo:country="RU" fo:font-style="normal" officeooo:rsid="01bd3ba6" officeooo:paragraph-rsid="01c48934" style:font-style-asian="normal" style:font-style-complex="normal"/>
    </style:style>
    <style:style style:name="P88" style:family="paragraph" style:parent-style-name="Standard">
      <style:text-properties fo:language="ru" fo:country="RU" fo:font-style="normal" officeooo:rsid="01bd3ba6" officeooo:paragraph-rsid="01c614ce" style:font-style-asian="normal" style:font-style-complex="normal"/>
    </style:style>
    <style:style style:name="P89" style:family="paragraph" style:parent-style-name="Standard">
      <style:text-properties fo:language="ru" fo:country="RU" fo:font-style="normal" officeooo:rsid="01bd3ba6" officeooo:paragraph-rsid="01cf215b" style:font-style-asian="normal" style:font-style-complex="normal"/>
    </style:style>
    <style:style style:name="P90" style:family="paragraph" style:parent-style-name="Standard">
      <style:text-properties fo:language="ru" fo:country="RU" fo:font-style="normal" officeooo:rsid="01bd3ba6" officeooo:paragraph-rsid="01da395c" style:font-style-asian="normal" style:font-style-complex="normal"/>
    </style:style>
    <style:style style:name="P91" style:family="paragraph" style:parent-style-name="Standard">
      <style:text-properties fo:language="ru" fo:country="RU" fo:font-style="normal" officeooo:rsid="01bd3ba6" officeooo:paragraph-rsid="01db3a9b" style:font-style-asian="normal" style:font-style-complex="normal"/>
    </style:style>
    <style:style style:name="P92" style:family="paragraph" style:parent-style-name="Standard">
      <style:text-properties fo:language="ru" fo:country="RU" fo:font-style="normal" officeooo:rsid="01c48934" officeooo:paragraph-rsid="01c48934" style:font-style-asian="normal" style:font-style-complex="normal"/>
    </style:style>
    <style:style style:name="P93" style:family="paragraph" style:parent-style-name="Standard">
      <style:text-properties fo:language="ru" fo:country="RU" fo:font-style="normal" officeooo:rsid="01ab7c41" officeooo:paragraph-rsid="01ab7c41" style:font-style-asian="normal" style:font-style-complex="normal"/>
    </style:style>
    <style:style style:name="P94" style:family="paragraph" style:parent-style-name="Standard">
      <style:text-properties fo:language="ru" fo:country="RU" fo:font-style="normal" officeooo:rsid="01bf0653" officeooo:paragraph-rsid="01c20b37" style:font-style-asian="normal" style:font-style-complex="normal"/>
    </style:style>
    <style:style style:name="P95" style:family="paragraph" style:parent-style-name="Standard">
      <style:text-properties fo:language="ru" fo:country="RU" fo:font-style="normal" officeooo:rsid="01bf0653" officeooo:paragraph-rsid="01c48934" style:font-style-asian="normal" style:font-style-complex="normal"/>
    </style:style>
    <style:style style:name="P96" style:family="paragraph" style:parent-style-name="Standard">
      <style:text-properties fo:language="ru" fo:country="RU" fo:font-style="normal" officeooo:rsid="01bf0653" officeooo:paragraph-rsid="01d8b304" style:font-style-asian="normal" style:font-style-complex="normal"/>
    </style:style>
    <style:style style:name="P97" style:family="paragraph" style:parent-style-name="Standard">
      <style:text-properties fo:language="ru" fo:country="RU" fo:font-style="normal" officeooo:rsid="01bf0653" officeooo:paragraph-rsid="01d91e94" style:font-style-asian="normal" style:font-style-complex="normal"/>
    </style:style>
    <style:style style:name="P98" style:family="paragraph" style:parent-style-name="Standard">
      <style:text-properties fo:language="ru" fo:country="RU" fo:font-style="normal" officeooo:rsid="01bf0653" officeooo:paragraph-rsid="01da395c" style:font-style-asian="normal" style:font-style-complex="normal"/>
    </style:style>
    <style:style style:name="P99" style:family="paragraph" style:parent-style-name="Standard">
      <style:text-properties fo:language="ru" fo:country="RU" fo:font-style="normal" officeooo:rsid="01bf0653" officeooo:paragraph-rsid="01db697d" style:font-style-asian="normal" style:font-style-complex="normal"/>
    </style:style>
    <style:style style:name="P100" style:family="paragraph" style:parent-style-name="Standard">
      <style:text-properties fo:language="ru" fo:country="RU" fo:font-style="normal" officeooo:rsid="01bf0653" officeooo:paragraph-rsid="01e0ab2c" style:font-style-asian="normal" style:font-style-complex="normal"/>
    </style:style>
    <style:style style:name="P101" style:family="paragraph" style:parent-style-name="Standard">
      <style:text-properties fo:language="ru" fo:country="RU" fo:font-style="normal" officeooo:rsid="01bf0653" officeooo:paragraph-rsid="01e6efc0" style:font-style-asian="normal" style:font-style-complex="normal"/>
    </style:style>
    <style:style style:name="P102" style:family="paragraph" style:parent-style-name="Standard">
      <style:text-properties fo:language="ru" fo:country="RU" fo:font-style="normal" officeooo:rsid="01bf0653" officeooo:paragraph-rsid="01e7243a" style:font-style-asian="normal" style:font-style-complex="normal"/>
    </style:style>
    <style:style style:name="P103" style:family="paragraph" style:parent-style-name="Standard">
      <style:text-properties fo:language="ru" fo:country="RU" fo:font-style="normal" officeooo:rsid="01bf0653" officeooo:paragraph-rsid="01ef2402" style:font-style-asian="normal" style:font-style-complex="normal"/>
    </style:style>
    <style:style style:name="P104" style:family="paragraph" style:parent-style-name="Standard">
      <style:text-properties fo:language="ru" fo:country="RU" fo:font-style="normal" officeooo:rsid="01bf0653" officeooo:paragraph-rsid="01ef452b" style:font-style-asian="normal" style:font-style-complex="normal"/>
    </style:style>
    <style:style style:name="P105" style:family="paragraph" style:parent-style-name="Standard">
      <style:text-properties fo:language="ru" fo:country="RU" fo:font-style="normal" officeooo:rsid="01bf0653" officeooo:paragraph-rsid="01f036a0" style:font-style-asian="normal" style:font-style-complex="normal"/>
    </style:style>
    <style:style style:name="P106" style:family="paragraph" style:parent-style-name="Standard">
      <style:text-properties fo:language="ru" fo:country="RU" fo:font-style="normal" officeooo:rsid="01bf0653" officeooo:paragraph-rsid="01f0ea24" style:font-style-asian="normal" style:font-style-complex="normal"/>
    </style:style>
    <style:style style:name="P107" style:family="paragraph" style:parent-style-name="Standard">
      <style:text-properties fo:language="ru" fo:country="RU" fo:font-style="normal" officeooo:rsid="01bf0653" officeooo:paragraph-rsid="01f23090" style:font-style-asian="normal" style:font-style-complex="normal"/>
    </style:style>
    <style:style style:name="P108" style:family="paragraph" style:parent-style-name="Standard">
      <style:text-properties fo:language="ru" fo:country="RU" fo:font-style="normal" officeooo:rsid="01ced853" officeooo:paragraph-rsid="01ced853" style:font-style-asian="normal" style:font-style-complex="normal"/>
    </style:style>
    <style:style style:name="P109" style:family="paragraph" style:parent-style-name="Standard">
      <style:text-properties fo:language="ru" fo:country="RU" fo:font-style="normal" officeooo:rsid="01d14342" officeooo:paragraph-rsid="01d14342" style:font-style-asian="normal" style:font-style-complex="normal"/>
    </style:style>
    <style:style style:name="P110" style:family="paragraph" style:parent-style-name="Standard">
      <style:text-properties fo:language="ru" fo:country="RU" fo:font-style="normal" officeooo:rsid="01d31e91" officeooo:paragraph-rsid="01d31e91" style:font-style-asian="normal" style:font-style-complex="normal"/>
    </style:style>
    <style:style style:name="P111" style:family="paragraph" style:parent-style-name="Standard">
      <style:text-properties fo:language="ru" fo:country="RU" fo:font-style="normal" officeooo:rsid="01d323cd" officeooo:paragraph-rsid="01d323cd" style:font-style-asian="normal" style:font-style-complex="normal"/>
    </style:style>
    <style:style style:name="P112" style:family="paragraph" style:parent-style-name="Standard">
      <style:text-properties fo:language="ru" fo:country="RU" fo:font-style="normal" officeooo:rsid="01d6f549" officeooo:paragraph-rsid="01d6f549" style:font-style-asian="normal" style:font-style-complex="normal"/>
    </style:style>
    <style:style style:name="P113" style:family="paragraph" style:parent-style-name="Standard">
      <style:text-properties fo:language="ru" fo:country="RU" fo:font-style="normal" officeooo:rsid="01e0ab2c" officeooo:paragraph-rsid="01e0ab2c" style:font-style-asian="normal" style:font-style-complex="normal"/>
    </style:style>
    <style:style style:name="P114" style:family="paragraph" style:parent-style-name="Standard">
      <style:text-properties fo:language="ru" fo:country="RU" fo:font-style="normal" officeooo:rsid="01e2b316" officeooo:paragraph-rsid="01e2b316" style:font-style-asian="normal" style:font-style-complex="normal"/>
    </style:style>
    <style:style style:name="P115" style:family="paragraph" style:parent-style-name="Standard">
      <style:text-properties fo:language="ru" fo:country="RU" fo:font-style="normal" officeooo:rsid="01e30eb0" officeooo:paragraph-rsid="01e62873" style:font-style-asian="normal" style:font-style-complex="normal"/>
    </style:style>
    <style:style style:name="P116" style:family="paragraph" style:parent-style-name="Standard">
      <style:text-properties fo:language="ru" fo:country="RU" fo:font-style="normal" officeooo:rsid="01e6efc0" officeooo:paragraph-rsid="01e6efc0" style:font-style-asian="normal" style:font-style-complex="normal"/>
    </style:style>
    <style:style style:name="P117" style:family="paragraph" style:parent-style-name="Standard">
      <style:text-properties fo:language="ru" fo:country="RU" fo:font-style="normal" officeooo:rsid="01e76270" officeooo:paragraph-rsid="01e76270" style:font-style-asian="normal" style:font-style-complex="normal"/>
    </style:style>
    <style:style style:name="P118" style:family="paragraph" style:parent-style-name="Standard">
      <style:text-properties fo:language="ru" fo:country="RU" fo:font-style="normal" officeooo:rsid="01eb9b72" officeooo:paragraph-rsid="01ebffad" style:font-style-asian="normal" style:font-style-complex="normal"/>
    </style:style>
    <style:style style:name="P119" style:family="paragraph" style:parent-style-name="Standard">
      <style:text-properties fo:language="ru" fo:country="RU" fo:font-style="normal" officeooo:rsid="01f230d3" officeooo:paragraph-rsid="01f230d3" style:font-style-asian="normal" style:font-style-complex="normal"/>
    </style:style>
    <style:style style:name="P120" style:family="paragraph" style:parent-style-name="Standard">
      <style:text-properties fo:language="ru" fo:country="RU" fo:font-style="normal" officeooo:rsid="01f3b9e3" officeooo:paragraph-rsid="01f3b9e3" style:font-style-asian="normal" style:font-style-complex="normal"/>
    </style:style>
    <style:style style:name="P121" style:family="paragraph" style:parent-style-name="Standard">
      <style:text-properties fo:language="ru" fo:country="RU" fo:font-style="normal" officeooo:rsid="01f8026f" officeooo:paragraph-rsid="01fbdb3d" style:font-style-asian="normal" style:font-style-complex="normal"/>
    </style:style>
    <style:style style:name="P122" style:family="paragraph" style:parent-style-name="Standard">
      <style:text-properties fo:language="ru" fo:country="RU" fo:font-style="normal" officeooo:rsid="01fe6674" officeooo:paragraph-rsid="01fe6674" style:font-style-asian="normal" style:font-style-complex="normal"/>
    </style:style>
    <style:style style:name="P123" style:family="paragraph" style:parent-style-name="Standard">
      <style:text-properties fo:language="ru" fo:country="RU" fo:font-style="normal" officeooo:rsid="02006a09" officeooo:paragraph-rsid="0201c564" style:font-style-asian="normal" style:font-style-complex="normal"/>
    </style:style>
    <style:style style:name="P124" style:family="paragraph" style:parent-style-name="Standard">
      <style:text-properties fo:language="ru" fo:country="RU" fo:font-style="normal" officeooo:rsid="0202705b" officeooo:paragraph-rsid="0202705b" style:font-style-asian="normal" style:font-style-complex="normal"/>
    </style:style>
    <style:style style:name="P125" style:family="paragraph" style:parent-style-name="Standard">
      <style:text-properties fo:language="ru" fo:country="RU" fo:font-style="normal" officeooo:rsid="020293e3" officeooo:paragraph-rsid="0204577f" style:font-style-asian="normal" style:font-style-complex="normal"/>
    </style:style>
    <style:style style:name="P126" style:family="paragraph" style:parent-style-name="Standard">
      <style:text-properties fo:language="ru" fo:country="RU" fo:font-style="normal" officeooo:rsid="0204ae7a" officeooo:paragraph-rsid="020afb0f" style:font-style-asian="normal" style:font-style-complex="normal"/>
    </style:style>
    <style:style style:name="P127" style:family="paragraph" style:parent-style-name="Standard">
      <style:text-properties fo:language="ru" fo:country="RU" fo:font-style="normal" officeooo:rsid="020b3b0f" officeooo:paragraph-rsid="020b3b0f" style:font-style-asian="normal" style:font-style-complex="normal"/>
    </style:style>
    <style:style style:name="P128" style:family="paragraph" style:parent-style-name="Standard">
      <style:text-properties fo:language="ru" fo:country="RU" fo:font-style="normal" officeooo:rsid="0210141e" officeooo:paragraph-rsid="02114a32" style:font-style-asian="normal" style:font-style-complex="normal"/>
    </style:style>
    <style:style style:name="P129" style:family="paragraph" style:parent-style-name="Standard">
      <style:text-properties fo:language="ru" fo:country="RU" fo:font-style="normal" officeooo:rsid="0210141e" officeooo:paragraph-rsid="0212b4d1" style:font-style-asian="normal" style:font-style-complex="normal"/>
    </style:style>
    <style:style style:name="P130" style:family="paragraph" style:parent-style-name="Standard">
      <style:text-properties fo:language="ru" fo:country="RU" fo:font-style="normal" officeooo:rsid="02134ca7" officeooo:paragraph-rsid="02134ca7" style:font-style-asian="normal" style:font-style-complex="normal"/>
    </style:style>
    <style:style style:name="P131" style:family="paragraph" style:parent-style-name="Standard">
      <style:text-properties fo:language="ru" fo:country="RU" fo:font-style="normal" officeooo:rsid="01fd24bf" officeooo:paragraph-rsid="01fbdb3d" style:font-style-asian="normal" style:font-style-complex="normal"/>
    </style:style>
    <style:style style:name="P132" style:family="paragraph" style:parent-style-name="Standard">
      <style:text-properties fo:language="ru" fo:country="RU" fo:font-style="normal" officeooo:rsid="02129022" officeooo:paragraph-rsid="0212b4d1" style:font-style-asian="normal" style:font-style-complex="normal"/>
    </style:style>
    <style:style style:name="P133" style:family="paragraph" style:parent-style-name="Standard">
      <style:text-properties fo:language="ru" fo:country="RU" fo:font-style="normal" officeooo:rsid="02153241" officeooo:paragraph-rsid="02153241" style:font-style-asian="normal" style:font-style-complex="normal"/>
    </style:style>
    <style:style style:name="P134" style:family="paragraph" style:parent-style-name="Standard">
      <style:text-properties fo:language="ru" fo:country="RU" fo:font-style="normal" officeooo:rsid="02202f9b" officeooo:paragraph-rsid="02202f9b" style:font-style-asian="normal" style:font-style-complex="normal"/>
    </style:style>
    <style:style style:name="P135" style:family="paragraph" style:parent-style-name="Standard">
      <style:text-properties fo:language="ru" fo:country="RU" fo:font-style="normal" officeooo:rsid="0224b132" officeooo:paragraph-rsid="0224b132" style:font-style-asian="normal" style:font-style-complex="normal"/>
    </style:style>
    <style:style style:name="P136" style:family="paragraph" style:parent-style-name="Standard">
      <style:text-properties fo:language="ru" fo:country="RU" fo:font-style="normal" officeooo:rsid="0224b132" officeooo:paragraph-rsid="0225be5e" style:font-style-asian="normal" style:font-style-complex="normal"/>
    </style:style>
    <style:style style:name="P137" style:family="paragraph" style:parent-style-name="Standard">
      <style:text-properties fo:language="ru" fo:country="RU" fo:font-style="normal" officeooo:rsid="0224b132" officeooo:paragraph-rsid="0227d0c5" style:font-style-asian="normal" style:font-style-complex="normal"/>
    </style:style>
    <style:style style:name="P138" style:family="paragraph" style:parent-style-name="Standard">
      <style:text-properties fo:language="ru" fo:country="RU" fo:font-style="normal" officeooo:rsid="0224b132" officeooo:paragraph-rsid="022927b8" style:font-style-asian="normal" style:font-style-complex="normal"/>
    </style:style>
    <style:style style:name="P139" style:family="paragraph" style:parent-style-name="Standard">
      <style:text-properties fo:language="ru" fo:country="RU" fo:font-style="normal" officeooo:rsid="0225be5e" officeooo:paragraph-rsid="0226f4ce" style:font-style-asian="normal" style:font-style-complex="normal"/>
    </style:style>
    <style:style style:name="P140" style:family="paragraph" style:parent-style-name="Standard">
      <style:text-properties fo:language="ru" fo:country="RU" fo:font-style="normal" officeooo:rsid="0226f4ce" officeooo:paragraph-rsid="0226f4ce" style:font-style-asian="normal" style:font-style-complex="normal"/>
    </style:style>
    <style:style style:name="P141" style:family="paragraph" style:parent-style-name="Standard">
      <style:text-properties fo:language="ru" fo:country="RU" fo:font-style="normal" officeooo:rsid="022a67fd" officeooo:paragraph-rsid="022ad238" style:font-style-asian="normal" style:font-style-complex="normal"/>
    </style:style>
    <style:style style:name="P142" style:family="paragraph" style:parent-style-name="Standard">
      <style:text-properties fo:language="ru" fo:country="RU" fo:font-style="normal" officeooo:rsid="022c3beb" officeooo:paragraph-rsid="022e36ff" style:font-style-asian="normal" style:font-style-complex="normal"/>
    </style:style>
    <style:style style:name="P143" style:family="paragraph" style:parent-style-name="Standard">
      <style:text-properties fo:language="ru" fo:country="RU" fo:font-style="normal" officeooo:rsid="023171b8" officeooo:paragraph-rsid="023171b8" style:font-style-asian="normal" style:font-style-complex="normal"/>
    </style:style>
    <style:style style:name="P144" style:family="paragraph" style:parent-style-name="Standard">
      <style:text-properties fo:language="ru" fo:country="RU" fo:font-style="normal" officeooo:rsid="023171b8" officeooo:paragraph-rsid="0231b24c" style:font-style-asian="normal" style:font-style-complex="normal"/>
    </style:style>
    <style:style style:name="P145" style:family="paragraph" style:parent-style-name="Standard">
      <style:text-properties fo:language="ru" fo:country="RU" fo:font-style="normal" officeooo:rsid="023171b8" officeooo:paragraph-rsid="02334ceb" style:font-style-asian="normal" style:font-style-complex="normal"/>
    </style:style>
    <style:style style:name="P146" style:family="paragraph" style:parent-style-name="Standard">
      <style:text-properties fo:language="ru" fo:country="RU" fo:font-style="normal" officeooo:rsid="023171b8" officeooo:paragraph-rsid="02343bde" style:font-style-asian="normal" style:font-style-complex="normal"/>
    </style:style>
    <style:style style:name="P147" style:family="paragraph" style:parent-style-name="Standard">
      <style:text-properties fo:language="ru" fo:country="RU" fo:font-style="normal" officeooo:rsid="023171b8" officeooo:paragraph-rsid="02371e3c" style:font-style-asian="normal" style:font-style-complex="normal"/>
    </style:style>
    <style:style style:name="P148" style:family="paragraph" style:parent-style-name="Standard">
      <style:text-properties fo:language="ru" fo:country="RU" fo:font-style="normal" officeooo:rsid="023171b8" officeooo:paragraph-rsid="02387068" style:font-style-asian="normal" style:font-style-complex="normal"/>
    </style:style>
    <style:style style:name="P149" style:family="paragraph" style:parent-style-name="Standard">
      <style:text-properties fo:language="ru" fo:country="RU" fo:font-style="normal" officeooo:rsid="023171b8" officeooo:paragraph-rsid="023f9a96" style:font-style-asian="normal" style:font-style-complex="normal"/>
    </style:style>
    <style:style style:name="P150" style:family="paragraph" style:parent-style-name="Standard">
      <style:text-properties fo:language="ru" fo:country="RU" fo:font-style="normal" officeooo:rsid="023171b8" officeooo:paragraph-rsid="023fb3ee" style:font-style-asian="normal" style:font-style-complex="normal"/>
    </style:style>
    <style:style style:name="P151" style:family="paragraph" style:parent-style-name="Standard">
      <style:text-properties fo:language="ru" fo:country="RU" fo:font-style="normal" officeooo:rsid="0231b24c" officeooo:paragraph-rsid="0231b24c" style:font-style-asian="normal" style:font-style-complex="normal"/>
    </style:style>
    <style:style style:name="P152" style:family="paragraph" style:parent-style-name="Standard">
      <style:text-properties fo:language="ru" fo:country="RU" fo:font-style="normal" officeooo:rsid="02334ceb" officeooo:paragraph-rsid="02334ceb" style:font-style-asian="normal" style:font-style-complex="normal"/>
    </style:style>
    <style:style style:name="P153" style:family="paragraph" style:parent-style-name="Standard">
      <style:text-properties fo:language="ru" fo:country="RU" fo:font-style="normal" officeooo:rsid="02343bde" officeooo:paragraph-rsid="02343bde" style:font-style-asian="normal" style:font-style-complex="normal"/>
    </style:style>
    <style:style style:name="P154" style:family="paragraph" style:parent-style-name="Standard">
      <style:text-properties fo:language="ru" fo:country="RU" fo:font-style="normal" officeooo:rsid="02371e3c" officeooo:paragraph-rsid="02371e3c" style:font-style-asian="normal" style:font-style-complex="normal"/>
    </style:style>
    <style:style style:name="P155" style:family="paragraph" style:parent-style-name="Standard">
      <style:text-properties fo:language="ru" fo:country="RU" fo:font-style="normal" officeooo:rsid="02387068" officeooo:paragraph-rsid="023a462d" style:font-style-asian="normal" style:font-style-complex="normal"/>
    </style:style>
    <style:style style:name="P156" style:family="paragraph" style:parent-style-name="Standard">
      <style:text-properties fo:language="ru" fo:country="RU" fo:font-style="normal" officeooo:rsid="023b599d" officeooo:paragraph-rsid="023b599d" style:font-style-asian="normal" style:font-style-complex="normal"/>
    </style:style>
    <style:style style:name="P157" style:family="paragraph" style:parent-style-name="Standard">
      <style:text-properties fo:language="ru" fo:country="RU" fo:font-style="normal" officeooo:rsid="023e6ff9" officeooo:paragraph-rsid="023e6ff9" style:font-style-asian="normal" style:font-style-complex="normal"/>
    </style:style>
    <style:style style:name="P158" style:family="paragraph" style:parent-style-name="Standard">
      <style:text-properties fo:language="ru" fo:country="RU" fo:font-style="normal" officeooo:rsid="023e6ff9" officeooo:paragraph-rsid="024a992d" style:font-style-asian="normal" style:font-style-complex="normal"/>
    </style:style>
    <style:style style:name="P159" style:family="paragraph" style:parent-style-name="Standard">
      <style:text-properties fo:language="ru" fo:country="RU" fo:font-style="normal" officeooo:rsid="023f9a96" officeooo:paragraph-rsid="023f9a96" style:font-style-asian="normal" style:font-style-complex="normal"/>
    </style:style>
    <style:style style:name="P160" style:family="paragraph" style:parent-style-name="Standard">
      <style:text-properties fo:language="ru" fo:country="RU" fo:font-style="normal" officeooo:rsid="023fb3ee" officeooo:paragraph-rsid="023fb3ee" style:font-style-asian="normal" style:font-style-complex="normal"/>
    </style:style>
    <style:style style:name="P161" style:family="paragraph" style:parent-style-name="Standard">
      <style:text-properties fo:language="ru" fo:country="RU" fo:font-style="normal" officeooo:rsid="02406e55" officeooo:paragraph-rsid="02406e55" style:font-style-asian="normal" style:font-style-complex="normal"/>
    </style:style>
    <style:style style:name="P162" style:family="paragraph" style:parent-style-name="Standard">
      <style:text-properties fo:language="ru" fo:country="RU" fo:font-style="normal" officeooo:rsid="02423a70" officeooo:paragraph-rsid="02423a70" style:font-style-asian="normal" style:font-style-complex="normal"/>
    </style:style>
    <style:style style:name="P163" style:family="paragraph" style:parent-style-name="Standard">
      <style:text-properties fo:language="ru" fo:country="RU" fo:font-style="normal" officeooo:rsid="024580d4" officeooo:paragraph-rsid="02466825" style:font-style-asian="normal" style:font-style-complex="normal"/>
    </style:style>
    <style:style style:name="P164" style:family="paragraph" style:parent-style-name="Standard">
      <style:text-properties fo:language="ru" fo:country="RU" fo:font-style="normal" officeooo:rsid="02498964" officeooo:paragraph-rsid="0249ff24" style:font-style-asian="normal" style:font-style-complex="normal"/>
    </style:style>
    <style:style style:name="P165" style:family="paragraph" style:parent-style-name="Standard">
      <style:text-properties fo:language="ru" fo:country="RU" fo:font-style="normal" officeooo:rsid="024c6334" officeooo:paragraph-rsid="024c6334" style:font-style-asian="normal" style:font-style-complex="normal"/>
    </style:style>
    <style:style style:name="P166" style:family="paragraph" style:parent-style-name="Standard">
      <style:text-properties fo:language="ru" fo:country="RU" fo:font-style="normal" officeooo:rsid="024fe5a5" officeooo:paragraph-rsid="024fe5a5" style:font-style-asian="normal" style:font-style-complex="normal"/>
    </style:style>
    <style:style style:name="P167" style:family="paragraph" style:parent-style-name="Standard">
      <style:text-properties fo:language="ru" fo:country="RU" fo:font-style="normal" officeooo:rsid="02508050" officeooo:paragraph-rsid="02508050" style:font-style-asian="normal" style:font-style-complex="normal"/>
    </style:style>
    <style:style style:name="P168" style:family="paragraph" style:parent-style-name="Standard">
      <style:text-properties fo:language="ru" fo:country="RU" fo:font-style="normal" officeooo:rsid="0252aae2" officeooo:paragraph-rsid="0252aae2" style:font-style-asian="normal" style:font-style-complex="normal"/>
    </style:style>
    <style:style style:name="P169" style:family="paragraph" style:parent-style-name="Standard">
      <style:text-properties fo:language="ru" fo:country="RU" fo:font-style="normal" officeooo:rsid="02536e03" officeooo:paragraph-rsid="02561def" style:font-style-asian="normal" style:font-style-complex="normal"/>
    </style:style>
    <style:style style:name="P170" style:family="paragraph" style:parent-style-name="Standard">
      <style:text-properties fo:language="ru" fo:country="RU" fo:font-style="normal" officeooo:rsid="02595af3" officeooo:paragraph-rsid="025a9308" style:font-style-asian="normal" style:font-style-complex="normal"/>
    </style:style>
    <style:style style:name="P171" style:family="paragraph" style:parent-style-name="Standard">
      <style:text-properties fo:language="ru" fo:country="RU" fo:font-style="normal" officeooo:rsid="02595af3" officeooo:paragraph-rsid="025c6f68" style:font-style-asian="normal" style:font-style-complex="normal"/>
    </style:style>
    <style:style style:name="P172" style:family="paragraph" style:parent-style-name="Standard">
      <style:text-properties fo:language="ru" fo:country="RU" fo:font-style="normal" officeooo:rsid="02595af3" officeooo:paragraph-rsid="025e6a9b" style:font-style-asian="normal" style:font-style-complex="normal"/>
    </style:style>
    <style:style style:name="P173" style:family="paragraph" style:parent-style-name="Standard">
      <style:text-properties fo:language="ru" fo:country="RU" fo:font-style="normal" officeooo:rsid="02595af3" officeooo:paragraph-rsid="025f653e" style:font-style-asian="normal" style:font-style-complex="normal"/>
    </style:style>
    <style:style style:name="P174" style:family="paragraph" style:parent-style-name="Standard">
      <style:text-properties fo:language="ru" fo:country="RU" fo:font-style="normal" officeooo:rsid="02595af3" officeooo:paragraph-rsid="0261823d" style:font-style-asian="normal" style:font-style-complex="normal"/>
    </style:style>
    <style:style style:name="P175" style:family="paragraph" style:parent-style-name="Standard">
      <style:text-properties fo:language="ru" fo:country="RU" fo:font-style="normal" officeooo:rsid="025e6a9b" officeooo:paragraph-rsid="025e6a9b" style:font-style-asian="normal" style:font-style-complex="normal"/>
    </style:style>
    <style:style style:name="P176" style:family="paragraph" style:parent-style-name="Standard">
      <style:text-properties fo:language="ru" fo:country="RU" fo:font-style="normal" officeooo:rsid="025f653e" officeooo:paragraph-rsid="025f653e" style:font-style-asian="normal" style:font-style-complex="normal"/>
    </style:style>
    <style:style style:name="P177" style:family="paragraph" style:parent-style-name="Standard">
      <style:text-properties fo:language="ru" fo:country="RU" fo:font-style="normal" officeooo:rsid="02624f3c" officeooo:paragraph-rsid="02664178" style:font-style-asian="normal" style:font-style-complex="normal"/>
    </style:style>
    <style:style style:name="P178" style:family="paragraph" style:parent-style-name="Standard">
      <style:text-properties fo:language="ru" fo:country="RU" fo:font-style="normal" officeooo:rsid="026a6d80" officeooo:paragraph-rsid="026bfc72" style:font-style-asian="normal" style:font-style-complex="normal"/>
    </style:style>
    <style:style style:name="P179" style:family="paragraph" style:parent-style-name="Standard">
      <style:text-properties fo:language="ru" fo:country="RU" fo:font-style="normal" officeooo:rsid="026c6c18" officeooo:paragraph-rsid="026c6c18" style:font-style-asian="normal" style:font-style-complex="normal"/>
    </style:style>
    <style:style style:name="P180" style:family="paragraph" style:parent-style-name="Standard">
      <style:text-properties fo:language="ru" fo:country="RU" fo:font-style="normal" officeooo:rsid="026cfa1a" officeooo:paragraph-rsid="026cfa1a" style:font-style-asian="normal" style:font-style-complex="normal"/>
    </style:style>
    <style:style style:name="P181" style:family="paragraph" style:parent-style-name="Standard">
      <style:text-properties fo:language="ru" fo:country="RU" fo:font-style="normal" officeooo:rsid="026cfa1a" officeooo:paragraph-rsid="026f1e6b" style:font-style-asian="normal" style:font-style-complex="normal"/>
    </style:style>
    <style:style style:name="P182" style:family="paragraph" style:parent-style-name="Standard">
      <style:text-properties fo:language="ru" fo:country="RU" fo:font-style="normal" officeooo:rsid="026f6fcf" officeooo:paragraph-rsid="026f6fcf" style:font-style-asian="normal" style:font-style-complex="normal"/>
    </style:style>
    <style:style style:name="P183" style:family="paragraph" style:parent-style-name="Standard">
      <style:text-properties fo:language="ru" fo:country="RU" fo:font-style="normal" officeooo:rsid="02705c20" officeooo:paragraph-rsid="02705c20" style:font-style-asian="normal" style:font-style-complex="normal"/>
    </style:style>
    <style:style style:name="P184" style:family="paragraph" style:parent-style-name="Standard">
      <style:text-properties fo:language="ru" fo:country="RU" fo:font-style="normal" officeooo:rsid="026387cf" officeooo:paragraph-rsid="0266ee85" style:font-style-asian="normal" style:font-style-complex="normal"/>
    </style:style>
    <style:style style:name="P185" style:family="paragraph" style:parent-style-name="Standard">
      <style:text-properties fo:language="ru" fo:country="RU" fo:font-style="normal" officeooo:rsid="026387cf" officeooo:paragraph-rsid="026886b6" style:font-style-asian="normal" style:font-style-complex="normal"/>
    </style:style>
    <style:style style:name="P186" style:family="paragraph" style:parent-style-name="Standard">
      <style:text-properties fo:language="ru" fo:country="RU" fo:font-style="normal" officeooo:rsid="026387cf" officeooo:paragraph-rsid="0269b1b2" style:font-style-asian="normal" style:font-style-complex="normal"/>
    </style:style>
    <style:style style:name="P187" style:family="paragraph" style:parent-style-name="Standard">
      <style:text-properties fo:language="ru" fo:country="RU" fo:font-style="normal" officeooo:rsid="026387cf" officeooo:paragraph-rsid="026bfc72" style:font-style-asian="normal" style:font-style-complex="normal"/>
    </style:style>
    <style:style style:name="P188" style:family="paragraph" style:parent-style-name="Standard">
      <style:text-properties fo:language="ru" fo:country="RU" fo:font-style="normal" officeooo:rsid="026387cf" officeooo:paragraph-rsid="026c00a9" style:font-style-asian="normal" style:font-style-complex="normal"/>
    </style:style>
    <style:style style:name="P189" style:family="paragraph" style:parent-style-name="Standard">
      <style:text-properties fo:language="ru" fo:country="RU" fo:font-style="normal" officeooo:rsid="026387cf" officeooo:paragraph-rsid="026c6c18" style:font-style-asian="normal" style:font-style-complex="normal"/>
    </style:style>
    <style:style style:name="P190" style:family="paragraph" style:parent-style-name="Standard">
      <style:text-properties fo:language="ru" fo:country="RU" fo:font-style="normal" officeooo:rsid="026387cf" officeooo:paragraph-rsid="026cfa1a" style:font-style-asian="normal" style:font-style-complex="normal"/>
    </style:style>
    <style:style style:name="P191" style:family="paragraph" style:parent-style-name="Standard">
      <style:text-properties fo:language="ru" fo:country="RU" fo:font-style="normal" officeooo:rsid="0272fe9f" officeooo:paragraph-rsid="0272fe9f" style:font-style-asian="normal" style:font-style-complex="normal"/>
    </style:style>
    <style:style style:name="P192" style:family="paragraph" style:parent-style-name="Standard">
      <style:text-properties fo:language="ru" fo:country="RU" fo:font-style="normal" officeooo:rsid="0274d108" officeooo:paragraph-rsid="0274d108" style:font-style-asian="normal" style:font-style-complex="normal"/>
    </style:style>
    <style:style style:name="P193" style:family="paragraph" style:parent-style-name="Standard">
      <style:text-properties fo:language="ru" fo:country="RU" fo:font-style="normal" officeooo:rsid="0274d108" officeooo:paragraph-rsid="0277a842" style:font-style-asian="normal" style:font-style-complex="normal"/>
    </style:style>
    <style:style style:name="P194" style:family="paragraph" style:parent-style-name="Standard">
      <style:text-properties fo:language="ru" fo:country="RU" fo:font-style="normal" officeooo:rsid="0274d108" officeooo:paragraph-rsid="027822db" style:font-style-asian="normal" style:font-style-complex="normal"/>
    </style:style>
    <style:style style:name="P195" style:family="paragraph" style:parent-style-name="Standard">
      <style:text-properties fo:language="ru" fo:country="RU" fo:font-style="normal" officeooo:rsid="0274d108" officeooo:paragraph-rsid="02797e3a" style:font-style-asian="normal" style:font-style-complex="normal"/>
    </style:style>
    <style:style style:name="P196" style:family="paragraph" style:parent-style-name="Standard">
      <style:text-properties fo:language="ru" fo:country="RU" fo:font-style="normal" officeooo:rsid="0274d108" officeooo:paragraph-rsid="027c7ed5" style:font-style-asian="normal" style:font-style-complex="normal"/>
    </style:style>
    <style:style style:name="P197" style:family="paragraph" style:parent-style-name="Standard">
      <style:text-properties fo:language="ru" fo:country="RU" fo:font-style="normal" officeooo:rsid="0274d108" officeooo:paragraph-rsid="02812dc4" style:font-style-asian="normal" style:font-style-complex="normal"/>
    </style:style>
    <style:style style:name="P198" style:family="paragraph" style:parent-style-name="Standard">
      <style:text-properties fo:language="ru" fo:country="RU" fo:font-style="normal" officeooo:rsid="0274d108" officeooo:paragraph-rsid="02823829" style:font-style-asian="normal" style:font-style-complex="normal"/>
    </style:style>
    <style:style style:name="P199" style:family="paragraph" style:parent-style-name="Standard">
      <style:text-properties fo:language="ru" fo:country="RU" fo:font-style="normal" officeooo:rsid="0274d108" officeooo:paragraph-rsid="0284908a" style:font-style-asian="normal" style:font-style-complex="normal"/>
    </style:style>
    <style:style style:name="P200" style:family="paragraph" style:parent-style-name="Standard">
      <style:text-properties fo:language="ru" fo:country="RU" fo:font-style="normal" officeooo:rsid="0274d108" officeooo:paragraph-rsid="028537f3" style:font-style-asian="normal" style:font-style-complex="normal"/>
    </style:style>
    <style:style style:name="P201" style:family="paragraph" style:parent-style-name="Standard">
      <style:text-properties fo:language="ru" fo:country="RU" fo:font-style="normal" officeooo:rsid="0274d108" officeooo:paragraph-rsid="02880feb" style:font-style-asian="normal" style:font-style-complex="normal"/>
    </style:style>
    <style:style style:name="P202" style:family="paragraph" style:parent-style-name="Standard">
      <style:text-properties fo:language="ru" fo:country="RU" fo:font-style="normal" officeooo:rsid="0274d108" officeooo:paragraph-rsid="02a32cff" style:font-style-asian="normal" style:font-style-complex="normal"/>
    </style:style>
    <style:style style:name="P203" style:family="paragraph" style:parent-style-name="Standard">
      <style:text-properties fo:language="ru" fo:country="RU" fo:font-style="normal" officeooo:rsid="0274d108" officeooo:paragraph-rsid="02a45bb8" style:font-style-asian="normal" style:font-style-complex="normal"/>
    </style:style>
    <style:style style:name="P204" style:family="paragraph" style:parent-style-name="Standard">
      <style:text-properties fo:language="ru" fo:country="RU" fo:font-style="normal" officeooo:rsid="0274d108" officeooo:paragraph-rsid="02a46659" style:font-style-asian="normal" style:font-style-complex="normal"/>
    </style:style>
    <style:style style:name="P205" style:family="paragraph" style:parent-style-name="Standard">
      <style:text-properties fo:language="ru" fo:country="RU" fo:font-style="normal" officeooo:rsid="0274d108" officeooo:paragraph-rsid="02ac4c5e" style:font-style-asian="normal" style:font-style-complex="normal"/>
    </style:style>
    <style:style style:name="P206" style:family="paragraph" style:parent-style-name="Standard">
      <style:text-properties fo:language="ru" fo:country="RU" fo:font-style="normal" officeooo:rsid="0274d108" officeooo:paragraph-rsid="02ad1813" style:font-style-asian="normal" style:font-style-complex="normal"/>
    </style:style>
    <style:style style:name="P207" style:family="paragraph" style:parent-style-name="Standard">
      <style:text-properties fo:language="ru" fo:country="RU" fo:font-style="normal" officeooo:rsid="0274d108" officeooo:paragraph-rsid="02af2003" style:font-style-asian="normal" style:font-style-complex="normal"/>
    </style:style>
    <style:style style:name="P208" style:family="paragraph" style:parent-style-name="Standard">
      <style:text-properties fo:language="ru" fo:country="RU" fo:font-style="normal" officeooo:rsid="027bc09b" officeooo:paragraph-rsid="027bc09b" style:font-style-asian="normal" style:font-style-complex="normal"/>
    </style:style>
    <style:style style:name="P209" style:family="paragraph" style:parent-style-name="Standard">
      <style:text-properties fo:language="ru" fo:country="RU" fo:font-style="normal" officeooo:rsid="0281cb8e" officeooo:paragraph-rsid="0281cb8e" style:font-style-asian="normal" style:font-style-complex="normal"/>
    </style:style>
    <style:style style:name="P210" style:family="paragraph" style:parent-style-name="Standard">
      <style:text-properties fo:language="ru" fo:country="RU" fo:font-style="normal" officeooo:rsid="02823829" officeooo:paragraph-rsid="02823829" style:font-style-asian="normal" style:font-style-complex="normal"/>
    </style:style>
    <style:style style:name="P211" style:family="paragraph" style:parent-style-name="Standard">
      <style:text-properties fo:language="ru" fo:country="RU" fo:font-style="normal" officeooo:rsid="0283b85f" officeooo:paragraph-rsid="0284908a" style:font-style-asian="normal" style:font-style-complex="normal"/>
    </style:style>
    <style:style style:name="P212" style:family="paragraph" style:parent-style-name="Standard">
      <style:text-properties fo:language="ru" fo:country="RU" fo:font-style="normal" officeooo:rsid="0283b85f" officeooo:paragraph-rsid="02880feb" style:font-style-asian="normal" style:font-style-complex="normal"/>
    </style:style>
    <style:style style:name="P213" style:family="paragraph" style:parent-style-name="Standard">
      <style:text-properties fo:language="ru" fo:country="RU" fo:font-style="normal" officeooo:rsid="0283b85f" officeooo:paragraph-rsid="02a956c7" style:font-style-asian="normal" style:font-style-complex="normal"/>
    </style:style>
    <style:style style:name="P214" style:family="paragraph" style:parent-style-name="Standard">
      <style:text-properties fo:language="ru" fo:country="RU" fo:font-style="normal" officeooo:rsid="0283b85f" officeooo:paragraph-rsid="02ad1813" style:font-style-asian="normal" style:font-style-complex="normal"/>
    </style:style>
    <style:style style:name="P215" style:family="paragraph" style:parent-style-name="Standard">
      <style:text-properties fo:language="ru" fo:country="RU" fo:font-style="normal" officeooo:rsid="0283b85f" officeooo:paragraph-rsid="02af2003" style:font-style-asian="normal" style:font-style-complex="normal"/>
    </style:style>
    <style:style style:name="P216" style:family="paragraph" style:parent-style-name="Standard">
      <style:text-properties fo:language="ru" fo:country="RU" fo:font-style="normal" officeooo:rsid="028acea5" officeooo:paragraph-rsid="028acea5" style:font-style-asian="normal" style:font-style-complex="normal"/>
    </style:style>
    <style:style style:name="P217" style:family="paragraph" style:parent-style-name="Standard">
      <style:text-properties fo:language="ru" fo:country="RU" fo:font-style="normal" officeooo:rsid="028aff4e" officeooo:paragraph-rsid="028aff4e" style:font-style-asian="normal" style:font-style-complex="normal"/>
    </style:style>
    <style:style style:name="P218" style:family="paragraph" style:parent-style-name="Standard">
      <style:text-properties fo:language="ru" fo:country="RU" fo:font-style="normal" officeooo:rsid="028aff4e" officeooo:paragraph-rsid="028bf133" style:font-style-asian="normal" style:font-style-complex="normal"/>
    </style:style>
    <style:style style:name="P219" style:family="paragraph" style:parent-style-name="Standard">
      <style:text-properties fo:language="ru" fo:country="RU" fo:font-style="normal" officeooo:rsid="028aff4e" officeooo:paragraph-rsid="028edeaa" style:font-style-asian="normal" style:font-style-complex="normal"/>
    </style:style>
    <style:style style:name="P220" style:family="paragraph" style:parent-style-name="Standard">
      <style:text-properties fo:language="ru" fo:country="RU" fo:font-style="normal" officeooo:rsid="0290a461" officeooo:paragraph-rsid="0290a461" style:font-style-asian="normal" style:font-style-complex="normal"/>
    </style:style>
    <style:style style:name="P221" style:family="paragraph" style:parent-style-name="Standard">
      <style:text-properties fo:language="ru" fo:country="RU" fo:font-style="normal" officeooo:rsid="0291b241" officeooo:paragraph-rsid="0291b241" style:font-style-asian="normal" style:font-style-complex="normal"/>
    </style:style>
    <style:style style:name="P222" style:family="paragraph" style:parent-style-name="Standard">
      <style:text-properties fo:language="ru" fo:country="RU" fo:font-style="normal" officeooo:rsid="0294c15c" officeooo:paragraph-rsid="0294c15c" style:font-style-asian="normal" style:font-style-complex="normal"/>
    </style:style>
    <style:style style:name="P223" style:family="paragraph" style:parent-style-name="Standard">
      <style:text-properties fo:language="ru" fo:country="RU" fo:font-style="normal" officeooo:rsid="0295b27c" officeooo:paragraph-rsid="0295b27c" style:font-style-asian="normal" style:font-style-complex="normal"/>
    </style:style>
    <style:style style:name="P224" style:family="paragraph" style:parent-style-name="Standard">
      <style:text-properties fo:language="ru" fo:country="RU" fo:font-style="normal" officeooo:rsid="0299f66a" officeooo:paragraph-rsid="029a83fe" style:font-style-asian="normal" style:font-style-complex="normal"/>
    </style:style>
    <style:style style:name="P225" style:family="paragraph" style:parent-style-name="Standard">
      <style:text-properties fo:language="ru" fo:country="RU" fo:font-style="normal" officeooo:rsid="029e5ae3" officeooo:paragraph-rsid="029e5ae3" style:font-style-asian="normal" style:font-style-complex="normal"/>
    </style:style>
    <style:style style:name="P226" style:family="paragraph" style:parent-style-name="Standard">
      <style:text-properties fo:language="ru" fo:country="RU" fo:font-style="normal" officeooo:rsid="02a0ab86" officeooo:paragraph-rsid="02a0ab86" style:font-style-asian="normal" style:font-style-complex="normal"/>
    </style:style>
    <style:style style:name="P227" style:family="paragraph" style:parent-style-name="Standard">
      <style:text-properties fo:language="ru" fo:country="RU" fo:font-style="normal" officeooo:rsid="02a46659" officeooo:paragraph-rsid="02a95169" style:font-style-asian="normal" style:font-style-complex="normal"/>
    </style:style>
    <style:style style:name="P228" style:family="paragraph" style:parent-style-name="Standard">
      <style:text-properties fo:language="ru" fo:country="RU" fo:font-style="normal" officeooo:rsid="02a250e8" officeooo:paragraph-rsid="02a250e8" style:font-style-asian="normal" style:font-style-complex="normal"/>
    </style:style>
    <style:style style:name="P229" style:family="paragraph" style:parent-style-name="Standard">
      <style:text-properties fo:language="ru" fo:country="RU" fo:font-style="normal" officeooo:rsid="02b24258" officeooo:paragraph-rsid="02b24258" style:font-style-asian="normal" style:font-style-complex="normal"/>
    </style:style>
    <style:style style:name="P230" style:family="paragraph" style:parent-style-name="Standard">
      <style:text-properties fo:language="ru" fo:country="RU" fo:font-style="normal" officeooo:rsid="02b2d7bf" officeooo:paragraph-rsid="02b2d7bf" style:font-style-asian="normal" style:font-style-complex="normal"/>
    </style:style>
    <style:style style:name="P231" style:family="paragraph" style:parent-style-name="Standard">
      <style:text-properties fo:language="ru" fo:country="RU" fo:font-style="normal" officeooo:rsid="02b72381" officeooo:paragraph-rsid="02b72381" style:font-style-asian="normal" style:font-style-complex="normal"/>
    </style:style>
    <style:style style:name="P232" style:family="paragraph" style:parent-style-name="Standard">
      <style:text-properties fo:language="ru" fo:country="RU" fo:font-style="normal" officeooo:rsid="02b96daf" officeooo:paragraph-rsid="02b96daf" style:font-style-asian="normal" style:font-style-complex="normal"/>
    </style:style>
    <style:style style:name="P233" style:family="paragraph" style:parent-style-name="Standard">
      <style:text-properties fo:language="ru" fo:country="RU" fo:font-style="normal" officeooo:rsid="02bd944e" officeooo:paragraph-rsid="02bd944e" style:font-style-asian="normal" style:font-style-complex="normal"/>
    </style:style>
    <style:style style:name="P234" style:family="paragraph" style:parent-style-name="Standard">
      <style:text-properties fo:language="ru" fo:country="RU" fo:font-style="normal" officeooo:rsid="02c03085" officeooo:paragraph-rsid="02c03085" style:font-style-asian="normal" style:font-style-complex="normal"/>
    </style:style>
    <style:style style:name="P235" style:family="paragraph" style:parent-style-name="Standard">
      <style:text-properties fo:language="ru" fo:country="RU" fo:font-style="normal" officeooo:rsid="02c03085" officeooo:paragraph-rsid="02c347d7" style:font-style-asian="normal" style:font-style-complex="normal"/>
    </style:style>
    <style:style style:name="P236" style:family="paragraph" style:parent-style-name="Standard">
      <style:text-properties fo:language="ru" fo:country="RU" fo:font-style="normal" officeooo:rsid="02c347d7" officeooo:paragraph-rsid="02c347d7" style:font-style-asian="normal" style:font-style-complex="normal"/>
    </style:style>
    <style:style style:name="P237" style:family="paragraph" style:parent-style-name="Standard">
      <style:text-properties fo:language="ru" fo:country="RU" fo:font-style="normal" officeooo:rsid="02ca9def" officeooo:paragraph-rsid="02ca9def" style:font-style-asian="normal" style:font-style-complex="normal"/>
    </style:style>
    <style:style style:name="P238" style:family="paragraph" style:parent-style-name="Standard">
      <style:text-properties fo:language="ru" fo:country="RU" fo:font-style="normal" officeooo:rsid="02cc6d0f" officeooo:paragraph-rsid="02cc6d0f" style:font-style-asian="normal" style:font-style-complex="normal"/>
    </style:style>
    <style:style style:name="P239" style:family="paragraph" style:parent-style-name="Standard">
      <style:text-properties fo:language="ru" fo:country="RU" fo:font-style="normal" officeooo:rsid="02ceda63" officeooo:paragraph-rsid="02d15cef" style:font-style-asian="normal" style:font-style-complex="normal"/>
    </style:style>
    <style:style style:name="P240" style:family="paragraph" style:parent-style-name="Standard">
      <style:text-properties fo:language="ru" fo:country="RU" fo:font-style="normal" officeooo:rsid="02ceda63" officeooo:paragraph-rsid="02d1fcc5" style:font-style-asian="normal" style:font-style-complex="normal"/>
    </style:style>
    <style:style style:name="P241" style:family="paragraph" style:parent-style-name="Standard">
      <style:text-properties fo:language="ru" fo:country="RU" fo:font-style="normal" officeooo:rsid="02ceda63" officeooo:paragraph-rsid="02d2982e" style:font-style-asian="normal" style:font-style-complex="normal"/>
    </style:style>
    <style:style style:name="P242" style:family="paragraph" style:parent-style-name="Standard">
      <style:text-properties fo:language="ru" fo:country="RU" fo:font-style="normal" officeooo:rsid="02ceda63" officeooo:paragraph-rsid="02d76b85" style:font-style-asian="normal" style:font-style-complex="normal"/>
    </style:style>
    <style:style style:name="P243" style:family="paragraph" style:parent-style-name="Standard">
      <style:text-properties fo:language="ru" fo:country="RU" fo:font-style="normal" officeooo:rsid="02ceda63" officeooo:paragraph-rsid="02d7e4bb" style:font-style-asian="normal" style:font-style-complex="normal"/>
    </style:style>
    <style:style style:name="P244" style:family="paragraph" style:parent-style-name="Standard">
      <style:text-properties fo:language="ru" fo:country="RU" fo:font-style="normal" officeooo:rsid="02ceda63" officeooo:paragraph-rsid="02dd5bdd" style:font-style-asian="normal" style:font-style-complex="normal"/>
    </style:style>
    <style:style style:name="P245" style:family="paragraph" style:parent-style-name="Standard">
      <style:text-properties fo:language="ru" fo:country="RU" fo:font-style="normal" officeooo:rsid="02ceda63" officeooo:paragraph-rsid="02dd7efe" style:font-style-asian="normal" style:font-style-complex="normal"/>
    </style:style>
    <style:style style:name="P246" style:family="paragraph" style:parent-style-name="Standard">
      <style:text-properties fo:language="ru" fo:country="RU" fo:font-style="normal" officeooo:rsid="02ceda63" officeooo:paragraph-rsid="02deab72" style:font-style-asian="normal" style:font-style-complex="normal"/>
    </style:style>
    <style:style style:name="P247" style:family="paragraph" style:parent-style-name="Standard">
      <style:text-properties fo:language="ru" fo:country="RU" fo:font-style="normal" officeooo:rsid="02ceda63" officeooo:paragraph-rsid="02e2c4cc" style:font-style-asian="normal" style:font-style-complex="normal"/>
    </style:style>
    <style:style style:name="P248" style:family="paragraph" style:parent-style-name="Standard">
      <style:text-properties fo:language="ru" fo:country="RU" fo:font-style="normal" officeooo:rsid="02ceda63" officeooo:paragraph-rsid="02ec21e7" style:font-style-asian="normal" style:font-style-complex="normal"/>
    </style:style>
    <style:style style:name="P249" style:family="paragraph" style:parent-style-name="Standard">
      <style:text-properties fo:language="ru" fo:country="RU" fo:font-style="normal" officeooo:rsid="02ceda63" officeooo:paragraph-rsid="02efae15" style:font-style-asian="normal" style:font-style-complex="normal"/>
    </style:style>
    <style:style style:name="P250" style:family="paragraph" style:parent-style-name="Standard">
      <style:text-properties fo:language="ru" fo:country="RU" fo:font-style="normal" officeooo:rsid="02ceda63" officeooo:paragraph-rsid="02f46446" style:font-style-asian="normal" style:font-style-complex="normal"/>
    </style:style>
    <style:style style:name="P251" style:family="paragraph" style:parent-style-name="Standard">
      <style:text-properties fo:language="ru" fo:country="RU" fo:font-style="normal" officeooo:rsid="02ceda63" officeooo:paragraph-rsid="02f5343f" style:font-style-asian="normal" style:font-style-complex="normal"/>
    </style:style>
    <style:style style:name="P252" style:family="paragraph" style:parent-style-name="Standard">
      <style:text-properties fo:language="ru" fo:country="RU" fo:font-style="normal" officeooo:rsid="02ceda63" officeooo:paragraph-rsid="02f8919f" style:font-style-asian="normal" style:font-style-complex="normal"/>
    </style:style>
    <style:style style:name="P253" style:family="paragraph" style:parent-style-name="Standard">
      <style:text-properties fo:language="ru" fo:country="RU" fo:font-style="normal" officeooo:rsid="02ceda63" officeooo:paragraph-rsid="02fc82ed" style:font-style-asian="normal" style:font-style-complex="normal"/>
    </style:style>
    <style:style style:name="P254" style:family="paragraph" style:parent-style-name="Standard">
      <style:text-properties fo:language="ru" fo:country="RU" fo:font-style="normal" officeooo:rsid="02ceda63" officeooo:paragraph-rsid="02fe2189" style:font-style-asian="normal" style:font-style-complex="normal"/>
    </style:style>
    <style:style style:name="P255" style:family="paragraph" style:parent-style-name="Standard">
      <style:text-properties fo:language="ru" fo:country="RU" fo:font-style="normal" officeooo:rsid="02d23950" officeooo:paragraph-rsid="02d23950" style:font-style-asian="normal" style:font-style-complex="normal"/>
    </style:style>
    <style:style style:name="P256" style:family="paragraph" style:parent-style-name="Standard">
      <style:text-properties fo:language="ru" fo:country="RU" fo:font-style="normal" officeooo:rsid="02d49117" officeooo:paragraph-rsid="02d6078d" style:font-style-asian="normal" style:font-style-complex="normal"/>
    </style:style>
    <style:style style:name="P257" style:family="paragraph" style:parent-style-name="Standard">
      <style:text-properties fo:language="ru" fo:country="RU" fo:font-style="normal" officeooo:rsid="02d76b85" officeooo:paragraph-rsid="02d76b85" style:font-style-asian="normal" style:font-style-complex="normal"/>
    </style:style>
    <style:style style:name="P258" style:family="paragraph" style:parent-style-name="Standard">
      <style:text-properties fo:language="ru" fo:country="RU" fo:font-style="normal" officeooo:rsid="02d97f99" officeooo:paragraph-rsid="02d97f99" style:font-style-asian="normal" style:font-style-complex="normal"/>
    </style:style>
    <style:style style:name="P259" style:family="paragraph" style:parent-style-name="Standard">
      <style:text-properties fo:language="ru" fo:country="RU" fo:font-style="normal" officeooo:rsid="02dd5bdd" officeooo:paragraph-rsid="02dd5bdd" style:font-style-asian="normal" style:font-style-complex="normal"/>
    </style:style>
    <style:style style:name="P260" style:family="paragraph" style:parent-style-name="Standard">
      <style:text-properties fo:language="ru" fo:country="RU" fo:font-style="normal" officeooo:rsid="02deab72" officeooo:paragraph-rsid="02deab72" style:font-style-asian="normal" style:font-style-complex="normal"/>
    </style:style>
    <style:style style:name="P261" style:family="paragraph" style:parent-style-name="Standard">
      <style:text-properties fo:language="ru" fo:country="RU" fo:font-style="normal" officeooo:rsid="02efae15" officeooo:paragraph-rsid="02efe7fe" style:font-style-asian="normal" style:font-style-complex="normal"/>
    </style:style>
    <style:style style:name="P262" style:family="paragraph" style:parent-style-name="Standard">
      <style:text-properties fo:language="ru" fo:country="RU" fo:font-style="normal" officeooo:rsid="02f8919f" officeooo:paragraph-rsid="02f93ab7" style:font-style-asian="normal" style:font-style-complex="normal"/>
    </style:style>
    <style:style style:name="P263" style:family="paragraph" style:parent-style-name="Standard">
      <style:text-properties fo:language="ru" fo:country="RU" fo:font-style="normal" officeooo:rsid="02fe2189" officeooo:paragraph-rsid="02fe2189" style:font-style-asian="normal" style:font-style-complex="normal"/>
    </style:style>
    <style:style style:name="P264" style:family="paragraph" style:parent-style-name="Standard">
      <style:text-properties fo:language="ru" fo:country="RU" fo:font-style="normal" officeooo:rsid="02fecb62" officeooo:paragraph-rsid="030855b1" style:font-style-asian="normal" style:font-style-complex="normal"/>
    </style:style>
    <style:style style:name="P265" style:family="paragraph" style:parent-style-name="Standard">
      <style:text-properties fo:language="ru" fo:country="RU" fo:font-style="normal" officeooo:rsid="030b698d" officeooo:paragraph-rsid="030b698d" style:font-style-asian="normal" style:font-style-complex="normal"/>
    </style:style>
    <style:style style:name="P266" style:family="paragraph" style:parent-style-name="Standard">
      <style:text-properties fo:language="ru" fo:country="RU" fo:font-style="normal" officeooo:rsid="02f17992" officeooo:paragraph-rsid="02efe7fe" style:font-style-asian="normal" style:font-style-complex="normal"/>
    </style:style>
    <style:style style:name="P267" style:family="paragraph" style:parent-style-name="Standard">
      <style:text-properties fo:language="ru" fo:country="RU" officeooo:rsid="000797fc" officeooo:paragraph-rsid="010590e4"/>
    </style:style>
    <style:style style:name="P268" style:family="paragraph" style:parent-style-name="Standard">
      <style:text-properties fo:language="ru" fo:country="RU" officeooo:rsid="00152400" officeooo:paragraph-rsid="010590e4"/>
    </style:style>
    <style:style style:name="P269" style:family="paragraph" style:parent-style-name="Standard">
      <style:text-properties fo:language="ru" fo:country="RU" officeooo:rsid="001ad645" officeooo:paragraph-rsid="010590e4"/>
    </style:style>
    <style:style style:name="P270" style:family="paragraph" style:parent-style-name="Standard">
      <style:text-properties fo:language="ru" fo:country="RU" officeooo:rsid="00274f87" officeooo:paragraph-rsid="010590e4"/>
    </style:style>
    <style:style style:name="P271" style:family="paragraph" style:parent-style-name="Standard">
      <style:text-properties fo:language="ru" fo:country="RU" officeooo:rsid="002ecdbf" officeooo:paragraph-rsid="010590e4"/>
    </style:style>
    <style:style style:name="P272" style:family="paragraph" style:parent-style-name="Standard">
      <style:text-properties fo:language="ru" fo:country="RU" officeooo:rsid="00328af9" officeooo:paragraph-rsid="010590e4"/>
    </style:style>
    <style:style style:name="P273" style:family="paragraph" style:parent-style-name="Standard">
      <style:text-properties fo:language="ru" fo:country="RU" fo:font-style="italic" officeooo:rsid="0037d882" officeooo:paragraph-rsid="010590e4" style:font-style-asian="italic" style:font-style-complex="italic"/>
    </style:style>
    <style:style style:name="P274" style:family="paragraph" style:parent-style-name="Standard">
      <style:text-properties fo:language="ru" fo:country="RU" fo:font-style="italic" officeooo:rsid="0040a08d" officeooo:paragraph-rsid="010590e4" style:font-style-asian="italic" style:font-style-complex="italic"/>
    </style:style>
    <style:style style:name="P275" style:family="paragraph" style:parent-style-name="Standard">
      <style:text-properties fo:language="ru" fo:country="RU" fo:font-style="italic" officeooo:rsid="0041f17d" officeooo:paragraph-rsid="010590e4" style:font-style-asian="italic" style:font-style-complex="italic"/>
    </style:style>
    <style:style style:name="P276" style:family="paragraph" style:parent-style-name="Standard">
      <style:text-properties fo:language="ru" fo:country="RU" fo:font-style="italic" officeooo:rsid="00454c66" officeooo:paragraph-rsid="010590e4" style:font-style-asian="italic" style:font-style-complex="italic"/>
    </style:style>
    <style:style style:name="P277" style:family="paragraph" style:parent-style-name="Standard">
      <style:text-properties fo:language="ru" fo:country="RU" fo:font-style="italic" officeooo:rsid="004af18b" officeooo:paragraph-rsid="010590e4" style:font-style-asian="italic" style:font-style-complex="italic"/>
    </style:style>
    <style:style style:name="P278" style:family="paragraph" style:parent-style-name="Standard">
      <style:text-properties fo:language="ru" fo:country="RU" fo:font-style="italic" officeooo:rsid="0054a9b4" officeooo:paragraph-rsid="010590e4" style:font-style-asian="italic" style:font-style-complex="italic"/>
    </style:style>
    <style:style style:name="P279" style:family="paragraph" style:parent-style-name="Standard">
      <style:text-properties fo:language="ru" fo:country="RU" fo:font-style="italic" officeooo:rsid="0054bcc4" officeooo:paragraph-rsid="010590e4" style:font-style-asian="italic" style:font-style-complex="italic"/>
    </style:style>
    <style:style style:name="P280" style:family="paragraph" style:parent-style-name="Standard">
      <style:text-properties fo:language="ru" fo:country="RU" fo:font-style="italic" officeooo:rsid="005e41dc" officeooo:paragraph-rsid="010590e4" style:font-style-asian="italic" style:font-style-complex="italic"/>
    </style:style>
    <style:style style:name="P281" style:family="paragraph" style:parent-style-name="Standard">
      <style:text-properties fo:language="ru" fo:country="RU" fo:font-style="italic" officeooo:rsid="00627b0b" officeooo:paragraph-rsid="010590e4" style:font-style-asian="italic" style:font-style-complex="italic"/>
    </style:style>
    <style:style style:name="P282" style:family="paragraph" style:parent-style-name="Standard">
      <style:text-properties fo:language="ru" fo:country="RU" fo:font-style="italic" officeooo:rsid="00667a83" officeooo:paragraph-rsid="010590e4" style:font-style-asian="italic" style:font-style-complex="italic"/>
    </style:style>
    <style:style style:name="P283" style:family="paragraph" style:parent-style-name="Standard">
      <style:text-properties fo:language="ru" fo:country="RU" fo:font-style="italic" officeooo:rsid="0067aaf9" officeooo:paragraph-rsid="010590e4" style:font-style-asian="italic" style:font-style-complex="italic"/>
    </style:style>
    <style:style style:name="P284" style:family="paragraph" style:parent-style-name="Standard">
      <style:text-properties fo:language="ru" fo:country="RU" fo:font-style="italic" officeooo:rsid="0067cefb" officeooo:paragraph-rsid="010590e4" style:font-style-asian="italic" style:font-style-complex="italic"/>
    </style:style>
    <style:style style:name="P285" style:family="paragraph" style:parent-style-name="Standard">
      <style:text-properties fo:language="ru" fo:country="RU" fo:font-style="italic" officeooo:rsid="00691c46" officeooo:paragraph-rsid="010590e4" style:font-style-asian="italic" style:font-style-complex="italic"/>
    </style:style>
    <style:style style:name="P286" style:family="paragraph" style:parent-style-name="Standard">
      <style:text-properties fo:language="ru" fo:country="RU" fo:font-style="italic" officeooo:rsid="006a6d69" officeooo:paragraph-rsid="010590e4" style:font-style-asian="italic" style:font-style-complex="italic"/>
    </style:style>
    <style:style style:name="P287" style:family="paragraph" style:parent-style-name="Standard">
      <style:text-properties fo:language="ru" fo:country="RU" fo:font-style="italic" officeooo:rsid="006c3a18" officeooo:paragraph-rsid="010590e4" style:font-style-asian="italic" style:font-style-complex="italic"/>
    </style:style>
    <style:style style:name="P288" style:family="paragraph" style:parent-style-name="Standard">
      <style:text-properties fo:language="ru" fo:country="RU" fo:font-style="italic" officeooo:rsid="006dd16b" officeooo:paragraph-rsid="010590e4" style:font-style-asian="italic" style:font-style-complex="italic"/>
    </style:style>
    <style:style style:name="P289" style:family="paragraph" style:parent-style-name="Standard">
      <style:text-properties fo:language="ru" fo:country="RU" fo:font-style="italic" officeooo:rsid="006f5a1d" officeooo:paragraph-rsid="010590e4" style:font-style-asian="italic" style:font-style-complex="italic"/>
    </style:style>
    <style:style style:name="P290" style:family="paragraph" style:parent-style-name="Standard">
      <style:text-properties fo:language="ru" fo:country="RU" officeooo:rsid="000495c5" officeooo:paragraph-rsid="010590e4"/>
    </style:style>
    <style:style style:name="P291" style:family="paragraph" style:parent-style-name="Standard">
      <style:text-properties fo:language="ru" fo:country="RU" officeooo:paragraph-rsid="025e3220"/>
    </style:style>
    <style:style style:name="P292" style:family="paragraph" style:parent-style-name="Standard">
      <style:text-properties officeooo:paragraph-rsid="00fec96f"/>
    </style:style>
    <style:style style:name="P293" style:family="paragraph" style:parent-style-name="Standard">
      <style:text-properties officeooo:rsid="00ff66a4" officeooo:paragraph-rsid="0103e94f"/>
    </style:style>
    <style:style style:name="P294" style:family="paragraph" style:parent-style-name="Standard">
      <style:text-properties officeooo:rsid="010b0467" officeooo:paragraph-rsid="010b0467"/>
    </style:style>
    <style:style style:name="P295" style:family="paragraph" style:parent-style-name="Standard">
      <style:text-properties officeooo:rsid="010dc1e4" officeooo:paragraph-rsid="010dc1e4"/>
    </style:style>
    <style:style style:name="P296" style:family="paragraph" style:parent-style-name="Standard">
      <style:text-properties officeooo:rsid="010efa48" officeooo:paragraph-rsid="0116e5bc"/>
    </style:style>
    <style:style style:name="P297" style:family="paragraph" style:parent-style-name="Standard">
      <style:text-properties officeooo:rsid="0114d215" officeooo:paragraph-rsid="0114d215"/>
    </style:style>
    <style:style style:name="P298" style:family="paragraph" style:parent-style-name="Standard">
      <style:text-properties officeooo:rsid="0117a6f6" officeooo:paragraph-rsid="012a79d9"/>
    </style:style>
    <style:style style:name="P299" style:family="paragraph" style:parent-style-name="Standard">
      <style:text-properties officeooo:rsid="012c0dfb" officeooo:paragraph-rsid="012d3fcc"/>
    </style:style>
    <style:style style:name="P300" style:family="paragraph" style:parent-style-name="Standard">
      <style:text-properties officeooo:rsid="012c0dfb" officeooo:paragraph-rsid="012fc6d6"/>
    </style:style>
    <style:style style:name="P301" style:family="paragraph" style:parent-style-name="Standard">
      <style:text-properties officeooo:rsid="01307619" officeooo:paragraph-rsid="013a4b01"/>
    </style:style>
    <style:style style:name="P302" style:family="paragraph" style:parent-style-name="Standard">
      <style:text-properties officeooo:rsid="013c0693" officeooo:paragraph-rsid="013c0693"/>
    </style:style>
    <style:style style:name="P303" style:family="paragraph" style:parent-style-name="Standard">
      <style:text-properties style:font-name="Liberation Serif1" fo:language="ru" fo:country="RU" fo:font-style="normal" officeooo:rsid="013d7b37" officeooo:paragraph-rsid="013c0693" style:font-style-asian="normal" style:font-style-complex="normal"/>
    </style:style>
    <style:style style:name="P304" style:family="paragraph" style:parent-style-name="Standard">
      <style:text-properties officeooo:rsid="030b838f" officeooo:paragraph-rsid="030b838f"/>
    </style:style>
    <style:style style:name="P305" style:family="paragraph" style:parent-style-name="Standard">
      <style:text-properties officeooo:rsid="030bee34" officeooo:paragraph-rsid="030bee34"/>
    </style:style>
    <style:style style:name="P306" style:family="paragraph" style:parent-style-name="Standard">
      <style:text-properties officeooo:rsid="030d8dec" officeooo:paragraph-rsid="030d8dec"/>
    </style:style>
    <style:style style:name="P307" style:family="paragraph" style:parent-style-name="Standard">
      <style:text-properties officeooo:rsid="030d8dec" officeooo:paragraph-rsid="030f65e3"/>
    </style:style>
    <style:style style:name="P308" style:family="paragraph" style:parent-style-name="Standard">
      <style:text-properties officeooo:rsid="030f65e3" officeooo:paragraph-rsid="030f65e3"/>
    </style:style>
    <style:style style:name="P309" style:family="paragraph" style:parent-style-name="Standard">
      <style:text-properties fo:font-style="normal" officeooo:rsid="030f65e3" officeooo:paragraph-rsid="030f65e3" style:font-style-asian="normal" style:font-style-complex="normal"/>
    </style:style>
    <style:style style:name="P310" style:family="paragraph" style:parent-style-name="Standard">
      <style:text-properties fo:font-style="normal" officeooo:rsid="03114010" officeooo:paragraph-rsid="03114010" style:font-style-asian="normal" style:font-style-complex="normal"/>
    </style:style>
    <style:style style:name="P311" style:family="paragraph" style:parent-style-name="Standard">
      <style:text-properties fo:font-style="normal" officeooo:rsid="031249dc" officeooo:paragraph-rsid="031249dc" style:font-style-asian="normal" style:font-style-complex="normal"/>
    </style:style>
    <style:style style:name="P312" style:family="paragraph" style:parent-style-name="Standard">
      <style:text-properties fo:font-style="normal" officeooo:rsid="0314cf52" officeooo:paragraph-rsid="0314cf52" style:font-style-asian="normal" style:font-style-complex="normal"/>
    </style:style>
    <style:style style:name="P313" style:family="paragraph" style:parent-style-name="Standard">
      <style:text-properties fo:font-style="normal" officeooo:rsid="03154bf8" officeooo:paragraph-rsid="03154bf8" style:font-style-asian="normal" style:font-style-complex="normal"/>
    </style:style>
    <style:style style:name="P314" style:family="paragraph" style:parent-style-name="Standard">
      <style:text-properties fo:font-style="normal" officeooo:rsid="03159ecd" officeooo:paragraph-rsid="03159ecd" style:font-style-asian="normal" style:font-style-complex="normal"/>
    </style:style>
    <style:style style:name="P315" style:family="paragraph" style:parent-style-name="Standard">
      <style:text-properties fo:font-style="normal" officeooo:rsid="031661f2" officeooo:paragraph-rsid="031661f2" style:font-style-asian="normal" style:font-style-complex="normal"/>
    </style:style>
    <style:style style:name="P316" style:family="paragraph" style:parent-style-name="Standard">
      <style:text-properties fo:font-style="normal" officeooo:rsid="0317d492" officeooo:paragraph-rsid="0317d492" style:font-style-asian="normal" style:font-style-complex="normal"/>
    </style:style>
    <style:style style:name="P317" style:family="paragraph" style:parent-style-name="Standard">
      <style:text-properties fo:font-style="normal" officeooo:rsid="0318c983" officeooo:paragraph-rsid="0318c983" style:font-style-asian="normal" style:font-style-complex="normal"/>
    </style:style>
    <style:style style:name="P318" style:family="paragraph" style:parent-style-name="Standard">
      <style:text-properties fo:font-style="normal" officeooo:rsid="031a2707" officeooo:paragraph-rsid="031a2707" style:font-style-asian="normal" style:font-style-complex="normal"/>
    </style:style>
    <style:style style:name="P319" style:family="paragraph" style:parent-style-name="Standard">
      <style:text-properties fo:font-style="normal" officeooo:rsid="0324b176" officeooo:paragraph-rsid="0325cdd3" style:font-style-asian="normal" style:font-style-complex="normal"/>
    </style:style>
    <style:style style:name="P320" style:family="paragraph" style:parent-style-name="Standard">
      <style:text-properties fo:font-style="normal" officeooo:rsid="0325cdd3" officeooo:paragraph-rsid="0325cdd3" style:font-style-asian="normal" style:font-style-complex="normal"/>
    </style:style>
    <style:style style:name="P321" style:family="paragraph" style:parent-style-name="Standard">
      <style:text-properties fo:font-style="normal" officeooo:rsid="0327b48c" officeooo:paragraph-rsid="0327b48c" style:font-style-asian="normal" style:font-style-complex="normal"/>
    </style:style>
    <style:style style:name="P322" style:family="paragraph" style:parent-style-name="Standard">
      <style:text-properties fo:font-style="normal" officeooo:rsid="032d82bc" officeooo:paragraph-rsid="032d82bc" style:font-style-asian="normal" style:font-style-complex="normal"/>
    </style:style>
    <style:style style:name="P323" style:family="paragraph" style:parent-style-name="Standard">
      <style:text-properties fo:font-style="normal" officeooo:rsid="0333593e" officeooo:paragraph-rsid="0333593e" style:font-style-asian="normal" style:font-style-complex="normal"/>
    </style:style>
    <style:style style:name="P324" style:family="paragraph" style:parent-style-name="Standard">
      <style:text-properties fo:font-style="normal" officeooo:rsid="0346a723" officeooo:paragraph-rsid="0349fbaf" style:font-style-asian="normal" style:font-style-complex="normal"/>
    </style:style>
    <style:style style:name="P325" style:family="paragraph" style:parent-style-name="Standard">
      <style:text-properties fo:font-style="normal" officeooo:rsid="03504aa1" officeooo:paragraph-rsid="03504aa1" style:font-style-asian="normal" style:font-style-complex="normal"/>
    </style:style>
    <style:style style:name="P326" style:family="paragraph" style:parent-style-name="Standard">
      <style:text-properties fo:font-style="normal" officeooo:rsid="035beacc" officeooo:paragraph-rsid="035beacc" style:font-style-asian="normal" style:font-style-complex="normal"/>
    </style:style>
    <style:style style:name="P327" style:family="paragraph" style:parent-style-name="Standard">
      <style:text-properties fo:font-style="normal" officeooo:rsid="035d6708" officeooo:paragraph-rsid="035d6708" style:font-style-asian="normal" style:font-style-complex="normal"/>
    </style:style>
    <style:style style:name="P328" style:family="paragraph" style:parent-style-name="Standard">
      <style:text-properties fo:font-style="normal" officeooo:rsid="035ee300" officeooo:paragraph-rsid="035ee300" style:font-style-asian="normal" style:font-style-complex="normal"/>
    </style:style>
    <style:style style:name="P329" style:family="paragraph" style:parent-style-name="Standard">
      <style:text-properties fo:font-style="normal" officeooo:rsid="036c9c2a" officeooo:paragraph-rsid="0376927c" style:font-style-asian="normal" style:font-style-complex="normal"/>
    </style:style>
    <style:style style:name="P330" style:family="paragraph" style:parent-style-name="Standard">
      <style:text-properties fo:font-style="normal" officeooo:rsid="037df10d" officeooo:paragraph-rsid="037df10d" style:font-style-asian="normal" style:font-style-complex="normal"/>
    </style:style>
    <style:style style:name="P331" style:family="paragraph" style:parent-style-name="Standard">
      <style:text-properties fo:font-style="normal" officeooo:rsid="038aa2b4" officeooo:paragraph-rsid="038aa2b4" style:font-style-asian="normal" style:font-style-complex="normal"/>
    </style:style>
    <style:style style:name="P332" style:family="paragraph" style:parent-style-name="Standard">
      <style:text-properties fo:font-style="normal" officeooo:rsid="038aa2b4" officeooo:paragraph-rsid="038c89aa" style:font-style-asian="normal" style:font-style-complex="normal"/>
    </style:style>
    <style:style style:name="P333" style:family="paragraph" style:parent-style-name="Standard">
      <style:text-properties fo:font-style="normal" officeooo:rsid="038c89aa" officeooo:paragraph-rsid="038c89aa" style:font-style-asian="normal" style:font-style-complex="normal"/>
    </style:style>
    <style:style style:name="P334" style:family="paragraph" style:parent-style-name="Standard">
      <style:text-properties fo:font-style="normal" officeooo:rsid="038d732e" officeooo:paragraph-rsid="03948724" style:font-style-asian="normal" style:font-style-complex="normal"/>
    </style:style>
    <style:style style:name="P335" style:family="paragraph" style:parent-style-name="Standard">
      <style:text-properties fo:font-style="normal" officeooo:rsid="045c1067" officeooo:paragraph-rsid="045c1067" style:font-style-asian="normal" style:font-style-complex="normal"/>
    </style:style>
    <style:style style:name="P336" style:family="paragraph" style:parent-style-name="Standard">
      <style:text-properties officeooo:rsid="031b36b3" officeooo:paragraph-rsid="031b36b3"/>
    </style:style>
    <style:style style:name="P337" style:family="paragraph" style:parent-style-name="Standard">
      <style:text-properties officeooo:rsid="03974f4b" officeooo:paragraph-rsid="03974f4b"/>
    </style:style>
    <style:style style:name="P338" style:family="paragraph" style:parent-style-name="Standard">
      <style:text-properties officeooo:rsid="03974f4b" officeooo:paragraph-rsid="03976937"/>
    </style:style>
    <style:style style:name="P339" style:family="paragraph" style:parent-style-name="Standard">
      <style:text-properties officeooo:rsid="03976937" officeooo:paragraph-rsid="03976937"/>
    </style:style>
    <style:style style:name="P340" style:family="paragraph" style:parent-style-name="Standard">
      <style:text-properties officeooo:rsid="039b20f6" officeooo:paragraph-rsid="039b20f6"/>
    </style:style>
    <style:style style:name="P341" style:family="paragraph" style:parent-style-name="Standard">
      <style:text-properties officeooo:rsid="039dfc5d" officeooo:paragraph-rsid="039dfc5d"/>
    </style:style>
    <style:style style:name="P342" style:family="paragraph" style:parent-style-name="Standard">
      <style:text-properties officeooo:rsid="03a05524" officeooo:paragraph-rsid="03a05524"/>
    </style:style>
    <style:style style:name="P343" style:family="paragraph" style:parent-style-name="Standard">
      <style:text-properties officeooo:rsid="03a229ba" officeooo:paragraph-rsid="03a229ba"/>
    </style:style>
    <style:style style:name="P344" style:family="paragraph" style:parent-style-name="Standard">
      <style:text-properties officeooo:rsid="03a3846e" officeooo:paragraph-rsid="03a3846e"/>
    </style:style>
    <style:style style:name="P345" style:family="paragraph" style:parent-style-name="Standard">
      <style:text-properties officeooo:rsid="03a4c2a2" officeooo:paragraph-rsid="03a4c2a2"/>
    </style:style>
    <style:style style:name="P346" style:family="paragraph" style:parent-style-name="Standard">
      <style:text-properties officeooo:paragraph-rsid="03a4d788"/>
    </style:style>
    <style:style style:name="P347" style:family="paragraph" style:parent-style-name="Standard">
      <style:text-properties officeooo:paragraph-rsid="03a93435"/>
    </style:style>
    <style:style style:name="P348" style:family="paragraph" style:parent-style-name="Standard">
      <style:text-properties officeooo:paragraph-rsid="03ac9b9c"/>
    </style:style>
    <style:style style:name="P349" style:family="paragraph" style:parent-style-name="Standard">
      <style:text-properties officeooo:rsid="03b047fd" officeooo:paragraph-rsid="03b047fd"/>
    </style:style>
    <style:style style:name="P350" style:family="paragraph" style:parent-style-name="Standard">
      <style:text-properties officeooo:rsid="03b047fd" officeooo:paragraph-rsid="03b0ee69"/>
    </style:style>
    <style:style style:name="P351" style:family="paragraph" style:parent-style-name="Standard">
      <style:text-properties officeooo:rsid="03b0ee69" officeooo:paragraph-rsid="03b0ee69"/>
    </style:style>
    <style:style style:name="P352" style:family="paragraph" style:parent-style-name="Standard">
      <style:text-properties officeooo:rsid="03b464fd" officeooo:paragraph-rsid="03b56308"/>
    </style:style>
    <style:style style:name="P353" style:family="paragraph" style:parent-style-name="Standard">
      <style:text-properties officeooo:rsid="03b654d3" officeooo:paragraph-rsid="03b654d3"/>
    </style:style>
    <style:style style:name="P354" style:family="paragraph" style:parent-style-name="Standard">
      <style:text-properties officeooo:rsid="03b654d3" officeooo:paragraph-rsid="03b56308"/>
    </style:style>
    <style:style style:name="P355" style:family="paragraph" style:parent-style-name="Standard">
      <style:text-properties officeooo:rsid="03b654d3" officeooo:paragraph-rsid="03bb5b79"/>
    </style:style>
    <style:style style:name="P356" style:family="paragraph" style:parent-style-name="Standard">
      <style:text-properties officeooo:rsid="03c1db86" officeooo:paragraph-rsid="03c1db86"/>
    </style:style>
    <style:style style:name="P357" style:family="paragraph" style:parent-style-name="Standard">
      <style:text-properties officeooo:rsid="03c1db86" officeooo:paragraph-rsid="03c3d524"/>
    </style:style>
    <style:style style:name="P358" style:family="paragraph" style:parent-style-name="Standard">
      <style:text-properties officeooo:rsid="03c3d524" officeooo:paragraph-rsid="03c3d524"/>
    </style:style>
    <style:style style:name="P359" style:family="paragraph" style:parent-style-name="Standard">
      <style:text-properties officeooo:rsid="03c3d524" officeooo:paragraph-rsid="03cf2e5c"/>
    </style:style>
    <style:style style:name="P360" style:family="paragraph" style:parent-style-name="Standard">
      <style:text-properties officeooo:rsid="03d03fce" officeooo:paragraph-rsid="03d1b535"/>
    </style:style>
    <style:style style:name="P361" style:family="paragraph" style:parent-style-name="Standard">
      <style:text-properties officeooo:rsid="03d43144" officeooo:paragraph-rsid="03d43144"/>
    </style:style>
    <style:style style:name="P362" style:family="paragraph" style:parent-style-name="Standard">
      <style:text-properties officeooo:rsid="03d5edf4" officeooo:paragraph-rsid="03d5edf4"/>
    </style:style>
    <style:style style:name="P363" style:family="paragraph" style:parent-style-name="Standard">
      <style:text-properties officeooo:rsid="03e577be" officeooo:paragraph-rsid="03e59b48"/>
    </style:style>
    <style:style style:name="P364" style:family="paragraph" style:parent-style-name="Standard">
      <style:text-properties officeooo:rsid="03e7870e" officeooo:paragraph-rsid="03e7870e"/>
    </style:style>
    <style:style style:name="P365" style:family="paragraph" style:parent-style-name="Standard">
      <style:text-properties officeooo:rsid="03e99ac2" officeooo:paragraph-rsid="03e9e372"/>
    </style:style>
    <style:style style:name="P366" style:family="paragraph" style:parent-style-name="Standard">
      <style:text-properties officeooo:rsid="03ef4409" officeooo:paragraph-rsid="03ef4409"/>
    </style:style>
    <style:style style:name="P367" style:family="paragraph" style:parent-style-name="Standard">
      <style:text-properties officeooo:rsid="03d84817" officeooo:paragraph-rsid="03df85a5"/>
    </style:style>
    <style:style style:name="P368" style:family="paragraph" style:parent-style-name="Standard">
      <style:text-properties officeooo:rsid="03d84817" officeooo:paragraph-rsid="03e1231e"/>
    </style:style>
    <style:style style:name="P369" style:family="paragraph" style:parent-style-name="Standard">
      <style:text-properties officeooo:rsid="03d84817" officeooo:paragraph-rsid="03e1a61b"/>
    </style:style>
    <style:style style:name="P370" style:family="paragraph" style:parent-style-name="Standard">
      <style:text-properties officeooo:rsid="03d84817" officeooo:paragraph-rsid="03e1fe96"/>
    </style:style>
    <style:style style:name="P371" style:family="paragraph" style:parent-style-name="Standard">
      <style:text-properties officeooo:rsid="03d84817" officeooo:paragraph-rsid="03e30a35"/>
    </style:style>
    <style:style style:name="P372" style:family="paragraph" style:parent-style-name="Standard">
      <style:text-properties officeooo:rsid="03d84817" officeooo:paragraph-rsid="03e498b3"/>
    </style:style>
    <style:style style:name="P373" style:family="paragraph" style:parent-style-name="Standard">
      <style:text-properties officeooo:rsid="03f5195c" officeooo:paragraph-rsid="03f8c1ba"/>
    </style:style>
    <style:style style:name="P374" style:family="paragraph" style:parent-style-name="Standard">
      <style:text-properties officeooo:rsid="03fa9068" officeooo:paragraph-rsid="03ff5e73"/>
    </style:style>
    <style:style style:name="P375" style:family="paragraph" style:parent-style-name="Standard">
      <style:text-properties officeooo:rsid="04056f95" officeooo:paragraph-rsid="04056f95"/>
    </style:style>
    <style:style style:name="P376" style:family="paragraph" style:parent-style-name="Standard">
      <style:text-properties officeooo:rsid="04096b59" officeooo:paragraph-rsid="040a2a8b"/>
    </style:style>
    <style:style style:name="P377" style:family="paragraph" style:parent-style-name="Standard">
      <style:text-properties officeooo:rsid="040da7db" officeooo:paragraph-rsid="040ea4a9"/>
    </style:style>
    <style:style style:name="P378" style:family="paragraph" style:parent-style-name="Standard">
      <style:text-properties officeooo:rsid="041018c4" officeooo:paragraph-rsid="041018c4"/>
    </style:style>
    <style:style style:name="P379" style:family="paragraph" style:parent-style-name="Standard">
      <style:text-properties officeooo:rsid="0414a000" officeooo:paragraph-rsid="041664b1"/>
    </style:style>
    <style:style style:name="P380" style:family="paragraph" style:parent-style-name="Standard">
      <style:text-properties officeooo:rsid="04185270" officeooo:paragraph-rsid="041e5568"/>
    </style:style>
    <style:style style:name="P381" style:family="paragraph" style:parent-style-name="Standard">
      <style:text-properties officeooo:rsid="0423af3a" officeooo:paragraph-rsid="0423af3a"/>
    </style:style>
    <style:style style:name="P382" style:family="paragraph" style:parent-style-name="Standard">
      <style:text-properties officeooo:rsid="04283b92" officeooo:paragraph-rsid="04283b92"/>
    </style:style>
    <style:style style:name="P383" style:family="paragraph" style:parent-style-name="Standard">
      <style:text-properties officeooo:rsid="042d97b9" officeooo:paragraph-rsid="042d97b9"/>
    </style:style>
    <style:style style:name="P384" style:family="paragraph" style:parent-style-name="Standard">
      <style:text-properties officeooo:rsid="042fac62" officeooo:paragraph-rsid="043322e6"/>
    </style:style>
    <style:style style:name="P385" style:family="paragraph" style:parent-style-name="Standard">
      <style:text-properties officeooo:rsid="043622f6" officeooo:paragraph-rsid="043622f6"/>
    </style:style>
    <style:style style:name="P386" style:family="paragraph" style:parent-style-name="Standard">
      <style:text-properties officeooo:rsid="043622f6" officeooo:paragraph-rsid="0449bd92"/>
    </style:style>
    <style:style style:name="P387" style:family="paragraph" style:parent-style-name="Standard">
      <style:text-properties officeooo:rsid="0449bd92" officeooo:paragraph-rsid="044c5f54"/>
    </style:style>
    <style:style style:name="P388" style:family="paragraph" style:parent-style-name="Standard">
      <style:text-properties officeooo:rsid="044d587e" officeooo:paragraph-rsid="044de190"/>
    </style:style>
    <style:style style:name="P389" style:family="paragraph" style:parent-style-name="Standard">
      <style:text-properties officeooo:rsid="04542d04" officeooo:paragraph-rsid="04542d04"/>
    </style:style>
    <style:style style:name="P390" style:family="paragraph" style:parent-style-name="Standard">
      <style:text-properties officeooo:rsid="0458c65d" officeooo:paragraph-rsid="045a19cb"/>
    </style:style>
    <style:style style:name="P391" style:family="paragraph" style:parent-style-name="Standard">
      <style:text-properties officeooo:rsid="0458c65d" officeooo:paragraph-rsid="045c1067"/>
    </style:style>
    <style:style style:name="P392" style:family="paragraph" style:parent-style-name="Standard">
      <style:text-properties officeooo:rsid="0458c65d" officeooo:paragraph-rsid="046136ae"/>
    </style:style>
    <style:style style:name="P393" style:family="paragraph" style:parent-style-name="Standard">
      <style:text-properties officeooo:rsid="0458c65d" officeooo:paragraph-rsid="04656bf5"/>
    </style:style>
    <style:style style:name="P394" style:family="paragraph" style:parent-style-name="Standard">
      <style:text-properties officeooo:rsid="045a19cb" officeooo:paragraph-rsid="0460536b"/>
    </style:style>
    <style:style style:name="P395" style:family="paragraph" style:parent-style-name="Standard">
      <style:text-properties officeooo:rsid="046747b3" officeooo:paragraph-rsid="046b0733"/>
    </style:style>
    <style:style style:name="P396" style:family="paragraph" style:parent-style-name="Standard">
      <style:text-properties officeooo:rsid="0474c7d9" officeooo:paragraph-rsid="0474c7d9"/>
    </style:style>
    <style:style style:name="P397" style:family="paragraph" style:parent-style-name="Standard">
      <style:text-properties officeooo:rsid="04754fea" officeooo:paragraph-rsid="04754fea"/>
    </style:style>
    <style:style style:name="P398" style:family="paragraph" style:parent-style-name="Standard">
      <style:text-properties officeooo:rsid="047616bb" officeooo:paragraph-rsid="047616bb"/>
    </style:style>
    <style:style style:name="P399" style:family="paragraph" style:parent-style-name="Standard">
      <style:text-properties officeooo:paragraph-rsid="0483a52b"/>
    </style:style>
    <style:style style:name="P400" style:family="paragraph" style:parent-style-name="Standard">
      <style:text-properties officeooo:paragraph-rsid="048490d1"/>
    </style:style>
    <style:style style:name="P401" style:family="paragraph" style:parent-style-name="Standard">
      <style:text-properties officeooo:paragraph-rsid="0488d145"/>
    </style:style>
    <style:style style:name="P402" style:family="paragraph" style:parent-style-name="Standard">
      <style:text-properties officeooo:paragraph-rsid="04898598"/>
    </style:style>
    <style:style style:name="P403" style:family="paragraph" style:parent-style-name="Standard">
      <style:text-properties officeooo:paragraph-rsid="0489b1aa"/>
    </style:style>
    <style:style style:name="P404" style:family="paragraph" style:parent-style-name="Standard">
      <style:text-properties officeooo:paragraph-rsid="048a4ce0"/>
    </style:style>
    <style:style style:name="P405" style:family="paragraph" style:parent-style-name="Standard">
      <style:text-properties officeooo:paragraph-rsid="048bcdc3"/>
    </style:style>
    <style:style style:name="P406" style:family="paragraph" style:parent-style-name="Standard">
      <style:text-properties officeooo:paragraph-rsid="048e039a"/>
    </style:style>
    <style:style style:name="P407" style:family="paragraph" style:parent-style-name="Standard">
      <style:text-properties officeooo:paragraph-rsid="049527bf"/>
    </style:style>
    <style:style style:name="P408" style:family="paragraph" style:parent-style-name="Standard">
      <style:text-properties officeooo:paragraph-rsid="0499271b"/>
    </style:style>
    <style:style style:name="P409" style:family="paragraph" style:parent-style-name="Standard">
      <style:text-properties officeooo:paragraph-rsid="049badc2"/>
    </style:style>
    <style:style style:name="P410" style:family="paragraph" style:parent-style-name="Standard">
      <style:text-properties officeooo:paragraph-rsid="04a12401"/>
    </style:style>
    <style:style style:name="P411" style:family="paragraph" style:parent-style-name="Standard">
      <style:text-properties officeooo:paragraph-rsid="04a2a9a1"/>
    </style:style>
    <style:style style:name="P412" style:family="paragraph" style:parent-style-name="Standard">
      <style:text-properties officeooo:paragraph-rsid="04a5f3e5"/>
    </style:style>
    <style:style style:name="P413" style:family="paragraph" style:parent-style-name="Standard">
      <style:text-properties officeooo:paragraph-rsid="04a97a77"/>
    </style:style>
    <style:style style:name="P414" style:family="paragraph" style:parent-style-name="Standard">
      <style:text-properties officeooo:paragraph-rsid="04aa27ea"/>
    </style:style>
    <style:style style:name="P415" style:family="paragraph" style:parent-style-name="Standard">
      <style:text-properties officeooo:paragraph-rsid="04aa2b8b"/>
    </style:style>
    <style:style style:name="P416" style:family="paragraph" style:parent-style-name="Standard">
      <style:text-properties officeooo:paragraph-rsid="04af237e"/>
    </style:style>
    <style:style style:name="P417" style:family="paragraph" style:parent-style-name="Standard">
      <style:text-properties officeooo:paragraph-rsid="04b5680a"/>
    </style:style>
    <style:style style:name="P418" style:family="paragraph" style:parent-style-name="Standard">
      <style:text-properties officeooo:paragraph-rsid="04b8e372"/>
    </style:style>
    <style:style style:name="P419" style:family="paragraph" style:parent-style-name="Standard">
      <style:text-properties officeooo:paragraph-rsid="04bc7459"/>
    </style:style>
    <style:style style:name="P420" style:family="paragraph" style:parent-style-name="Standard">
      <style:text-properties officeooo:paragraph-rsid="04be06ee"/>
    </style:style>
    <style:style style:name="P421" style:family="paragraph" style:parent-style-name="Standard">
      <style:text-properties officeooo:paragraph-rsid="04bef11b"/>
    </style:style>
    <style:style style:name="P422" style:family="paragraph" style:parent-style-name="Standard">
      <style:text-properties officeooo:paragraph-rsid="04c0c350"/>
    </style:style>
    <style:style style:name="P423" style:family="paragraph" style:parent-style-name="Standard">
      <style:text-properties officeooo:paragraph-rsid="04c46ba1"/>
    </style:style>
    <style:style style:name="P424" style:family="paragraph" style:parent-style-name="Standard">
      <style:text-properties officeooo:paragraph-rsid="04c4f363"/>
    </style:style>
    <style:style style:name="P425" style:family="paragraph" style:parent-style-name="Standard">
      <style:text-properties officeooo:paragraph-rsid="04c60ccd"/>
    </style:style>
    <style:style style:name="P426" style:family="paragraph" style:parent-style-name="Standard">
      <style:text-properties officeooo:paragraph-rsid="04c714ce"/>
    </style:style>
    <style:style style:name="P427" style:family="paragraph" style:parent-style-name="Standard">
      <style:text-properties officeooo:paragraph-rsid="04cb82d4"/>
    </style:style>
    <style:style style:name="P428" style:family="paragraph" style:parent-style-name="Standard">
      <style:text-properties officeooo:paragraph-rsid="04cd2265"/>
    </style:style>
    <style:style style:name="P429" style:family="paragraph" style:parent-style-name="Standard">
      <style:text-properties officeooo:paragraph-rsid="04ce775e"/>
    </style:style>
    <style:style style:name="P430" style:family="paragraph" style:parent-style-name="Standard">
      <style:text-properties officeooo:paragraph-rsid="04d31bfa"/>
    </style:style>
    <style:style style:name="P431" style:family="paragraph" style:parent-style-name="Standard">
      <style:text-properties officeooo:paragraph-rsid="04d3424e"/>
    </style:style>
    <style:style style:name="P432" style:family="paragraph" style:parent-style-name="Standard">
      <style:text-properties officeooo:paragraph-rsid="04d5ba1d"/>
    </style:style>
    <style:style style:name="P433" style:family="paragraph" style:parent-style-name="Standard" style:master-page-name="">
      <style:paragraph-properties style:page-number="auto"/>
      <style:text-properties fo:language="ru" fo:country="RU" officeooo:rsid="01061190" officeooo:paragraph-rsid="01061190"/>
    </style:style>
    <style:style style:name="P434" style:family="paragraph" style:parent-style-name="indent-big">
      <style:text-properties officeooo:rsid="030b838f" officeooo:paragraph-rsid="030b838f"/>
    </style:style>
    <style:style style:name="P435" style:family="paragraph" style:parent-style-name="indent-big">
      <style:text-properties officeooo:rsid="031b36b3" officeooo:paragraph-rsid="031b36b3"/>
    </style:style>
    <style:style style:name="P436" style:family="paragraph" style:parent-style-name="big-left-indent">
      <style:text-properties officeooo:rsid="030b838f" officeooo:paragraph-rsid="030b838f"/>
    </style:style>
    <style:style style:name="P437" style:family="paragraph" style:parent-style-name="center">
      <style:text-properties officeooo:paragraph-rsid="039b20f6"/>
    </style:style>
    <style:style style:name="P438" style:family="paragraph" style:parent-style-name="center">
      <style:text-properties officeooo:paragraph-rsid="03c0abc5"/>
    </style:style>
    <style:style style:name="P439" style:family="paragraph" style:parent-style-name="center">
      <style:text-properties officeooo:rsid="03c0abc5" officeooo:paragraph-rsid="03c0abc5"/>
    </style:style>
    <style:style style:name="P440" style:family="paragraph" style:parent-style-name="center-norm">
      <style:text-properties officeooo:paragraph-rsid="0481af48"/>
    </style:style>
    <style:style style:name="P441" style:family="paragraph" style:parent-style-name="Standard">
      <style:text-properties officeooo:paragraph-rsid="04d5ba1d"/>
    </style:style>
    <style:style style:name="T1" style:family="text">
      <style:text-properties officeooo:rsid="0006143b"/>
    </style:style>
    <style:style style:name="T2" style:family="text">
      <style:text-properties officeooo:rsid="000835cb"/>
    </style:style>
    <style:style style:name="T3" style:family="text">
      <style:text-properties officeooo:rsid="0009e78c"/>
    </style:style>
    <style:style style:name="T4" style:family="text">
      <style:text-properties officeooo:rsid="001b4fe9"/>
    </style:style>
    <style:style style:name="T5" style:family="text">
      <style:text-properties fo:font-style="italic" style:font-style-asian="italic" style:font-style-complex="italic"/>
    </style:style>
    <style:style style:name="T6" style:family="text">
      <style:text-properties fo:font-style="italic" officeooo:rsid="001b4fe9" style:font-style-asian="italic" style:font-style-complex="italic"/>
    </style:style>
    <style:style style:name="T7" style:family="text">
      <style:text-properties fo:font-style="italic" officeooo:rsid="003058a2" style:font-style-asian="italic" style:font-style-complex="italic"/>
    </style:style>
    <style:style style:name="T8" style:family="text">
      <style:text-properties fo:font-style="italic" officeooo:rsid="007685cc" style:font-style-asian="italic" style:font-style-complex="italic"/>
    </style:style>
    <style:style style:name="T9" style:family="text">
      <style:text-properties fo:font-style="italic" officeooo:rsid="00727f7f" style:font-style-asian="italic" style:font-style-complex="italic"/>
    </style:style>
    <style:style style:name="T10" style:family="text">
      <style:text-properties fo:font-style="italic" officeooo:rsid="009d3fd8" style:font-style-asian="italic" style:font-style-complex="italic"/>
    </style:style>
    <style:style style:name="T11" style:family="text">
      <style:text-properties fo:font-style="italic" officeooo:rsid="00a4f3c4" style:font-style-asian="italic" style:font-style-complex="italic"/>
    </style:style>
    <style:style style:name="T12" style:family="text">
      <style:text-properties fo:font-style="italic" officeooo:rsid="00befcbb" style:font-style-asian="italic" style:font-style-complex="italic"/>
    </style:style>
    <style:style style:name="T13" style:family="text">
      <style:text-properties fo:font-style="italic" officeooo:rsid="00dc4584" style:font-style-asian="italic" style:font-style-complex="italic"/>
    </style:style>
    <style:style style:name="T14" style:family="text">
      <style:text-properties fo:font-style="italic" officeooo:rsid="00ea508c" style:font-style-asian="italic" style:font-style-complex="italic"/>
    </style:style>
    <style:style style:name="T15" style:family="text">
      <style:text-properties fo:font-style="italic" officeooo:rsid="00ec1d7b" style:font-style-asian="italic" style:font-style-complex="italic"/>
    </style:style>
    <style:style style:name="T16" style:family="text">
      <style:text-properties fo:font-style="italic" officeooo:rsid="00f70918" style:font-style-asian="italic" style:font-style-complex="italic"/>
    </style:style>
    <style:style style:name="T17" style:family="text">
      <style:text-properties fo:font-style="italic" officeooo:rsid="014e6d1b" style:font-style-asian="italic" style:font-style-complex="italic"/>
    </style:style>
    <style:style style:name="T18" style:family="text">
      <style:text-properties fo:font-style="italic" officeooo:rsid="014f8b5b" style:font-style-asian="italic" style:font-style-complex="italic"/>
    </style:style>
    <style:style style:name="T19" style:family="text">
      <style:text-properties fo:font-style="italic" officeooo:rsid="01550fb3" style:font-style-asian="italic" style:font-style-complex="italic"/>
    </style:style>
    <style:style style:name="T20" style:family="text">
      <style:text-properties fo:font-style="italic" officeooo:rsid="015b9ba0" style:font-style-asian="italic" style:font-style-complex="italic"/>
    </style:style>
    <style:style style:name="T21" style:family="text">
      <style:text-properties fo:font-style="italic" officeooo:rsid="0162a5bc" style:font-style-asian="italic" style:font-style-complex="italic"/>
    </style:style>
    <style:style style:name="T22" style:family="text">
      <style:text-properties fo:font-style="italic" officeooo:rsid="01735a37" style:font-style-asian="italic" style:font-style-complex="italic"/>
    </style:style>
    <style:style style:name="T23" style:family="text">
      <style:text-properties fo:font-style="italic" officeooo:rsid="01850e20" style:font-style-asian="italic" style:font-style-complex="italic"/>
    </style:style>
    <style:style style:name="T24" style:family="text">
      <style:text-properties fo:font-style="italic" officeooo:rsid="0189c69e" style:font-style-asian="italic" style:font-style-complex="italic"/>
    </style:style>
    <style:style style:name="T25" style:family="text">
      <style:text-properties fo:font-style="italic" officeooo:rsid="01932064" style:font-style-asian="italic" style:font-style-complex="italic"/>
    </style:style>
    <style:style style:name="T26" style:family="text">
      <style:text-properties fo:font-style="italic" officeooo:rsid="019d1ad0" style:font-style-asian="italic" style:font-style-complex="italic"/>
    </style:style>
    <style:style style:name="T27" style:family="text">
      <style:text-properties fo:font-style="italic" officeooo:rsid="01b1f69c" style:font-style-asian="italic" style:font-style-complex="italic"/>
    </style:style>
    <style:style style:name="T28" style:family="text">
      <style:text-properties fo:font-style="italic" officeooo:rsid="01bf0653" style:font-style-asian="italic" style:font-style-complex="italic"/>
    </style:style>
    <style:style style:name="T29" style:family="text">
      <style:text-properties fo:font-style="italic" officeooo:rsid="01c81895" style:font-style-asian="italic" style:font-style-complex="italic"/>
    </style:style>
    <style:style style:name="T30" style:family="text">
      <style:text-properties fo:font-style="italic" officeooo:rsid="01ce668d" style:font-style-asian="italic" style:font-style-complex="italic"/>
    </style:style>
    <style:style style:name="T31" style:family="text">
      <style:text-properties fo:font-style="italic" officeooo:rsid="01e77783" style:font-style-asian="italic" style:font-style-complex="italic"/>
    </style:style>
    <style:style style:name="T32" style:family="text">
      <style:text-properties fo:font-style="italic" officeooo:rsid="01e97356" style:font-style-asian="italic" style:font-style-complex="italic"/>
    </style:style>
    <style:style style:name="T33" style:family="text">
      <style:text-properties fo:font-style="italic" officeooo:rsid="01ea9cd9" style:font-style-asian="italic" style:font-style-complex="italic"/>
    </style:style>
    <style:style style:name="T34" style:family="text">
      <style:text-properties fo:font-style="italic" officeooo:rsid="01ed3b8d" style:font-style-asian="italic" style:font-style-complex="italic"/>
    </style:style>
    <style:style style:name="T35" style:family="text">
      <style:text-properties fo:font-style="italic" officeooo:rsid="01f0ea24" style:font-style-asian="italic" style:font-style-complex="italic"/>
    </style:style>
    <style:style style:name="T36" style:family="text">
      <style:text-properties fo:font-style="italic" officeooo:rsid="0205adbf" style:font-style-asian="italic" style:font-style-complex="italic"/>
    </style:style>
    <style:style style:name="T37" style:family="text">
      <style:text-properties fo:font-style="italic" officeooo:rsid="020cc7df" style:font-style-asian="italic" style:font-style-complex="italic"/>
    </style:style>
    <style:style style:name="T38" style:family="text">
      <style:text-properties fo:font-style="italic" officeooo:rsid="0227d0c5" style:font-style-asian="italic" style:font-style-complex="italic"/>
    </style:style>
    <style:style style:name="T39" style:family="text">
      <style:text-properties fo:font-style="italic" officeooo:rsid="022927b8" style:font-style-asian="italic" style:font-style-complex="italic"/>
    </style:style>
    <style:style style:name="T40" style:family="text">
      <style:text-properties fo:font-style="italic" officeooo:rsid="022ad238" style:font-style-asian="italic" style:font-style-complex="italic"/>
    </style:style>
    <style:style style:name="T41" style:family="text">
      <style:text-properties fo:font-style="italic" officeooo:rsid="02371e3c" style:font-style-asian="italic" style:font-style-complex="italic"/>
    </style:style>
    <style:style style:name="T42" style:family="text">
      <style:text-properties fo:font-style="italic" officeooo:rsid="023d1519" style:font-style-asian="italic" style:font-style-complex="italic"/>
    </style:style>
    <style:style style:name="T43" style:family="text">
      <style:text-properties fo:font-style="italic" officeooo:rsid="023f862e" style:font-style-asian="italic" style:font-style-complex="italic"/>
    </style:style>
    <style:style style:name="T44" style:family="text">
      <style:text-properties fo:font-style="italic" officeooo:rsid="024321c4" style:font-style-asian="italic" style:font-style-complex="italic"/>
    </style:style>
    <style:style style:name="T45" style:family="text">
      <style:text-properties fo:font-style="italic" officeooo:rsid="0250d4d2" style:font-style-asian="italic" style:font-style-complex="italic"/>
    </style:style>
    <style:style style:name="T46" style:family="text">
      <style:text-properties fo:font-style="italic" officeooo:rsid="025a9308" style:font-style-asian="italic" style:font-style-complex="italic"/>
    </style:style>
    <style:style style:name="T47" style:family="text">
      <style:text-properties fo:font-style="italic" officeooo:rsid="025d2e95" style:font-style-asian="italic" style:font-style-complex="italic"/>
    </style:style>
    <style:style style:name="T48" style:family="text">
      <style:text-properties fo:font-style="italic" officeooo:rsid="025e3220" style:font-style-asian="italic" style:font-style-complex="italic"/>
    </style:style>
    <style:style style:name="T49" style:family="text">
      <style:text-properties fo:font-style="italic" officeooo:rsid="025f9e0e" style:font-style-asian="italic" style:font-style-complex="italic"/>
    </style:style>
    <style:style style:name="T50" style:family="text">
      <style:text-properties fo:font-style="italic" officeooo:rsid="0261823d" style:font-style-asian="italic" style:font-style-complex="italic"/>
    </style:style>
    <style:style style:name="T51" style:family="text">
      <style:text-properties fo:font-style="italic" officeooo:rsid="026387cf" style:font-style-asian="italic" style:font-style-complex="italic"/>
    </style:style>
    <style:style style:name="T52" style:family="text">
      <style:text-properties fo:font-style="italic" officeooo:rsid="0277a205" style:font-style-asian="italic" style:font-style-complex="italic"/>
    </style:style>
    <style:style style:name="T53" style:family="text">
      <style:text-properties fo:font-style="italic" officeooo:rsid="02797e3a" style:font-style-asian="italic" style:font-style-complex="italic"/>
    </style:style>
    <style:style style:name="T54" style:family="text">
      <style:text-properties fo:font-style="italic" officeooo:rsid="027ae545" style:font-style-asian="italic" style:font-style-complex="italic"/>
    </style:style>
    <style:style style:name="T55" style:family="text">
      <style:text-properties fo:font-style="italic" officeooo:rsid="02812dc4" style:font-style-asian="italic" style:font-style-complex="italic"/>
    </style:style>
    <style:style style:name="T56" style:family="text">
      <style:text-properties fo:font-style="italic" officeooo:rsid="028537f3" style:font-style-asian="italic" style:font-style-complex="italic"/>
    </style:style>
    <style:style style:name="T57" style:family="text">
      <style:text-properties fo:font-style="italic" officeooo:rsid="02880feb" style:font-style-asian="italic" style:font-style-complex="italic"/>
    </style:style>
    <style:style style:name="T58" style:family="text">
      <style:text-properties fo:font-style="italic" officeooo:rsid="028bf133" style:font-style-asian="italic" style:font-style-complex="italic"/>
    </style:style>
    <style:style style:name="T59" style:family="text">
      <style:text-properties fo:font-style="italic" officeooo:rsid="028dc2d7" style:font-style-asian="italic" style:font-style-complex="italic"/>
    </style:style>
    <style:style style:name="T60" style:family="text">
      <style:text-properties fo:font-style="italic" officeooo:rsid="0274d108" style:font-style-asian="italic" style:font-style-complex="italic"/>
    </style:style>
    <style:style style:name="T61" style:family="text">
      <style:text-properties fo:font-style="italic" officeooo:rsid="02c1a870" style:font-style-asian="italic" style:font-style-complex="italic"/>
    </style:style>
    <style:style style:name="T62" style:family="text">
      <style:text-properties fo:font-style="italic" officeooo:rsid="02d1fcc5" style:font-style-asian="italic" style:font-style-complex="italic"/>
    </style:style>
    <style:style style:name="T63" style:family="text">
      <style:text-properties fo:font-style="italic" officeooo:rsid="02d4e167" style:font-style-asian="italic" style:font-style-complex="italic"/>
    </style:style>
    <style:style style:name="T64" style:family="text">
      <style:text-properties fo:font-style="italic" officeooo:rsid="02ef3e2a" style:font-style-asian="italic" style:font-style-complex="italic"/>
    </style:style>
    <style:style style:name="T65" style:family="text">
      <style:text-properties fo:font-style="italic" officeooo:rsid="02f5343f" style:font-style-asian="italic" style:font-style-complex="italic"/>
    </style:style>
    <style:style style:name="T66" style:family="text">
      <style:text-properties fo:font-style="italic" officeooo:rsid="02f6c291" style:font-style-asian="italic" style:font-style-complex="italic"/>
    </style:style>
    <style:style style:name="T67" style:family="text">
      <style:text-properties fo:font-style="italic" officeooo:rsid="02f8919f" style:font-style-asian="italic" style:font-style-complex="italic"/>
    </style:style>
    <style:style style:name="T68" style:family="text">
      <style:text-properties fo:font-style="italic" officeooo:rsid="02fc82ed" style:font-style-asian="italic" style:font-style-complex="italic"/>
    </style:style>
    <style:style style:name="T69" style:family="text">
      <style:text-properties fo:font-style="italic" officeooo:rsid="03114010" style:font-style-asian="italic" style:font-style-complex="italic"/>
    </style:style>
    <style:style style:name="T70" style:family="text">
      <style:text-properties fo:font-style="italic" officeooo:rsid="032e6ea2" style:font-style-asian="italic" style:font-style-complex="italic"/>
    </style:style>
    <style:style style:name="T71" style:family="text">
      <style:text-properties fo:font-style="italic" officeooo:rsid="03300cad" style:font-style-asian="italic" style:font-style-complex="italic"/>
    </style:style>
    <style:style style:name="T72" style:family="text">
      <style:text-properties fo:font-style="italic" officeooo:rsid="0335c972" style:font-style-asian="italic" style:font-style-complex="italic"/>
    </style:style>
    <style:style style:name="T73" style:family="text">
      <style:text-properties fo:font-style="italic" officeooo:rsid="0347328d" style:font-style-asian="italic" style:font-style-complex="italic"/>
    </style:style>
    <style:style style:name="T74" style:family="text">
      <style:text-properties fo:font-style="italic" officeooo:rsid="0351327f" style:font-style-asian="italic" style:font-style-complex="italic"/>
    </style:style>
    <style:style style:name="T75" style:family="text">
      <style:text-properties fo:font-style="italic" officeooo:rsid="03a4d788" style:font-style-asian="italic" style:font-style-complex="italic"/>
    </style:style>
    <style:style style:name="T76" style:family="text">
      <style:text-properties fo:font-style="italic" officeooo:rsid="03a93435" style:font-style-asian="italic" style:font-style-complex="italic"/>
    </style:style>
    <style:style style:name="T77" style:family="text">
      <style:text-properties fo:font-style="italic" officeooo:rsid="03b0ee69" style:font-style-asian="italic" style:font-style-complex="italic"/>
    </style:style>
    <style:style style:name="T78" style:family="text">
      <style:text-properties fo:font-style="italic" officeooo:rsid="03c5486b" style:font-style-asian="italic" style:font-style-complex="italic"/>
    </style:style>
    <style:style style:name="T79" style:family="text">
      <style:text-properties fo:font-style="italic" officeooo:rsid="03f65a15" style:font-style-asian="italic" style:font-style-complex="italic"/>
    </style:style>
    <style:style style:name="T80" style:family="text">
      <style:text-properties fo:font-style="italic" officeooo:rsid="04185270" style:font-style-asian="italic" style:font-style-complex="italic"/>
    </style:style>
    <style:style style:name="T81" style:family="text">
      <style:text-properties fo:font-style="italic" officeooo:rsid="041a035b" style:font-style-asian="italic" style:font-style-complex="italic"/>
    </style:style>
    <style:style style:name="T82" style:family="text">
      <style:text-properties fo:font-style="italic" officeooo:rsid="0430b161" style:font-style-asian="italic" style:font-style-complex="italic"/>
    </style:style>
    <style:style style:name="T83" style:family="text">
      <style:text-properties fo:font-style="italic" officeooo:rsid="043659f4" style:font-style-asian="italic" style:font-style-complex="italic"/>
    </style:style>
    <style:style style:name="T84" style:family="text">
      <style:text-properties fo:font-style="italic" officeooo:rsid="044602bb" style:font-style-asian="italic" style:font-style-complex="italic"/>
    </style:style>
    <style:style style:name="T85" style:family="text">
      <style:text-properties fo:font-style="italic" officeooo:rsid="04479aea" style:font-style-asian="italic" style:font-style-complex="italic"/>
    </style:style>
    <style:style style:name="T86" style:family="text">
      <style:text-properties fo:font-style="italic" officeooo:rsid="04494599" style:font-style-asian="italic" style:font-style-complex="italic"/>
    </style:style>
    <style:style style:name="T87" style:family="text">
      <style:text-properties fo:font-style="italic" officeooo:rsid="04560cd1" style:font-style-asian="italic" style:font-style-complex="italic"/>
    </style:style>
    <style:style style:name="T88" style:family="text">
      <style:text-properties fo:font-style="italic" officeooo:rsid="045a19cb" style:font-style-asian="italic" style:font-style-complex="italic"/>
    </style:style>
    <style:style style:name="T89" style:family="text">
      <style:text-properties fo:font-style="italic" officeooo:rsid="04656bf5" style:font-style-asian="italic" style:font-style-complex="italic"/>
    </style:style>
    <style:style style:name="T90" style:family="text">
      <style:text-properties fo:font-style="italic" officeooo:rsid="04800dce" style:font-style-asian="italic" style:font-style-complex="italic"/>
    </style:style>
    <style:style style:name="T91" style:family="text">
      <style:text-properties fo:font-style="italic" fo:font-weight="normal" style:font-style-asian="italic" style:font-weight-asian="normal" style:font-style-complex="italic" style:font-weight-complex="normal"/>
    </style:style>
    <style:style style:name="T92" style:family="text">
      <style:text-properties officeooo:rsid="003058a2"/>
    </style:style>
    <style:style style:name="T93" style:family="text">
      <style:text-properties officeooo:rsid="003415f1"/>
    </style:style>
    <style:style style:name="T94" style:family="text">
      <style:text-properties officeooo:rsid="00363ab8"/>
    </style:style>
    <style:style style:name="T95" style:family="text">
      <style:text-properties officeooo:rsid="0038daec"/>
    </style:style>
    <style:style style:name="T96" style:family="text">
      <style:text-properties officeooo:rsid="003929d3"/>
    </style:style>
    <style:style style:name="T97" style:family="text">
      <style:text-properties officeooo:rsid="003b022f"/>
    </style:style>
    <style:style style:name="T98" style:family="text">
      <style:text-properties officeooo:rsid="003bd8eb"/>
    </style:style>
    <style:style style:name="T99" style:family="text">
      <style:text-properties officeooo:rsid="003d934b"/>
    </style:style>
    <style:style style:name="T100" style:family="text">
      <style:text-properties fo:font-style="normal" style:font-style-asian="normal" style:font-style-complex="normal"/>
    </style:style>
    <style:style style:name="T101" style:family="text">
      <style:text-properties fo:font-style="normal" officeooo:rsid="003d934b" style:font-style-asian="normal" style:font-style-complex="normal"/>
    </style:style>
    <style:style style:name="T102" style:family="text">
      <style:text-properties fo:font-style="normal" officeooo:rsid="003e4e43" style:font-style-asian="normal" style:font-style-complex="normal"/>
    </style:style>
    <style:style style:name="T103" style:family="text">
      <style:text-properties fo:font-style="normal" officeooo:rsid="003f3465" style:font-style-asian="normal" style:font-style-complex="normal"/>
    </style:style>
    <style:style style:name="T104" style:family="text">
      <style:text-properties fo:font-style="normal" officeooo:rsid="00406898" style:font-style-asian="normal" style:font-style-complex="normal"/>
    </style:style>
    <style:style style:name="T105" style:family="text">
      <style:text-properties fo:font-style="normal" officeooo:rsid="00419d67" style:font-style-asian="normal" style:font-style-complex="normal"/>
    </style:style>
    <style:style style:name="T106" style:family="text">
      <style:text-properties fo:font-style="normal" officeooo:rsid="0041f17d" style:font-style-asian="normal" style:font-style-complex="normal"/>
    </style:style>
    <style:style style:name="T107" style:family="text">
      <style:text-properties fo:font-style="normal" officeooo:rsid="0043d4c5" style:font-style-asian="normal" style:font-style-complex="normal"/>
    </style:style>
    <style:style style:name="T108" style:family="text">
      <style:text-properties fo:font-style="normal" officeooo:rsid="00454c66" style:font-style-asian="normal" style:font-style-complex="normal"/>
    </style:style>
    <style:style style:name="T109" style:family="text">
      <style:text-properties fo:font-style="normal" officeooo:rsid="0045673d" style:font-style-asian="normal" style:font-style-complex="normal"/>
    </style:style>
    <style:style style:name="T110" style:family="text">
      <style:text-properties fo:font-style="normal" officeooo:rsid="0045751f" style:font-style-asian="normal" style:font-style-complex="normal"/>
    </style:style>
    <style:style style:name="T111" style:family="text">
      <style:text-properties fo:font-style="normal" officeooo:rsid="0045a057" style:font-style-asian="normal" style:font-style-complex="normal"/>
    </style:style>
    <style:style style:name="T112" style:family="text">
      <style:text-properties fo:font-style="normal" officeooo:rsid="00476c5f" style:font-style-asian="normal" style:font-style-complex="normal"/>
    </style:style>
    <style:style style:name="T113" style:family="text">
      <style:text-properties fo:font-style="normal" officeooo:rsid="004bafc6" style:font-style-asian="normal" style:font-style-complex="normal"/>
    </style:style>
    <style:style style:name="T114" style:family="text">
      <style:text-properties fo:font-style="normal" officeooo:rsid="004c76d2" style:font-style-asian="normal" style:font-style-complex="normal"/>
    </style:style>
    <style:style style:name="T115" style:family="text">
      <style:text-properties fo:font-style="normal" officeooo:rsid="004df15c" style:font-style-asian="normal" style:font-style-complex="normal"/>
    </style:style>
    <style:style style:name="T116" style:family="text">
      <style:text-properties fo:font-style="normal" officeooo:rsid="004e7bda" style:font-style-asian="normal" style:font-style-complex="normal"/>
    </style:style>
    <style:style style:name="T117" style:family="text">
      <style:text-properties fo:font-style="normal" officeooo:rsid="004e8660" style:font-style-asian="normal" style:font-style-complex="normal"/>
    </style:style>
    <style:style style:name="T118" style:family="text">
      <style:text-properties fo:font-style="normal" officeooo:rsid="004efd4c" style:font-style-asian="normal" style:font-style-complex="normal"/>
    </style:style>
    <style:style style:name="T119" style:family="text">
      <style:text-properties fo:font-style="normal" officeooo:rsid="0050007e" style:font-style-asian="normal" style:font-style-complex="normal"/>
    </style:style>
    <style:style style:name="T120" style:family="text">
      <style:text-properties fo:font-style="normal" officeooo:rsid="00505d06" style:font-style-asian="normal" style:font-style-complex="normal"/>
    </style:style>
    <style:style style:name="T121" style:family="text">
      <style:text-properties fo:font-style="normal" officeooo:rsid="0051d955" style:font-style-asian="normal" style:font-style-complex="normal"/>
    </style:style>
    <style:style style:name="T122" style:family="text">
      <style:text-properties fo:font-style="normal" officeooo:rsid="0052ca59" style:font-style-asian="normal" style:font-style-complex="normal"/>
    </style:style>
    <style:style style:name="T123" style:family="text">
      <style:text-properties fo:font-style="normal" officeooo:rsid="0055d1bf" style:font-style-asian="normal" style:font-style-complex="normal"/>
    </style:style>
    <style:style style:name="T124" style:family="text">
      <style:text-properties fo:font-style="normal" officeooo:rsid="0056a681" style:font-style-asian="normal" style:font-style-complex="normal"/>
    </style:style>
    <style:style style:name="T125" style:family="text">
      <style:text-properties fo:font-style="normal" officeooo:rsid="00570cff" style:font-style-asian="normal" style:font-style-complex="normal"/>
    </style:style>
    <style:style style:name="T126" style:family="text">
      <style:text-properties fo:font-style="normal" officeooo:rsid="0057833b" style:font-style-asian="normal" style:font-style-complex="normal"/>
    </style:style>
    <style:style style:name="T127" style:family="text">
      <style:text-properties fo:font-style="normal" officeooo:rsid="0058939d" style:font-style-asian="normal" style:font-style-complex="normal"/>
    </style:style>
    <style:style style:name="T128" style:family="text">
      <style:text-properties fo:font-style="normal" officeooo:rsid="005ab894" style:font-style-asian="normal" style:font-style-complex="normal"/>
    </style:style>
    <style:style style:name="T129" style:family="text">
      <style:text-properties fo:font-style="normal" officeooo:rsid="005ab9d4" style:font-style-asian="normal" style:font-style-complex="normal"/>
    </style:style>
    <style:style style:name="T130" style:family="text">
      <style:text-properties fo:font-style="normal" officeooo:rsid="005c47e1" style:font-style-asian="normal" style:font-style-complex="normal"/>
    </style:style>
    <style:style style:name="T131" style:family="text">
      <style:text-properties fo:font-style="normal" officeooo:rsid="005e41dc" style:font-style-asian="normal" style:font-style-complex="normal"/>
    </style:style>
    <style:style style:name="T132" style:family="text">
      <style:text-properties fo:font-style="normal" officeooo:rsid="005f7340" style:font-style-asian="normal" style:font-style-complex="normal"/>
    </style:style>
    <style:style style:name="T133" style:family="text">
      <style:text-properties fo:font-style="normal" officeooo:rsid="005f7f84" style:font-style-asian="normal" style:font-style-complex="normal"/>
    </style:style>
    <style:style style:name="T134" style:family="text">
      <style:text-properties fo:font-style="normal" officeooo:rsid="005fa089" style:font-style-asian="normal" style:font-style-complex="normal"/>
    </style:style>
    <style:style style:name="T135" style:family="text">
      <style:text-properties fo:font-style="normal" officeooo:rsid="00613a24" style:font-style-asian="normal" style:font-style-complex="normal"/>
    </style:style>
    <style:style style:name="T136" style:family="text">
      <style:text-properties fo:font-style="normal" officeooo:rsid="00627b0b" style:font-style-asian="normal" style:font-style-complex="normal"/>
    </style:style>
    <style:style style:name="T137" style:family="text">
      <style:text-properties fo:font-style="normal" officeooo:rsid="006332a0" style:font-style-asian="normal" style:font-style-complex="normal"/>
    </style:style>
    <style:style style:name="T138" style:family="text">
      <style:text-properties fo:font-style="normal" officeooo:rsid="006479b3" style:font-style-asian="normal" style:font-style-complex="normal"/>
    </style:style>
    <style:style style:name="T139" style:family="text">
      <style:text-properties fo:font-style="normal" officeooo:rsid="00660c89" style:font-style-asian="normal" style:font-style-complex="normal"/>
    </style:style>
    <style:style style:name="T140" style:family="text">
      <style:text-properties fo:font-style="normal" officeooo:rsid="0067aaf9" style:font-style-asian="normal" style:font-style-complex="normal"/>
    </style:style>
    <style:style style:name="T141" style:family="text">
      <style:text-properties fo:font-style="normal" officeooo:rsid="0067cefb" style:font-style-asian="normal" style:font-style-complex="normal"/>
    </style:style>
    <style:style style:name="T142" style:family="text">
      <style:text-properties fo:font-style="normal" officeooo:rsid="006b4470" style:font-style-asian="normal" style:font-style-complex="normal"/>
    </style:style>
    <style:style style:name="T143" style:family="text">
      <style:text-properties fo:font-style="normal" officeooo:rsid="006c3a18" style:font-style-asian="normal" style:font-style-complex="normal"/>
    </style:style>
    <style:style style:name="T144" style:family="text">
      <style:text-properties fo:font-style="normal" officeooo:rsid="006cfea0" style:font-style-asian="normal" style:font-style-complex="normal"/>
    </style:style>
    <style:style style:name="T145" style:family="text">
      <style:text-properties fo:font-style="normal" officeooo:rsid="006f5a1d" style:font-style-asian="normal" style:font-style-complex="normal"/>
    </style:style>
    <style:style style:name="T146" style:family="text">
      <style:text-properties fo:font-style="normal" officeooo:rsid="025d2e95" style:font-style-asian="normal" style:font-style-complex="normal"/>
    </style:style>
    <style:style style:name="T147" style:family="text">
      <style:text-properties fo:font-style="normal" officeooo:rsid="02595af3" style:font-style-asian="normal" style:font-style-complex="normal"/>
    </style:style>
    <style:style style:name="T148" style:family="text">
      <style:text-properties fo:font-style="normal" officeooo:rsid="0259ca07" style:font-style-asian="normal" style:font-style-complex="normal"/>
    </style:style>
    <style:style style:name="T149" style:family="text">
      <style:text-properties fo:font-style="normal" officeooo:rsid="025e3220" style:font-style-asian="normal" style:font-style-complex="normal"/>
    </style:style>
    <style:style style:name="T150" style:family="text">
      <style:text-properties fo:font-style="normal" officeooo:rsid="0264f7aa" style:font-style-asian="normal" style:font-style-complex="normal"/>
    </style:style>
    <style:style style:name="T151" style:family="text">
      <style:text-properties fo:font-style="normal" officeooo:rsid="035acf84" style:font-style-asian="normal" style:font-style-complex="normal"/>
    </style:style>
    <style:style style:name="T152" style:family="text">
      <style:text-properties fo:font-style="normal" officeooo:rsid="038ef054" style:font-style-asian="normal" style:font-style-complex="normal"/>
    </style:style>
    <style:style style:name="T153" style:family="text">
      <style:text-properties fo:font-style="normal" officeooo:rsid="044602bb" style:font-style-asian="normal" style:font-style-complex="normal"/>
    </style:style>
    <style:style style:name="T154" style:family="text">
      <style:text-properties fo:font-style="normal" officeooo:rsid="04479aea" style:font-style-asian="normal" style:font-style-complex="normal"/>
    </style:style>
    <style:style style:name="T155" style:family="text">
      <style:text-properties fo:font-style="normal" officeooo:rsid="04489af3" style:font-style-asian="normal" style:font-style-complex="normal"/>
    </style:style>
    <style:style style:name="T156" style:family="text">
      <style:text-properties fo:font-style="normal" officeooo:rsid="04494599" style:font-style-asian="normal" style:font-style-complex="normal"/>
    </style:style>
    <style:style style:name="T157" style:family="text">
      <style:text-properties fo:font-style="normal" officeooo:rsid="0449bd92" style:font-style-asian="normal" style:font-style-complex="normal"/>
    </style:style>
    <style:style style:name="T158" style:family="text">
      <style:text-properties fo:font-style="normal" officeooo:rsid="044b8fd0" style:font-style-asian="normal" style:font-style-complex="normal"/>
    </style:style>
    <style:style style:name="T159" style:family="text">
      <style:text-properties fo:font-style="normal" officeooo:rsid="044c5f54" style:font-style-asian="normal" style:font-style-complex="normal"/>
    </style:style>
    <style:style style:name="T160" style:family="text">
      <style:text-properties fo:font-style="normal" officeooo:rsid="044cc0b6" style:font-style-asian="normal" style:font-style-complex="normal"/>
    </style:style>
    <style:style style:name="T161" style:family="text">
      <style:text-properties fo:font-style="normal" officeooo:rsid="044de190" style:font-style-asian="normal" style:font-style-complex="normal"/>
    </style:style>
    <style:style style:name="T162" style:family="text">
      <style:text-properties fo:font-style="normal" officeooo:rsid="044f1751" style:font-style-asian="normal" style:font-style-complex="normal"/>
    </style:style>
    <style:style style:name="T163" style:family="text">
      <style:text-properties fo:font-style="normal" officeooo:rsid="04508927" style:font-style-asian="normal" style:font-style-complex="normal"/>
    </style:style>
    <style:style style:name="T164" style:family="text">
      <style:text-properties fo:font-style="normal" officeooo:rsid="04510910" style:font-style-asian="normal" style:font-style-complex="normal"/>
    </style:style>
    <style:style style:name="T165" style:family="text">
      <style:text-properties fo:font-style="normal" officeooo:rsid="0452c621" style:font-style-asian="normal" style:font-style-complex="normal"/>
    </style:style>
    <style:style style:name="T166" style:family="text">
      <style:text-properties fo:font-style="normal" officeooo:rsid="04542d04" style:font-style-asian="normal" style:font-style-complex="normal"/>
    </style:style>
    <style:style style:name="T167" style:family="text">
      <style:text-properties fo:font-style="normal" officeooo:rsid="0455d0a3" style:font-style-asian="normal" style:font-style-complex="normal"/>
    </style:style>
    <style:style style:name="T168" style:family="text">
      <style:text-properties fo:font-style="normal" officeooo:rsid="04560cd1" style:font-style-asian="normal" style:font-style-complex="normal"/>
    </style:style>
    <style:style style:name="T169" style:family="text">
      <style:text-properties fo:font-style="normal" officeooo:rsid="0457b7ab" style:font-style-asian="normal" style:font-style-complex="normal"/>
    </style:style>
    <style:style style:name="T170" style:family="text">
      <style:text-properties fo:font-style="normal" officeooo:rsid="0458c65d" style:font-style-asian="normal" style:font-style-complex="normal"/>
    </style:style>
    <style:style style:name="T171" style:family="text">
      <style:text-properties fo:font-style="normal" officeooo:rsid="045a19cb" style:font-style-asian="normal" style:font-style-complex="normal"/>
    </style:style>
    <style:style style:name="T172" style:family="text">
      <style:text-properties fo:font-style="normal" officeooo:rsid="045c1067" style:font-style-asian="normal" style:font-style-complex="normal"/>
    </style:style>
    <style:style style:name="T173" style:family="text">
      <style:text-properties fo:font-style="normal" officeooo:rsid="045d76f7" style:font-style-asian="normal" style:font-style-complex="normal"/>
    </style:style>
    <style:style style:name="T174" style:family="text">
      <style:text-properties fo:font-style="normal" officeooo:rsid="045e2ab3" style:font-style-asian="normal" style:font-style-complex="normal"/>
    </style:style>
    <style:style style:name="T175" style:family="text">
      <style:text-properties fo:font-style="normal" officeooo:rsid="045f351b" style:font-style-asian="normal" style:font-style-complex="normal"/>
    </style:style>
    <style:style style:name="T176" style:family="text">
      <style:text-properties fo:font-style="normal" officeooo:rsid="0460536b" style:font-style-asian="normal" style:font-style-complex="normal"/>
    </style:style>
    <style:style style:name="T177" style:family="text">
      <style:text-properties fo:font-style="normal" officeooo:rsid="046136ae" style:font-style-asian="normal" style:font-style-complex="normal"/>
    </style:style>
    <style:style style:name="T178" style:family="text">
      <style:text-properties fo:font-style="normal" officeooo:rsid="04644523" style:font-style-asian="normal" style:font-style-complex="normal"/>
    </style:style>
    <style:style style:name="T179" style:family="text">
      <style:text-properties fo:font-style="normal" officeooo:rsid="0464c765" style:font-style-asian="normal" style:font-style-complex="normal"/>
    </style:style>
    <style:style style:name="T180" style:family="text">
      <style:text-properties fo:font-style="normal" officeooo:rsid="04656bf5" style:font-style-asian="normal" style:font-style-complex="normal"/>
    </style:style>
    <style:style style:name="T181" style:family="text">
      <style:text-properties fo:font-style="normal" officeooo:rsid="0466a931" style:font-style-asian="normal" style:font-style-complex="normal"/>
    </style:style>
    <style:style style:name="T182" style:family="text">
      <style:text-properties fo:font-style="normal" officeooo:rsid="04682baf" style:font-style-asian="normal" style:font-style-complex="normal"/>
    </style:style>
    <style:style style:name="T183" style:family="text">
      <style:text-properties fo:font-style="normal" officeooo:rsid="04694282" style:font-style-asian="normal" style:font-style-complex="normal"/>
    </style:style>
    <style:style style:name="T184" style:family="text">
      <style:text-properties fo:font-style="normal" officeooo:rsid="046a63f0" style:font-style-asian="normal" style:font-style-complex="normal"/>
    </style:style>
    <style:style style:name="T185" style:family="text">
      <style:text-properties fo:font-style="normal" officeooo:rsid="046b0733" style:font-style-asian="normal" style:font-style-complex="normal"/>
    </style:style>
    <style:style style:name="T186" style:family="text">
      <style:text-properties fo:font-style="normal" officeooo:rsid="046d0175" style:font-style-asian="normal" style:font-style-complex="normal"/>
    </style:style>
    <style:style style:name="T187" style:family="text">
      <style:text-properties fo:font-style="normal" officeooo:rsid="046e09bf" style:font-style-asian="normal" style:font-style-complex="normal"/>
    </style:style>
    <style:style style:name="T188" style:family="text">
      <style:text-properties fo:font-style="normal" officeooo:rsid="0470f4ea" style:font-style-asian="normal" style:font-style-complex="normal"/>
    </style:style>
    <style:style style:name="T189" style:family="text">
      <style:text-properties fo:font-style="normal" officeooo:rsid="047120dc" style:font-style-asian="normal" style:font-style-complex="normal"/>
    </style:style>
    <style:style style:name="T190" style:family="text">
      <style:text-properties fo:font-style="normal" officeooo:rsid="04754fea" style:font-style-asian="normal" style:font-style-complex="normal"/>
    </style:style>
    <style:style style:name="T191" style:family="text">
      <style:text-properties fo:font-style="normal" officeooo:rsid="0476750e" style:font-style-asian="normal" style:font-style-complex="normal"/>
    </style:style>
    <style:style style:name="T192" style:family="text">
      <style:text-properties fo:font-style="normal" officeooo:rsid="047695ed" style:font-style-asian="normal" style:font-style-complex="normal"/>
    </style:style>
    <style:style style:name="T193" style:family="text">
      <style:text-properties fo:font-style="normal" officeooo:rsid="04784c34" style:font-style-asian="normal" style:font-style-complex="normal"/>
    </style:style>
    <style:style style:name="T194" style:family="text">
      <style:text-properties fo:font-style="normal" officeooo:rsid="0481af48" style:font-style-asian="normal" style:font-style-complex="normal"/>
    </style:style>
    <style:style style:name="T195" style:family="text">
      <style:text-properties officeooo:rsid="00727f7f"/>
    </style:style>
    <style:style style:name="T196" style:family="text">
      <style:text-properties officeooo:rsid="0073c117"/>
    </style:style>
    <style:style style:name="T197" style:family="text">
      <style:text-properties officeooo:rsid="0073fd95"/>
    </style:style>
    <style:style style:name="T198" style:family="text">
      <style:text-properties officeooo:rsid="007685cc"/>
    </style:style>
    <style:style style:name="T199" style:family="text">
      <style:text-properties officeooo:rsid="0077986c"/>
    </style:style>
    <style:style style:name="T200" style:family="text">
      <style:text-properties officeooo:rsid="0078fa12"/>
    </style:style>
    <style:style style:name="T201" style:family="text">
      <style:text-properties officeooo:rsid="007bbeff"/>
    </style:style>
    <style:style style:name="T202" style:family="text">
      <style:text-properties officeooo:rsid="007bfd59"/>
    </style:style>
    <style:style style:name="T203" style:family="text">
      <style:text-properties officeooo:rsid="0080a39c"/>
    </style:style>
    <style:style style:name="T204" style:family="text">
      <style:text-properties officeooo:rsid="0083db86"/>
    </style:style>
    <style:style style:name="T205" style:family="text">
      <style:text-properties officeooo:rsid="009480a7"/>
    </style:style>
    <style:style style:name="T206" style:family="text">
      <style:text-properties officeooo:rsid="009aa109"/>
    </style:style>
    <style:style style:name="T207" style:family="text">
      <style:text-properties officeooo:rsid="009d3fd8"/>
    </style:style>
    <style:style style:name="T208" style:family="text">
      <style:text-properties officeooo:rsid="009ec2e1"/>
    </style:style>
    <style:style style:name="T209" style:family="text">
      <style:text-properties officeooo:rsid="00a273e6"/>
    </style:style>
    <style:style style:name="T210" style:family="text">
      <style:text-properties officeooo:rsid="00a41c24"/>
    </style:style>
    <style:style style:name="T211" style:family="text">
      <style:text-properties officeooo:rsid="00a4f3c4"/>
    </style:style>
    <style:style style:name="T212" style:family="text">
      <style:text-properties officeooo:rsid="00ab0f04"/>
    </style:style>
    <style:style style:name="T213" style:family="text">
      <style:text-properties officeooo:rsid="00ad85b9"/>
    </style:style>
    <style:style style:name="T214" style:family="text">
      <style:text-properties officeooo:rsid="00adc398"/>
    </style:style>
    <style:style style:name="T215" style:family="text">
      <style:text-properties officeooo:rsid="00ae5beb"/>
    </style:style>
    <style:style style:name="T216" style:family="text">
      <style:text-properties officeooo:rsid="00b05260"/>
    </style:style>
    <style:style style:name="T217" style:family="text">
      <style:text-properties officeooo:rsid="00b07f59"/>
    </style:style>
    <style:style style:name="T218" style:family="text">
      <style:text-properties officeooo:rsid="00b65346"/>
    </style:style>
    <style:style style:name="T219" style:family="text">
      <style:text-properties officeooo:rsid="00befcbb"/>
    </style:style>
    <style:style style:name="T220" style:family="text">
      <style:text-properties officeooo:rsid="00cc2cd0"/>
    </style:style>
    <style:style style:name="T221" style:family="text">
      <style:text-properties officeooo:rsid="00ce5f9f"/>
    </style:style>
    <style:style style:name="T222" style:family="text">
      <style:text-properties officeooo:rsid="00dc4584"/>
    </style:style>
    <style:style style:name="T223" style:family="text">
      <style:text-properties fo:font-variant="normal" fo:text-transform="none" fo:color="#000000" style:font-name="FreeSerif" fo:font-size="12pt" fo:font-weight="normal" officeooo:rsid="00dc4584" fo:background-color="#ffffff" loext:char-shading-value="0" style:font-size-asian="12pt" style:font-size-complex="12pt"/>
    </style:style>
    <style:style style:name="T224" style:family="text">
      <style:text-properties officeooo:rsid="00e4bc85"/>
    </style:style>
    <style:style style:name="T225" style:family="text">
      <style:text-properties fo:language="ru" fo:country="RU" fo:font-style="normal" style:font-style-asian="normal" style:font-style-complex="normal"/>
    </style:style>
    <style:style style:name="T226" style:family="text">
      <style:text-properties fo:language="ru" fo:country="RU" fo:font-style="normal" officeooo:rsid="00fb6839" style:font-style-asian="normal" style:font-style-complex="normal"/>
    </style:style>
    <style:style style:name="T227" style:family="text">
      <style:text-properties fo:language="ru" fo:country="RU" fo:font-style="normal" officeooo:rsid="00f70918" style:font-style-asian="normal" style:font-style-complex="normal"/>
    </style:style>
    <style:style style:name="T228" style:family="text">
      <style:text-properties fo:language="ru" fo:country="RU" fo:font-style="normal" officeooo:rsid="00fec96f" style:font-style-asian="normal" style:font-style-complex="normal"/>
    </style:style>
    <style:style style:name="T229" style:family="text">
      <style:text-properties fo:language="ru" fo:country="RU" fo:font-style="normal" officeooo:rsid="00ff3848" style:font-style-asian="normal" style:font-style-complex="normal"/>
    </style:style>
    <style:style style:name="T230" style:family="text">
      <style:text-properties fo:language="ru" fo:country="RU" fo:font-style="normal" officeooo:rsid="0100e116" style:font-style-asian="normal" style:font-style-complex="normal"/>
    </style:style>
    <style:style style:name="T231" style:family="text">
      <style:text-properties fo:language="ru" fo:country="RU" fo:font-style="normal" officeooo:rsid="0103e94f" style:font-style-asian="normal" style:font-style-complex="normal"/>
    </style:style>
    <style:style style:name="T232" style:family="text">
      <style:text-properties fo:language="ru" fo:country="RU" fo:font-style="normal" officeooo:rsid="010c406e" style:font-style-asian="normal" style:font-style-complex="normal"/>
    </style:style>
    <style:style style:name="T233" style:family="text">
      <style:text-properties fo:language="ru" fo:country="RU" fo:font-style="normal" officeooo:rsid="010e61ed" style:font-style-asian="normal" style:font-style-complex="normal"/>
    </style:style>
    <style:style style:name="T234" style:family="text">
      <style:text-properties fo:language="ru" fo:country="RU" fo:font-style="normal" officeooo:rsid="010eb35a" style:font-style-asian="normal" style:font-style-complex="normal"/>
    </style:style>
    <style:style style:name="T235" style:family="text">
      <style:text-properties fo:language="ru" fo:country="RU" fo:font-style="normal" officeooo:rsid="010efa48" style:font-style-asian="normal" style:font-style-complex="normal"/>
    </style:style>
    <style:style style:name="T236" style:family="text">
      <style:text-properties fo:language="ru" fo:country="RU" fo:font-style="normal" officeooo:rsid="01104538" style:font-style-asian="normal" style:font-style-complex="normal"/>
    </style:style>
    <style:style style:name="T237" style:family="text">
      <style:text-properties fo:language="ru" fo:country="RU" fo:font-style="normal" officeooo:rsid="01115021" style:font-style-asian="normal" style:font-style-complex="normal"/>
    </style:style>
    <style:style style:name="T238" style:family="text">
      <style:text-properties fo:language="ru" fo:country="RU" fo:font-style="normal" officeooo:rsid="0114d215" style:font-style-asian="normal" style:font-style-complex="normal"/>
    </style:style>
    <style:style style:name="T239" style:family="text">
      <style:text-properties fo:language="ru" fo:country="RU" fo:font-style="normal" officeooo:rsid="01156f2f" style:font-style-asian="normal" style:font-style-complex="normal"/>
    </style:style>
    <style:style style:name="T240" style:family="text">
      <style:text-properties fo:language="ru" fo:country="RU" fo:font-style="normal" officeooo:rsid="0116e5bc" style:font-style-asian="normal" style:font-style-complex="normal"/>
    </style:style>
    <style:style style:name="T241" style:family="text">
      <style:text-properties fo:language="ru" fo:country="RU" fo:font-style="normal" officeooo:rsid="01176066" style:font-style-asian="normal" style:font-style-complex="normal"/>
    </style:style>
    <style:style style:name="T242" style:family="text">
      <style:text-properties fo:language="ru" fo:country="RU" fo:font-style="normal" officeooo:rsid="01193137" style:font-style-asian="normal" style:font-style-complex="normal"/>
    </style:style>
    <style:style style:name="T243" style:family="text">
      <style:text-properties fo:language="ru" fo:country="RU" fo:font-style="normal" officeooo:rsid="012a2dd4" style:font-style-asian="normal" style:font-style-complex="normal"/>
    </style:style>
    <style:style style:name="T244" style:family="text">
      <style:text-properties officeooo:rsid="00ea508c"/>
    </style:style>
    <style:style style:name="T245" style:family="text">
      <style:text-properties officeooo:rsid="00ec1d7b"/>
    </style:style>
    <style:style style:name="T246" style:family="text">
      <style:text-properties fo:font-weight="normal" style:font-weight-asian="normal" style:font-weight-complex="normal"/>
    </style:style>
    <style:style style:name="T247" style:family="text">
      <style:text-properties fo:font-weight="normal" officeooo:rsid="00ec1d7b" style:font-weight-asian="normal" style:font-weight-complex="normal"/>
    </style:style>
    <style:style style:name="T248" style:family="text">
      <style:text-properties fo:font-weight="normal" officeooo:rsid="025e6a9b" style:font-weight-asian="normal" style:font-weight-complex="normal"/>
    </style:style>
    <style:style style:name="T249" style:family="text">
      <style:text-properties fo:font-weight="normal" officeooo:rsid="02595af3" style:font-weight-asian="normal" style:font-weight-complex="normal"/>
    </style:style>
    <style:style style:name="T250" style:family="text">
      <style:text-properties officeooo:rsid="00f70918"/>
    </style:style>
    <style:style style:name="T251" style:family="text">
      <style:text-properties officeooo:rsid="00fcecca"/>
    </style:style>
    <style:style style:name="T252" style:family="text">
      <style:text-properties officeooo:rsid="0109c258"/>
    </style:style>
    <style:style style:name="T253" style:family="text">
      <style:text-properties style:font-name="Liberation Serif1" fo:language="ru" fo:country="RU" fo:font-style="normal" style:font-style-asian="normal" style:font-style-complex="normal"/>
    </style:style>
    <style:style style:name="T254" style:family="text">
      <style:text-properties style:font-name="Liberation Serif1" fo:language="ru" fo:country="RU" fo:font-style="normal" officeooo:rsid="01193137" style:font-style-asian="normal" style:font-style-complex="normal"/>
    </style:style>
    <style:style style:name="T255" style:family="text">
      <style:text-properties style:font-name="Liberation Serif1" fo:language="ru" fo:country="RU" fo:font-style="normal" officeooo:rsid="01193855" style:font-style-asian="normal" style:font-style-complex="normal"/>
    </style:style>
    <style:style style:name="T256" style:family="text">
      <style:text-properties style:font-name="Liberation Serif1" fo:language="ru" fo:country="RU" fo:font-style="normal" officeooo:rsid="0120a3a5" style:font-style-asian="normal" style:font-style-complex="normal"/>
    </style:style>
    <style:style style:name="T257" style:family="text">
      <style:text-properties style:font-name="Liberation Serif1" fo:language="ru" fo:country="RU" fo:font-style="normal" officeooo:rsid="0121cac0" style:font-style-asian="normal" style:font-style-complex="normal"/>
    </style:style>
    <style:style style:name="T258" style:family="text">
      <style:text-properties style:font-name="Liberation Serif1" fo:language="ru" fo:country="RU" fo:font-style="normal" officeooo:rsid="01221f78" style:font-style-asian="normal" style:font-style-complex="normal"/>
    </style:style>
    <style:style style:name="T259" style:family="text">
      <style:text-properties style:font-name="Liberation Serif1" fo:language="ru" fo:country="RU" fo:font-style="normal" officeooo:rsid="012299aa" style:font-style-asian="normal" style:font-style-complex="normal"/>
    </style:style>
    <style:style style:name="T260" style:family="text">
      <style:text-properties style:font-name="Liberation Serif1" fo:language="ru" fo:country="RU" fo:font-style="normal" officeooo:rsid="01231549" style:font-style-asian="normal" style:font-style-complex="normal"/>
    </style:style>
    <style:style style:name="T261" style:family="text">
      <style:text-properties style:font-name="Liberation Serif1" fo:language="ru" fo:country="RU" fo:font-style="normal" officeooo:rsid="0124bf0e" style:font-style-asian="normal" style:font-style-complex="normal"/>
    </style:style>
    <style:style style:name="T262" style:family="text">
      <style:text-properties style:font-name="Liberation Serif1" fo:language="ru" fo:country="RU" fo:font-style="normal" officeooo:rsid="01266a74" style:font-style-asian="normal" style:font-style-complex="normal"/>
    </style:style>
    <style:style style:name="T263" style:family="text">
      <style:text-properties style:font-name="Liberation Serif1" fo:language="ru" fo:country="RU" fo:font-style="normal" officeooo:rsid="01282f49" style:font-style-asian="normal" style:font-style-complex="normal"/>
    </style:style>
    <style:style style:name="T264" style:family="text">
      <style:text-properties style:font-name="Liberation Serif1" fo:language="ru" fo:country="RU" fo:font-style="normal" officeooo:rsid="012a2dd4" style:font-style-asian="normal" style:font-style-complex="normal"/>
    </style:style>
    <style:style style:name="T265" style:family="text">
      <style:text-properties style:font-name="Liberation Serif1" fo:language="ru" fo:country="RU" fo:font-style="normal" officeooo:rsid="0114d215" style:font-style-asian="normal" style:font-style-complex="normal"/>
    </style:style>
    <style:style style:name="T266" style:family="text">
      <style:text-properties style:font-name="Liberation Serif1" fo:language="ru" fo:country="RU" fo:font-style="normal" officeooo:rsid="00f70918" style:font-style-asian="normal" style:font-style-complex="normal"/>
    </style:style>
    <style:style style:name="T267" style:family="text">
      <style:text-properties style:font-name="Liberation Serif1" fo:language="ru" fo:country="RU" fo:font-style="normal" officeooo:rsid="012a79d9" style:font-style-asian="normal" style:font-style-complex="normal"/>
    </style:style>
    <style:style style:name="T268" style:family="text">
      <style:text-properties style:font-name="Liberation Serif1" fo:language="ru" fo:country="RU" fo:font-style="normal" officeooo:rsid="012c1fbf" style:font-style-asian="normal" style:font-style-complex="normal"/>
    </style:style>
    <style:style style:name="T269" style:family="text">
      <style:text-properties style:font-name="Liberation Serif1" fo:language="ru" fo:country="RU" fo:font-style="normal" officeooo:rsid="012d3fcc" style:font-style-asian="normal" style:font-style-complex="normal"/>
    </style:style>
    <style:style style:name="T270" style:family="text">
      <style:text-properties style:font-name="Liberation Serif1" fo:language="ru" fo:country="RU" fo:font-style="normal" officeooo:rsid="012f2009" style:font-style-asian="normal" style:font-style-complex="normal"/>
    </style:style>
    <style:style style:name="T271" style:family="text">
      <style:text-properties style:font-name="Liberation Serif1" fo:language="ru" fo:country="RU" fo:font-style="normal" officeooo:rsid="012fc6d6" style:font-style-asian="normal" style:font-style-complex="normal"/>
    </style:style>
    <style:style style:name="T272" style:family="text">
      <style:text-properties style:font-name="Liberation Serif1" fo:language="ru" fo:country="RU" fo:font-style="normal" officeooo:rsid="01302e2e" style:font-style-asian="normal" style:font-style-complex="normal"/>
    </style:style>
    <style:style style:name="T273" style:family="text">
      <style:text-properties style:font-name="Liberation Serif1" fo:language="ru" fo:country="RU" fo:font-style="normal" officeooo:rsid="01304ab2" style:font-style-asian="normal" style:font-style-complex="normal"/>
    </style:style>
    <style:style style:name="T274" style:family="text">
      <style:text-properties style:font-name="Liberation Serif1" fo:language="ru" fo:country="RU" fo:font-style="normal" officeooo:rsid="0131c2d9" style:font-style-asian="normal" style:font-style-complex="normal"/>
    </style:style>
    <style:style style:name="T275" style:family="text">
      <style:text-properties style:font-name="Liberation Serif1" fo:language="ru" fo:country="RU" fo:font-style="normal" officeooo:rsid="01339223" style:font-style-asian="normal" style:font-style-complex="normal"/>
    </style:style>
    <style:style style:name="T276" style:family="text">
      <style:text-properties style:font-name="Liberation Serif1" fo:language="ru" fo:country="RU" fo:font-style="normal" officeooo:rsid="0135391c" style:font-style-asian="normal" style:font-style-complex="normal"/>
    </style:style>
    <style:style style:name="T277" style:family="text">
      <style:text-properties style:font-name="Liberation Serif1" fo:language="ru" fo:country="RU" fo:font-style="normal" officeooo:rsid="01364953" style:font-style-asian="normal" style:font-style-complex="normal"/>
    </style:style>
    <style:style style:name="T278" style:family="text">
      <style:text-properties style:font-name="Liberation Serif1" fo:language="ru" fo:country="RU" fo:font-style="normal" officeooo:rsid="0138c869" style:font-style-asian="normal" style:font-style-complex="normal"/>
    </style:style>
    <style:style style:name="T279" style:family="text">
      <style:text-properties style:font-name="Liberation Serif1" fo:language="ru" fo:country="RU" fo:font-style="normal" officeooo:rsid="013a4b01" style:font-style-asian="normal" style:font-style-complex="normal"/>
    </style:style>
    <style:style style:name="T280" style:family="text">
      <style:text-properties style:font-name="Liberation Serif1" fo:language="ru" fo:country="RU" fo:font-style="normal" officeooo:rsid="013d7b37" style:font-style-asian="normal" style:font-style-complex="normal"/>
    </style:style>
    <style:style style:name="T281" style:family="text">
      <style:text-properties style:font-name="Liberation Serif1" fo:language="ru" fo:country="RU" fo:font-style="normal" officeooo:rsid="01500c79" style:font-style-asian="normal" style:font-style-complex="normal"/>
    </style:style>
    <style:style style:name="T282" style:family="text">
      <style:text-properties style:font-name="Liberation Serif1" fo:language="ru" fo:country="RU" fo:font-style="italic" style:font-style-asian="italic" style:font-style-complex="italic"/>
    </style:style>
    <style:style style:name="T283" style:family="text">
      <style:text-properties style:font-name="Liberation Serif1" fo:language="ru" fo:country="RU" fo:font-style="italic" officeooo:rsid="012a2dd4" style:font-style-asian="italic" style:font-style-complex="italic"/>
    </style:style>
    <style:style style:name="T284" style:family="text">
      <style:text-properties style:font-name="Liberation Serif1" fo:language="ru" fo:country="RU" fo:font-style="italic" officeooo:rsid="012a79d9" style:font-style-asian="italic" style:font-style-complex="italic"/>
    </style:style>
    <style:style style:name="T285" style:family="text">
      <style:text-properties style:font-name="Liberation Serif1" fo:font-style="normal" fo:font-weight="normal" officeooo:rsid="049ac1ec" style:font-name-asian="Liberation Mono" style:font-style-asian="normal" style:font-weight-asian="normal" style:font-name-complex="Liberation Mono" style:font-style-complex="normal" style:font-weight-complex="normal"/>
    </style:style>
    <style:style style:name="T286" style:family="text">
      <style:text-properties style:font-name="Liberation Serif1" fo:font-style="normal" fo:font-weight="normal" officeooo:rsid="049d427d" style:font-name-asian="Liberation Mono" style:font-style-asian="normal" style:font-weight-asian="normal" style:font-name-complex="Liberation Mono" style:font-style-complex="normal" style:font-weight-complex="normal"/>
    </style:style>
    <style:style style:name="T287" style:family="text">
      <style:text-properties style:font-name="Liberation Serif1" fo:font-style="normal" fo:font-weight="normal" officeooo:rsid="049d919d" style:font-name-asian="Liberation Mono" style:font-style-asian="normal" style:font-weight-asian="normal" style:font-name-complex="Liberation Mono" style:font-style-complex="normal" style:font-weight-complex="normal"/>
    </style:style>
    <style:style style:name="T288" style:family="text">
      <style:text-properties style:font-name="Liberation Serif1" fo:font-style="normal" fo:font-weight="normal" officeooo:rsid="049f46ee" style:font-name-asian="Liberation Mono" style:font-style-asian="normal" style:font-weight-asian="normal" style:font-name-complex="Liberation Mono" style:font-style-complex="normal" style:font-weight-complex="normal"/>
    </style:style>
    <style:style style:name="T289" style:family="text">
      <style:text-properties style:font-name="Liberation Serif1" fo:font-style="normal" fo:font-weight="normal" officeooo:rsid="04a12401" style:font-name-asian="Liberation Mono" style:font-style-asian="normal" style:font-weight-asian="normal" style:font-name-complex="Liberation Mono" style:font-style-complex="normal" style:font-weight-complex="normal"/>
    </style:style>
    <style:style style:name="T290" style:family="text">
      <style:text-properties style:font-name="Liberation Serif1" fo:font-style="normal" fo:font-weight="normal" officeooo:rsid="04a2a9a1" style:font-name-asian="Liberation Mono" style:font-style-asian="normal" style:font-weight-asian="normal" style:font-name-complex="Liberation Mono" style:font-style-complex="normal" style:font-weight-complex="normal"/>
    </style:style>
    <style:style style:name="T291" style:family="text">
      <style:text-properties style:font-name="Liberation Serif1" fo:font-style="normal" fo:font-weight="normal" officeooo:rsid="04a439b0" style:font-name-asian="Liberation Mono" style:font-style-asian="normal" style:font-weight-asian="normal" style:font-name-complex="Liberation Mono" style:font-style-complex="normal" style:font-weight-complex="normal"/>
    </style:style>
    <style:style style:name="T292" style:family="text">
      <style:text-properties style:font-name="Liberation Serif1" fo:font-style="normal" fo:font-weight="normal" officeooo:rsid="04a4d395" style:font-name-asian="Liberation Mono" style:font-style-asian="normal" style:font-weight-asian="normal" style:font-name-complex="Liberation Mono" style:font-style-complex="normal" style:font-weight-complex="normal"/>
    </style:style>
    <style:style style:name="T293" style:family="text">
      <style:text-properties style:font-name="Liberation Serif1" fo:font-style="normal" fo:font-weight="normal" officeooo:rsid="04a5307a" style:font-name-asian="Liberation Mono" style:font-style-asian="normal" style:font-weight-asian="normal" style:font-name-complex="Liberation Mono" style:font-style-complex="normal" style:font-weight-complex="normal"/>
    </style:style>
    <style:style style:name="T294" style:family="text">
      <style:text-properties style:font-name="Liberation Serif1" fo:font-style="normal" fo:font-weight="normal" officeooo:rsid="04a5f3e5" style:font-name-asian="Liberation Mono" style:font-style-asian="normal" style:font-weight-asian="normal" style:font-name-complex="Liberation Mono" style:font-style-complex="normal" style:font-weight-complex="normal"/>
    </style:style>
    <style:style style:name="T295" style:family="text">
      <style:text-properties style:font-name="Liberation Serif1" fo:font-style="normal" fo:font-weight="normal" officeooo:rsid="04a7a51d" style:font-name-asian="Liberation Mono" style:font-style-asian="normal" style:font-weight-asian="normal" style:font-name-complex="Liberation Mono" style:font-style-complex="normal" style:font-weight-complex="normal"/>
    </style:style>
    <style:style style:name="T296" style:family="text">
      <style:text-properties style:font-name="Liberation Serif1" fo:font-style="normal" fo:font-weight="normal" officeooo:rsid="04a97a77" style:font-name-asian="Liberation Mono" style:font-style-asian="normal" style:font-weight-asian="normal" style:font-name-complex="Liberation Mono" style:font-style-complex="normal" style:font-weight-complex="normal"/>
    </style:style>
    <style:style style:name="T297" style:family="text">
      <style:text-properties style:font-name="Liberation Serif1" fo:font-style="normal" fo:font-weight="normal" officeooo:rsid="04aa27ea" style:font-name-asian="Liberation Mono" style:font-style-asian="normal" style:font-weight-asian="normal" style:font-name-complex="Liberation Mono" style:font-style-complex="normal" style:font-weight-complex="normal"/>
    </style:style>
    <style:style style:name="T298" style:family="text">
      <style:text-properties style:font-name="Liberation Serif1" fo:font-style="normal" fo:font-weight="normal" officeooo:rsid="04aa2b8b" style:font-name-asian="Liberation Mono" style:font-style-asian="normal" style:font-weight-asian="normal" style:font-name-complex="Liberation Mono" style:font-style-complex="normal" style:font-weight-complex="normal"/>
    </style:style>
    <style:style style:name="T299" style:family="text">
      <style:text-properties style:font-name="Liberation Serif1" fo:font-style="normal" fo:font-weight="normal" officeooo:rsid="04aa5c23" style:font-name-asian="Liberation Mono" style:font-style-asian="normal" style:font-weight-asian="normal" style:font-name-complex="Liberation Mono" style:font-style-complex="normal" style:font-weight-complex="normal"/>
    </style:style>
    <style:style style:name="T300" style:family="text">
      <style:text-properties style:font-name="Liberation Serif1" fo:font-style="normal" fo:font-weight="normal" officeooo:rsid="04ab328c" style:font-name-asian="Liberation Mono" style:font-style-asian="normal" style:font-weight-asian="normal" style:font-name-complex="Liberation Mono" style:font-style-complex="normal" style:font-weight-complex="normal"/>
    </style:style>
    <style:style style:name="T301" style:family="text">
      <style:text-properties style:font-name="Liberation Serif1" fo:font-style="normal" fo:font-weight="normal" officeooo:rsid="04ad03a7" style:font-name-asian="Liberation Mono" style:font-style-asian="normal" style:font-weight-asian="normal" style:font-name-complex="Liberation Mono" style:font-style-complex="normal" style:font-weight-complex="normal"/>
    </style:style>
    <style:style style:name="T302" style:family="text">
      <style:text-properties style:font-name="Liberation Serif1" fo:font-style="normal" fo:font-weight="normal" officeooo:rsid="04ad52fe" style:font-name-asian="Liberation Mono" style:font-style-asian="normal" style:font-weight-asian="normal" style:font-name-complex="Liberation Mono" style:font-style-complex="normal" style:font-weight-complex="normal"/>
    </style:style>
    <style:style style:name="T303" style:family="text">
      <style:text-properties style:font-name="Liberation Serif1" fo:font-style="normal" fo:font-weight="normal" officeooo:rsid="04af237e" style:font-name-asian="Liberation Mono" style:font-style-asian="normal" style:font-weight-asian="normal" style:font-name-complex="Liberation Mono" style:font-style-complex="normal" style:font-weight-complex="normal"/>
    </style:style>
    <style:style style:name="T304" style:family="text">
      <style:text-properties style:font-name="Liberation Serif1" fo:font-style="normal" fo:font-weight="normal" officeooo:rsid="04b10e04" style:font-name-asian="Liberation Mono" style:font-style-asian="normal" style:font-weight-asian="normal" style:font-name-complex="Liberation Mono" style:font-style-complex="normal" style:font-weight-complex="normal"/>
    </style:style>
    <style:style style:name="T305" style:family="text">
      <style:text-properties style:font-name="Liberation Serif1" fo:font-style="normal" fo:font-weight="normal" officeooo:rsid="04b14ace" style:font-name-asian="Liberation Mono" style:font-style-asian="normal" style:font-weight-asian="normal" style:font-name-complex="Liberation Mono" style:font-style-complex="normal" style:font-weight-complex="normal"/>
    </style:style>
    <style:style style:name="T306" style:family="text">
      <style:text-properties style:font-name="Liberation Serif1" fo:font-style="normal" fo:font-weight="normal" officeooo:rsid="04b1d524" style:font-name-asian="Liberation Mono" style:font-style-asian="normal" style:font-weight-asian="normal" style:font-name-complex="Liberation Mono" style:font-style-complex="normal" style:font-weight-complex="normal"/>
    </style:style>
    <style:style style:name="T307" style:family="text">
      <style:text-properties style:font-name="Liberation Serif1" fo:font-style="normal" fo:font-weight="normal" officeooo:rsid="04b3349d" style:font-name-asian="Liberation Mono" style:font-style-asian="normal" style:font-weight-asian="normal" style:font-name-complex="Liberation Mono" style:font-style-complex="normal" style:font-weight-complex="normal"/>
    </style:style>
    <style:style style:name="T308" style:family="text">
      <style:text-properties style:font-name="Liberation Serif1" fo:font-style="normal" fo:font-weight="normal" officeooo:rsid="04b42558" style:font-name-asian="Liberation Mono" style:font-style-asian="normal" style:font-weight-asian="normal" style:font-name-complex="Liberation Mono" style:font-style-complex="normal" style:font-weight-complex="normal"/>
    </style:style>
    <style:style style:name="T309" style:family="text">
      <style:text-properties style:font-name="Liberation Serif1" fo:font-style="normal" fo:font-weight="normal" officeooo:rsid="04b5680a" style:font-name-asian="Liberation Mono" style:font-style-asian="normal" style:font-weight-asian="normal" style:font-name-complex="Liberation Mono" style:font-style-complex="normal" style:font-weight-complex="normal"/>
    </style:style>
    <style:style style:name="T310" style:family="text">
      <style:text-properties style:font-name="Liberation Serif1" fo:font-style="normal" fo:font-weight="normal" officeooo:rsid="04b6ba5b" style:font-name-asian="Liberation Mono" style:font-style-asian="normal" style:font-weight-asian="normal" style:font-name-complex="Liberation Mono" style:font-style-complex="normal" style:font-weight-complex="normal"/>
    </style:style>
    <style:style style:name="T311" style:family="text">
      <style:text-properties style:font-name="Liberation Serif1" fo:font-style="normal" fo:font-weight="normal" officeooo:rsid="04b854fe" style:font-name-asian="Liberation Mono" style:font-style-asian="normal" style:font-weight-asian="normal" style:font-name-complex="Liberation Mono" style:font-style-complex="normal" style:font-weight-complex="normal"/>
    </style:style>
    <style:style style:name="T312" style:family="text">
      <style:text-properties style:font-name="Liberation Serif1" fo:font-style="normal" fo:font-weight="normal" officeooo:rsid="04b8e372" style:font-name-asian="Liberation Mono" style:font-style-asian="normal" style:font-weight-asian="normal" style:font-name-complex="Liberation Mono" style:font-style-complex="normal" style:font-weight-complex="normal"/>
    </style:style>
    <style:style style:name="T313" style:family="text">
      <style:text-properties style:font-name="Liberation Serif1" fo:font-style="normal" fo:font-weight="normal" officeooo:rsid="04ba642a" style:font-name-asian="Liberation Mono" style:font-style-asian="normal" style:font-weight-asian="normal" style:font-name-complex="Liberation Mono" style:font-style-complex="normal" style:font-weight-complex="normal"/>
    </style:style>
    <style:style style:name="T314" style:family="text">
      <style:text-properties style:font-name="Liberation Serif1" fo:font-style="normal" fo:font-weight="normal" officeooo:rsid="04bc4501" style:font-name-asian="Liberation Mono" style:font-style-asian="normal" style:font-weight-asian="normal" style:font-name-complex="Liberation Mono" style:font-style-complex="normal" style:font-weight-complex="normal"/>
    </style:style>
    <style:style style:name="T315" style:family="text">
      <style:text-properties style:font-name="Liberation Serif1" fo:font-style="normal" fo:font-weight="normal" officeooo:rsid="04bc7459" style:font-name-asian="Liberation Mono" style:font-style-asian="normal" style:font-weight-asian="normal" style:font-name-complex="Liberation Mono" style:font-style-complex="normal" style:font-weight-complex="normal"/>
    </style:style>
    <style:style style:name="T316" style:family="text">
      <style:text-properties style:font-name="Liberation Serif1" fo:font-style="normal" fo:font-weight="normal" officeooo:rsid="04bd50da" style:font-name-asian="Liberation Mono" style:font-style-asian="normal" style:font-weight-asian="normal" style:font-name-complex="Liberation Mono" style:font-style-complex="normal" style:font-weight-complex="normal"/>
    </style:style>
    <style:style style:name="T317" style:family="text">
      <style:text-properties style:font-name="Liberation Serif1" fo:font-style="normal" fo:font-weight="normal" officeooo:rsid="04be06ee" style:font-name-asian="Liberation Mono" style:font-style-asian="normal" style:font-weight-asian="normal" style:font-name-complex="Liberation Mono" style:font-style-complex="normal" style:font-weight-complex="normal"/>
    </style:style>
    <style:style style:name="T318" style:family="text">
      <style:text-properties style:font-name="Liberation Serif1" fo:font-style="normal" fo:font-weight="normal" officeooo:rsid="04bef11b" style:font-name-asian="Liberation Mono" style:font-style-asian="normal" style:font-weight-asian="normal" style:font-name-complex="Liberation Mono" style:font-style-complex="normal" style:font-weight-complex="normal"/>
    </style:style>
    <style:style style:name="T319" style:family="text">
      <style:text-properties style:font-name="Liberation Serif1" fo:font-style="normal" fo:font-weight="normal" officeooo:rsid="04c0c350" style:font-name-asian="Liberation Mono" style:font-style-asian="normal" style:font-weight-asian="normal" style:font-name-complex="Liberation Mono" style:font-style-complex="normal" style:font-weight-complex="normal"/>
    </style:style>
    <style:style style:name="T320" style:family="text">
      <style:text-properties style:font-name="Liberation Serif1" fo:font-style="normal" fo:font-weight="normal" officeooo:rsid="04c2237d" style:font-name-asian="Liberation Mono" style:font-style-asian="normal" style:font-weight-asian="normal" style:font-name-complex="Liberation Mono" style:font-style-complex="normal" style:font-weight-complex="normal"/>
    </style:style>
    <style:style style:name="T321" style:family="text">
      <style:text-properties style:font-name="Liberation Serif1" fo:font-style="normal" fo:font-weight="normal" officeooo:rsid="04c2fbc4" style:font-name-asian="Liberation Mono" style:font-style-asian="normal" style:font-weight-asian="normal" style:font-name-complex="Liberation Mono" style:font-style-complex="normal" style:font-weight-complex="normal"/>
    </style:style>
    <style:style style:name="T322" style:family="text">
      <style:text-properties style:font-name="Liberation Serif1" fo:font-style="normal" fo:font-weight="normal" officeooo:rsid="04c46ba1" style:font-name-asian="Liberation Mono" style:font-style-asian="normal" style:font-weight-asian="normal" style:font-name-complex="Liberation Mono" style:font-style-complex="normal" style:font-weight-complex="normal"/>
    </style:style>
    <style:style style:name="T323" style:family="text">
      <style:text-properties style:font-name="Liberation Serif1" fo:font-style="normal" fo:font-weight="normal" officeooo:rsid="04c4f363" style:font-name-asian="Liberation Mono" style:font-style-asian="normal" style:font-weight-asian="normal" style:font-name-complex="Liberation Mono" style:font-style-complex="normal" style:font-weight-complex="normal"/>
    </style:style>
    <style:style style:name="T324" style:family="text">
      <style:text-properties style:font-name="Liberation Serif1" fo:font-style="normal" fo:font-weight="normal" officeooo:rsid="04c60ccd" style:font-name-asian="Liberation Mono" style:font-style-asian="normal" style:font-weight-asian="normal" style:font-name-complex="Liberation Mono" style:font-style-complex="normal" style:font-weight-complex="normal"/>
    </style:style>
    <style:style style:name="T325" style:family="text">
      <style:text-properties style:font-name="Liberation Serif1" fo:font-style="normal" fo:font-weight="normal" officeooo:rsid="04c714ce" style:font-name-asian="Liberation Mono" style:font-style-asian="normal" style:font-weight-asian="normal" style:font-name-complex="Liberation Mono" style:font-style-complex="normal" style:font-weight-complex="normal"/>
    </style:style>
    <style:style style:name="T326" style:family="text">
      <style:text-properties style:font-name="Liberation Serif1" fo:font-style="normal" fo:font-weight="normal" officeooo:rsid="04c88333" style:font-name-asian="Liberation Mono" style:font-style-asian="normal" style:font-weight-asian="normal" style:font-name-complex="Liberation Mono" style:font-style-complex="normal" style:font-weight-complex="normal"/>
    </style:style>
    <style:style style:name="T327" style:family="text">
      <style:text-properties style:font-name="Liberation Serif1" fo:font-style="normal" fo:font-weight="normal" officeooo:rsid="04c9d90a" style:font-name-asian="Liberation Mono" style:font-style-asian="normal" style:font-weight-asian="normal" style:font-name-complex="Liberation Mono" style:font-style-complex="normal" style:font-weight-complex="normal"/>
    </style:style>
    <style:style style:name="T328" style:family="text">
      <style:text-properties style:font-name="Liberation Serif1" fo:font-style="normal" fo:font-weight="normal" officeooo:rsid="04ca0633" style:font-name-asian="Liberation Mono" style:font-style-asian="normal" style:font-weight-asian="normal" style:font-name-complex="Liberation Mono" style:font-style-complex="normal" style:font-weight-complex="normal"/>
    </style:style>
    <style:style style:name="T329" style:family="text">
      <style:text-properties style:font-name="Liberation Serif1" fo:font-style="normal" fo:font-weight="normal" officeooo:rsid="04cb82d4" style:font-name-asian="Liberation Mono" style:font-style-asian="normal" style:font-weight-asian="normal" style:font-name-complex="Liberation Mono" style:font-style-complex="normal" style:font-weight-complex="normal"/>
    </style:style>
    <style:style style:name="T330" style:family="text">
      <style:text-properties style:font-name="Liberation Serif1" fo:font-style="normal" fo:font-weight="normal" officeooo:rsid="04cd1500" style:font-name-asian="Liberation Mono" style:font-style-asian="normal" style:font-weight-asian="normal" style:font-name-complex="Liberation Mono" style:font-style-complex="normal" style:font-weight-complex="normal"/>
    </style:style>
    <style:style style:name="T331" style:family="text">
      <style:text-properties style:font-name="Liberation Serif1" fo:font-style="normal" fo:font-weight="normal" officeooo:rsid="04cd2265" style:font-name-asian="Liberation Mono" style:font-style-asian="normal" style:font-weight-asian="normal" style:font-name-complex="Liberation Mono" style:font-style-complex="normal" style:font-weight-complex="normal"/>
    </style:style>
    <style:style style:name="T332" style:family="text">
      <style:text-properties style:font-name="Liberation Serif1" fo:font-style="normal" fo:font-weight="normal" officeooo:rsid="04ce775e" style:font-name-asian="Liberation Mono" style:font-style-asian="normal" style:font-weight-asian="normal" style:font-name-complex="Liberation Mono" style:font-style-complex="normal" style:font-weight-complex="normal"/>
    </style:style>
    <style:style style:name="T333" style:family="text">
      <style:text-properties style:font-name="Liberation Serif1" fo:font-style="normal" fo:font-weight="normal" officeooo:rsid="04cfedf3" style:font-name-asian="Liberation Mono" style:font-style-asian="normal" style:font-weight-asian="normal" style:font-name-complex="Liberation Mono" style:font-style-complex="normal" style:font-weight-complex="normal"/>
    </style:style>
    <style:style style:name="T334" style:family="text">
      <style:text-properties style:font-name="Liberation Serif1" fo:font-style="normal" fo:font-weight="normal" officeooo:rsid="04d09ebb" style:font-name-asian="Liberation Mono" style:font-style-asian="normal" style:font-weight-asian="normal" style:font-name-complex="Liberation Mono" style:font-style-complex="normal" style:font-weight-complex="normal"/>
    </style:style>
    <style:style style:name="T335" style:family="text">
      <style:text-properties style:font-name="Liberation Serif1" fo:font-style="normal" fo:font-weight="normal" officeooo:rsid="04d2a2fc" style:font-name-asian="Liberation Mono" style:font-style-asian="normal" style:font-weight-asian="normal" style:font-name-complex="Liberation Mono" style:font-style-complex="normal" style:font-weight-complex="normal"/>
    </style:style>
    <style:style style:name="T336" style:family="text">
      <style:text-properties style:font-name="Liberation Serif1" fo:font-style="normal" fo:font-weight="normal" officeooo:rsid="04d2c8e4" style:font-name-asian="Liberation Mono" style:font-style-asian="normal" style:font-weight-asian="normal" style:font-name-complex="Liberation Mono" style:font-style-complex="normal" style:font-weight-complex="normal"/>
    </style:style>
    <style:style style:name="T337" style:family="text">
      <style:text-properties style:font-name="Liberation Serif1" fo:font-style="normal" fo:font-weight="normal" officeooo:rsid="04d31bfa" style:font-name-asian="Liberation Mono" style:font-style-asian="normal" style:font-weight-asian="normal" style:font-name-complex="Liberation Mono" style:font-style-complex="normal" style:font-weight-complex="normal"/>
    </style:style>
    <style:style style:name="T338" style:family="text">
      <style:text-properties style:font-name="Liberation Serif1" fo:font-style="normal" fo:font-weight="normal" officeooo:rsid="04d3424e" style:font-name-asian="Liberation Mono" style:font-style-asian="normal" style:font-weight-asian="normal" style:font-name-complex="Liberation Mono" style:font-style-complex="normal" style:font-weight-complex="normal"/>
    </style:style>
    <style:style style:name="T339" style:family="text">
      <style:text-properties style:font-name="Liberation Serif1" fo:font-style="normal" fo:font-weight="normal" officeooo:rsid="04d3feda" style:font-name-asian="Liberation Mono" style:font-style-asian="normal" style:font-weight-asian="normal" style:font-name-complex="Liberation Mono" style:font-style-complex="normal" style:font-weight-complex="normal"/>
    </style:style>
    <style:style style:name="T340" style:family="text">
      <style:text-properties style:font-name="Liberation Serif1" fo:font-style="normal" fo:font-weight="normal" officeooo:rsid="04d5ba1d" style:font-name-asian="Liberation Mono" style:font-style-asian="normal" style:font-weight-asian="normal" style:font-name-complex="Liberation Mono" style:font-style-complex="normal" style:font-weight-complex="normal"/>
    </style:style>
    <style:style style:name="T341" style:family="text">
      <style:text-properties style:font-name="Liberation Serif1" fo:font-style="normal" fo:font-weight="normal" officeooo:rsid="04d7aca8" style:font-name-asian="Liberation Mono" style:font-style-asian="normal" style:font-weight-asian="normal" style:font-name-complex="Liberation Mono" style:font-style-complex="normal" style:font-weight-complex="normal"/>
    </style:style>
    <style:style style:name="T342" style:family="text">
      <style:text-properties style:font-name="Liberation Serif1" fo:font-style="normal" fo:font-weight="normal" officeooo:rsid="04d8f361" style:font-name-asian="Liberation Mono" style:font-style-asian="normal" style:font-weight-asian="normal" style:font-name-complex="Liberation Mono" style:font-style-complex="normal" style:font-weight-complex="normal"/>
    </style:style>
    <style:style style:name="T343" style:family="text">
      <style:text-properties style:font-name="Liberation Serif1" fo:font-style="italic" fo:font-weight="normal" officeooo:rsid="049ac1ec" style:font-name-asian="Liberation Mono" style:font-style-asian="italic" style:font-weight-asian="normal" style:font-name-complex="Liberation Mono" style:font-style-complex="italic" style:font-weight-complex="normal"/>
    </style:style>
    <style:style style:name="T344" style:family="text">
      <style:text-properties style:font-name="Liberation Serif1" fo:font-style="italic" fo:font-weight="normal" officeooo:rsid="049f46ee" style:font-name-asian="Liberation Mono" style:font-style-asian="italic" style:font-weight-asian="normal" style:font-name-complex="Liberation Mono" style:font-style-complex="italic" style:font-weight-complex="normal"/>
    </style:style>
    <style:style style:name="T345" style:family="text">
      <style:text-properties style:font-name="Liberation Serif1" fo:font-style="italic" fo:font-weight="normal" officeooo:rsid="04a2a9a1" style:font-name-asian="Liberation Mono" style:font-style-asian="italic" style:font-weight-asian="normal" style:font-name-complex="Liberation Mono" style:font-style-complex="italic" style:font-weight-complex="normal"/>
    </style:style>
    <style:style style:name="T346" style:family="text">
      <style:text-properties style:font-name="Liberation Serif1" fo:font-style="italic" fo:font-weight="normal" officeooo:rsid="04aa27ea" style:font-name-asian="Liberation Mono" style:font-style-asian="italic" style:font-weight-asian="normal" style:font-name-complex="Liberation Mono" style:font-style-complex="italic" style:font-weight-complex="normal"/>
    </style:style>
    <style:style style:name="T347" style:family="text">
      <style:text-properties style:font-name="Liberation Serif1" fo:font-style="italic" fo:font-weight="normal" officeooo:rsid="04ad52fe" style:font-name-asian="Liberation Mono" style:font-style-asian="italic" style:font-weight-asian="normal" style:font-name-complex="Liberation Mono" style:font-style-complex="italic" style:font-weight-complex="normal"/>
    </style:style>
    <style:style style:name="T348" style:family="text">
      <style:text-properties style:font-name="Liberation Serif1" fo:font-style="italic" fo:font-weight="normal" officeooo:rsid="04ba642a" style:font-name-asian="Liberation Mono" style:font-style-asian="italic" style:font-weight-asian="normal" style:font-name-complex="Liberation Mono" style:font-style-complex="italic" style:font-weight-complex="normal"/>
    </style:style>
    <style:style style:name="T349" style:family="text">
      <style:text-properties style:font-name="Liberation Serif1" fo:font-style="italic" fo:font-weight="normal" officeooo:rsid="04bc7459" style:font-name-asian="Liberation Mono" style:font-style-asian="italic" style:font-weight-asian="normal" style:font-name-complex="Liberation Mono" style:font-style-complex="italic" style:font-weight-complex="normal"/>
    </style:style>
    <style:style style:name="T350" style:family="text">
      <style:text-properties style:font-name="Liberation Serif1" fo:font-style="italic" fo:font-weight="normal" officeooo:rsid="04c60ccd" style:font-name-asian="Liberation Mono" style:font-style-asian="italic" style:font-weight-asian="normal" style:font-name-complex="Liberation Mono" style:font-style-complex="italic" style:font-weight-complex="normal"/>
    </style:style>
    <style:style style:name="T351" style:family="text">
      <style:text-properties style:font-name="Liberation Serif1" fo:font-style="italic" fo:font-weight="normal" officeooo:rsid="04cb82d4" style:font-name-asian="Liberation Mono" style:font-style-asian="italic" style:font-weight-asian="normal" style:font-name-complex="Liberation Mono" style:font-style-complex="italic" style:font-weight-complex="normal"/>
    </style:style>
    <style:style style:name="T352" style:family="text">
      <style:text-properties style:font-name="Liberation Serif1" fo:font-style="italic" fo:font-weight="normal" officeooo:rsid="04cd1500" style:font-name-asian="Liberation Mono" style:font-style-asian="italic" style:font-weight-asian="normal" style:font-name-complex="Liberation Mono" style:font-style-complex="italic" style:font-weight-complex="normal"/>
    </style:style>
    <style:style style:name="T353" style:family="text">
      <style:text-properties style:font-name="Liberation Serif1" fo:font-style="italic" fo:font-weight="normal" officeooo:rsid="04cd2265" style:font-name-asian="Liberation Mono" style:font-style-asian="italic" style:font-weight-asian="normal" style:font-name-complex="Liberation Mono" style:font-style-complex="italic" style:font-weight-complex="normal"/>
    </style:style>
    <style:style style:name="T354" style:family="text">
      <style:text-properties style:font-name="Liberation Serif1" fo:font-style="italic" fo:font-weight="normal" officeooo:rsid="04ce775e" style:font-name-asian="Liberation Mono" style:font-style-asian="italic" style:font-weight-asian="normal" style:font-name-complex="Liberation Mono" style:font-style-complex="italic" style:font-weight-complex="normal"/>
    </style:style>
    <style:style style:name="T355" style:family="text">
      <style:text-properties officeooo:rsid="013fa35b"/>
    </style:style>
    <style:style style:name="T356" style:family="text">
      <style:text-properties officeooo:rsid="014505b5"/>
    </style:style>
    <style:style style:name="T357" style:family="text">
      <style:text-properties officeooo:rsid="014902d8"/>
    </style:style>
    <style:style style:name="T358" style:family="text">
      <style:text-properties officeooo:rsid="014a27e7"/>
    </style:style>
    <style:style style:name="T359" style:family="text">
      <style:text-properties officeooo:rsid="014e6d1b"/>
    </style:style>
    <style:style style:name="T360" style:family="text">
      <style:text-properties officeooo:rsid="014f8b5b"/>
    </style:style>
    <style:style style:name="T361" style:family="text">
      <style:text-properties officeooo:rsid="01513594"/>
    </style:style>
    <style:style style:name="T362" style:family="text">
      <style:text-properties officeooo:rsid="01550fb3"/>
    </style:style>
    <style:style style:name="T363" style:family="text">
      <style:text-properties officeooo:rsid="015b9ba0"/>
    </style:style>
    <style:style style:name="T364" style:family="text">
      <style:text-properties officeooo:rsid="0162a5bc"/>
    </style:style>
    <style:style style:name="T365" style:family="text">
      <style:text-properties officeooo:rsid="016947b1"/>
    </style:style>
    <style:style style:name="T366" style:family="text">
      <style:text-properties officeooo:rsid="01697e0b"/>
    </style:style>
    <style:style style:name="T367" style:family="text">
      <style:text-properties officeooo:rsid="016f763d"/>
    </style:style>
    <style:style style:name="T368" style:family="text">
      <style:text-properties officeooo:rsid="01735a37"/>
    </style:style>
    <style:style style:name="T369" style:family="text">
      <style:text-properties officeooo:rsid="0176735d"/>
    </style:style>
    <style:style style:name="T370" style:family="text">
      <style:text-properties officeooo:rsid="0177ff5d"/>
    </style:style>
    <style:style style:name="T371" style:family="text">
      <style:text-properties officeooo:rsid="017fe353"/>
    </style:style>
    <style:style style:name="T372" style:family="text">
      <style:text-properties officeooo:rsid="01850e20"/>
    </style:style>
    <style:style style:name="T373" style:family="text">
      <style:text-properties officeooo:rsid="01875499"/>
    </style:style>
    <style:style style:name="T374" style:family="text">
      <style:text-properties officeooo:rsid="0189c69e"/>
    </style:style>
    <style:style style:name="T375" style:family="text">
      <style:text-properties officeooo:rsid="018e2a11"/>
    </style:style>
    <style:style style:name="T376" style:family="text">
      <style:text-properties officeooo:rsid="01932064"/>
    </style:style>
    <style:style style:name="T377" style:family="text">
      <style:text-properties officeooo:rsid="0193ec39"/>
    </style:style>
    <style:style style:name="T378" style:family="text">
      <style:text-properties officeooo:rsid="01948e23"/>
    </style:style>
    <style:style style:name="T379" style:family="text">
      <style:text-properties officeooo:rsid="019c08b0"/>
    </style:style>
    <style:style style:name="T380" style:family="text">
      <style:text-properties officeooo:rsid="019d1ad0"/>
    </style:style>
    <style:style style:name="T381" style:family="text">
      <style:text-properties officeooo:rsid="019f95f7"/>
    </style:style>
    <style:style style:name="T382" style:family="text">
      <style:text-properties officeooo:rsid="01a26031"/>
    </style:style>
    <style:style style:name="T383" style:family="text">
      <style:text-properties officeooo:rsid="01a8ed59"/>
    </style:style>
    <style:style style:name="T384" style:family="text">
      <style:text-properties officeooo:rsid="01ab72f7"/>
    </style:style>
    <style:style style:name="T385" style:family="text">
      <style:text-properties officeooo:rsid="01b06fb7"/>
    </style:style>
    <style:style style:name="T386" style:family="text">
      <style:text-properties officeooo:rsid="01b1f69c"/>
    </style:style>
    <style:style style:name="T387" style:family="text">
      <style:text-properties officeooo:rsid="01bbae20"/>
    </style:style>
    <style:style style:name="T388" style:family="text">
      <style:text-properties officeooo:rsid="01bf0653"/>
    </style:style>
    <style:style style:name="T389" style:family="text">
      <style:text-properties officeooo:rsid="01c81895"/>
    </style:style>
    <style:style style:name="T390" style:family="text">
      <style:text-properties officeooo:rsid="01cf215b"/>
    </style:style>
    <style:style style:name="T391" style:family="text">
      <style:text-properties officeooo:rsid="01d144e9"/>
    </style:style>
    <style:style style:name="T392" style:family="text">
      <style:text-properties officeooo:rsid="01d493f2"/>
    </style:style>
    <style:style style:name="T393" style:family="text">
      <style:text-properties officeooo:rsid="01d7861b"/>
    </style:style>
    <style:style style:name="T394" style:family="text">
      <style:text-properties officeooo:rsid="01dd6289"/>
    </style:style>
    <style:style style:name="T395" style:family="text">
      <style:text-properties officeooo:rsid="01df413e"/>
    </style:style>
    <style:style style:name="T396" style:family="text">
      <style:text-properties officeooo:rsid="01e0ab2c"/>
    </style:style>
    <style:style style:name="T397" style:family="text">
      <style:text-properties officeooo:rsid="01e19b93"/>
    </style:style>
    <style:style style:name="T398" style:family="text">
      <style:text-properties officeooo:rsid="01e2c670"/>
    </style:style>
    <style:style style:name="T399" style:family="text">
      <style:text-properties officeooo:rsid="01e3d738"/>
    </style:style>
    <style:style style:name="T400" style:family="text">
      <style:text-properties officeooo:rsid="01e6efc0"/>
    </style:style>
    <style:style style:name="T401" style:family="text">
      <style:text-properties officeooo:rsid="01e7243a"/>
    </style:style>
    <style:style style:name="T402" style:family="text">
      <style:text-properties officeooo:rsid="01e77783"/>
    </style:style>
    <style:style style:name="T403" style:family="text">
      <style:text-properties officeooo:rsid="01ebffad"/>
    </style:style>
    <style:style style:name="T404" style:family="text">
      <style:text-properties officeooo:rsid="01ed3b8d"/>
    </style:style>
    <style:style style:name="T405" style:family="text">
      <style:text-properties officeooo:rsid="01ef452b"/>
    </style:style>
    <style:style style:name="T406" style:family="text">
      <style:text-properties officeooo:rsid="01f036a0"/>
    </style:style>
    <style:style style:name="T407" style:family="text">
      <style:text-properties officeooo:rsid="01f0ea24"/>
    </style:style>
    <style:style style:name="T408" style:family="text">
      <style:text-properties officeooo:rsid="01f23090"/>
    </style:style>
    <style:style style:name="T409" style:family="text">
      <style:text-properties officeooo:rsid="01f636db"/>
    </style:style>
    <style:style style:name="T410" style:family="text">
      <style:text-properties officeooo:rsid="01f95a93"/>
    </style:style>
    <style:style style:name="T411" style:family="text">
      <style:text-properties officeooo:rsid="01fec762"/>
    </style:style>
    <style:style style:name="T412" style:family="text">
      <style:text-properties officeooo:rsid="0201c564"/>
    </style:style>
    <style:style style:name="T413" style:family="text">
      <style:text-properties officeooo:rsid="020293e3"/>
    </style:style>
    <style:style style:name="T414" style:family="text">
      <style:text-properties officeooo:rsid="0205adbf"/>
    </style:style>
    <style:style style:name="T415" style:family="text">
      <style:text-properties officeooo:rsid="020cc7df"/>
    </style:style>
    <style:style style:name="T416" style:family="text">
      <style:text-properties officeooo:rsid="02114a32"/>
    </style:style>
    <style:style style:name="T417" style:family="text">
      <style:text-properties officeooo:rsid="02129022"/>
    </style:style>
    <style:style style:name="T418" style:family="text">
      <style:text-properties officeooo:rsid="0214533b"/>
    </style:style>
    <style:style style:name="T419" style:family="text">
      <style:text-properties officeooo:rsid="021711f3"/>
    </style:style>
    <style:style style:name="T420" style:family="text">
      <style:text-properties officeooo:rsid="02193e7f"/>
    </style:style>
    <style:style style:name="T421" style:family="text">
      <style:text-properties officeooo:rsid="02199297"/>
    </style:style>
    <style:style style:name="T422" style:family="text">
      <style:text-properties officeooo:rsid="0221d8a7"/>
    </style:style>
    <style:style style:name="T423" style:family="text">
      <style:text-properties officeooo:rsid="0225be5e"/>
    </style:style>
    <style:style style:name="T424" style:family="text">
      <style:text-properties officeooo:rsid="0226f4ce"/>
    </style:style>
    <style:style style:name="T425" style:family="text">
      <style:text-properties officeooo:rsid="0227d0c5"/>
    </style:style>
    <style:style style:name="T426" style:family="text">
      <style:text-properties officeooo:rsid="022927b8"/>
    </style:style>
    <style:style style:name="T427" style:family="text">
      <style:text-properties officeooo:rsid="022ad238"/>
    </style:style>
    <style:style style:name="T428" style:family="text">
      <style:text-properties officeooo:rsid="022e36ff"/>
    </style:style>
    <style:style style:name="T429" style:family="text">
      <style:text-properties officeooo:rsid="023171b8"/>
    </style:style>
    <style:style style:name="T430" style:family="text">
      <style:text-properties officeooo:rsid="0231b24c"/>
    </style:style>
    <style:style style:name="T431" style:family="text">
      <style:text-properties officeooo:rsid="02334ceb"/>
    </style:style>
    <style:style style:name="T432" style:family="text">
      <style:text-properties officeooo:rsid="02343bde"/>
    </style:style>
    <style:style style:name="T433" style:family="text">
      <style:text-properties officeooo:rsid="02362e0d"/>
    </style:style>
    <style:style style:name="T434" style:family="text">
      <style:text-properties officeooo:rsid="02371e3c"/>
    </style:style>
    <style:style style:name="T435" style:family="text">
      <style:text-properties officeooo:rsid="02387068"/>
    </style:style>
    <style:style style:name="T436" style:family="text">
      <style:text-properties officeooo:rsid="0239b0fe"/>
    </style:style>
    <style:style style:name="T437" style:family="text">
      <style:text-properties officeooo:rsid="023d1519"/>
    </style:style>
    <style:style style:name="T438" style:family="text">
      <style:text-properties officeooo:rsid="023f862e"/>
    </style:style>
    <style:style style:name="T439" style:family="text">
      <style:text-properties officeooo:rsid="023f9a96"/>
    </style:style>
    <style:style style:name="T440" style:family="text">
      <style:text-properties officeooo:rsid="023fb3ee"/>
    </style:style>
    <style:style style:name="T441" style:family="text">
      <style:text-properties officeooo:rsid="02423a70"/>
    </style:style>
    <style:style style:name="T442" style:family="text">
      <style:text-properties officeooo:rsid="024321c4"/>
    </style:style>
    <style:style style:name="T443" style:family="text">
      <style:text-properties officeooo:rsid="024580d4"/>
    </style:style>
    <style:style style:name="T444" style:family="text">
      <style:text-properties officeooo:rsid="02466825"/>
    </style:style>
    <style:style style:name="T445" style:family="text">
      <style:text-properties officeooo:rsid="0249ff24"/>
    </style:style>
    <style:style style:name="T446" style:family="text">
      <style:text-properties officeooo:rsid="024a992d"/>
    </style:style>
    <style:style style:name="T447" style:family="text">
      <style:text-properties officeooo:rsid="024e1eee"/>
    </style:style>
    <style:style style:name="T448" style:family="text">
      <style:text-properties officeooo:rsid="024ffbc7"/>
    </style:style>
    <style:style style:name="T449" style:family="text">
      <style:text-properties officeooo:rsid="02508050"/>
    </style:style>
    <style:style style:name="T450" style:family="text">
      <style:text-properties officeooo:rsid="0250d4d2"/>
    </style:style>
    <style:style style:name="T451" style:family="text">
      <style:text-properties officeooo:rsid="0253a56a"/>
    </style:style>
    <style:style style:name="T452" style:family="text">
      <style:text-properties officeooo:rsid="02595af3"/>
    </style:style>
    <style:style style:name="T453" style:family="text">
      <style:text-properties officeooo:rsid="0259ca07"/>
    </style:style>
    <style:style style:name="T454" style:family="text">
      <style:text-properties officeooo:rsid="025a9308"/>
    </style:style>
    <style:style style:name="T455" style:family="text">
      <style:text-properties officeooo:rsid="025c6f68"/>
    </style:style>
    <style:style style:name="T456" style:family="text">
      <style:text-properties officeooo:rsid="025e3220"/>
    </style:style>
    <style:style style:name="T457" style:family="text">
      <style:text-properties officeooo:rsid="025e6a9b"/>
    </style:style>
    <style:style style:name="T458" style:family="text">
      <style:text-properties fo:font-weight="bold" officeooo:rsid="025e6a9b" style:font-weight-asian="bold" style:font-weight-complex="bold"/>
    </style:style>
    <style:style style:name="T459" style:family="text">
      <style:text-properties officeooo:rsid="025f653e"/>
    </style:style>
    <style:style style:name="T460" style:family="text">
      <style:text-properties officeooo:rsid="025f9e0e"/>
    </style:style>
    <style:style style:name="T461" style:family="text">
      <style:text-properties officeooo:rsid="0261823d"/>
    </style:style>
    <style:style style:name="T462" style:family="text">
      <style:text-properties officeooo:rsid="026387cf"/>
    </style:style>
    <style:style style:name="T463" style:family="text">
      <style:text-properties officeooo:rsid="026c6c18"/>
    </style:style>
    <style:style style:name="T464" style:family="text">
      <style:text-properties officeooo:rsid="026c7df2"/>
    </style:style>
    <style:style style:name="T465" style:family="text">
      <style:text-properties officeooo:rsid="026da8dd"/>
    </style:style>
    <style:style style:name="T466" style:family="text">
      <style:text-properties officeooo:rsid="02705c20"/>
    </style:style>
    <style:style style:name="T467" style:family="text">
      <style:text-properties officeooo:rsid="02711161"/>
    </style:style>
    <style:style style:name="T468" style:family="text">
      <style:text-properties officeooo:rsid="0272cd7d"/>
    </style:style>
    <style:style style:name="T469" style:family="text">
      <style:text-properties officeooo:rsid="02746f80"/>
    </style:style>
    <style:style style:name="T470" style:family="text">
      <style:text-properties officeooo:rsid="0274d108"/>
    </style:style>
    <style:style style:name="T471" style:family="text">
      <style:text-properties officeooo:rsid="0275ee16"/>
    </style:style>
    <style:style style:name="T472" style:family="text">
      <style:text-properties officeooo:rsid="0277a205"/>
    </style:style>
    <style:style style:name="T473" style:family="text">
      <style:text-properties officeooo:rsid="0277a842"/>
    </style:style>
    <style:style style:name="T474" style:family="text">
      <style:text-properties officeooo:rsid="027822db"/>
    </style:style>
    <style:style style:name="T475" style:family="text">
      <style:text-properties officeooo:rsid="02797e3a"/>
    </style:style>
    <style:style style:name="T476" style:family="text">
      <style:text-properties officeooo:rsid="027ae545"/>
    </style:style>
    <style:style style:name="T477" style:family="text">
      <style:text-properties officeooo:rsid="027c7ed5"/>
    </style:style>
    <style:style style:name="T478" style:family="text">
      <style:text-properties officeooo:rsid="02812dc4"/>
    </style:style>
    <style:style style:name="T479" style:family="text">
      <style:text-properties officeooo:rsid="02823829"/>
    </style:style>
    <style:style style:name="T480" style:family="text">
      <style:text-properties officeooo:rsid="0284908a"/>
    </style:style>
    <style:style style:name="T481" style:family="text">
      <style:text-properties officeooo:rsid="028537f3"/>
    </style:style>
    <style:style style:name="T482" style:family="text">
      <style:text-properties officeooo:rsid="02880feb"/>
    </style:style>
    <style:style style:name="T483" style:family="text">
      <style:text-properties officeooo:rsid="028bf133"/>
    </style:style>
    <style:style style:name="T484" style:family="text">
      <style:text-properties officeooo:rsid="028dc2d7"/>
    </style:style>
    <style:style style:name="T485" style:family="text">
      <style:text-properties officeooo:rsid="02939d2c"/>
    </style:style>
    <style:style style:name="T486" style:family="text">
      <style:text-properties officeooo:rsid="0294fac7"/>
    </style:style>
    <style:style style:name="T487" style:family="text">
      <style:text-properties officeooo:rsid="0295b27c"/>
    </style:style>
    <style:style style:name="T488" style:family="text">
      <style:text-properties officeooo:rsid="0296fd06"/>
    </style:style>
    <style:style style:name="T489" style:family="text">
      <style:text-properties officeooo:rsid="029a31c6"/>
    </style:style>
    <style:style style:name="T490" style:family="text">
      <style:text-properties officeooo:rsid="029f3352"/>
    </style:style>
    <style:style style:name="T491" style:family="text">
      <style:text-properties officeooo:rsid="02a250e8"/>
    </style:style>
    <style:style style:name="T492" style:family="text">
      <style:text-properties officeooo:rsid="02b2b881"/>
    </style:style>
    <style:style style:name="T493" style:family="text">
      <style:text-properties officeooo:rsid="02b3b5c2"/>
    </style:style>
    <style:style style:name="T494" style:family="text">
      <style:text-properties officeooo:rsid="02b7a1fc"/>
    </style:style>
    <style:style style:name="T495" style:family="text">
      <style:text-properties officeooo:rsid="02ba7fc8"/>
    </style:style>
    <style:style style:name="T496" style:family="text">
      <style:text-properties officeooo:rsid="02bf0e31"/>
    </style:style>
    <style:style style:name="T497" style:family="text">
      <style:text-properties officeooo:rsid="02c1a870"/>
    </style:style>
    <style:style style:name="T498" style:family="text">
      <style:text-properties officeooo:rsid="02c347d7"/>
    </style:style>
    <style:style style:name="T499" style:family="text">
      <style:text-properties officeooo:rsid="02c75f43"/>
    </style:style>
    <style:style style:name="T500" style:family="text">
      <style:text-properties officeooo:rsid="02c8d3e9"/>
    </style:style>
    <style:style style:name="T501" style:family="text">
      <style:text-properties officeooo:rsid="02ce1f04"/>
    </style:style>
    <style:style style:name="T502" style:family="text">
      <style:text-properties officeooo:rsid="02ceda63"/>
    </style:style>
    <style:style style:name="T503" style:family="text">
      <style:text-properties officeooo:rsid="02d094e6"/>
    </style:style>
    <style:style style:name="T504" style:family="text">
      <style:text-properties officeooo:rsid="02d1fcc5"/>
    </style:style>
    <style:style style:name="T505" style:family="text">
      <style:text-properties officeooo:rsid="02d2982e"/>
    </style:style>
    <style:style style:name="T506" style:family="text">
      <style:text-properties officeooo:rsid="02d40163"/>
    </style:style>
    <style:style style:name="T507" style:family="text">
      <style:text-properties officeooo:rsid="02d4e167"/>
    </style:style>
    <style:style style:name="T508" style:family="text">
      <style:text-properties officeooo:rsid="02d76b85"/>
    </style:style>
    <style:style style:name="T509" style:family="text">
      <style:text-properties officeooo:rsid="02d7e4bb"/>
    </style:style>
    <style:style style:name="T510" style:family="text">
      <style:text-properties officeooo:rsid="02da2fd7"/>
    </style:style>
    <style:style style:name="T511" style:family="text">
      <style:text-properties officeooo:rsid="02dd7efe"/>
    </style:style>
    <style:style style:name="T512" style:family="text">
      <style:text-properties officeooo:rsid="02deab72"/>
    </style:style>
    <style:style style:name="T513" style:family="text">
      <style:text-properties officeooo:rsid="02e2c4cc"/>
    </style:style>
    <style:style style:name="T514" style:family="text">
      <style:text-properties officeooo:rsid="02ec21e7"/>
    </style:style>
    <style:style style:name="T515" style:family="text">
      <style:text-properties officeooo:rsid="02ecd7cb"/>
    </style:style>
    <style:style style:name="T516" style:family="text">
      <style:text-properties officeooo:rsid="02ef3e2a"/>
    </style:style>
    <style:style style:name="T517" style:family="text">
      <style:text-properties officeooo:rsid="02efdce3"/>
    </style:style>
    <style:style style:name="T518" style:family="text">
      <style:text-properties officeooo:rsid="02f46446"/>
    </style:style>
    <style:style style:name="T519" style:family="text">
      <style:text-properties officeooo:rsid="02f5343f"/>
    </style:style>
    <style:style style:name="T520" style:family="text">
      <style:text-properties officeooo:rsid="02f6c291"/>
    </style:style>
    <style:style style:name="T521" style:family="text">
      <style:text-properties officeooo:rsid="02f8919f"/>
    </style:style>
    <style:style style:name="T522" style:family="text">
      <style:text-properties officeooo:rsid="02f93ab7"/>
    </style:style>
    <style:style style:name="T523" style:family="text">
      <style:text-properties officeooo:rsid="02fc82ed"/>
    </style:style>
    <style:style style:name="T524" style:family="text">
      <style:text-properties officeooo:rsid="02fcd843"/>
    </style:style>
    <style:style style:name="T525" style:family="text">
      <style:text-properties officeooo:rsid="03067ab1"/>
    </style:style>
    <style:style style:name="T526" style:family="text">
      <style:text-properties officeooo:rsid="030f65e3"/>
    </style:style>
    <style:style style:name="T527" style:family="text">
      <style:text-properties officeooo:rsid="03114010"/>
    </style:style>
    <style:style style:name="T528" style:family="text">
      <style:text-properties officeooo:rsid="031249dc"/>
    </style:style>
    <style:style style:name="T529" style:family="text">
      <style:text-properties officeooo:rsid="031378df"/>
    </style:style>
    <style:style style:name="T530" style:family="text">
      <style:text-properties officeooo:rsid="03154bf8"/>
    </style:style>
    <style:style style:name="T531" style:family="text">
      <style:text-properties officeooo:rsid="03159ecd"/>
    </style:style>
    <style:style style:name="T532" style:family="text">
      <style:text-properties officeooo:rsid="0317d492"/>
    </style:style>
    <style:style style:name="T533" style:family="text">
      <style:text-properties officeooo:rsid="031a2707"/>
    </style:style>
    <style:style style:name="T534" style:family="text">
      <style:text-properties officeooo:rsid="031a6967"/>
    </style:style>
    <style:style style:name="T535" style:family="text">
      <style:text-properties officeooo:rsid="031b36b3"/>
    </style:style>
    <style:style style:name="T536" style:family="text">
      <style:text-properties officeooo:rsid="031c4163"/>
    </style:style>
    <style:style style:name="T537" style:family="text">
      <style:text-properties officeooo:rsid="0325cdd3"/>
    </style:style>
    <style:style style:name="T538" style:family="text">
      <style:text-properties officeooo:rsid="0327b48c"/>
    </style:style>
    <style:style style:name="T539" style:family="text">
      <style:text-properties officeooo:rsid="03287fde"/>
    </style:style>
    <style:style style:name="T540" style:family="text">
      <style:text-properties officeooo:rsid="032e6ea2"/>
    </style:style>
    <style:style style:name="T541" style:family="text">
      <style:text-properties officeooo:rsid="03300cad"/>
    </style:style>
    <style:style style:name="T542" style:family="text">
      <style:text-properties officeooo:rsid="03351614"/>
    </style:style>
    <style:style style:name="T543" style:family="text">
      <style:text-properties officeooo:rsid="0335c972"/>
    </style:style>
    <style:style style:name="T544" style:family="text">
      <style:text-properties officeooo:rsid="03424e36"/>
    </style:style>
    <style:style style:name="T545" style:family="text">
      <style:text-properties officeooo:rsid="0347328d"/>
    </style:style>
    <style:style style:name="T546" style:family="text">
      <style:text-properties officeooo:rsid="0351327f"/>
    </style:style>
    <style:style style:name="T547" style:family="text">
      <style:text-properties officeooo:rsid="035d6708"/>
    </style:style>
    <style:style style:name="T548" style:family="text">
      <style:text-properties officeooo:rsid="035f7425"/>
    </style:style>
    <style:style style:name="T549" style:family="text">
      <style:text-properties officeooo:rsid="036d26e2"/>
    </style:style>
    <style:style style:name="T550" style:family="text">
      <style:text-properties officeooo:rsid="037edca1"/>
    </style:style>
    <style:style style:name="T551" style:family="text">
      <style:text-properties officeooo:rsid="038c89aa"/>
    </style:style>
    <style:style style:name="T552" style:family="text">
      <style:text-properties officeooo:rsid="038ef054"/>
    </style:style>
    <style:style style:name="T553" style:family="text">
      <style:text-properties officeooo:rsid="03932579"/>
    </style:style>
    <style:style style:name="T554" style:family="text">
      <style:text-properties officeooo:rsid="03976937"/>
    </style:style>
    <style:style style:name="T555" style:family="text">
      <style:text-properties officeooo:rsid="03992279"/>
    </style:style>
    <style:style style:name="T556" style:family="text">
      <style:text-properties officeooo:rsid="039cd4e1"/>
    </style:style>
    <style:style style:name="T557" style:family="text">
      <style:text-properties officeooo:rsid="039eea51"/>
    </style:style>
    <style:style style:name="T558" style:family="text">
      <style:text-properties officeooo:rsid="03a4d788"/>
    </style:style>
    <style:style style:name="T559" style:family="text">
      <style:text-properties officeooo:rsid="03a93435"/>
    </style:style>
    <style:style style:name="T560" style:family="text">
      <style:text-properties officeooo:rsid="03b0ee69"/>
    </style:style>
    <style:style style:name="T561" style:family="text">
      <style:text-properties officeooo:rsid="03b27331"/>
    </style:style>
    <style:style style:name="T562" style:family="text">
      <style:text-properties officeooo:rsid="03b512ad"/>
    </style:style>
    <style:style style:name="T563" style:family="text">
      <style:text-properties officeooo:rsid="03b654d3"/>
    </style:style>
    <style:style style:name="T564" style:family="text">
      <style:text-properties officeooo:rsid="03b68b4b"/>
    </style:style>
    <style:style style:name="T565" style:family="text">
      <style:text-properties officeooo:rsid="03b86da5"/>
    </style:style>
    <style:style style:name="T566" style:family="text">
      <style:text-properties officeooo:rsid="03c0abc5"/>
    </style:style>
    <style:style style:name="T567" style:family="text">
      <style:text-properties officeooo:rsid="03c1e515"/>
    </style:style>
    <style:style style:name="T568" style:family="text">
      <style:text-properties officeooo:rsid="03c5486b"/>
    </style:style>
    <style:style style:name="T569" style:family="text">
      <style:text-properties officeooo:rsid="03c7958c"/>
    </style:style>
    <style:style style:name="T570" style:family="text">
      <style:text-properties officeooo:rsid="03c982de"/>
    </style:style>
    <style:style style:name="T571" style:family="text">
      <style:text-properties officeooo:rsid="03cf2e5c"/>
    </style:style>
    <style:style style:name="T572" style:family="text">
      <style:text-properties officeooo:rsid="03d1b535"/>
    </style:style>
    <style:style style:name="T573" style:family="text">
      <style:text-properties officeooo:rsid="03d84817"/>
    </style:style>
    <style:style style:name="T574" style:family="text">
      <style:text-properties officeooo:rsid="03e59b48"/>
    </style:style>
    <style:style style:name="T575" style:family="text">
      <style:text-properties officeooo:rsid="03e7870e"/>
    </style:style>
    <style:style style:name="T576" style:family="text">
      <style:text-properties officeooo:rsid="03e7ca3c"/>
    </style:style>
    <style:style style:name="T577" style:family="text">
      <style:text-properties officeooo:rsid="03e8d58c"/>
    </style:style>
    <style:style style:name="T578" style:family="text">
      <style:text-properties officeooo:rsid="03e9c910"/>
    </style:style>
    <style:style style:name="T579" style:family="text">
      <style:text-properties officeooo:rsid="03f1121f"/>
    </style:style>
    <style:style style:name="T580" style:family="text">
      <style:text-properties officeooo:rsid="03f65a15"/>
    </style:style>
    <style:style style:name="T581" style:family="text">
      <style:text-properties officeooo:rsid="03fbbb24"/>
    </style:style>
    <style:style style:name="T582" style:family="text">
      <style:text-properties officeooo:rsid="040601e0"/>
    </style:style>
    <style:style style:name="T583" style:family="text">
      <style:text-properties officeooo:rsid="040a2a8b"/>
    </style:style>
    <style:style style:name="T584" style:family="text">
      <style:text-properties officeooo:rsid="040da7db"/>
    </style:style>
    <style:style style:name="T585" style:family="text">
      <style:text-properties officeooo:rsid="040ea4a9"/>
    </style:style>
    <style:style style:name="T586" style:family="text">
      <style:text-properties officeooo:rsid="04114933"/>
    </style:style>
    <style:style style:name="T587" style:family="text">
      <style:text-properties officeooo:rsid="041664b1"/>
    </style:style>
    <style:style style:name="T588" style:family="text">
      <style:text-properties officeooo:rsid="04185270"/>
    </style:style>
    <style:style style:name="T589" style:family="text">
      <style:text-properties officeooo:rsid="041a035b"/>
    </style:style>
    <style:style style:name="T590" style:family="text">
      <style:text-properties officeooo:rsid="042463fa"/>
    </style:style>
    <style:style style:name="T591" style:family="text">
      <style:text-properties officeooo:rsid="0428e50e"/>
    </style:style>
    <style:style style:name="T592" style:family="text">
      <style:text-properties officeooo:rsid="042a81b8"/>
    </style:style>
    <style:style style:name="T593" style:family="text">
      <style:text-properties officeooo:rsid="042ef3be"/>
    </style:style>
    <style:style style:name="T594" style:family="text">
      <style:text-properties officeooo:rsid="0430b161"/>
    </style:style>
    <style:style style:name="T595" style:family="text">
      <style:text-properties officeooo:rsid="043659f4"/>
    </style:style>
    <style:style style:name="T596" style:family="text">
      <style:text-properties officeooo:rsid="04800dce"/>
    </style:style>
    <style:style style:name="T597" style:family="text">
      <style:text-properties style:font-name="Liberation Serif"/>
    </style:style>
    <style:style style:name="T598" style:family="text">
      <style:text-properties style:font-name="Liberation Serif" officeooo:rsid="0481af48" style:font-name-asian="Liberation Mono" style:font-name-complex="Liberation Mono"/>
    </style:style>
    <style:style style:name="T599" style:family="text">
      <style:text-properties style:font-name="Liberation Serif" officeooo:rsid="0483a52b"/>
    </style:style>
    <style:style style:name="T600" style:family="text">
      <style:text-properties style:font-name="Liberation Serif" officeooo:rsid="048490d1"/>
    </style:style>
    <style:style style:name="T601" style:family="text">
      <style:text-properties style:font-name="Liberation Serif" officeooo:rsid="0485ab4b"/>
    </style:style>
    <style:style style:name="T602" style:family="text">
      <style:text-properties style:font-name="Liberation Serif" officeooo:rsid="0485b6ee"/>
    </style:style>
    <style:style style:name="T603" style:family="text">
      <style:text-properties style:font-name="Liberation Serif" officeooo:rsid="04875461"/>
    </style:style>
    <style:style style:name="T604" style:family="text">
      <style:text-properties style:font-name="Liberation Serif" officeooo:rsid="0488d145"/>
    </style:style>
    <style:style style:name="T605" style:family="text">
      <style:text-properties style:font-name="Liberation Serif" officeooo:rsid="04898598"/>
    </style:style>
    <style:style style:name="T606" style:family="text">
      <style:text-properties style:font-name="Liberation Serif" officeooo:rsid="0489b1aa"/>
    </style:style>
    <style:style style:name="T607" style:family="text">
      <style:text-properties style:font-name="Liberation Serif" fo:font-style="italic" officeooo:rsid="0489b1aa" style:font-style-asian="italic" style:font-style-complex="italic"/>
    </style:style>
    <style:style style:name="T608" style:family="text">
      <style:text-properties style:font-name="Liberation Serif" fo:font-style="italic" officeooo:rsid="048a4ce0" style:font-style-asian="italic" style:font-style-complex="italic"/>
    </style:style>
    <style:style style:name="T609" style:family="text">
      <style:text-properties style:font-name="Liberation Serif" fo:font-style="italic" officeooo:rsid="048bdace" style:font-style-asian="italic" style:font-style-complex="italic"/>
    </style:style>
    <style:style style:name="T610" style:family="text">
      <style:text-properties style:font-name="Liberation Serif" fo:font-style="italic" officeooo:rsid="048c95cb" style:font-style-asian="italic" style:font-style-complex="italic"/>
    </style:style>
    <style:style style:name="T611" style:family="text">
      <style:text-properties style:font-name="Liberation Serif" fo:font-style="italic" officeooo:rsid="049ac1ec" style:font-style-asian="italic" style:font-style-complex="italic"/>
    </style:style>
    <style:style style:name="T612" style:family="text">
      <style:text-properties style:font-name="Liberation Serif" fo:font-style="italic" fo:font-weight="normal" officeooo:rsid="0495e563" style:font-style-asian="italic" style:font-weight-asian="normal" style:font-style-complex="italic" style:font-weight-complex="normal"/>
    </style:style>
    <style:style style:name="T613" style:family="text">
      <style:text-properties style:font-name="Liberation Serif" fo:font-style="italic" fo:font-weight="normal" officeooo:rsid="0499271b" style:font-style-asian="italic" style:font-weight-asian="normal" style:font-style-complex="italic" style:font-weight-complex="normal"/>
    </style:style>
    <style:style style:name="T614" style:family="text">
      <style:text-properties style:font-name="Liberation Serif" fo:font-style="normal" officeooo:rsid="0489b1aa" style:font-style-asian="normal" style:font-style-complex="normal"/>
    </style:style>
    <style:style style:name="T615" style:family="text">
      <style:text-properties style:font-name="Liberation Serif" fo:font-style="normal" officeooo:rsid="048a4ce0" style:font-style-asian="normal" style:font-style-complex="normal"/>
    </style:style>
    <style:style style:name="T616" style:family="text">
      <style:text-properties style:font-name="Liberation Serif" fo:font-style="normal" officeooo:rsid="048bcdc3" style:font-style-asian="normal" style:font-style-complex="normal"/>
    </style:style>
    <style:style style:name="T617" style:family="text">
      <style:text-properties style:font-name="Liberation Serif" fo:font-style="normal" officeooo:rsid="048bdace" style:font-style-asian="normal" style:font-style-complex="normal"/>
    </style:style>
    <style:style style:name="T618" style:family="text">
      <style:text-properties style:font-name="Liberation Serif" fo:font-style="normal" officeooo:rsid="048c95cb" style:font-style-asian="normal" style:font-style-complex="normal"/>
    </style:style>
    <style:style style:name="T619" style:family="text">
      <style:text-properties style:font-name="Liberation Serif" fo:font-style="normal" officeooo:rsid="049ac1ec" style:font-style-asian="normal" style:font-style-complex="normal"/>
    </style:style>
    <style:style style:name="T620" style:family="text">
      <style:text-properties style:font-name="Liberation Serif" fo:font-style="normal" officeooo:rsid="049badc2" style:font-style-asian="normal" style:font-style-complex="normal"/>
    </style:style>
    <style:style style:name="T621" style:family="text">
      <style:text-properties style:font-name="Liberation Serif" fo:font-style="normal" fo:font-weight="bold" officeooo:rsid="0483a52b" style:font-style-asian="normal" style:font-weight-asian="bold" style:font-style-complex="normal" style:font-weight-complex="bold"/>
    </style:style>
    <style:style style:name="T622" style:family="text">
      <style:text-properties style:font-name="Liberation Serif" fo:font-style="normal" fo:font-weight="normal" officeooo:rsid="048c95cb" style:font-style-asian="normal" style:font-weight-asian="normal" style:font-style-complex="normal" style:font-weight-complex="normal"/>
    </style:style>
    <style:style style:name="T623" style:family="text">
      <style:text-properties style:font-name="Liberation Serif" fo:font-style="normal" fo:font-weight="normal" officeooo:rsid="048bdace" style:font-style-asian="normal" style:font-weight-asian="normal" style:font-style-complex="normal" style:font-weight-complex="normal"/>
    </style:style>
    <style:style style:name="T624" style:family="text">
      <style:text-properties style:font-name="Liberation Serif" fo:font-style="normal" fo:font-weight="normal" officeooo:rsid="048e039a" style:font-style-asian="normal" style:font-weight-asian="normal" style:font-style-complex="normal" style:font-weight-complex="normal"/>
    </style:style>
    <style:style style:name="T625" style:family="text">
      <style:text-properties style:font-name="Liberation Serif" fo:font-style="normal" fo:font-weight="normal" officeooo:rsid="0494f4be" style:font-style-asian="normal" style:font-weight-asian="normal" style:font-style-complex="normal" style:font-weight-complex="normal"/>
    </style:style>
    <style:style style:name="T626" style:family="text">
      <style:text-properties style:font-name="Liberation Serif" fo:font-style="normal" fo:font-weight="normal" officeooo:rsid="049527bf" style:font-style-asian="normal" style:font-weight-asian="normal" style:font-style-complex="normal" style:font-weight-complex="normal"/>
    </style:style>
    <style:style style:name="T627" style:family="text">
      <style:text-properties style:font-name="Liberation Serif" fo:font-style="normal" fo:font-weight="normal" officeooo:rsid="0495e563" style:font-style-asian="normal" style:font-weight-asian="normal" style:font-style-complex="normal" style:font-weight-complex="normal"/>
    </style:style>
    <style:style style:name="T628" style:family="text">
      <style:text-properties style:font-name="Liberation Serif" fo:font-style="normal" fo:font-weight="normal" officeooo:rsid="049618ad" style:font-style-asian="normal" style:font-weight-asian="normal" style:font-style-complex="normal" style:font-weight-complex="normal"/>
    </style:style>
    <style:style style:name="T629" style:family="text">
      <style:text-properties style:font-name="Liberation Serif" fo:font-style="normal" fo:font-weight="normal" officeooo:rsid="04962972" style:font-style-asian="normal" style:font-weight-asian="normal" style:font-style-complex="normal" style:font-weight-complex="normal"/>
    </style:style>
    <style:style style:name="T630" style:family="text">
      <style:text-properties style:font-name="Liberation Serif" fo:font-style="normal" fo:font-weight="normal" officeooo:rsid="0497f370" style:font-style-asian="normal" style:font-weight-asian="normal" style:font-style-complex="normal" style:font-weight-complex="normal"/>
    </style:style>
    <style:style style:name="T631" style:family="text">
      <style:text-properties style:font-name="Liberation Serif" fo:font-style="normal" fo:font-weight="normal" officeooo:rsid="0499271b" style:font-style-asian="normal" style:font-weight-asian="normal" style:font-style-complex="normal" style:font-weight-complex="normal"/>
    </style:style>
    <style:style style:name="T632" style:family="text">
      <style:text-properties style:font-name="Liberation Serif" fo:font-style="normal" fo:font-weight="normal" officeooo:rsid="049ac1ec" style:font-style-asian="normal" style:font-weight-asian="normal" style:font-style-complex="normal" style:font-weight-complex="normal"/>
    </style:style>
    <style:style style:name="T633" style:family="text">
      <style:text-properties style:font-name="Liberation Serif" fo:font-style="normal" fo:font-weight="normal" officeooo:rsid="049badc2" style:font-style-asian="normal" style:font-weight-asian="normal" style:font-style-complex="normal" style:font-weight-complex="normal"/>
    </style:style>
    <style:style style:name="T634" style:family="text">
      <style:text-properties style:font-name="Liberation Serif" officeooo:rsid="049ac1e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indent-big">Посвящается Ричарду Фаринья</text:p>
      <text:p text:style-name="Header">1</text:p>
      <text:h text:style-name="Heading_20_1" text:outline-level="1">Вне Нуля</text:h>
      <text:p text:style-name="P433">Природа не знает уничтожения; ей известно лишь превращение. Всё, чему меня научила наука, и продолжает учить, подтверждает мо<text:span text:style-name="T361">ю</text:span> убеждённость в продолжении нашего духовного существования после смерти.</text:p>
      <text:p text:style-name="indent-big">—Вернер фон Браун </text:p>
      <text:p text:style-name="P290"><draw:frame draw:style-name="fr1" draw:name="Image3" text:anchor-type="paragraph" svg:width="6.9252in" svg:height="0.3661in" draw:z-index="1"><draw:image xlink:href="Pictures/1000000000000B720000009B428C9716555D8079.png" xlink:type="simple" xlink:show="embed" xlink:actuate="onLoad" loext:mime-type="image/png"/></draw:frame><text:span text:style-name="T3">Нарастающий</text:span> визг с неба. <text:span text:style-name="T1">Такое уже случалось, но этот раз ни в какое сравнение.</text:span></text:p>
      <text:p text:style-name="P267">Уже слишком поздно. И хоть Эвакуация продолжается, всё это просто театр. <text:span text:style-name="T2">Вагоны не освещены. Света нигде нет. Над ним опорные балки купола, древние как железные кровати королевского размера, и, где-то совсем высоко, стекло − пропускать дневной свет. Но сейчас ночь. Жутко представить как рухнут эти стёкла—совсем скоро—редкостное диво: <text:s/>хрустальный дворец вдребезги. Но в полной тьме, без проблеска света, лишь невидимый грохот обвала.</text:span></text:p>
      <text:p text:style-name="P268">Внутри особого вагона, что состоит из нескольких уровней, он сидит в бархатно мягком мраке, без курева, чувствует как трётся метал, тут и там, сцепляясь,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мыслимо бесчисленными выводками детей распиханными среди прочей всячины, которую надо дотащить к спасению. Видны лишь лица тех, кто ближе, да и то как подсеребрённые очертания в видоискателе, как лица ВИПов за пуленепробиваемыми зеленоватыми стёклами несущихся по городу автомобилей….</text:p>
      <text:p text:style-name="P269"><text:span text:style-name="T95">Тронулись</text:span>. Потянулись цепочкой, покидая вокзал, покидая центр города, <text:span text:style-name="T95">покатили через</text:span> его старые, <text:span text:style-name="T4">заброшенные</text:span> районы. <text:span text:style-name="T96">Может получится? Лица обёрнуты к окнам, но никто не осмеливается спросить, вслух не смеют. Падает дождь. Нет, это не выпутывание, а нарастающее увязание в узах—они впутываются под арки, тайные входы гнилого бетона, что только с виду ведут в подземный туннель… какая-то конструкция из почернелой древесины медленно пришла в движение над головой, и разошлись запахи угля из дней далёкого прошлого, запахи керосинных зим, воскресных дней без уличного движения, кораллоподобного загадочно живого роста, огибая крутые повороты и мимо одиночных разъездов, кислый запах отсутствия подвижного состава, вызревающей ржавчины, что нарастает сквозь эти опустошающие дни сверкающие глубиной, особенно на рассвете, с синими тенями, чтоб перекрыть ей путь и попытаться вернуть происходящее к Абсолютному Нулю… и чем дальше отъезжают, тем беднее вид… развалюхи тайных городов нищеты, названия, которых </text:span><text:span text:style-name="T6">он никогда не слыхал…</text:span><text:span text:style-name="T4"> руины стен, крыш всё меньше, и всё меньше шансов на огонёк… путь, что должен бы сливаться с широкой магистралью, становится всё раздолбанней, одиночней, вьётся тесней и круче покуда как сразу, слишком резко, они оказываются под последней аркой: тормоза схватили намертво, аж подбросило. Это приговор, который обжалованию не подлежит.</text:span></text:p>
      <text:p text:style-name="P270"><text:span text:style-name="T98">Поезд</text:span> остановил<text:span text:style-name="T99">ся</text:span>. Дальше <text:span text:style-name="T99">путей</text:span> нет. Всем беженцам приказано сходить. Они движутся медленно, но не противятся. Те, что их направляют, в кокардах свинцового цвета, делают это молча. Это громадный, очень старый и тёмный отель, железный придаток путей и разъездов, которыми они сюда прибыли…. Шары фонарей в тёмно-зелёной краске, свисают под загогулинами железных карнизов, не включались веками… толпа движется без ропота, без кашля, по коридорам прямым и практичным, как проходы большого склада… бархатные чёрные перегородки сдерживают движение: пахнет старым деревом, отдалёнными коридорами всегда <text:soft-page-break/>под замком, но теперь отпертыми, чтобы вместить нахлынувшие души, холодной штукатуркой, где вымерли все крысы и только призраки их, неподвижные, как рисунки в пещере, застыли в стенах упрямым свечением… беженцев забирают партиями, на лифте—дощатая передвижная платформа открытая со всех сторон, её тянут вверх старые просмоленные верёвки через чугунные блоки, чьи спицы отлиты в форме Ss. На каждом этаже беженцы продвигаются и сходят на коричневый пол… тут тысячи этих тихих комнат без света….</text:p>
      <text:p text:style-name="P271">Некоторые ждут в одиночестве, некоторые делят сво<text:span text:style-name="T94">ё</text:span> невидим<text:span text:style-name="T94">о</text:span>е <text:span text:style-name="T94">помещение</text:span> с другими. Не видно не зги, да, <text:span text:style-name="T97">хотя </text:span>что толку в обстановке, раз уж до такого дошло? Под ногами хрустит древнейшая грязь города, последние кристаллизации всего, что город не дал, чем <text:span text:style-name="T92">пугал, лгал своим детям. Каждому случалось слышать голос, что говорит, казалось, только с ним, типа: «Ты ж ведь не веришь, что спасёшься. Брось, теперь-то мы знаем кто мы такие. Никто и не собирался спасать </text:span><text:span text:style-name="T7">тебя</text:span><text:span text:style-name="T92">, приятель….»</text:span></text:p>
      <text:p text:style-name="P272">Выхода нет. Лежи и жди, лежи тихо, не двигайся. <text:span text:style-name="T93">Визг с неба не утихает. Когда это приходит, придёт в темноте, или со своим каким-то светом? Свет придёт до, или после?</text:span></text:p>
      <text:p text:style-name="P273">Но уже светло. <text:span text:style-name="T101">Давно рассвело? Всё это время свет просачивался внутрь вместе с холодным воздухом утра, что струится по его соскам: начинает проступать сборище упитых бездельников, и в форме, и без, </text:span><text:span text:style-name="T102">стиснув пустые или полупустые бутылки, этот развесился на стуле, тот </text:span><text:span text:style-name="T151">свернулся</text:span><text:span text:style-name="T102"> калачиком в холодном камине, те раскинулись на диванах, на пыльных коврах, в шезлонгах на разных уровнях громадного зала, </text:span><text:span text:style-name="T104">храпя</text:span><text:span text:style-name="T102"> и сопя на все лады самоповторным хором, покуда свет Лондона, зимний тягучий свет, ширится в </text:span><text:span text:style-name="T105">вертикальных</text:span><text:span text:style-name="T103"> </text:span><text:span text:style-name="T105">переплётах </text:span><text:span text:style-name="T103">окон, </text:span><text:span text:style-name="T104">ширится в слоях вчерашнего дыма, что всё ещё висит, редея, с навощённых балок потолка. </text:span><text:span text:style-name="T105">А</text:span><text:span text:style-name="T104"> эти распростёртые горизонтал</text:span><text:span text:style-name="T105">ы</text:span><text:span text:style-name="T104">, товарищи по оружию, </text:span><text:span text:style-name="T105">что </text:span><text:span text:style-name="T104">разрумянились, как компашка голландских мужиков, </text:span><text:span text:style-name="T105">которые</text:span><text:span text:style-name="T104"> видят </text:span><text:span text:style-name="T105">в снах</text:span><text:span text:style-name="T104"> своё воскрешении в следующие пару минут.</text:span></text:p>
      <text:p text:style-name="P274"><text:span text:style-name="T104">Е</text:span><text:span text:style-name="T100">го </text:span><text:span text:style-name="T105">звание</text:span><text:span text:style-name="T100"> капитан, </text:span><text:span text:style-name="T105">имя</text:span><text:span text:style-name="T100"> Джефри («Пират») Прентис. </text:span><text:span text:style-name="T106">Он ук</text:span><text:span text:style-name="T118">рыт</text:span><text:span text:style-name="T106"> т</text:span><text:span text:style-name="T118">ёплым</text:span><text:span text:style-name="T106">ым одеялом, <text:s/></text:span><text:span text:style-name="T118">шотландская расцветка из</text:span><text:span text:style-name="T106"> оранжевого, ржавого, алого. У его черепа такое ощущение, словно он из металла. </text:span></text:p>
      <text:p text:style-name="P275"><text:span text:style-name="T120">Прямиком</text:span><text:span text:style-name="T100"> над ним, на высоте четырёх метров, Тэди Блот вот-вот свалится с балкончика музыкантов, выбрав для падения </text:span><text:span text:style-name="T107">дыру, которую кто-то в грандиозном бзике прошиб несколько недель назад в эбонитовых досочках балюстрады. Теперь, в своей отключке, Блот мало-помалу свесился в провал, голову, руки, туловище, и всё, что пока удерживает его там наверху, это узкий фужер для шампанского </text:span><text:span text:style-name="T108">воткнутый в задний карман, который как-то там зацепился—</text:span></text:p>
      <text:p text:style-name="P276"><text:span text:style-name="T100">На этот момент Пирату уже удалось сесть на своей узкой холостяцкой кровати и зыркнуть вверх. Как ужасно. </text:span><text:span text:style-name="T118">Просто</text:span><text:span text:style-name="T100"> ужасно бля… </text:span><text:span text:style-name="T118">вверху раздался</text:span><text:span text:style-name="T100"> треск материи. </text:span><text:span text:style-name="T109">Подготовка к выполнению спецзаданий выработала в нём быстроту реакций. </text:span><text:span text:style-name="T119">С</text:span><text:span text:style-name="T109">прыг</text:span><text:span text:style-name="T119">нув</text:span><text:span text:style-name="T109"> с кровати,</text:span><text:span text:style-name="T119"> он</text:span><text:span text:style-name="T109"> ударом ноги посылает её кат</text:span><text:span text:style-name="T119">ну</text:span><text:span text:style-name="T109">ться на своих колёсиках в направлении Блота. </text:span><text:span text:style-name="T119">Оборвавшись</text:span><text:span text:style-name="T109">, Блот шмякнулся точно посерёдке под громкий звяк пружин сетки. Одна ножка отлетела. «</text:span><text:span text:style-name="T110">Добро</text:span><text:span text:style-name="T121">е</text:span><text:span text:style-name="T110"> утро»</text:span><text:span text:style-name="T111">,–</text:span><text:span text:style-name="T110"> отметил Пират. </text:span><text:span text:style-name="T112">Блот кратко улыбнулся и снова уснул, уютно укутавшись в одеяло Пирата.</text:span></text:p>
      <text:p text:style-name="P277"><text:span text:style-name="T112">Б</text:span><text:span text:style-name="T100">лот один из квартирантов в этом мезонине воздвигнутом в прошлом веке, неподалёку от Челси Набережной, Коридоном Роспом, который был дружен с Розетти, носил визитку </text:span><text:span text:style-name="T113">и увлекался культивацией фармацевтических растений на крыше здания (недавно молодой Осби Фил возродил эту традицию),</text:span><text:span text:style-name="T114"> слишком мало, чтоб выдержать туманы и мороз и в основном возвращались, в виде фрагментов </text:span><text:span text:style-name="T118">специфичных</text:span><text:span text:style-name="T114"> алкалоидов, в почву на крыше, так же как и удобрение от троицы призовых Вессекских свиноматок размещённых там </text:span><text:span text:style-name="T121">восприемником</text:span><text:span text:style-name="T115"> Роспа, </text:span><text:span text:style-name="T116">и опавшие листья многих декоративных деревьев </text:span><text:span text:style-name="T117">трансплантированных на крышу </text:span><text:span text:style-name="T116">последующими обитателями,</text:span><text:span text:style-name="T121"> а также добавки из недопереваренной пищи отброшенной или выблеванной тем или иным утончённым эпикурейцем—всё это смешано впоследствии, лемехами смен времён года, </text:span><text:span text:style-name="T122">в напластование, почти в полметра, невероятного чернозёма, на котором может произрастать что угодно, да хоть бы и бананы. Пират, доведённый до отчаяния </text:span><text:soft-page-break/><text:span text:style-name="T122">дефицитом военного времени на бананы, </text:span><text:span text:style-name="T128">решил соорудить на крыше стеклянную оранжерею и </text:span><text:span text:style-name="T122">уговорил друга, который летал по маршруту Рио-Асунсьон-Форт-Лами, прихватить для него саженец банана, три или хоть парочку, в обмен на фотокамеру германского производства, как только Пирата сбросят туда на парашюте для следующего задания.</text:span></text:p>
      <text:p text:style-name="P278"><text:span text:style-name="T122">П</text:span><text:span text:style-name="T100">ират прославился своими Банановыми Завтраками. Едоки ломятся сюда со всей Англии, даже у кого аллергия или прямое неприятие бананов, просто глянуть—потому что взаимодействие бактерий, в почве из органических колец, цепочек и сетей, в которых сам Бог концов не сыщет, позволяет рост фруктов до полуметра, да, невероятно, но факт.</text:span></text:p>
      <text:p text:style-name="P279"><text:span text:style-name="T100">Пират стоит в туалете и ссыт, в голове ни единой мысли. Потом он продевает себя в шерстяной халат, который он носит наизнанку, чтобы прятать карман с сигаретами, хотя это не очень-то помогает и, огибая тёплые тела друзей, пробирается к высоким французским окнам, выскальзывает в холод за ними, а когда тот ударяет по пломбам в его зубах, издаёт стон, взбирается по винтовой лестнице, что кругами ведёт в сад на крыше и на миг замирает, глядя на реку. Солнце пока что ниже горизонта. Похоже будет дождь, но пока что воздух необычайно прозрачен. Громад</text:span><text:span text:style-name="T127">а </text:span><text:span text:style-name="T100">электростанци</text:span><text:span text:style-name="T127">и</text:span><text:span text:style-name="T100"> и нефтеперегонный за нею </text:span><text:span text:style-name="T126">проступают</text:span><text:span text:style-name="T123"> чётко: трубы, сифоны, башни, </text:span><text:span text:style-name="T125">колонны</text:span><text:span text:style-name="T123">, </text:span><text:span text:style-name="T124">круч</text:span><text:span text:style-name="T126">ен</text:span><text:span text:style-name="T124">ные</text:span><text:span text:style-name="T123"> </text:span><text:span text:style-name="T125">клубы</text:span><text:span text:style-name="T123"> пара и дыма….</text:span></text:p>
      <text:p text:style-name="P279"><text:span text:style-name="T123">– </text:span><text:span text:style-name="T129">Ххахх!</text:span><text:span text:style-name="T123">– </text:span><text:span text:style-name="T129">Пират в беззвучном рёве следит как его выдох всплывает над парапетами, «ххахх!» <text:s/>Верхушки крыш в утреннем танце. </text:span><text:span text:style-name="T130">Его гигантские вязки бананов, </text:span><text:span text:style-name="T132">сияюще</text:span><text:span text:style-name="T130"> жёлты</text:span><text:span text:style-name="T133">х</text:span><text:span text:style-name="T130">, влажно зелёны</text:span><text:span text:style-name="T133">х</text:span><text:span text:style-name="T130">. </text:span><text:span text:style-name="T131">Его друзья внизу предвкушают в своих снах Банановый Завтрак. Этот надраенный день обещает быть не хуже, чем любой—</text:span></text:p>
      <text:p text:style-name="P280"><text:span text:style-name="T100">Так ли? Далеко на востоке, в самом низу розовеющего неба что-то сверкнуло, очень ярко. </text:span><text:span text:style-name="T134">Новая звезда, совсем незаметная. Он опирается на парапет, всматриваясь. </text:span><text:span text:style-name="T135">Искорка точки уже превратилась в белую вертикальную чёрточку. </text:span><text:span text:style-name="T136">Должно быть уже где-то над Северным морем… не ближе… внизу ледяные поля и холодное пятно солнца….</text:span></text:p>
      <text:p text:style-name="P281"><text:span text:style-name="T100">Что это? </text:span><text:span text:style-name="T137">Такого раньше не бывало. Но Пират всё равно знает что. Он видел филь</text:span><text:span text:style-name="T139">м</text:span><text:span text:style-name="T137">, всего пару недель назад… это след испарения. Уже на ширину пальца выше. И это не самолёт. Отвесно вверх самолёт не запускают. </text:span><text:span text:style-name="T138">Это новая, и всё ещё Самая Секретная, немецкая ракета бомба.</text:span></text:p>
      <text:p text:style-name="P279"><text:span text:style-name="T123">– </text:span><text:span text:style-name="T138">Входящая почта.</text:span><text:span text:style-name="T123">– </text:span><text:span text:style-name="T138">он произнёс это или только подумал? </text:span><text:span text:style-name="T139">Он подтянул обтрёпанный пояс халата. Ну, у этой штуковины радиус действия 200 миль. Ты не можешь различить след испарения за 200 миль, выходит, можешь.</text:span></text:p>
      <text:p text:style-name="P282"><text:span text:style-name="T139">О? </text:span><text:span text:style-name="T100">Никаких о: за дугой поверхности земного шара, к востоку, солнце </text:span><text:span text:style-name="T140">оттуда</text:span><text:span text:style-name="T100">, только что взошло над Голландией, ударяет в выхлопные пары ракеты, все </text:span><text:span text:style-name="T140">эти </text:span><text:span text:style-name="T100">капли, кристалы, заставля</text:span><text:span text:style-name="T140">ет</text:span><text:span text:style-name="T100"> ярко блестеть через море….</text:span></text:p>
      <text:p text:style-name="P283"><text:span text:style-name="T100">Белая линия, резко, прекратила свой подъём. Подача горючего прервана, выгорело, как та по ихнему… Brennschluss. У нас нет такого. Или засекречено. Основание линии, изначальная звёздочка, начало уже теряться в красном рассвете. Но <text:s/>ра</text:span><text:span text:style-name="T141">к</text:span><text:span text:style-name="T100">ета будет тут прежде, чем Пират увидит восход солнца.</text:span></text:p>
      <text:p text:style-name="P283"><text:span text:style-name="T100">След, смазанный, слегка порванный натрое, висит в небе. </text:span><text:span text:style-name="T141">Сама ракета, уже как чисто баллистический снаряд, поднялась выше. Теперь невидима.</text:span></text:p>
      <text:p text:style-name="P284"><text:span text:style-name="T100">Может надо что-то сделать… дозвониться в штаб в Станморе, должны засечь её радарами над Проливом</text:span><text:span text:style-name="T131">—</text:span><text:span text:style-name="T100">нет: нет времени, правда. Меньше пяти минут от Гааги сюда (столько же, чтоб дошагать до чайной на углу… чтобы солнца свет согрел планету любви…времени нет совсем.) Выбежать на улицу? Предупредить остальных?</text:span></text:p>
      <text:p text:style-name="P285"><text:span text:style-name="T100">Собирай бананы. Он топает по чёрному компосту </text:span><text:span text:style-name="T143">в </text:span><text:span text:style-name="T100">оранжере</text:span><text:span text:style-name="T143">ю</text:span><text:span text:style-name="T100">. Чувствует как подпёрло срать. Ракета, на высоте в шестьдесят миль, сейчас, наверно, приближается к пику своей траектории… начинает падение… </text:span>сейчас<text:span text:style-name="T100">….</text:span></text:p>
      <text:p text:style-name="P286"><text:soft-page-break/><text:span text:style-name="T100">Каркас пронизан дневным светом, молочные стёкла благодушно лучатся вниз. Откуда тут быть зиме</text:span><text:span text:style-name="T131">—</text:span><text:span text:style-name="T100">даже </text:span><text:span text:style-name="T142">этой</text:span><text:span text:style-name="T131">—</text:span><text:span text:style-name="T142">достаточно</text:span><text:span text:style-name="T100"> суровой чтобы состарить это железо, которое может петь на ветру, </text:span><text:span text:style-name="T142">или за</text:span><text:span text:style-name="T143">ст</text:span><text:span text:style-name="T142">ить эти окна, что открываются в другую пору года, обманно сохранённую?</text:span></text:p>
      <text:p text:style-name="P287"><text:span text:style-name="T142">П</text:span><text:span text:style-name="T100">ират взглядывает на свои часы. Не с чего отсчитать. Поры лица начинает пощипывать. </text:span><text:span text:style-name="T144">Стирая все мысли</text:span><text:span text:style-name="T131">—</text:span><text:span text:style-name="T144">как учат коммандос</text:span><text:span text:style-name="T131">—</text:span><text:span text:style-name="T144">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б среди этих жёлтых канделябров, в этом тропическом сумраке….</text:span></text:p>
      <text:p text:style-name="P288"><text:span text:style-name="T144">О</text:span><text:span text:style-name="T100">братно в зиму. Бывший след напрочь исчез с неба. Кожу Пирата покрыл пот холодный почти как лёд. </text:span></text:p>
      <text:p text:style-name="P288"><text:span text:style-name="T100">Какое-то время уходит, чтобы закурить сигарету. Он не услышит как </text:span><text:span text:style-name="T145">долетит</text:span><text:span text:style-name="T100"> эта штука. </text:span><text:span text:style-name="T145">У неё скорость больше скорости звука. Первым делом тебе доходит вспышка. Только потом, если ты ещё жив, докатывается звук её приближения.</text:span></text:p>
      <text:p text:style-name="P289"><text:span text:style-name="T100">Что если попадёт точнёхонько</text:span><text:span text:style-name="T131">—</text:span><text:span text:style-name="T100">ах, нет</text:span><text:span text:style-name="T131">—</text:span><text:span text:style-name="T100">вся эта жуткая масса сверху, бьёт в череп по темени….</text:span></text:p>
      <text:p text:style-name="P40">Нахохлив плечи, Пират несёт свои бананы по винтовой лестнице.</text:p>
      <text:p text:style-name="P1"><draw:frame draw:style-name="fr1" draw:name="Image2" text:anchor-type="paragraph" svg:width="6.9252in" svg:height="0.3661in" draw:z-index="0"><draw:image xlink:href="Pictures/1000000000000B720000009B428C9716555D8079.png" xlink:type="simple" xlink:show="embed" xlink:actuate="onLoad" loext:mime-type="image/png"/></draw:frame>Через патио в синей облицовке, в дверь кухни. Наезженная лыжня: включить американский блендер, что выиграл у Янка в покер прошлым летом, ставки на стол, где-то на севере, теперь <text:span text:style-name="T196">уж</text:span> не вспомнить… Нарезать бананы кусками. За<text:span text:style-name="T204">сыпа</text:span>ть кофе в кофейник. Достать банку молока из холодильника. Пюре «наны в молоке». Прелестно. <text:span text:style-name="T5">Я покрою все изъеденные выпивкой желудки Англии</text:span>... <text:span text:style-name="T195">Кусочек марга, нет, ещё не завонялся, на сковородку. Начистить ещё бананов, порезать вдоль. Марг шкварчит, туда эти длинные. Электропечка </text:span><text:span text:style-name="T9">шарах</text:span><text:span text:style-name="T195"> взорвёт нас всех в один прекрасный день, ох, ха,ха, как пить дать. Начистить целые бананы для гриля пока нагреется. Где эти зефиры….</text:span></text:p>
      <text:p text:style-name="P2">На кухню, покачиваясь, прибрёл Тедди Блот, голова укутана одеялом Пирата, <text:span text:style-name="T204">поскользнулся</text:span> на кожуре банана и шлёпнулся на задницу. «Самоубился»,– бормочет он.</text:p>
      <text:p text:style-name="P2">– Немцы это за тебя сделают. Угадай что я видел с крыши.</text:p>
      <text:p text:style-name="P2">– Ту V-2 в полёте?</text:p>
      <text:p text:style-name="P2">– A4, да.</text:p>
      <text:p text:style-name="P2">– Я видел её из окна. Минут десять назад. <text:span text:style-name="T197">С</text:span>транн<text:span text:style-name="T197">ый вид</text:span>, нет? С тех пор всё тихо, а ты слышал? Наверно, недолёт. В море, что ли.</text:p>
      <text:p text:style-name="P3">– <text:span text:style-name="T197">Десять минут?</text:span>– <text:span text:style-name="T197">пытается свериться со своими часами.</text:span></text:p>
      <text:p text:style-name="P3">– <text:span text:style-name="T197">Не меньше.</text:span>– <text:span text:style-name="T197">Блот сидит на полу, впихивая кожуру в лацкан своей пижамы под вид бутоньерки.</text:span></text:p>
      <text:p text:style-name="P5">Пират идёт к телефону и всё-таки звонит в Стенмор. Придётся проходить обычную, долгую рутину, но он уже перестал верить в увиденную им ракету. <text:span text:style-name="T198">Господь выдернул её для него из безвоздушного неба, как стальной банан. «Прентис на связи, у вас там пикнуло что-то из Голландии только что? Ага. Ага. Да, мы </text:span><text:span text:style-name="T8">видели</text:span><text:span text:style-name="T198">.» Так можно отбить человеку охоту любоваться восходами. Он положили трубку. «Они потеряли её над береговой линией. Говорят это преждевременный Brennschluss». </text:span></text:p>
      <text:p text:style-name="P4">– <text:span text:style-name="T199">Не кисни,</text:span>– <text:span text:style-name="T199">говорит Блот пробираясь обратно к разваленной койке.</text:span>– <text:span text:style-name="T199">Будут другие».</text:span></text:p>
      <text:p text:style-name="P6">Старый добряк Блот, всегда найдёт чем утешить. Пережидая секунды две,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text:span text:style-name="T200">и каждая может свалиться на него</text:span>. <text:span text:style-name="T200">Никто, по обе стороны фронта, не знает сколько будет ещё других. Или просто не следить за небом?</text:span></text:p>
      <text:p text:style-name="P7"><text:soft-page-break/>Осби Фил стоит на балкончике музыкантов, ухватив один из самых больших бананов Пирата так, чтобы тот торчал из ширинки его полосатой пижамы—другой рукой наяривает по его желтушному изгибу триоли на 4/4 к потолку, встречая рассвет нижеследующим:</text:p>
      <text:p text:style-name="P7"/>
      <text:p text:style-name="P8"><text:span text:style-name="T201">А ну-ка,</text:span> оторв<text:span text:style-name="T201">и</text:span> сво<text:span text:style-name="T201">ю жопу</text:span> от пола,</text:p>
      <text:p text:style-name="P8">(пожуй банан-чик)</text:p>
      <text:p text:style-name="P8">Зубы почисть и вперёд, на войну!</text:p>
      <text:p text:style-name="P8"><text:span text:style-name="T201">Махни</text:span> на прощанье спящей стране,</text:p>
      <text:p text:style-name="P8">И мечт<text:span text:style-name="T201">ам пошли</text:span> поцелуй,</text:p>
      <text:p text:style-name="P8">Скажи Мисс Гребл,</text:p>
      <text:p text:style-name="P8">У тебя не стоит,</text:p>
      <text:p text:style-name="P8"><text:span text:style-name="T202">И не</text:span> встанет до самой Победы, о,</text:p>
      <text:p text:style-name="P8">Но <text:span text:style-name="T202">потом </text:span>на гражданке всё <text:span text:style-name="T202">будет</text:span> торчком,</text:p>
      <text:p text:style-name="P8">(пожуй банан-чик)</text:p>
      <text:p text:style-name="P9">Вино шипучее, девульки жгучие<text:span text:style-name="T202">—</text:span></text:p>
      <text:p text:style-name="P10">Осталось лишь пару немчур победить,</text:p>
      <text:p text:style-name="P10">Так улыбнись пошире, <text:span text:style-name="T202">улыбкой лучшей в мире,</text:span></text:p>
      <text:p text:style-name="P11">И не заставляй нас повторять—</text:p>
      <text:p text:style-name="P10"><text:span text:style-name="T202">Тебе пора</text:span> от пола жопу <text:span text:style-name="T202">оторвать!</text:span></text:p>
      <text:p text:style-name="P10"/>
      <text:p text:style-name="P12">Там есть ещё второй куплет, но прежде чем он успел перейти, на резвящегося Осби Фила набросились и надавали по шее, отчасти даже его здоровенным бананом, Бартли Габич, ДеКаверли Пакс, и Морис («Саксофон») Рид, не считая остальных.</text:p>
      <text:p text:style-name="P13">На кухне, зефиры с чёрного рынка шмякаются в сироп <text:span text:style-name="T203">налитый в верхнюю ёмкость</text:span> пароварки Пирата, <text:span text:style-name="T203">где вскоре начинают крупно пузыриться. Кофе варится. На деревянной вывеске паба, однажды отважно захваченной, в дневном налёте, пьяным Бартли Губичем, поперёк которого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text:s/>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text:s/>для бананового фраппэ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ались к говённому леднику. </text:span></text:p>
      <text:p text:style-name="P14">Повсюду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text:span text:style-name="T206">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text:span></text:p>
      <text:p text:style-name="P15"><text:soft-page-break/>И вот через все комнаты ширится, взамен застоялого дыма ночи, <text:s/>алкоголя и пота, хрупкий, <text:span text:style-name="T205">райско-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й своих молекул, передающих магический секрет благодаря которому—пусть и не часто так без экивоков Смерть посылают на хуй—живая генетическая цепочка оказывается достаточно лабиринтной, чтоб сохранить какое-то людское лицо на десять двадцать поколений… именно это утверждение-посредством-структуры позволяет этому утреннему банановому запаху на войне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text:span></text:p>
      <text:p text:style-name="P16">Со стуком придвигаемых стульев, перевёрнутых снарядных гильз, скамеек, оттоманок, банда Пирата собирается вкруг побережий громадного трапезного стола, остров южных морей за пару тропиков от промозглых средневековых фантазий Коридона Роспа, <text:span text:style-name="T207">заставлененный сейчас <text:s/>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text:span text:style-name="T10">C’est magnifique, mais ce n’est pas la guerre </text:span><text:span text:style-name="T208">(как сказал 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анты, банановые пельмени, банановый джем, банановый хлеб и бананы обожжённые на пламени коньяка многолетней выдержки, который Пират привёз с собой в прошлом году из винного погреба в Пиринеях, где была ещё подпольная рация….</text:span></text:p>
      <text:p text:style-name="P17">Раздавшись, телефонный звонок враз прорезает шум в комнате, все похмелья, чесание задниц, звяк блюд, обсуждение дел, <text:span text:style-name="T209">едкое хмыканье, своим сдвоенным металлическим бзд-бзд еньем и Пират знает, что это наверняка ему. Блот, которому ближе всех, снимает трубку, вилка с нанизанным <text:s/>bananes glacées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text:span></text:p>
      <text:p text:style-name="P17">– <text:span text:style-name="T210">Твой работодатель.</text:span></text:p>
      <text:p text:style-name="P18">– <text:span text:style-name="T210">Это нечестно,</text:span>– <text:span text:style-name="T210">стонет Пират,</text:span>– <text:span text:style-name="T210">я ещё не делал свои утренние отжимания.</text:span></text:p>
      <text:p text:style-name="P20">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text:p>
      <text:p text:style-name="P19">«<text:span text:style-name="T211">Доставлено изумительным способом,»</text:span>– <text:span text:style-name="T211">голос повышен и раздражён,</text:span>– «<text:span text:style-name="T211">никто из </text:span><text:span text:style-name="T11">моих</text:span><text:span text:style-name="T211"> знакомых так не умничает. </text:span><text:span text:style-name="T11">Мне</text:span><text:span text:style-name="T211">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и впрямь, входящая почта. Он уставился сквозь бастионы солнечного света, вернувшись в трапезную к остальным, что наслаждаются своим банановым изобилием, густое насыщенье их изголодалых нёб где-то утратилось по ходу утра протянувшегося между ним и ими. На сотню миль, и так сразу. Одиночество, даже в сетях войны, может, когда хочет, поймать его за слепую кишку и стиснуть, вот как сейчас, по-хозяйски. </text:span></text:p>
      <text:p text:style-name="P21">Пират снова по ту сторону окна, наблюдает завтрак незнакомцев.</text:p>
      <text:p text:style-name="P22">Его увозит прочь, по мосту Воксхол-Бридж в пошарпанной зелёной Лагонде его денщик, капрал Вэйн. <text:span text:style-name="T212">С подъёмом <text:s/>солнца, утро кажется всё холоднее. Облака всё же начали собираться. </text:span><text:soft-page-break/><text:span text:style-name="T212">Команда американских сапёров высыпали на дорогу, идут расчищать какие-то руины неподалёку, они поют:</text:span></text:p>
      <text:p text:style-name="P22"/>
      <text:p text:style-name="P23">Ух…</text:p>
      <text:p text:style-name="P24">Холодней,<text:span text:style-name="T216"> чем</text:span> титьк<text:span text:style-name="T216">и <text:s/></text:span>ведьмы!</text:p>
      <text:p text:style-name="P24">Холодней ведра </text:p>
      <text:p text:style-name="P24">пингвиньего дерьма!</text:p>
      <text:p text:style-name="P24">Холодней, <text:span text:style-name="T216">чем</text:span> шерст<text:span text:style-name="T216">ь</text:span></text:p>
      <text:p text:style-name="P24"><text:s/>на заднице полярного медведя!</text:p>
      <text:p text:style-name="P23"><text:span text:style-name="T217">И даже</text:span>, <text:span text:style-name="T216">чем</text:span> иней на фужере</text:p>
      <text:p text:style-name="P24">шампанско<text:span text:style-name="T216">го вина!</text:span></text:p>
      <text:p text:style-name="P23"/>
      <text:p text:style-name="P25">Нет, они прикидываются народниками, но я-то знаю, они из Ясс, за Кодреану, его люди, люди из Железной Гвардии… они убьют за него—у них же клятва! Пытались меня убить… Трансильванские мадьяры, умеют порчу насылать… по ночам шепчут… <text:span text:style-name="T214">Ну, здрасьте, хе-хе, опять наплывает на Пирата его Состояние, когда меньше всего ждал, как обычно</text:span>—<text:span text:style-name="T215">тут можно упомянуть о том, что в досье Пирата Прентиса отмечено как странный дар</text:span>—<text:span text:style-name="T215">в общем, проникать в фантазии посторонних: способность даже, брать на себя бремя управления ими, в данном случае румынского эмигранта-роялиста, который может понадобиться в недалёком будущем. Этот его дар Фирма находит необычайно полезным: в наше время умственно не тронутые лидеры и прочие исторические фигуры просто необходимы. Куда лучше всяких там банок, притираний, кровопусканий для избавления от лишних тревог, иметь кого-то, кто будет распоряжаться вместо них их изнуряющими кошмариками наяву… жить в уютной зелени их тропических убежищ, в ветерке овевающем их бунгало, пить за них что им вредно, разворачивать лицом ко входу их публичных мест, не позволяя чтоб их невинность пострадала больше, чем она уже натерпелась… испытывать за них эрекцию от нахлынувших мыслей, которые доктора считают не совсем того… бояться всего, что им не следует бояться… тут уместно будет вспомнить слова П.М.С. Блакета: «Нельзя управлять войной порывами эмоций». Просто мурлыкай тот глупый мотивчик, которому тебя обучили, и постарайся хуйни не напороть:</text:span></text:p>
      <text:p text:style-name="P25"/>
      <text:p text:style-name="P26">Да<text:span text:style-name="T213">—</text:span>я<text:span text:style-name="T213">—</text:span>тот</text:p>
      <text:p text:style-name="P26">Самый, кто бредёт сквозь их фан-тази-и!</text:p>
      <text:p text:style-name="P26">Переживаю вместо них<text:span text:style-name="T213">—</text:span></text:p>
      <text:p text:style-name="P28">Даже когда на девушку я вла-зи-ю<text:span text:style-name="T213">—</text:span></text:p>
      <text:p text:style-name="P27">Приходится мне думать за других,</text:p>
      <text:p text:style-name="P27">Я знаю наперёд кому придёт черёд…</text:p>
      <text:p text:style-name="forward">[И тут вступают тубы, баритоны и тромбоны <text:span text:style-name="T218">в одной октаве</text:span>]</text:p>
      <text:p text:style-name="P29">И мне по барабану, что опааааасно это,</text:p>
      <text:p text:style-name="P29">Опасность – крыша, с которой я упал давным-давно<text:span text:style-name="T213">—</text:span></text:p>
      <text:p text:style-name="P30">А когда мне придёт каюк, ты не печалься, друг,</text:p>
      <text:p text:style-name="P30">Поссы на мой надгробный камень,</text:p>
      <text:p text:style-name="P30">Тем пивом, что ты задолжал мне,</text:p>
      <text:p text:style-name="P30">И <text:span text:style-name="T213">—</text:span>вперёд!</text:p>
      <text:p text:style-name="P27"/>
      <text:p text:style-name="P31">И тут он взаправду пустится вприпрыжку туда-сюда, высоко вскидывая колени, покручивая тросточку с набалдашником из головы, носа и шляпы-котелка <text:s/>В.С.Филдза, и <text:span text:style-name="T219">впрямь доктор магии, покуда оркестр играет второй припев. Всё это сопровождается фантасмагорией, в кинематографическом смысле, рвущейся на экран поверх голов зрителей на тонких перепонках </text:span><text:soft-page-break/><text:span text:style-name="T219">аккуратного поперечного сечения цветка Виктории, что смахивает на профиль шахматного коня малость фривольный, но без вульгарности—а потом льются вперёд-назад, чик-трахк, кадры столь скоро меняющие ближний дальний план, столь непредсказуемые масштабом,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лишнюю хромосому Симптома Дауна, точно по темечку. С какого-то момента он уже знал, что некоторые <text:s/>эпизоды <text:s/>в его снах принадлежат не ему. Не потому что об этом, уже наяву, свидетельствовал дотошный анализ виденного, нет, он просто </text:span><text:span text:style-name="T12">знал</text:span><text:span text:style-name="T219">.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ощущение моря сразу за ухоженной посадкой невысоких кипарисов, серый дроблённый камень на дорожках такой с виду мягкий, что хоть засни на нём, как на мягких полях шляпы федоры, и тут подходит этот расхрыстанный заслюненный ханыга, что жуть берёт просто встретить, и тормознулся, глядя на двух Девочек Гидов, что пытались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удар по Генитальному Мозгу, как ни сбивай резкость. Бродяга захихикал и показал пальцем, он оглянулся на Пирата и сказал нечто сверхъестественное: «Гля! Девочки играются водичкой… </text:span><text:span text:style-name="T12">а у тебя ночью забулькает</text:span><text:span text:style-name="T219">, а?» И он уже уставился только на Пирата, без утайки….В общем, Пирату уже снилась эта реплика, дословно, в позапрошлое утро, перед тем как проснулся, они стояли в списке призов опасного Конкурса посреди толпы выросшей из крытого промежутка угольно-чёрных улиц… тут он не совсем запомнил… но теперь, перепуганный до смерти, он ответил: «Убирайся, или я позову полицию.»</text:span></text:p>
      <text:p text:style-name="P32">На тот момент проблема была снята. Однако, рано или поздно наступит время, когда ещё кто-то откроет его дар, кто-то, <text:span text:style-name="T220">кому он нужен—у него бывали и свои затяжные сны, типа мелодрам Эжена Сью, где его похищали банды дакойтов или сицилийцев и пользовались им в неудобосказуемых целях.</text:span></text:p>
      <text:p text:style-name="P33">В 1935 у него был первый эпизод вне условий какого-либо сна—это случилось в его Киплинговский период,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text:span text:style-name="T221">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так, как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 найдёт незаконную заначку в твоём кармане, и выкурит в столовой на общем обеде, и вскоре подойдёт к столам военной полиции с широкой улыбкой и обратится к их сержанту на ты и по имени, как брат с братом. Так что, конечно, <text:s/>Пират сделал ошибку, когда признал причастность к этой фантазии Лофа, о которой очень даже скоро узнали и верхние эшелоны. Заносится в досье, а в результате Фирма, в Их </text:span><text:soft-page-break/><text:span text:style-name="T221">неустанном поиске умеющих договариваться, вызывает его в район Вайтхолла понаблюдать его трансы поверх столешниц под синей бязью и жутких бумажных игрищ, как его глаза закатываются задом наперёд в его голове прочитывать древние, глипто-древние письмена в его собственных глазницах....</text:span></text:p>
      <text:p text:style-name="P34">Первые пару раз не сработало. Фантазии улавливались чётко, но принадлежали мелкой сошке. Однако, Фирма имеет терпения, Они приверженцы Прицела на Будущее. <text:span text:style-name="T222">Наконец, в один <text:s/>истинно Шерлок Холмсовский лондонский вечер, на Пирата несомненно пахн</text:span><text:span text:style-name="T223">у́</text:span><text:span text:style-name="T222">ло газом от фонаря в тёмной улочке и в тумане материализовалась гигантская органоподобная форма. Осторожно, шаг за шагом чёрных ботинков, Пират приблизился к этой штуковине. Оно начало скользить ему навстречу по камням мостовой медленно, как слизняк, оставляя в улице позади себя след непонятно слизистого отсвета, исходивший никак не от тумана. В пространстве разделявшем их пролегал пешеходный переход, который Пират, будучи немного быстрее, достиг первым. Он отшатнулся, в ужасе, попятился вспять через переход, но такие опознания необратимы. </text:span><text:span text:style-name="T13">Это был гигантский Аденоид</text:span><text:span text:style-name="T222">. Размером со Св. Пола и продолжал <text:s/>час от часу расти. Лондон, а возможно и вся Англия, были в смертельной опасности!</text:span></text:p>
      <text:p text:style-name="P35">Это лимфоидное чудище однажды перекрыло носоглотку лорда Блатрарда Осмо, который на тот момент возглавлял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text:span text:style-name="T224">потому что на этом неясном санджаке однажды проворачивалась судьбв всей Европы:</text:span></text:p>
      <text:p text:style-name="P35"/>
      <text:p text:style-name="P36">Никто не-знает-где на-карте,</text:p>
      <text:p text:style-name="P36">Кто-б-мог подумать всё пойдёт-с-того?</text:p>
      <text:p text:style-name="P36">Но каждый <text:s/>серб или <text:s/>монто-негрец</text:p>
      <text:p text:style-name="P36">Только и ждут, что грянет наконец—</text:p>
      <text:p text:style-name="P36">О, милая, пакуй мой саквояж,</text:p>
      <text:p text:style-name="P36">И прикури сигару мне потолще,</text:p>
      <text:p text:style-name="P36">Пиши мне до востр-ебо-вания:</text:p>
      <text:p text:style-name="P36">Вос-точный Экс-пресс,</text:p>
      <text:p text:style-name="P36">В сан-джак Но-ви Па-зар!</text:p>
      <text:p text:style-name="P36"/>
      <text:p text:style-name="P36"/>
      <text:p text:style-name="P37">Тут строй хористок, аппетитно молоденьких, вызывающе вытанцовывают в меховых гусарских шапках и бо<text:span text:style-name="T244">т</text:span>фортах, <text:span text:style-name="T244">пока в другой сфере лорд Осмо продолжает </text:span><text:span text:style-name="T14">ассимилироваться</text:span><text:span text:style-name="T244"> своим собственным растущим Аденоидом, ужасающая трансформация клеточной плазмы, совершенно необъяснимая с позиций эдвардианской медицины… и вскоре шляпы цилиндры валяются по всей площади Мейфэйр, запах дешёвых духов, лишившихся своих владелиц, висит у трактирных фонарей Ист-Енда, пока Аденоид продолжает бесчинствовать, но не заглатывает свои жертвы кто как подвернётся, нет, у злобного Аденоида есть </text:span><text:span text:style-name="T14">общий план, </text:span><text:span text:style-name="T245">согласно которому ведётся отбор определённых особ—в свете предстоящий выборов, ширящееся невысказанное недовольство в Англии, от которого <text:s/>министерство внутренних дел впадает в истерические случаи болезненной нерешительности… <text:s/>никто не знает </text:span><text:span text:style-name="T15">что</text:span><text:span text:style-name="T245"> делать… производиться попытка эвакуации Лондона, про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text:span><text:span text:style-name="T15">дышит</text:span><text:span text:style-name="T245">, как бы… в себя, обратно…» «Какие-нибудь, типа, </text:span><text:span text:style-name="T15">звуки</text:span><text:span text:style-name="T245"> до вас доходят?» «Да, это просто ужасно… словно, великанский нос захлёбывается соплями… подождите, сейчас оно… начинает… <text:s/>о, </text:span><text:span text:style-name="T15">нет</text:span><text:span text:style-name="T245">!.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полными экранов и тумблеров, показывается Армия в </text:span><text:soft-page-break/><text:span text:style-name="T245">полной боевой, в бомбах начинка из новейшего смертельного газа—Аденоид взорван, убит электрошоком, отравлен, там и сям изменения формы и цвета, жёлтые жировые узлы торяат выше деревьев… под вспышки фотокамер Прессы, необъятный зелёный псевдопод ползет к боевому кордону и вдруг </text:span><text:span text:style-name="T15">шшлёп</text:span><text:span text:style-name="T245">! Сметает весь наблюдательный пункт потоком какой-то отвратительно оранжевой слякоти, которая </text:span><text:span text:style-name="T15">переваривает</text:span><text:span text:style-name="T245"> несчастных—но вместо криков только хохот, им </text:span><text:span text:style-name="T247">это</text:span><text:span text:style-name="T15"> по кайфу</text:span><text:span text:style-name="T245">….</text:span></text:p>
      <text:p text:style-name="P38">Задание Пирата/Осмо наладить связь с Аденоидом. <text:span text:style-name="T250">Ситуация стабилизировалась, Аденоид занима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ы на их маршруте перехватываются твёрдо-пупырчатыми щупальцами Аденоида бежево-светящегося цвета, телеграфная связь отключается по малейшей прихоти Аденоида. Каждое утро лорду Блатрарду Осмо приходится одевать свой котелок, брать брифкейс и отправляться к Аденоиду со своей ежедневной нотой-</text:span><text:span text:style-name="T16">démarche</text:span><text:span text:style-name="T250">. Это отнимает у него так много времени, что он начал запускать дела по Нови Пазар, МИД озабочено.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 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text:span></text:p>
      <text:p text:style-name="P39">Нови Пазар, как-то продолжал оставаться <text:span text:style-name="T5">croix mystique </text:span>на ладони Европы и МИД, в конце концов, обратился к Фирме за помощью. Фирма знала кому поручить.</text:p>
      <text:p text:style-name="P292"><text:span text:style-name="T226">Каждый день на протяжении <text:s/>2</text:span>½ <text:span text:style-name="T251">лет, Пират отправлялся в парк Сент-Джеймса проведать Аденоида. Он чуть с ума не сошёл. Хотя ему удалось разработать ломаный диалект, на котором они с Аденоидом могли общаться, однако, ему не хватало носовых полостей для правильной фонетики, и это превращалось в изнурительные мытарства. Пока они напару сморкались взад 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грузили новейший чудо-препарат кокакин</text:span><text:span text:style-name="T227">—</text:span><text:span text:style-name="T228">подтаскивая белую субстанцию коробами, по очереди, по соседним лестницам, чтобы </text:span><text:span text:style-name="T229">швырять</text:span><text:span text:style-name="T228"> по </text:span><text:span text:style-name="T229">колышливому</text:span><text:span text:style-name="T228"> гланд</text:span><text:span text:style-name="T229">оподобному</text:span><text:span text:style-name="T228"> и </text:span><text:span text:style-name="T229">посыпать бактерии с токсинами гнусаво пузырящиеся в его кавернах, без каких-либо видимых последствий (хотя кому знать что ощущал при этом Аденоид, <text:s/>не так ли?)</text:span></text:p>
      <text:p text:style-name="P293"><text:span text:style-name="T229">В</text:span><text:span text:style-name="T225">сё же у лорда Блатрарда Осмо смог наконец уделять всё своё время Нови Пазару. В начале 1939, его обнаружили утонувшим </text:span><text:span text:style-name="T243">при загадочных обстоятельствах </text:span><text:span text:style-name="T225">в ванне </text:span><text:span text:style-name="T243">на</text:span><text:span text:style-name="T225">пол</text:span><text:span text:style-name="T243">не</text:span><text:span text:style-name="T225">н</text:span><text:span text:style-name="T243">н</text:span><text:span text:style-name="T225">ой тапиочн</text:span><text:span text:style-name="T243">ым</text:span><text:span text:style-name="T225"> пудинг</text:span><text:span text:style-name="T243">ом</text:span><text:span text:style-name="T225">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text:span><text:span text:style-name="T230">мечущимся в их постелях от его грандиозности</text:span><text:span text:style-name="T227">—</text:span><text:span text:style-name="T231">хотя</text:span><text:span text:style-name="T230"> не от второй мировой, <text:s/>конечно. Но к тому времени Пирату <text:s/>Фирма позволяла лишь крошечные гомеопатические дозы мира, чтоб не пошёл вразнос, но и, при этом, чтоб не отравился ими.</text:span></text:p>
      <text:p text:style-name="P41"><draw:frame draw:style-name="fr1" draw:name="Image1" text:anchor-type="paragraph" svg:width="6.9252in" svg:height="0.3661in" draw:z-index="2"><draw:image xlink:href="Pictures/1000000000000B720000009B428C9716555D8079.png" xlink:type="simple" xlink:show="embed" xlink:actuate="onLoad" loext:mime-type="image/png"/></draw:frame>У Теди Блота перерыв на обед, <text:span text:style-name="T252">но какой, спрашивается, обед из слипшегося бананового сэндвича в провощённой бумаге его стильной планшетке поверх остальных необходимостей—крошечная шпионская фотокамера, коробочка тянучек, ментоловые пастилки на основе стручкового перца Для Мелодичности Голоса, солнцезащитные очки по рецепту в золотой </text:span><text:soft-page-break/><text:span text:style-name="T252">оправе в стиле генерала МакАртура, пара серебряных щёточек-расчёсок в форме пылающего меча ГКСС, подарок Мамы, который он находит весьма изысканным.</text:span></text:p>
      <text:p text:style-name="P294"><text:span text:style-name="T225">В это моросящее зимнее утро он направляется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text:span><text:span text:style-name="T232">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девушки расставили для них.</text:span></text:p>
      <text:p text:style-name="P295"><text:span text:style-name="T232">П</text:span><text:span text:style-name="T225">литки мостовой скользки туманом. Это середина дня давящей сумрачности, <text:s/>табачного голодания, головой боли, и тяжести в желудке, миллион бюрократов усердно составляют планы смерти и некоторые даже знают это, </text:span><text:span text:style-name="T233">многие уже оприходовали вторую или третью кружку или фужер, что </text:span><text:span text:style-name="T234">создаёт тут</text:span><text:span text:style-name="T233"> некую ауру отчаяния. </text:span><text:span text:style-name="T235">Но сейчас</text:span><text:span text:style-name="T234">, минуя вход обложенный мешками с песком (временные пирамиды </text:span><text:span text:style-name="T235">воздвигнутые для слишком любопытных</text:span><text:span text:style-name="T234">), </text:span><text:span text:style-name="T235">Блоту не до этого всего: он слишком поглощён подготовкой возможных оправданий, если его застукают, хоть это вряд ли, просто на всякий….</text:span></text:p>
      <text:p text:style-name="P296"><text:span text:style-name="T225">Добродушная, резинкожвачная, девушка-очкарик на контроле приглашающе махнула ему, чтоб подымался дальше по лестнице. </text:span><text:span text:style-name="T236">Адьютанты в плотно-шерстяном расходятся по коридорам по совещаниям, замы-завы, час-другой </text:span><text:span text:style-name="T237">прихлёбывать помалу, дремать, его, в общем-то, не видят, <text:s/>он тут примелькался, ну-этот-как-его, они, вроде, из Окфорда, лейтенант что работает дальше по коридору в </text:span><text:span text:style-name="T238">ТОТСССГ</text:span><text:span text:style-name="T237">….</text:span></text:p>
      <text:p text:style-name="P297"><text:span text:style-name="T237">С</text:span><text:span text:style-name="T225">тарое здание поделено распорядителями трущоб войны. ТОТСССГ сокращение от «</text:span><text:span text:style-name="T237">Т</text:span><text:span text:style-name="T225">ехнические Отделы Трансакций Союзных Сил по Северной Германии». </text:span><text:span text:style-name="T239">Это сеть прокуренных закоулков бумаготворчества, в данный момент почти безлюдная с высокими, как надгробные камни, печатными машинками. На полу замызганный линолеум, окон нет: электрический свет жёлтый, дешёвый, безжалостный. </text:span><text:span text:style-name="T240">Блот заглядывает в кабинет своего старого друга по Колледжу Исуса в Кембридже. </text:span><text:span text:style-name="T241">Лейтенант Оливер («Тантиви») Маккер-Маффик. Никого. Тантиви и Янк вышли на обед. Отлично. Достаём камеру, включаем настольную лампу, рефлектор направляем так, чтоб….</text:span></text:p>
      <text:p text:style-name="P298"><text:span text:style-name="T225">Должно быть такие загородки по всему ЕТ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text:span><text:span text:style-name="T242">Столы их поставлены под прямым углом, так что и не не посмотреть в глаза <text:s/>друг к другу, пока не скрипнешь стулом на 90</text:span><text:span text:style-name="T254">°. </text:span><text:span text:style-name="T255">Стол Тантиви аккуратен, у Слотропа жуткая свалка, где и чёрт ногу сломит. Он не </text:span><text:span text:style-name="T256">рас</text:span><text:span text:style-name="T255">чищался до столешницы с 1942. </text:span><text:span text:style-name="T257">Навал слежался слоями на основе вкраплений бюрократической молофьи, что упорно просачивается до дна миллионами своих крошечных завитушек красной и коричневой стирательных резинок, карандашных очисток, лепёшками высохших пятен чая или кофе, следами сахара и Домашнего Молока, пригоршнями сигаретного пепла, очень мелкие чёрные отходы лент для печатной машинки, выколупанные и брошенные тут же, </text:span><text:span text:style-name="T258">разлагающийся канцелярский клей, кусочки аспирина истолчённые в пыль. Потом идёт россыпь скрепок, кремней зажигалок Зиппо, резиночек, канцелярских скоб, сигаретных окурков и скомканных пачек, случайно затесавшиеся спички, </text:span><text:span text:style-name="T259">кнопки, огрызки ручек, обломки карандашей всех цветов и оттенков включая так-трудно-находимые гелиотропный и горчичный, Гладкий Вяз Таблетки Тейя от Горла, присланные мамой Слотропа, Налиной, аж из Масачусетса, кусочки лент, бечёвок, мела… </text:span><text:span text:style-name="T260">ещё выше слой забытых циркуляров, корешков от коричневых продовольственных талонов, телефонных номеров, неотвеченных писем, истёртых <text:s/>листов копирки, размашистые наброски аккордов укулеле для дюжины песен, включая «</text:span><text:span text:style-name="T261">Джонни Дубой нашёл розу в Ирландии» («У него есть неплохие аранжировки»,– уверяет Тантиви,–«он, типа, американский Джордж Формби, если возможно такое представить.» Но Блот решил, что лучше </text:span><text:soft-page-break/><text:span text:style-name="T261">не пробовать.) </text:span><text:span text:style-name="T262">Пустая бутылочка тоника для роста волос «Кремль», затерявшиеся кусочки различных пазлов представляющие части карего левого глаза Ваймаранера, зелёные бархатные складки халата, сизые разводы в отдалённой туче, нимб оранжевого взрыва (вероятно, закат солнца), заклёпки обшивки Летающей Крепости, </text:span><text:span text:style-name="T263">розовая внутренняя ляжка надувшейся девушки с настенного постера… пара старых Еженедельник Разведывательной Информации <text:s/>при армейском разведуправлении, свившийся штопором завиток лопнувшей струны укулеле, коробочки клейких бумажных звёзд маркировки различных цветов, части разобранного фонарика, </text:span><text:span text:style-name="T264">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text:s/></text:span><text:span text:style-name="T265">ТОТСССГ </text:span><text:span text:style-name="T264">в конце коридора</text:span><text:span text:style-name="T266">—</text:span><text:span text:style-name="T264">технический словарь немецкого языка, </text:span><text:span text:style-name="T283">Специальный Справочник</text:span><text:span text:style-name="T264"> или </text:span><text:span text:style-name="T283">План Города</text:span><text:span text:style-name="T264"> изданный МИДом</text:span><text:span text:style-name="T266">—</text:span><text:span text:style-name="T267">и обычно</text:span><text:span text:style-name="T264">, </text:span><text:span text:style-name="T267">если не утащили или не выброшен, номер </text:span><text:span text:style-name="T284">Новости Мира</text:span><text:span text:style-name="T267"> тоже где-нибудь воткнут</text:span><text:span text:style-name="T266">—</text:span><text:span text:style-name="T267">Слотроп заядлый читатель.</text:span></text:p>
      <text:p text:style-name="P299"><text:span text:style-name="T253">На стене возле стола Слотропа прикноплена карта Лондона, которую Блол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они догадаются, что кто-то заходил. Ему потребовалось всего четыре экспозиции, чихк-чик-трак, ух, до чего уж наловчился</text:span><text:span text:style-name="T266">—</text:span><text:span text:style-name="T253">кто-то заглянет, просто роняешь камеру в раскрытую пла</text:span><text:span text:style-name="T268">н</text:span><text:span text:style-name="T253">шетку </text:span><text:span text:style-name="T268">где банановый сэндвич смягчает падение, маскирует подозрительный звук и заснятую кассету данных, всё враз.</text:span></text:p>
      <text:p text:style-name="P300"><text:span text:style-name="T269">Жаль, что тот кто платит за эт</text:span><text:span text:style-name="T270">у маленькую шалость не раскошелился на цветную плёнку. Интересно, большая ли разница, но Блот не знает кого можно спросить. Звёзды наклеенные на карте Слотропа охватывают в</text:span><text:span text:style-name="T273">е</text:span><text:span text:style-name="T270">сь спектр, начиная с серебряного (с пометкой «Каролина») в одном созвездии с Глэдис, зелёный, и Катариной, золотой, и взгляд переходит на Алису, Делорес, Ширли, парочка</text:span><text:span text:style-name="T253"> </text:span><text:span text:style-name="T270">Сэлли</text:span><text:span text:style-name="T266">—</text:span><text:span text:style-name="T270">тут в основном красный и синий</text:span><text:span text:style-name="T266">—</text:span><text:span text:style-name="T271">гроздь возле Тауэр-Хилла, фиолетовый сплошняк вокруг Кове</text:span><text:span text:style-name="T272">н</text:span><text:span text:style-name="T271">т Гарден, туманность перетекает в Мэйфэйр, Сохо, и дальше к Вимбли и наверх к Хэмпстед-Хит</text:span><text:span text:style-name="T266">—</text:span><text:span text:style-name="T271">в любом направлении расходится это небесное мерцание частью отклеившихся звёзд из Каролин, Марий, Анн, Сюзан, Элизабет.</text:span></text:p>
      <text:p text:style-name="P301"><text:span text:style-name="T271">Н</text:span><text:span text:style-name="T253">о может цвета взяты как попадя, не кодированные. Может даже и девушки не настоящие. От Тантиви, после нескольких недель расспросов невзначай </text:span><text:span text:style-name="T282">(мы знаем, что вы учились вместе, но задействовать его было бы рискованно)</text:span><text:span text:style-name="T253">, Блот может только доложить, что Слотроп работает над этой картой с прошлой осени, примерно с того времени как начал выезжать для обследования для </text:span><text:span text:style-name="T265">ТОТСССГ </text:span><text:span text:style-name="T253">разрушений причинённых ракетами-бомбами</text:span><text:span text:style-name="T266">—</text:span><text:span text:style-name="T274">и в путешествиях по места смерти</text:span><text:span text:style-name="T253"> у него явно оставалось время, чтоб </text:span><text:span text:style-name="T274">и</text:span><text:span text:style-name="T253"> за девушками гоняться. </text:span><text:span text:style-name="T275">Если есть какая-то причина клеить эти бумажные звезды каждую пару дней, то он о ней не распространяется</text:span><text:span text:style-name="T266">—</text:span><text:span text:style-name="T275">она, похоже, не для посторонних. Карту видит только лишь Тантиви и тот </text:span><text:span text:style-name="T276">относится к ней со снисходительностью</text:span><text:span text:style-name="T275"> дружелюбного антрополога: «Какая-то разновидность безвредного хобби Янка»,– </text:span><text:span text:style-name="T276">говорит он своему другу Блоту. «</text:span><text:span text:style-name="T277">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text:span><text:span text:style-name="T279">всё ещё </text:span><text:span text:style-name="T277">аппетитной мамочки, </text:span><text:span text:style-name="T279">и </text:span><text:span text:style-name="T277">о ставке в целый фунт </text:span><text:span text:style-name="T278">на игру Блеквуд-Престон в Норт-Енде, </text:span><text:span text:style-name="T279">про бесстыдную версию «Тихой ночи», и судьбоносный туман. Но ни одна из этих тем не развеет туман недоумения тех, кому докладывает Блот.</text:span></text:p>
      <text:p text:style-name="P302"><text:span text:style-name="T279">Л</text:span><text:span text:style-name="T253">адно. Дело сделано. Планшетку застегнул, лампу выключил и поставил где была. Может успеет перехватить Тантиви в М</text:span><text:span text:style-name="T281">еханике</text:span><text:span text:style-name="T253"> И К</text:span><text:span text:style-name="T281">оленвале</text:span><text:span text:style-name="T253">,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text:span><text:span text:style-name="T280">знаете ли, ему сегодня ещё надо сдать работу.</text:span></text:p>
      <text:p text:style-name="P303"><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42"><text:soft-page-break/>Ветер изменился, дует с юго-запада, и барометр падает. <text:span text:style-name="T355">Немногим за полдень, а уже стемнело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text:s/>плотно оцеплен до приезда Слотропа, самая усиленная охрана из всех, что он вообще видел, и самая недружелюбная. Мягкие, линялые береты на фоне шиферных туч, «стэны» поставлены на стрельбу очередями, усищи поверх рта покрыли верхние губы, угрюмо—американскому лейтенанту и взглянуть нельзя, нет, не сегодня. ТОТСССГ, конечно, бедный родственник для разведки Союзных Сил. Но хоть на этот раз Слотроп не один, он с холодным удовлетворением пронаблюдал как его ровню из ТехИнформа, а вскоре и шефа его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оныра Тайрон торчит тут достаточно долго, делясь сигаретами Лаки Страйк, чтоб хотя бы прикинуть что к чему.</text:span></text:p>
      <text:p text:style-name="P43">Что это за графитовый цилиндр сантиметров пятнадцать в длину и пять в диаметре, <text:span text:style-name="T356">на нём лишь малость закоптилась зелёная армейская краска. Единственная часть, что уцелела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ОСО (эти грёбанные ублюдки никогда не торопятся), который вскоре прибыл. Слотроп заценил со стороны—обветренное лицо, здоровенный жлоб. Прентис берёт цилиндр и уезжает, сеанс окончен.</text:span></text:p>
      <text:p text:style-name="P44">В таком случае, прикидывает Слотроп, <text:s/><text:span text:style-name="T355">ТОТСССГ </text:span>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ОСО всех игнорирует, и все игнорируют <text:s/><text:span text:style-name="T355">ТОТСССГ. А и что с того, вообще? Это его последняя ракета на какое-то время. Хотелось бы насовсем.</text:span></text:p>
      <text:p text:style-name="P45">Сегодня утром в его корзинке «входящее» был приказ о временном откомандировании его в какой-то госпиталь в Ист-Енде. <text:span text:style-name="T357">Никаких пояснений кроме копии предписания <text:s/>ТОТСССГу о его переназначении «в рамках проверочной программы ОПБ». Проверочной? ОПБ это Отдел Плитической Борьбы, он посмотрел. Тут что-то больше, чем стандартное дерьмо психометрического теста, наверняка. Но хоть какая-то перемена от этой рутины охоты за ракетами, которая уже приелась. </text:span></text:p>
      <text:p text:style-name="P46">Когда-то Слотроп старался. Нет, серьёзно. ВО всяком случае, так ему кажется. Многое из того, что было до 199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text:span text:style-name="T358">и тут нежданно этот пердёжный звук над крышами—если он продолжается, доходит до пика и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text:s/>хочется. Ну, во общем, тоже ничего. Понемногу втягиваешься, начинаешь делать маленькие ставки, на шиллинг-два, с Тантиви Макер-Мафиком, что за соседним столом, куда ахнет следующий придурок….</text:span></text:p>
      <text:p text:style-name="P47">Но с сентября пошли ракеты. Эти ёбаные ракеты. К этим сукам невозможно приспособиться. Никак. <text:s/>Впервые он с удивлением обнаружил, что он по настоящему боится. Начал больше пить, спать меньше, курить одну за одной, чувствовать, что его, типа, сделали лохом. <text:span text:style-name="T359">Боже, не должно же </text:span><text:span text:style-name="T17">так</text:span><text:span text:style-name="T359"> продолжаться….</text:span></text:p>
      <text:p text:style-name="P47">– <text:span text:style-name="T360">Кстати, Слотроп, у тебя уже одна во рту.</text:span></text:p>
      <text:p text:style-name="P48">– <text:span text:style-name="T360">Это от нервов,</text:span>– <text:span text:style-name="T360">Слотроп всё равно <text:s/>прикуривает.</text:span></text:p>
      <text:p text:style-name="P48">– <text:span text:style-name="T360">Ну, только </text:span><text:span text:style-name="T18">не мои</text:span><text:span text:style-name="T360">,</text:span>– <text:span text:style-name="T360">упрашивает Тантиви.</text:span></text:p>
      <text:p text:style-name="P49"><text:soft-page-break/>– <text:span text:style-name="T360">Две за раз, видал?</text:span>– <text:span text:style-name="T360">переставляет их, чтобы смотрели вниз, как клыки в комиксах. Лейтенанты уставились друг на друга сквозь пивные тени, день уходит вглубь за высокими холодными окнами Механика И Коленвала, и Тантиви готов рассмеяться или фыркнуть, О, Боже, <text:s/>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бил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для тех океанов, Тантиви всегда рядом, краснея и улыбаясь, и Слотроп изумляется как, в самых крутых передрягах, Тантиви ни разу его не подвёл.</text:span></text:p>
      <text:p text:style-name="P49"><text:span text:style-name="T362">Он знает, что с ним можно говорить обо всём. Это касается не только текущего докладах об амурах с Нормой (ямочки на плотных ножках как у девчё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надписями ЗАПРЕЩАЕТСЯ или ДЖИТЕРБАГ НЕ ТАНЦЕВАТЬ, для отвода глаз всякого рода полиции, военной или гражданской, хотя что такое «гражданская» в наши дни, которые нет-нет да и заглянут, и где, ну, это просто невозможно, какой-то жуткий заговор, когда Слотроп зашёл, как условились встретиться с одной, но увидел </text:span><text:span text:style-name="T19">двух</text:span><text:span text:style-name="T362">, рядышком, и ракурс специально для него, над синим шерстяным плечом машиниста 3-й статьи, под голой миленькой подмышкой девушки, что замерла качнувшись танцуя линди-хоп, кожа с оттенком лаванды, что как раз проплывал в луче, и тут нахлынула паранойя, лица их обеих двух начали поворачиваться к нему….</text:span></text:p>
      <text:p text:style-name="P50">Эти две юные леди были помечены серебряными звёздами на карте Слотропа. Должно быть, в те оба раз у него был серебристый настрой<text:span text:style-name="T360">—</text:span>сияющий, звенящий. Цвет звёзд которые он наклеивает просто для передачи его настроения, от фиолетового до золотого. Не для распределения их по рангам<text:span text:style-name="T360">—</text:span>как можно! Никто не видит эту карту, кроме Тантиви, <text:span text:style-name="T363">к тому же, Исусе, они </text:span><text:span text:style-name="T20">все</text:span><text:span text:style-name="T363"> прекрасны… цветочные или из листьев, в этом его зимнем городе, в чайных, в очередях, укутанные как бабульк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чуть-чуть слишком чересчур, возможно, но… «Мне ведомо, в миру есть неукротимая любовь и дикие увеселения»,– проповедовал Томас Хукер, –«как есть дикиий чабрец и иные травы; но у нас будет сад любви, сад радостей, насаждаемых Господом нашим». В точности как произрастает сад Слотропа. Утопает в незабудках, беседках девственницы, в душистой руте—и повсюду эти, лилово-жёлтые как засосы, анютины глазки, целуй-меня-скорей….</text:span></text:p>
      <text:p text:style-name="P51">Он любит рассказывать им про светлячков. Английские девушки ничего не знают про светлячков, и это пожалуй всё что Слотроп знает наверняка про английских девушек.</text:p>
      <text:p text:style-name="P52">Карта ставит Тантиви в тупик. Её не спишешь на обычную охоту на охотливых двустволок американского горлопана, <text:span text:style-name="T364">разве что как рефлекс на пустоту в своём-пацане, рефлекс, который Слотроп не может подавить и лает в пустую тишь лабораторию, в извилистые ходы гулких коридоров, когда это уже давным-давно не нужно</text:span> <text:span text:style-name="T364">и все братаны отправлены на вторую мировую искать свою смерть. Слотроп и вправду не любит говорить о своих девушках: Тантиви приходится выводить <text:s/>его на тему дипломатическим подходом, даже теперь. На первых порах Слотроп, с чудаковатым джентельменством, вообще не говорил, пока не понял насколько Тантиви застенчив. Ему дошло это когда тот попросил найти ему подружку. И примерно в то же время, Тантиви увидел насколько Слотроп одинок. Во всём Лондоне ему, похоже, не с кем было </text:span><text:soft-page-break/><text:span text:style-name="T364">поговорить, кроме бесчисленного множества девушек, которых он почти никогда не встречал больше, поговорить хоть </text:span><text:span text:style-name="T21">о чём-нибудь</text:span><text:span text:style-name="T364">.</text:span></text:p>
      <text:p text:style-name="P53">И всё же Слотроп продолжает свою карту ежедневно, с дурацкой неотступность. В лучшем случае, она дань течению <text:span text:style-name="T366">изменчивых перемен из которых—посреди нежданных разрушений с неба, загадочных приказов, что прибывают из тёмных бдений ночи, да просто им там делать нечего—он запечатлевает миг, оттуда, отсюда, дни опять холодают, иней по утрам, ощущение груди Дженифер внутри в холодной шерсти свитера, когда прижал, чтоб чуть согреться в пропахшей дымом угля прихожей, дневную унылость которой ему никогда не узнать… чашка вскипевшего бульона, капля упала на колено и обожгла,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text:s/>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text:span></text:p>
      <text:p text:style-name="P54">– <text:span text:style-name="T367">И что дальше?</text:span>– <text:span text:style-name="T367">От Слотропа ни звука. </text:span>– <text:span text:style-name="T367">Эти две твои морячки… когда увидели тебя...</text:span>– <text:span text:style-name="T367">И тут он замечает, что Слотроп, вместо того, чтоб продолжить рассказ, трясётся. Да, он дрожал и перед этим, тут холодно, но не настолько же.</text:span>– <text:span text:style-name="T367">Слотроп!</text:span></text:p>
      <text:p text:style-name="P54">– <text:span text:style-name="T367">Я не пойму. Исусе.</text:span>– <text:span text:style-name="T367">Даже интересно. Такое дико странное ощущение. Он не может остановиться. Подымает воротник своей курточки, втягивает ладони внутрь рукавов и так сидит какое-то время.</text:span></text:p>
      <text:p text:style-name="P58">Вскоре, после паузы, с трясущейся сигаретой: <text:span text:style-name="T365">– </text:span>Их не слышно, когда на подходе.</text:p>
      <text:p text:style-name="P58">Тантиви знает кто эти «они». Он отводит глаза. Недолгое молчание.</text:p>
      <text:p text:style-name="P55">– <text:span text:style-name="T368">Конечно, не слышно, у них скорость больше скорости звука.</text:span></text:p>
      <text:p text:style-name="P55">– <text:span text:style-name="T368">Да, но—я не про то,</text:span>– <text:span text:style-name="T368">слова вырываются между волнами дрожи.</text:span>– <text:span text:style-name="T368">Те другие, Фау-1, их ведь слышно. Так? Может у тебя есть шанс увернуться. Но эти сперва взрываются, а и уж потом слышишь, что летят. Если не убит, тогда уже </text:span><text:span text:style-name="T22">не</text:span><text:span text:style-name="T368"> слышишь.</text:span></text:p>
      <text:p text:style-name="P55">– <text:span text:style-name="T368">То же самсое и в пехоте. Сам знаешь. Никогда не слышишь ту, которая в тебя.</text:span></text:p>
      <text:p text:style-name="P55">– <text:span text:style-name="T368">У, но—</text:span></text:p>
      <text:p text:style-name="P55">– <text:span text:style-name="T368">Считай, что это такая большая пуля, Слотроп. С плавниками.</text:span></text:p>
      <text:p text:style-name="P55">– <text:span text:style-name="T368">Исусе,</text:span>– <text:span text:style-name="T368">зубы стучат,</text:span>– <text:span text:style-name="T368">ты умеешь утешить.</text:span></text:p>
      <text:p text:style-name="P59">Тантиви, встревоженно наклоняясь сквозь запах конопли и коричневый сумрак, теперь больше обеспокоен дрожью Слотропа, чем личными страхами, ему ничего не осталось кроме известных ему каналов <text:span text:style-name="T369">в </text:span>попыт<text:span text:style-name="T369">ке</text:span> развеять и снять её.<text:span text:style-name="T365">– </text:span>Может тебе стоит посмотреть места, где они взрывались….</text:p>
      <text:p text:style-name="P56">– <text:span text:style-name="T369">Зачем? От них же ничего не остаётся. Не так разве?</text:span></text:p>
      <text:p text:style-name="P56">– <text:span text:style-name="T369">Я не знаю. Даже немцы вряд ли знают. Но это отличная возможность для нас обойти ТехИнформ. Что скажешь?</text:span></text:p>
      <text:p text:style-name="P60">Вот так и начал Слотроп расследования «случаев» V-бомб. Когда отгремят. Первым делом<text:span text:style-name="T368">—</text:span>каждое утро<text:span text:style-name="T368">—</text:span>кто-то из Гражданской Обороны направлял в ТОТСССГ <text:span text:style-name="T370">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х не найти, писать пустые заключения в своих блокнотах—трудотерапия. Когда ТЩ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text:span><text:soft-page-break/><text:span text:style-name="T370">пришепётывающим обоям с павлинами, что распустили хвосты на лужайках у домов в Георговском стиле давным-давно, у вечнозелёных падубов… к крикам требующим умолкнуть,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text:span></text:p>
      <text:p text:style-name="P61">Вчера случился хороший день. Нашли ребёнка, живого, маленькая девочка полузадохшаяся в клетке убежища Морисона. Пока побежали за носилками, Слотроп держал её маленькую руку,посинелую от холода. На улице лаяли собаки. Когда она открыла глаза и увидела его, первое, что сказала, было: «Жвачка найдётся, друг?» Два дня под завалом, без жевательной резинки<text:span text:style-name="T368">—</text:span>всё, что он мог предложить Гладкий Вяз Тэя. Он чувствовал себя идиотом. <text:span text:style-name="T371">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х запах и никогда больше никаких сюрпризов внутри. И тут она улыбнулась, совсем слабо, и он понял, что именно этого и ждал, вау!—улыбка Ширли Темпл, которая сразу перечеркнула всё, среди чего они её нашли. Глупее не придумаешь. Он болтается на кончике лавины своего рода, 300 лет янки на западных болотах, и не способен на что-либо кроме хрупкого перемирия с их Провидением. Разрядка напряжённости.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text:span></text:p>
      <text:p text:style-name="P62">У него появилась навязчивая идея ракеты, на которой написано его имя<text:span text:style-name="T371">—</text:span>если они и впрямь решили до него добраться («Они» включает возможности намного за пределами нацистской Германии), то это самый надёжный способ, и им ничего не стоит написать его имя <text:span text:style-name="T5">на каждой, верно?</text:span></text:p>
      <text:p text:style-name="P57">– <text:span text:style-name="T372">Да, такое может пригодиться,</text:span>– Тантиви<text:span text:style-name="T372"> позабавлено посматривает на него, </text:span>– <text:span text:style-name="T372">верное дело, особенно в бою, знаешь, </text:span><text:span text:style-name="T23">просимулировать</text:span><text:span text:style-name="T372"> что-то в таком роде. Полный верняк. Назови это «боевая паранойя» или типа того. Но— </text:span></text:p>
      <text:p text:style-name="P57">– <text:span text:style-name="T372">Кто симулирует?</text:span>– <text:span text:style-name="T372">закуривает сигарету, встряхивая чубом в дыму,</text:span>– <text:span text:style-name="T372">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нет… и….</text:span></text:p>
      <text:p text:style-name="P63">Нет ничего, что он бы мог увидеть, взять в руки<text:span text:style-name="T371">—</text:span>вдруг газы, взрыв, и после никаких следов… без предупреждения, Слово тебе на ухо, а потом вечная тишь. <text:span text:style-name="T373">Помимо неуловимости, помимо грохота и грома небес разверстых, настоящий ужас в издёвке, в обещании ему, с немецкой стопроцентной точностью, смерти, которая смеётся над тихими подначками Тантиви… нет, это не пуля с плавниками, Туз… не Слово, не то Слово, что разрывает день к чертям….</text:span></text:p>
      <text:p text:style-name="P64">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text:span text:style-name="T374">из Морской Службы Гражданской Обороны, те Марджори и Норма, которых надо держать по раздельности, чтоб не узнали друг про друга, и в тот момент, когда он сунул палец в нос вытащит козявку, вдруг с неба, за много миль у него за спиной, </text:span><text:span text:style-name="T24">mementomori </text:span><text:span text:style-name="T374">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ю «И не гром,»– удивился он вслух.</text:span></text:p>
      <text:p text:style-name="P70">– Какая-нибудь блинская газомагистраль,– женщина с ящичком для ланча, с глазами припухшими после рабочего дня над машинкой, задела его локтем, проходя мимо.</text:p>
      <text:p text:style-name="P65"><text:soft-page-break/><text:span text:style-name="T374">– Нет, это </text:span><text:span text:style-name="T24">не</text:span><text:span text:style-name="T374">мцы,– её подруга поболтала свои блондинные кудряшки под клетчатым головным платком <text:s/>и выкинула жуткий номер, вскинув ладони к Слотропу,– это они за ним, <text:s/>немцы </text:span><text:span text:style-name="T24">обожают</text:span><text:span text:style-name="T374"> толстых, пухленьких американцев.– Тут она ущипнула его щеку и подёргала туда-сюда.</text:span></text:p>
      <text:p text:style-name="P71">– Привет, шикарная,– сказал Слотроп. Её звали Синтия. Он успел взять её номер телефона прежде, чем она помахала по-ка, уносимая волнами в толпе часа пик.</text:p>
      <text:p text:style-name="P66">Это был один из великолепных лондонских железных дней: жёлтое солнце сманивали тысячи дышащих труб, бесстыдно заигрывая. Этот дым больше, чем дыхание дня, больше, чем мощь темноты<text:span text:style-name="T372">—</text:span>это империальное присутствие, что живёт и движется. Люди пересекали улицы и площади, направляясь во все стороны. Автобусы <text:span text:style-name="T375">стартовали, сотнями, по длинным бетонированным мостовым извоженным годами безжалостного пользования на износ, в серое марево, жирно-чёрное, красно-свинцовое, алюминево-бледное, между куч обломков высотою в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отдых.</text:span></text:p>
      <text:p text:style-name="P67">Было ровно 6:43:16 по британскому Военно-Летнему Времени: небо, как тугой барабан смерти, ещё гудело после удара, а хуй Слотропа<text:span text:style-name="T372">—</text:span>что такое? да, точно, загляни в его армейские трусы, зашевелился в <text:span text:style-name="T5">эрекции</text:span>, вот-вот торчком вспрыгнет<text:span text:style-name="T372">—</text:span>Боже праведный, а <text:span text:style-name="T5">это</text:span> вдруг с чего?</text:p>
      <text:p text:style-name="P67"><text:span text:style-name="T376">В его истории и, очень может быть, помилуй его Господи, в его досье отмечена особая чувствительность на происходящее в небе. (Но </text:span><text:span text:style-name="T25">эрекция</text:span><text:span text:style-name="T376">?)</text:span> </text:p>
      <text:p text:style-name="P68">На старом аспидном сланце надгробного камня на кладбище Конгрегационалистской церкви дома в Минчборо, штат Масачусетс, <text:span text:style-name="T377">рука Господа возникает из облака, края фигуры кое-где изъедены двумя столетиями смен огня и льда в долоте времён года, а надпись такова:</text:span></text:p>
      <text:p text:style-name="P68"/>
      <text:p text:style-name="P69">В память Константа </text:p>
      <text:p text:style-name="P69">Слотропа, что умер Марта</text:p>
      <text:p text:style-name="P69">4-го 1766 г., на 29-м</text:p>
      <text:p text:style-name="P69">году от роду.</text:p>
      <text:p text:style-name="P69"/>
      <text:p text:style-name="P69">Смерть есть природе долг,</text:p>
      <text:p text:style-name="P69">Я уплатил, и ты заплатишь.</text:p>
      <text:p text:style-name="P69"/>
      <text:p text:style-name="P69">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text:span text:style-name="T378">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text:s/>щелочения, ассимиляции с землёй, под камнями, где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ного Знамени, как для м-с Элизабет, жены лейтенанта Исайи Слотропа (ум. 1812): </text:span></text:p>
      <text:p text:style-name="P69"><text:soft-page-break/></text:p>
      <text:p text:style-name="P72">Адью, друзья мои милые, отныне обитель моя эта могила,</text:p>
      <text:p text:style-name="P72">Смерть ненасытная меня скосила,</text:p>
      <text:p text:style-name="P72">Пока Христос вновь приидет чад Его спасти</text:p>
      <text:p text:style-name="P72">По слову Его в Писании</text:p>
      <text:p text:style-name="P72">Мой плач услышь, читающий сие,</text:p>
      <text:p text:style-name="P73">Богатства не сделают вечным твоё бытие.</text:p>
      <text:p text:style-name="P73">Ткацкий стан Господа не оставляет дела своего,</text:p>
      <text:p text:style-name="P73">Наши пути следуют нитям любви Его.</text:p>
      <text:p text:style-name="P73"/>
      <text:p text:style-name="P74">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text:p>
      <text:p text:style-name="P74"/>
      <text:p text:style-name="P74">Мне некогда было дожидаться Смерти, </text:p>
      <text:p text:style-name="P74">Она любезно дождалась меня</text:p>
      <text:p text:style-name="P74"/>
      <text:p text:style-name="P75">Каждый из них, в порядке очереди, платил надлежащий долг природе, оставляя излишки следующему звену в цепи продолжения имени. Они начинали как торговцы мехом, козлиными шкурами, <text:span text:style-name="T379">засольщики</text:span> и <text:span text:style-name="T379">коптильщики</text:span> <text:span text:style-name="T379">бекона</text:span>, <text:span text:style-name="T379">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что увозились куда-нибудь ещё по всей Республике. Всегда куда-нибудь ещё. Деньги находили лазейки просочиться из портфелей акций более хитрыми путями, чем любая генеалогия: что оставалось дома шло на земельные участки леса, чьи <text:s/>зелёные массивы таяли акрами за один повал, превращаясь в бумагу—туалетную бумагу, банкноты, газеты—посредство или источники дерьма, денег и Слова. Ни один Слотроп никогда не заносился в <text:s/>Социальный Регистр, не не удостаивался членства в Сомерсет Клубе—они тихо делали своё дело, ассимилировались с динамичность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text:span></text:p>
      <text:p text:style-name="P76">Однако, они не процветали… почти всё добывалось упорством<text:span text:style-name="T380">—</text:span>хотя всё это начало скисать примерно в те времена, или около того, когда Эмили Дикинсон писала:</text:p>
      <text:p text:style-name="P76"/>
      <text:p text:style-name="P76"><text:span text:style-name="T381">Падение</text:span> дьявольский труд,</text:p>
      <text:p text:style-name="P77">Ведётся <text:span text:style-name="T381">постепенно, кропотливо—</text:span></text:p>
      <text:p text:style-name="P78">Никто не согрешает в одночасье,</text:p>
      <text:p text:style-name="P78">Тут дребезги нужны, чтоб поскользнуться,</text:p>
      <text:p text:style-name="P78"/>
      <text:p text:style-name="P79">но они всё-таки держались. Традиция, для остальных, была простой, её знал каждый<text:span text:style-name="T380">—</text:span>застолби, разработай, выжми всё, что возможно, потом двигай на запад, там всегда найдёшь. Но из как-то обоснованной инерции, Слотропы оставались на востоке, в Бёркшире, извращенчески<text:span text:style-name="T380">—</text:span>рядом с затопленными карьерами и холмами из-под <text:span text:style-name="T383">в</text:span>ырубленных лесов, которые они оставили, как подписанные признания вины, по всей этой коричневой, как старая солома, плесневеющей ведьмацкой стороне. <text:span text:style-name="T382">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text:span></text:p>
      <text:p text:style-name="P80"><text:soft-page-break/>Депрессия, грянув, удостоверила процесс. <text:span text:style-name="T383">Слотроп рос среди холмов иссякшей деловой активности, каменные ограды вокруг усадеб безмерно богатых, полумифических жильцов из НьёЙорка, вновь превращаясь в зелёную пустошь или усыхая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послать колибри прочь, восточных ветров, октябрьских дождей: только зимы без изменений.</text:span></text:p>
      <text:p text:style-name="P81">В 1931, год большого пожара в Аспинвол Отеле, юный Тайрон навещал свою тётушку в Леноксе. <text:span text:style-name="T384">Был апрель, , но секунды две, проснувшись в непривычной комнате <text:s/>от топота больших и маленьких <text:s/>ног вниз по лестнице, он подумал что это зима, потому что <text:s/>часто <text:s/>в такой же час папа или Хоган будили его и, закутавшись, всё ещё смаргивая в холод <text:s/>остатки сна <text:s text:c="2"/>смотрели северное сияние.</text:span></text:p>
      <text:p text:style-name="P93">Охренеть, как они его пугали. Что если эти сияющие занавеси сейчас распахнуться? Что покажут ему призраки севера, усыпанные драгоценностями?</text:p>
      <text:p text:style-name="P82">Но это была весенняя ночь, небо переливалось красным, тёмно-оранжевым, в долинах выли сирены пожарных машин из Питсфилда, Ленокса, Ли<text:span text:style-name="T380">—</text:span>соседи стояли на своих крылечках, поглазеть на ливень искр падающих на крутой склон… «Как метеоритный дождь,»– говорили они.– «Как угольки на четвёртое июля...»– шёл 1931, потому и сравнения были такими. Головешки падали пять часов кряду, дети <text:span text:style-name="T385">давно заснули</text:span>, а взрослые пили кофе и рассказывали друг другу какие пожары они видели в другие <text:span text:style-name="T385">годы</text:span>.</text:p>
      <text:p text:style-name="P83">Но это что за сияние? Какие призраки тут командуют? Что если в следующий момент всё <text:span text:style-name="T386">заслонит</text:span> <text:span text:style-name="T386">кромешная</text:span> ночь, контроль <text:span text:style-name="T27">утрачен</text:span> и занавеси распахиваются показать зиму, которую никто и представить не мог….</text:p>
      <text:p text:style-name="P84">6:43:16, БВЛВ<text:span text:style-name="T380">—</text:span><text:span text:style-name="T26">небо прямо сейчас</text:span><text:span text:style-name="T380"> именно так и распахивается, вот-вот прорвётся, его лицо уже очерчено этим светом, сейчас всё пропадёт и он потеряет себя, как всегда говори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и их объяснением благодати, они <text:s/>клянутся, </text:span><text:span text:style-name="T26">так оно и бывает—да великая длань света опускается из облаков…. </text:span></text:p>
      <text:p text:style-name="P85"><draw:frame draw:style-name="fr1" draw:name="Image5" text:anchor-type="paragraph" svg:width="6.9252in" svg:height="0.3661in" draw:z-index="4"><draw:image xlink:href="Pictures/1000000000000B720000009B428C9716555D8079.png" xlink:type="simple" xlink:show="embed" xlink:actuate="onLoad" loext:mime-type="image/png"/></draw:frame>На стене, в орнаментальном зажиме тёмной <text:span text:style-name="T394">меди</text:span>, пылает газовый <text:s/>факел, ровно и <text:span text:style-name="T387">с лёгким напевом—регулировка именовавшаяся учёными прошлого века «чувствительное пламя», не видимое у основания, на выходе из отверстия, бледнеет кверху ровным синим светом зависшим <text:s/>в паре дюймов выше, маленький мерцающий конус, способный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поблескивающих козырей.</text:span></text:p>
      <text:p text:style-name="P86">Офицеры Кемрина в парадных бриджах в клеточку, синих обмотках, шотландских килтах забредают, беседуя с американцами срочной службы… есть и <text:span text:style-name="T388">священнослужители</text:span>, <text:span text:style-name="T388">гвардейцы Местной Обороны, Пожарной Службы, только что сменившись, складки шерстяных кителей отяжелелых от дыма, каждый жалуется, что не прочь поспать бы с часик, и выглядит соответственно… древние Эдвардианские леди в шёлковом крепе, выходцы Вест-Индии мягко выплетают согласные вкруг неподатливых цепочек из российско-еврейских согласных… Большинство минуют святой круг по касательной, некоторые остаются, потом 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 тёмные губы движутся то без усилий, то спотыкаясь:</text:span></text:p>
      <text:p text:style-name="P94"><text:soft-page-break/>– Трансектировавшись в сферу Доминуса Блисеро, Ролан обнаружил, что все знаки обернулись против него… Огни, которые он изучил также хорошо, как один из присутствующих, расположение и движение, вдруг собрались на противоположном конце, все в танце… в неуместном танце. Ничего из обычного продолжения Блисеро, ничего нового… отчуждён… Роланд также ощутил ветер, в той мере как смертная оболочка никогда ему не позволяла. Открыл, что 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text:p>
      <text:p text:style-name="P92">Здесь медиум прерывается, немного молчит… один стон… момент тихого отчаяния: «Селена, Селена, ты не тут?»</text:p>
      <text:p text:style-name="P95">– Нет, дорогой.– на её щекам полоски от недавних слёз. – Я слушаю.</text:p>
      <text:p text:style-name="P87"><text:span text:style-name="T388">– Всё дело в контроле. Всё это пошло из-за одной трудности: контроль. Впервые он оказался </text:span><text:span text:style-name="T28">внутри</text:span><text:span text:style-name="T388">, понимаешь. Контроль размещён внутри. Уже нет надобности пассивно страдать от «внешних сил»—сворачивать в любой ветер. Как будто….</text:span></text:p>
      <text:p text:style-name="P88"><text:span text:style-name="T388">– Рынок уже не нуждается в управлении Невидимой Рукой, но может теперь </text:span><text:span text:style-name="T28">создавать себя</text:span><text:span text:style-name="T388"> сам—свою логику, импульс, стиль, </text:span><text:span text:style-name="T28">изнутри</text:span><text:span text:style-name="T388">. Перенесение контроля внутрь стало свидетельством того, что уже произошло де факто—что вы отринули Бога. Но вы поддались ещё большей и более опасной иллюзии. Иллюзии контроля. Будто А может котролировать Б. Полностью. Никто не </text:span><text:span text:style-name="T28">может</text:span><text:span text:style-name="T388">. Что происходит, то происходит, А и Б не имеют реальности, они просто наименования частей, которые следует воспринимать неразрывно….</text:span></text:p>
      <text:p text:style-name="P89">– <text:span text:style-name="T389">Гонит белиберду Успенского,</text:span>– <text:span text:style-name="T389">шепнула леди протискиваясь мимо под руку с портовым грузчиком. Запахи дизельного топлива и духоd Sous le Vent, смешавшись, проплывали мимо пока они прошли. Джессика Свонлейк, цветущая девушка в форме рядовой ВТС, заметив довоенные духи, взглянула вслед, фнн, наряд не меньше, чем за 15 гиней и целую кучу талонов, <text:s/>наверное, из <text:s/>Харродс и </text:span><text:span text:style-name="T29">на мне смотрелся б куда лучше</text:span><text:span text:style-name="T389">, в этом она не сомневается. Леди, обернувшись вдруг, <text:s/>улыбается поверх плеча, ты так уверена? Боже, неужто она услышала? Ну, в </text:span><text:span text:style-name="T29">таком-</text:span><text:span text:style-name="T30">то</text:span><text:span text:style-name="T389"> месте почти наверняка.</text:span></text:p>
      <text:p text:style-name="P108">Джессика стоит недалеко от стола для сеанса <text:span text:style-name="T390">с пригоршней дротиков дартс в ладони, которые она бездельно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словно бы и сама, поглаживая кончики их оперения, впала в лёгкий транс.…</text:span></text:p>
      <text:p text:style-name="P109">Снаружи, из восточных районом, докатывается приглушённый взрыв очередной ракеты бомбы. <text:span text:style-name="T391">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выпускник Кембриджа с отличием, десять лет назад, прекращает стенографировать, чтобы подняться и пойти перекрыть газ.</text:span></text:p>
      <text:p text:style-name="P110">Похоже, самое время для Джессики метнуть дарт: всего один. Волосы встрепенулись, груди <text:span text:style-name="T395">классно так</text:span> <text:span text:style-name="T395">подпрыгнули</text:span> каждая под своим тяжёлым лацканом. Посвист воздуха, шмяк: точнёхонько по центру. Милтон Гломинг вскидывает бровь. Его ум, постоянно занятый сбо<text:span text:style-name="T395">р</text:span>ом соответствий, думает, что обнаружил ещё одно.</text:p>
      <text:p text:style-name="P111">Медиум, уже с раздражённостью, начинет выходить из транса. Любому ясно что сейчас происходит по ту сторону. <text:span text:style-name="T392">Для этого сеанса, как и для любого другого, необходим не только родственный круг здесь в мире, но также основная четырёхсторонняя согласованность, что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text:span><text:soft-page-break/><text:span text:style-name="T392">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text:span></text:p>
      <text:p text:style-name="P112">Вскоре Джессика начинает прохаживаться. Роджера нигде не видно <text:span text:style-name="T393">и она не знает понравится ли ему, что она его искала, а Гломинг хоть и застенчивый, но не такой скукотный как некоторые другие из друзей Рождера….</text:span></text:p>
      <text:p text:style-name="P96">– Роджер говорил, что теперь вы подсчитаете все слова, которые записывали и составите какие-то графики,– приветливо, предотвращая всякое замечание про тот бросок дарта, который она предпочла б замять. – Они у вас только про сеансы</text:p>
      <text:p text:style-name="P97">–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text:s/>характерные конфигурации—</text:p>
      <text:p text:style-name="P97">– Я как-то это всё не очень—</text:p>
      <text:p text:style-name="P98">–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изумленной грациозна,– то мы, конечно же, получим что-то наподобие прямой… однако, у нас есть данные, что предполагают 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text:p>
      <text:p text:style-name="P90"><text:span text:style-name="T388">– Ха,– </text:span><text:span text:style-name="T28">это</text:span><text:span text:style-name="T388"> слово ей известно.– Мне показалось, вы оживились, когда он сказал «обернулись против».</text:span></text:p>
      <text:p text:style-name="P98">– «Против», «наоборот», да, вас бы удивила частотность этих слов.</text:p>
      <text:p text:style-name="P91"><text:span text:style-name="T388">– А какое </text:span><text:span text:style-name="T28">самое</text:span><text:span text:style-name="T388"> частое слово,– спросила Джессика,– <text:s/>номер один по вашим записям.</text:span></text:p>
      <text:p text:style-name="P99">– То же самое, что и всегда в таких делах собраниях,– ответил статистик, как будто каждый знает, что это «смерть».</text:p>
      <text:p text:style-name="P113">Пожилой волонтёр службы оповещения о воздушных налётах, накрахмаленный и хрупкий как тонкая кисея, приподымается на цыпочки заново зажечь чувствительное пламя.</text:p>
      <text:p text:style-name="P100">– <text:span text:style-name="T396">Кстати, а где это ваш молодой безумец?</text:span></text:p>
      <text:p text:style-name="P100">– <text:span text:style-name="T396">Роджер с капитаном Прентисом.</text:span>– <text:span text:style-name="T396">неопределённый взмах руки.</text:span>– <text:span text:style-name="T397">Как обычно: непонятные <text:s/>Микроплёночные Учения.</text:span></text:p>
      <text:p text:style-name="P114">Включённый в одной из отдалённых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по окнам. Пора заклейки щелейб газовых обогревателей, тёплых шалей от холода ночи, <text:span text:style-name="T398">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text:span></text:p>
      <text:p text:style-name="P115">Пират Прентис так это воспринимает, косвенно, типа классового самосознания, он несёт свою улыбку среди всех тут собравшихся как боевую фалангу. <text:span text:style-name="T399">Он перенял её из фильмов—это та 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text:s/>уложит. </text:span></text:p>
      <text:p text:style-name="P116">Эта усмешка нужна ему так же, как он нужен Фирме<text:span text:style-name="T398">—</text:span>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text:p>
      <text:p text:style-name="P101">– <text:span text:style-name="T400">Генерал-майор, вы не можете поддерживать такое.</text:span></text:p>
      <text:p text:style-name="P101">– <text:span text:style-name="T400">Мы следим за ним круглые сутки. Физически, расположение он не покидает, это точно.</text:span></text:p>
      <text:p text:style-name="P102"><text:soft-page-break/>– <text:span text:style-name="T401">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text:span></text:p>
      <text:p text:style-name="P102">– <text:span text:style-name="T401">Гитлер так и делает.</text:span></text:p>
      <text:p text:style-name="P102">– <text:span text:style-name="T401">Гитлер человек одухотворённый, а мы с вами просто наёмные работники, не забывайте….</text:span></text:p>
      <text:p text:style-name="P117">После первого всплеска интереса, количество клиентов назначенных Пирату поубавилось. <text:span text:style-name="T402">На текущий момент, его нагрузка вполне приемлема. Но ему не этого хочется. Они не поймут, эти джентельменски муштрованные маньяки из ОСО, </text:span><text:span text:style-name="T31">ах </text:span><text:span text:style-name="T33">очень </text:span><text:span text:style-name="T31">хорошо, капитан</text:span><text:span text:style-name="T402">, трандёж совещаний командования, шарканье ботинками, очки, какие сейчас носят в правительстве, </text:span><text:span text:style-name="T31">превосходно </text:span><text:span text:style-name="T32">и</text:span><text:span text:style-name="T31"> как-нибудь </text:span><text:span text:style-name="T32">показали бы</text:span><text:span text:style-name="T31"> это у нас в клубе….</text:span></text:p>
      <text:p text:style-name="P118"><text:span text:style-name="T402">П</text:span>ират хочет быть своим среди Них, хочет их грубоватой любви с запахом отличного виски и табачного блэнда Латакии. Он хочет понимания <text:span text:style-name="T5">своих</text:span>, а не этих заумных шибздиков <text:span text:style-name="T403">и рационально долбанутых в этом Сноксале, такие преданные своей науке, такие терпимые, что только тут (и именно это достаёт по полной) единственное место во всех пределах империи войны, где он чувствует себя не таким чужаком.</text:span></text:p>
      <text:p text:style-name="P103">– <text:span text:style-name="T403">Этого вообще не понять,</text:span>– <text:span text:style-name="T403">говорил Роджер Мехико,</text:span>– <text:span text:style-name="T404">что у них на уме, в голове не укладывается, Закон о Ведьмовании, принят 200 лет назад, это обломок совершенно из другой эпохи, тогда мыслили по иному. И вдруг в 1944 по нему осуждают направо и налево. Нашего м-ра Эвентира,</text:span>– <text:span text:style-name="T404">указывая на медиума, который в другом конце комнаты болтает с Гевином Трефойлом,</text:span>– <text:span text:style-name="T404">могут в любой момент повязать—вломятся через окна и увезут особо опасного Эвентира в тюрьму Скрабз за-попытку-применения-заклинаний-в-целях-принуждения-покойных-особ-раскрыть-их-тогдашнее-местопребывание-и-чем-занимались-с-живими-на-тот-момент-лицами, Боже мой, докатиться до такого идиотически </text:span><text:span text:style-name="T34">грёбанного</text:span><text:span text:style-name="T404"> фашизма…</text:span></text:p>
      <text:p text:style-name="P104">– <text:span text:style-name="T405">Полегче, Мехико, ты опять теряешь старую добрую объективность—человеку науки это не к лицу. Это уж совсем не по-научному.</text:span></text:p>
      <text:p text:style-name="P105">– <text:span text:style-name="T406">Придурок. И ты за них. Ты не почувствовал, когда заходил сюда сегодня? Это громадное болотище паранойи.</text:span></text:p>
      <text:p text:style-name="P106">– <text:span text:style-name="T406">Это мой дар, кто спорит,</text:span>– <text:span text:style-name="T406">зная, что скажет резкость, Пират пытается сперва загладить,</text:span>– <text:span text:style-name="T407">но не знаю готов ли я к таким </text:span><text:span text:style-name="T35">разнообразным</text:span><text:span text:style-name="T407"> её проявлениям….</text:span></text:p>
      <text:p text:style-name="P106">– <text:span text:style-name="T407">А, Прентис.</text:span>– Н<text:span text:style-name="T407">и бровью не повел. Терпимость. А.</text:span></text:p>
      <text:p text:style-name="P107">– <text:span text:style-name="T408">Ты бы зашёл, пусть доктор Грост проверит на своей ЭЭГ.</text:span></text:p>
      <text:p text:style-name="P107">– <text:span text:style-name="T408">Ладно, как только выберу время.</text:span>– <text:span text:style-name="T408">неопределённо. И тут проблема безопасности, пустая болтовня топит корабли, он не может быть слишком уверен, даже насчёт Мехико. В текущей операции слишком много кругов, внешних и внутренних. Список доверенных лиц сокращатся, когда движемся, кольцо за кольцом, к центру, Инструкция Уничтожить постепенно охватывает каждый клочок, лишнюю запись, ленту с печатной машинки.</text:span></text:p>
      <text:p text:style-name="P119">По его прикидкам, Мехико изредка обеспечивает поддержку недавней мании Фирмы, известной как операция Чёрное Крыло, своей статистикой—анализируя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text:p>
      <text:p text:style-name="P120">Он знает,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ство известное как ПРПУК, Психологические Разведывательные Проекты по Ускорению Капитуляции. О <text:span text:style-name="T409">том </text:span>чь<text:span text:style-name="T409">я</text:span> капитуляци<text:span text:style-name="T409">я, ни гу-гу</text:span>.</text:p>
      <text:p text:style-name="P121">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правительств в эмиграции. <text:span text:style-name="T410">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text:span><text:soft-page-break/><text:span text:style-name="T410">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некоторые хронически пьяны или занаркотизированы, чтоб прожить ещё один день повторения, в основном почему-то потерь, теряя остатки своих душ, уж сколько там было, всё меньше способны доверять, погрязнув в нескончаемой болтологии, в ежедневной самокритике,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text:span></text:p>
      <text:p text:style-name="P131">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здесь, последователь учерия Павлова там.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text:p>
      <text:p text:style-name="P122">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ячивал лицо, глаза метались по углам комнаты, рефлекс покупателя порнухи...гь. Зная Блота, наверное так и есть, <text:span text:style-name="T411">дружеский визит молодой леди к хорошо накачанному молодому человеку, в нескольких позах—куда здоровее, чем всё нафотографированное этой войной… по крайней мере, жизнь….</text:span></text:p>
      <text:p text:style-name="P123">Вон девушка Мехико входит в комнату. Он замечает её мгновенно, чистота вокруг неё, отсутствие дыма и шума… так он уже и ауру начинает видеть? <text:span text:style-name="T412">Она заметила Роджера и улыбнулась, огромные глаза… тёмные ресницы и никакой косметики, во всяком случае Пират не различил, волосы валиком, до плеч—на кой чёрт ей та зенитная батарея? Ей нужно работать в столовой для рядового состава, разливать кофе по чашкам. Он вдруг старый пердун и придурок, у которого щемящее чувство, простая любовь к ним обоим, которая не просит ничего, лишь бы они остались в живых, но её он всегда сможет представить другими словами «забота», ну, или там «привязанность»….</text:span></text:p>
      <text:p text:style-name="P124">В 1936, Пират (она говорила «апрель Т. С. Элиота», хоть это была более холодная пора года) полюбил жену управляющего. Тонкая, <text:s/>как вёрткий стебель девушка по имени Скорпия Мосмун. Её муж Клайв, эксперт по пластмассам из Кембриджа, работал На Империал Кемиклз. <text:span text:style-name="T413">У Пирата, профессионального вояки, случился год или два передышки для гражданской жизни. </text:span></text:p>
      <text:p text:style-name="P125">У него появилось тогда чувство, как служил к востоку от Суэца, в местах типа Бахрейна, где пиво пил разбавленным своим же потом среди вечной вони сырой нефти из Мухарака, с заходам солнца находиться в расположении<text:span text:style-name="T412">—</text:span>всё равно 98% заражены венерическими болезнями<text:span text:style-name="T412">—обожжённое солнцем, замызганное подразделение для сохранности шейха и нефтяных денег против любой угрозы к востоку от пролива Ла-Манш, сексуально озабоченный, сам не сво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text:span></text:p>
      <text:p text:style-name="P126">Невероятная чёрно-белая Скорпия подтвердила немало фантазий Пирата про гламурный английский высший свет с шёлковыми ножками, <text:s/>котор<text:span text:style-name="T414">ый, как</text:span> он чувствовал, <text:span text:style-name="T414">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 <text:s/>отчасти. На званых вечерах они притворялись незнакомыми, хотя она так и не научилась владеть собой, </text:span><text:soft-page-break/><text:span text:style-name="T414">когда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ливой к этому моменту мальчишества в его имперски вышколенному уже устоявшемся (ему было 33) быту, в его пред-Аскетизме, к тому, что Скорпия определила как его последнюю любовь—хотя сама была слишком молода, чтобы знать </text:span><text:span text:style-name="T36">это</text:span><text:span text:style-name="T414">, знать, как знал Пират, о чём </text:span><text:span text:style-name="T36">на самом деле</text:span><text:span text:style-name="T414"> поётся в песне «Танцы в темноте»….</text:span></text:p>
      <text:p text:style-name="P127">Он старательно не говорил ей об этом. Но порой это такая мука не упасть к её ногам, зная, что она не оставит Клайва, с криком <text:span text:style-name="T5">ты моя последняя надежда</text:span>… <text:span text:style-name="T5">если не ты, то смысла нет</text:span>….Разве не хочет он, вопреки всем ожиданиям, отбросить скудное расписание человека Запада… но как человек может… где ему вообще начинать в возрасте 33-х… «<text:span text:style-name="T415">То-то и </text:span><text:span text:style-name="T37">оно,</text:span><text:span text:style-name="T415">»– засмеётся она, не так от раздражения (и она засмеялась), сколько от щекотности нереальной проблемы—сама слишком растеряна в его маниакальности, постоянно </text:span><text:span text:style-name="T37">задействован</text:span><text:span text:style-name="T415">, так овладевает, раскладывает ей (потому что туже, чем когда дрочил в армейскую фланель в Персидском Заливе, охватывал <text:s/>сейчас щемящий ошейник любви его, его хуй), слишком неукротимый, чтобы она не поддалась этому безумию, но и вправду слишком безумный, чтобы считать это изменой Клайву….</text:span></text:p>
      <text:p text:style-name="P128">Чертовски удобно для неё, в любом случае. Роджер Мехико сейчас проходит через почти всё то <text:s/>же самое с Джессикой, в их случае Тот Другой известен как Бобёр. <text:span text:style-name="T416">Пират всё наблюдал, но никогда не говорил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впрямь желает Роджеру того, что он, Пират, проиграл….</text:span></text:p>
      <text:p text:style-name="P129">– Ты<text:span text:style-name="T417"> и вправду пират,</text:span>– <text:span text:style-name="T417">прошептала она в их последний день—никто их них не знал, что это последний день—ты нагрянул и увёз меня на своём пиратском корабле. Девушку из хорошей семьи и честных правил. Ты меня изнасиловал и теперь я Красная Сука Открытого Моря….</text:span></text:p>
      <text:p text:style-name="P132">Миленьк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одолжённая комната мягко покачивается, потолок скосился и стал на метр ниже, лампы колыхались в их оснастке, какая-то часть уличного движения по набережной Темзы представила солёный крики над волнами, звон корабельного колокола….</text:p>
      <text:p text:style-name="P130">Но позади, за спиной их пригнувшегося морского неба, ищейки Правительства шли по следу—всё ближе, катера настигаю,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text:s/>У них железная логика: нанеси ему тяжкую рану и он очнётся и придёт в себя, придёт к правилам этого мира, старого вкрутую сваренного яйца, к его расписаниям <text:span text:style-name="T418">для превращения ночи в ночь компромисса….</text:span></text:p>
      <text:p text:style-name="P133">Он оставил её на станции Ватерлоо. Там была праздничная толпа провожали <text:s/>Фреда Ропера с его хором Чудо Карапузиков на имперскую ярмарку в Йоганесбурге, Южная Африка. Карапузики в тёмных зимних одеждах, в щёгольских сюртучках и приталенных пальт<text:span text:style-name="T421">ецах</text:span>, бегали по всей станции, глотали <text:span text:style-name="T421">свои</text:span> предот<text:span text:style-name="T420">ъ</text:span>ездные шоколадки и выстраивались <text:span text:style-name="T421">в ряд </text:span>для новых фото. Белое как тальк лицо Скорпии <text:span text:style-name="T419">в последнем окне, напротив последнего входа, <text:s/>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text:span></text:p>
      <text:p text:style-name="P134"><draw:frame draw:style-name="fr1" draw:name="Image6" text:anchor-type="paragraph" svg:width="6.9252in" svg:height="0.3661in" draw:z-index="5"><draw:image xlink:href="Pictures/1000000000000B720000009B428C9716555D8079.png" xlink:type="simple" xlink:show="embed" xlink:actuate="onLoad" loext:mime-type="image/png"/></draw:frame>Сейчас они движутся на восток, Роджер всматривается поверх руля <text:span text:style-name="T422">сгорбившись, как Дракула, в своём Бербери, Джессика в миллионах крохотных капелек, мягкой сетью осевших на </text:span><text:soft-page-break/><text:span text:style-name="T422">её плечах и рукавах тино-зелёной шерсти. Им хочется быть вместе, в постели, в любви, а вместо этого на восток, к югу от Темзы встретиться с каким-то высокопоставленным вивисекционистом <text:s/>прежде, чем часы на башне Тауэра пробьют час ночи. А когда мыши набегаются, кто знает в эту ночь, но что они набегают навеки?</text:span></text:p>
      <text:p text:style-name="P135">Её лицо напротив дыханием затуманенного окна стало ещё одной туманностью, ещё одним свето-фокусом зимы. За нею проходит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text:p>
      <text:p text:style-name="P136">– <text:span text:style-name="T423">У нас их называют «служащими,»</text:span>– <text:span text:style-name="T423">отвечает Роджер,</text:span>– <text:span text:style-name="T423">и я понятия не имею почему Пойнтсмен делает то, что делает, он последователь Павлова, милая. Он из Королевского Научного Общества. Откуда мне знать про таких шишек? Такие же непонятные как тот сброд в Сноксоле.</text:span></text:p>
      <text:p text:style-name="P139">Они оба на нервах в эту ночь, хрупки как листовое стекло после неправильного отжига, готовы пойти вразнос от малейшего прикосновения <text:span text:style-name="T424">в скулящей матрице стресса—</text:span></text:p>
      <text:p text:style-name="P140">– Бедный Роджер, бедный ягнёночек, попал на такую бяку войну.</text:p>
      <text:p text:style-name="P137">– <text:span text:style-name="T424">Ну, ладно,</text:span>– <text:span text:style-name="T424">его голова трясётся в пене «б» или «п», что отказывается взорваться,</text:span>– <text:span text:style-name="T424">ууух, какая ты умная, да,</text:span>– <text:span text:style-name="T424">Роджер в бешенстве, руки бросили руль, помогая словам выйти, «дворники» ползают по стеклу, прищёлкивая,</text:span>– <text:span text:style-name="T425">когда-никогда вы сбиваете робота-бомбу, ты и твой друг, дорогой Нутрия—</text:span></text:p>
      <text:p text:style-name="P137">– <text:s/><text:span text:style-name="T425">Бобёр.</text:span></text:p>
      <text:p text:style-name="P138">– <text:span text:style-name="T425">Точно, и весь тот превосходный боевой дух, которым вы так славитесь, но что-то не слыхать, чтоб вы сбивали </text:span><text:span text:style-name="T38">ракеты</text:span><text:span text:style-name="T425">, ха-ха!</text:span>– <text:span text:style-name="T425">выдаёт свою самую злую улыбку, жмуря глаза и наморщив нос,</text:span>– <text:span text:style-name="T426">больше, чем я, больше, чем Пойнтсмен, ну, и кто </text:span><text:span text:style-name="T39">теперь</text:span><text:span text:style-name="T426"> лучше кого, дорогуша?</text:span>– <text:span text:style-name="T426">подпрыгивает вверх-вниз на коже сиденья.</text:span></text:p>
      <text:p text:style-name="P141">К этому моменту рука её протянута, вот-вот коснётся его плеча. Она опёрлась щекой на свою руку, волосы рассыпаны, сонная, смотрит на него. Не может найти достойного довода против неё. А так старался. <text:span text:style-name="T427">Свои умолкания она использует как поглаживания рукой, оградить его от углов комнат, покрывал, столов—всяких случайных мест... Даже в кино, когда смотрели тот ужасный </text:span><text:span text:style-name="T40">Нам по пути. </text:span><text:span text:style-name="T427">в день их встречи, он видел каждое белое движение её свободных от перчаток рук, кожей <text:s/>чувствовал малейшее подрагивание её оливково-янтарных, её кофейных глаз. Он израсходовал литры растворителя краски, щёлкая своей неизменной зажигалкой Зипо, её обугленный фитилёк, мужественность уступает бережливости, укорочён до крохотного кончика, голубое пламя вспыхивает вокруг краёв в темноте, в самой разной темноте, увидеть что происходит с её лицом. При каждой вспышке, новое лицо.</text:span></text:p>
      <text:p text:style-name="P142">И случались моменты, особенно в последнее время<text:span text:style-name="T427">—</text:span>когда лицом к лицу, что никак не отличить которое из них чьё. Оба одновременно чувствовали странное недоумение… как если нежданно видишь себя в зеркале… <text:span text:style-name="T428">и даже более того, чувство соединённости… что приходило потом—через пару минут, через неделю, тут не угадать, им доходило, когда уже по отдельности, отчего Роджер и Джессика сливались в единое существо не подозревавшее о своём существовании… В жизни, которую он проклинал, снова и снова, за то, что в ней оказалось что-то за пределами научного описания, это стало первым, самым первым реальным волшебством: данность, от которой невозможно отмахнуться.</text:span></text:p>
      <text:p text:style-name="P143">Это случилось как то, что в Голливуде называют «<text:span text:style-name="T432">крутым</text:span> знакомством», в Т<text:span text:style-name="T432">а</text:span>нбридж-Веллз, в его сердцевине 18-го столетия, Роджер гнал свой подержанный Ягуар, а Джессика на обочине неотразимо бор<text:span text:style-name="T432">ола</text:span>сь с раздолбанным велосипедом, тёмно-шерстяная юбка зенитчицы вздёрнута его рулём, совсем неуставная чёрная резинка и ясный жемчуг ляжек там где кончаются чулки цвета хаки, ну<text:span text:style-name="T428">—</text:span></text:p>
      <text:p text:style-name="P144">– <text:span text:style-name="T430">Ну, ты даёшь, красавица,</text:span>– <text:span text:style-name="T430">провизжав тормозами,</text:span>– <text:span text:style-name="T430">Тут тебе не закулисье старой Мельницы, знаешь ли.</text:span></text:p>
      <text:p text:style-name="P151"><text:soft-page-break/>Она знала. «Гм,»<text:span text:style-name="T429">– </text:span>упавшая прядка, щекоча её нос, добавила больше, чем обычно, едкости в её ответ:<text:span text:style-name="T429">– «</text:span>Я не знала, что маленьких мальчиков пускают в такие места».</text:p>
      <text:p text:style-name="P145">– <text:span text:style-name="T431">Как я вижу,</text:span>– <text:span text:style-name="T431">уже научившись не замечать подобных замечаний по поводу его внешности,</text:span>– <text:span text:style-name="T431">девочкам из твоего звена скаутов, ещё никто не позвонил.</text:span></text:p>
      <text:p text:style-name="P145">– <text:span text:style-name="T431">Мне двадцать.</text:span></text:p>
      <text:p text:style-name="P145">– <text:span text:style-name="T431">Ура, тогда имеешь полное право прокатиться на этом Ягуаре аж до Лондона.</text:span></text:p>
      <text:p text:style-name="P145">– <text:span text:style-name="T431">Мне в другую сторон. Почти в Гастингс.</text:span></text:p>
      <text:p text:style-name="P145">– <text:span text:style-name="T431">Ну, тогда туда и обратно.</text:span></text:p>
      <text:p text:style-name="P152">Убирая волосы со своего лица:<text:span text:style-name="T429">– </text:span>А твоя мама знает, как ты себя ведёшь <text:span text:style-name="T5">не</text:span> дома?</text:p>
      <text:p text:style-name="P145">– <text:span text:style-name="T431">Моя мама война,</text:span>– <text:span text:style-name="T431">провозглашает Роджер Мехико, склоняясь, чтобы открыть дверь.</text:span></text:p>
      <text:p text:style-name="P146">– <text:span text:style-name="T432">Это странно слышать,</text:span>– <text:span text:style-name="T432">маленькая заляпанная туфелька повременила на подножке.</text:span></text:p>
      <text:p text:style-name="P146">– <text:span text:style-name="T432">Ладно, милая, не задерживай при исполнении задания, оставь велосипед где есть и аккуратней со своей юбкой, когда садишься, я не хочу совершить непроизносимый акт здесь, на улицах Танбридж-Велз—</text:span></text:p>
      <text:p text:style-name="P153">И тут падает ракета. Круто, круто. <text:span text:style-name="T433">Взрыв, глухие раскаты. Довольно далеко в городе, чтоб быть опасной, слишком близко, чтобы она преодолела сотни миль между собой и незнакомцем: в долгом взмахе, балетном, её чудесный круглый зад поворачивается усесться на сиденьи рядом, волосы в секундном взлёте, рука оправляет армейскую юбку под себя, словно крыло, пока гудят отголоски взрыва.</text:span></text:p>
      <text:p text:style-name="P154">Ему мерещится торжественно шишковатое что-то, глубже или переменчивей, чем облака, подымается к северу. Прижмётся ли мило она к нему, прося защиты? Он вообще не ждал, что она сядет в машину, будь там ракета или нет, поэтому сейчас на Ягуаре Пойнтсмена включает заднюю вместо, да, въехал на велик, с хрустом превращая его в полный металлолом. </text:p>
      <text:p text:style-name="P147">– <text:span text:style-name="T434">Я в твоей власти,</text:span>– <text:s/><text:span text:style-name="T434">вскрикивает она.</text:span>– <text:span text:style-name="T41">Полностью</text:span><text:span text:style-name="T434">.</text:span></text:p>
      <text:p text:style-name="P148">– <text:span text:style-name="T435">Гм,</text:span>– <text:span text:style-name="T435">Роджер наконец-то справляется с коробкой передач и, танцуя по педалям, уфыркивает, фррр, в сторону Лондона. Но Джессика не в его власчти.</text:span></text:p>
      <text:p text:style-name="P155">Ну, а война, она и <text:span text:style-name="T5">впрямь</text:span> его мама, выела все мягкие, ранимые вкрапления надежды и бахвальства рассеянные, под слюдяными прослойками, из минерала серо-каменной сути Роджера, унося прочь их с их всхлипами в своём сером потоке. <text:span text:style-name="T436">Вот уже шесть лет, всегда на виду, куда ни посмотришь. Он уже забыл свой первый труп, или когда впервые видел умирающего. До того долго длится, Кажется всю жизнь. Город, где он бывает теперь наездами, приёмная Смерти: тут ведётся вся конторская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ым Человеком в «Белом Посещении», пауком прядущим свою сеть чисел. Ни для кого не секрет его неуживчивость с остальными сотрудниками его отдела. Но разве такое возможно? Все они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должно отражаться в экспериментальных данных,: не так ли, в числах… единственный для него способ приблизиться и понять. Что ж удивляться его отчуждённости в Отделе Пси, где по всему подвальному коридору каждый со сдвигом как минимум в 3 сигмы? Исусе, как тут не отчуждишься?</text:span></text:p>
      <text:p text:style-name="P156">И потом эта явная потребность каждого из них, которая его просто бесит… Ладно, это и <text:span text:style-name="T5">его</text:span> потребность тоже. Но разве возможно подвести научную основу под что-либо «духовное» когда тобою правит собственная смертность, <text:span text:style-name="T437">как раз вне статистического исчисления квадратов чи, </text:span>покуда листаются карты Зенера, в паузах между глухими, напряжёнными словами медиума? <text:span text:style-name="T437">Чуть успокоившись, он утешает себя мыслью, что неотступные попытки делают его смелым. Но чаще, он клянёт себя, что не занимается разработками контроля разрывов, или составлением графиков Стандартизированные Показатели Поражения Цели на Тонну для соединений </text:span><text:soft-page-break/><text:span text:style-name="T437">бомбардировщиков… да </text:span><text:span text:style-name="T42">что угодно</text:span><text:span text:style-name="T437"> вместо этого неблагодарного барахтанья в делах недосягаемой Смерти….</text:span></text:p>
      <text:p text:style-name="P157">Они подъехали к зареву над крышами. Пожарные машины с рёвом пронеслись мимо, в том же направлении. Это гнетущий район кирпичных улиц и молчащих стен.</text:p>
      <text:p text:style-name="P158">Роджер тормозит, пропуская толпу сапёров, пожарных, соседей в тёмных пальто поверх ночных одежд, старушек у которых, в их ночных грёзах, найдётся <text:span text:style-name="T446">сокровенное</text:span> местечко <text:s/>для пожарников… <text:span text:style-name="T5">нет, пожалуйста, не лезьте </text:span><text:span text:style-name="T43">на меня </text:span><text:span text:style-name="T5">с этим Шлангом… </text:span><text:span text:style-name="T43">о, нет… ну хотя бы сняли эти жуткие резиновые сапожищи… а да да так</text:span><text:span text:style-name="T438">—</text:span></text:p>
      <text:p text:style-name="P159">Солдаты стоят через каждые несколько метров, редкое заграждение, малость не от мира сего. Битва за Британию никогда ещё не велась так формально. Джессика замечает угольно-чёрный Пакккард в боковой улице, полон гражданскими в тёмных костюмах. Резкая белизна воротничков из тени<text:span text:style-name="T438">—</text:span></text:p>
      <text:p text:style-name="P149">– <text:span text:style-name="T439">Кто они?</text:span></text:p>
      <text:p text:style-name="P160">Роджер пожимает плечами, «они» для них достаточно:<text:span text:style-name="T429">– </text:span>Не слишком <text:span text:style-name="T443">дружелюбная</text:span> компашка.</text:p>
      <text:p text:style-name="P150">– <text:span text:style-name="T440">Кто бы говорил!</text:span>– <text:s/><text:span text:style-name="T440">Но улыбка их привычно заученная. Было время, когда его работ её малость бесила: блокнотики о летающих бомбах, как мило… И его раздражённый вздох: Джес, не считай меня бездушным научным сухарём….</text:span></text:p>
      <text:p text:style-name="P161">Жар бьёт в их лица, обжигающая глаз желтизна, когда струи хлещут огонь.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text:s/>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text:span text:style-name="T441">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span></text:p>
      <text:p text:style-name="P162">Когда-то Роджер и Джессика может и остановились бы. Но они оба выпускники Битвы за Британию, оба призваны в чёрную утреннюю рань с криками о помощи, в тупую инерцию брусчатки и брусьев, в глубокую нехватку жалости в наставшие дни… К тому времени: как вытаскиваешь <text:span text:style-name="T5">энную</text:span> жертву, или часть <text:span text:style-name="T5">энной</text:span> жертвы из <text:span text:style-name="T5">энной</text:span> груды обломков, сказал он ей однажды, <text:span text:style-name="T442">злой, усталый, это уже перестало его задевать… значение</text:span><text:span text:style-name="T44"> эн</text:span><text:span text:style-name="T442"> может быть разным для каждого из нас, но, извини меня: рано или поздно….</text:span></text:p>
      <text:p text:style-name="P163">И помимо изнеможения от всего есть ещё и это. <text:span text:style-name="T444">Если даже они не полностью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в бумагах, пожарах, хаки, стали Фронта в Тылу. И что на самом деле Фронт в Тылу просто обман и фикция придуманная, не слишком-то умно, чтобы разлучить их, обернуть любовь в труд, абстракцию, неизбежную боль, злую смерть.</text:span></text:p>
      <text:p text:style-name="P164">Они нашли дом в закрытой зоне, под аэростатами заграждений южнее Лондона. Город эвакуированный в 40-м, всё ещё «управляется»<text:span text:style-name="T444">—</text:span>всё ещё в списках Министерства. Роджер и Джессика заняли место незаконно, вопреки неизвестно чему 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со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text:span text:style-name="T445">День начинается с чашки горячего и сигареты за маленьким столом с поломанной ножкой, которую Роджер починил, временно,</text:span> <text:span text:style-name="T445">коричневой проволокой. Разговоров немного, только прикосновения и взгляды, улыбки друг другу, ругань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text:span><text:soft-page-break/><text:span text:style-name="T445">себя, впрягаются больше, чем пропаганда когда-либо требовала от них. Они любят друг друга. Пошла эта война на хуй.</text:span></text:p>
      <text:p text:style-name="P165"><draw:frame draw:style-name="fr1" draw:name="Image7" text:anchor-type="paragraph" svg:width="6.9252in" svg:height="0.3661in" draw:z-index="6"><draw:image xlink:href="Pictures/1000000000000B720000009B428C9716555D8079.png" xlink:type="simple" xlink:show="embed" xlink:actuate="onLoad" loext:mime-type="image/png"/></draw:frame>Сегодняшний улов, чьим именем станет Владимир(или Илья, Сергей, Николай, смотря как вздумается доктору), осторожно крадётся ко входу в погреб. Это разбитое отверстие должно вести туда, где глубже и безопаснее. У него есть память, или рефлекс, о том как он спасся в такую же темноту от ирландского сеттера, <text:span text:style-name="T447">который пропах угольным дымом и нападает без предупрежденья… один раз от стаи детворы, недавно от нежданного огня и грохота, кирпичи рухнули и пришибли его левую заднюю (всё ещё приходится вылизывать). Но в эту ночь угроза выглядит по новому: вместо жестокости систематическая хитрость, к которой он не привык. В здешней жизни всё напрямую.</text:span></text:p>
      <text:p text:style-name="P166">Идёт дождь, ветер едва пошевеливается. Приносит какой-то непонятный для него запах, ему в жизни не приходилось и близко быть к лаборатории.</text:p>
      <text:p text:style-name="P166">Это запах эфира, он исходит от м-ра Эдварда В. А. Пойнтсмена, ЧККХ. Как только пёс исчезает за рухнувшей стеной, мелькнув кончиком хвоста, нога доктора проваливается в белую разинутую глотку <text:s/>унитаза, которую он, сосредоточившись на охоте, не увидел. <text:span text:style-name="T448">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ухватил….</text:span></text:p>
      <text:p text:style-name="P167">М-р Пойнтсмен подтаскивает ногу к разбитой лестнице, бьёт слегка, чтоб не спугнуть собаку, об нижнюю половину стойки перил их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хрень. Не подаётся. Он слышит как невидимый пёс, постукивая когтями лап, нашёл убежи<text:span text:style-name="T450">щ</text:span>е в погребе. <text:span text:style-name="T450">Невозможно всунуться</text:span> <text:span text:style-name="T450">в унитаз даже чтоб развязать его ёбаный </text:span><text:span text:style-name="T45">ботинок</text:span><text:span text:style-name="T450">….</text:span></text:p>
      <text:p text:style-name="P168">Поправив окошечко своей вязаной лыжной шапки, чтоб уцепи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text:s/>среди этой моросящей ночи, отфильтруется до правильного баланса<text:span text:style-name="T449">—</text:span>затем прихрамывая, <text:span text:style-name="T453">побрякивая</text:span>, отправляется обратно к машине за помощью молодого Мехико, который, как он надеется, не забыл привезти электрический фонарик….</text:p>
      <text:p text:style-name="P169">Роджер и Джессика нашли его совсем недавно, притаившимся в конце улицы из линии домов. V-бомба, в чьих разрушениях он вёл охоту, разбила четыре жилища, аккурат четыре, как хирургическим скальпелем. Пахнет преждевременно угасшими дровами, дождём прибитым пеплом. Обтянули верёвками, постовой молча опёрся на дверь у<text:span text:style-name="T451">ц</text:span>елевшего дома, от которого начинаются развалины. Если он с доктором перекинулись словом, сейчас ни один не подаёт вида. <text:span text:style-name="T451">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Развалина ждёт его, уходя склоном вверх к задним стенам неразберихой штукатурной драни в бесцельные связи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уинах помигивает медь кроватной стойки; вкруг обмотался чей-то лифчик, белая довоенная услада из кружев и сатина, просто застрял….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ещё рьяней. Но эта бедная затерянная </text:span><text:soft-page-break/><text:span text:style-name="T451">беззащитная вещица… ждёт в ночи под дождём свою владелицу, чтобы вся комната собралась опять вокруг воедино….</text:span></text:p>
      <text:p text:style-name="P170">Ночь, полная мелкого дождя, пахнет промокшей псиной. <text:span text:style-name="T453">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с этим спиритуалистом, с этим статистиком, или что ты вообще такое—»</text:span></text:p>
      <text:p text:style-name="P170">– <text:span text:style-name="T454">Обниматься?</text:span>– <text:span text:style-name="T454">Роджер вот-вот завопит.</text:span>– <text:span text:style-name="T46">Обниматься</text:span><text:span text:style-name="T5">?</text:span></text:p>
      <text:p text:style-name="P170">– <text:span text:style-name="T454">Мехико.</text:span>– <text:span text:style-name="T454">Это доктор опять, на ноге унитаз, вязаный шлем перекошен.</text:span></text:p>
      <text:p text:style-name="P171">– <text:span text:style-name="T454">Опаньки! Ходить не мешает? Наверняка, да… сюда, просуньте в дверь, ага, так, хорошо,</text:span>– <text:span text:style-name="T455"><text:s text:c="2"/>закрыв обратно дверь вокруг лодыжки Пойнтсмена, Роджер привалился к бедру Джессики,</text:span>– <text:span text:style-name="T455">теперь тяните, со всей силы, как можете.</text:span></text:p>
      <text:p text:style-name="P291"><text:span text:style-name="T146">Думая </text:span><text:span text:style-name="T47">молодой прохиндей</text:span><text:span text:style-name="T146"> и </text:span><text:span text:style-name="T47">издевается придурок, </text:span><text:span text:style-name="T146">доктор откачивается назад, кряхтит, унитаз ворочается туда-сюда. Удерживая дверь, Роджер внимательно уставился в место заглота ноги.</text:span><text:span text:style-name="T147">–</text:span><text:span text:style-name="T146"> Сюда бы немного вазелина, тогда бы мы</text:span><text:span text:style-name="T148">—</text:span><text:span text:style-name="T146">что-нибудь скользкое. Стоп! Держите</text:span><text:span text:style-name="T150">сь</text:span><text:span text:style-name="T146"> так, Пойнстмен, есть способ… </text:span><text:span text:style-name="T149">Он уже под машиной, импульсивный парень, отыскивает заглушку картера, когда Пойнтсмен, наконец, может выговорить:</text:span><text:span text:style-name="T147">– </text:span><text:span text:style-name="T149">Нет </text:span><text:span text:style-name="T48">времени</text:span><text:span text:style-name="T149">, Мехико, он убежит, он убежит. </text:span></text:p>
      <text:p text:style-name="P172"><text:span text:style-name="T456">– Точно,</text:span>– <text:span text:style-name="T457">опять на ногах, нашаривает фонарик в кармане.</text:span>– <text:span text:style-name="T457">Я напугаю его светом, а вы поджидайте с сеткой. Сможете дойти? Нехорошо если свалитесь, или ещё что, когда он рванёт смыться.</text:span></text:p>
      <text:p text:style-name="P172">– <text:span text:style-name="T457">Ради бога,</text:span>– <text:span text:style-name="T457">Пойнтсмен бухает вслед за ним в развалины,</text:span>– <text:span text:style-name="T458"><text:s/></text:span><text:span text:style-name="T248">не напугайте его, Мехико, тут не сафари в Кении, он нужен нам близким к норме, насколько возможно.</text:span></text:p>
      <text:p text:style-name="P175"><text:span text:style-name="T246">К норме? </text:span><text:span text:style-name="T91">К норме?</text:span></text:p>
      <text:p text:style-name="P176"><text:span text:style-name="T249">– </text:span><text:span text:style-name="T246">Ясно</text:span><text:span text:style-name="T91">,</text:span><text:span text:style-name="T249">– </text:span><text:span text:style-name="T246">откликается Роджер, сигналя ему фонариком, короткий-длинный-короткий.</text:span></text:p>
      <text:p text:style-name="P173">– <text:span text:style-name="T459">Посмотрим,</text:span>– <text:span text:style-name="T459">бормочет Джессика, на цыпочках за ними следом.</text:span></text:p>
      <text:p text:style-name="P174">– <text:span text:style-name="T460">Давай, приятель,</text:span>– <text:span text:style-name="T460">уговаривает Роджер,</text:span>– <text:span text:style-name="T460">тут для тебя бутылочка </text:span><text:span text:style-name="T49">эфира</text:span><text:span text:style-name="T460">.</text:span>– <text:s/><text:span text:style-name="T460">Открыв флакон, помахивает перед входом в погреб, потом включает свой лучик. Пёс выглядывает из старой ржавой коляски, скачущие тени от его головы, язык болтается, на морде крайне скептическое <text:s/>выражение. </text:span>– <text:span text:style-name="T461">Так это ж м-с Насбом!</text:span>– <text:span text:style-name="T461">вскрикивает Роджер, точь-в-точь как это делает Фред Ален передачах Би-Би-Си, по средам.</text:span></text:p>
      <text:p text:style-name="P174">– <text:span text:style-name="T461">А шо, ты може думал шо то </text:span><text:span text:style-name="T50">Лесси</text:span><text:span text:style-name="T461">?</text:span>– <text:span text:style-name="T461">отвечает пёс.</text:span></text:p>
      <text:p text:style-name="P177">Роджер чувствует крепкий запах паров эфира, начиная свой осторожный спуск в погреб.<text:span text:style-name="T452">– </text:span><text:span text:style-name="T5">Давай</text:span>, друг. Всё кончится быстрее, чем ты думаешь. Пойнтсмен просто хочет посчитать сколько капель слюны ты накапаешь, вот и всё. <text:span text:style-name="T462">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Шат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text:span><text:span text:style-name="T51">губку</text:span><text:span text:style-name="T462">!–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 Момент—истины!– Он делает рывок. Пёс отпрыгнул в сторону и пулей мимо к выходу, покуда Роджер ныряет со своей губкой в коляску, которая разваливается под его весом. Нечётко, слышится сверху вой доктора:– Он убегает, Мехико, поспешите!</text:span></text:p>
      <text:p text:style-name="P184">– Спешу.– стискивая губку, Роджер выпутывается из младенческого транспорта, снимая его с себя, как рубашку, проявляя, как ему кажется, атлетическое мастерство.</text:p>
      <text:p text:style-name="P184"><text:soft-page-break/>– Мехико-о-о-о,– чуть не плача.</text:p>
      <text:p text:style-name="P185">– Праааильно,– Роджер с трудом выбирается по остаткам погреба наружу опять, где он видит <text:s/>как доктор подбирается к собаке, сетка широко поднята над головой. Дождь упорно падает на эту зарисовку. Роджер идет в обход, так, чтоб взять животное в клещи, которое стоит упершись лапами в обломки, оскаля зубы, рядом с куском задней стены, что ещё не рухнул. Джессика ждёт, чуть заинтересованно, руки в карманах, курит, наблюдает.</text:p>
      <text:p text:style-name="P185">– Эй!– Орёт постовой:– Вы! Идиоты! Подальше от той стенки. Она ни на чём не держится.</text:p>
      <text:p text:style-name="P186">– Сигаретка найдётся?– спрашивает Джессика.</text:p>
      <text:p text:style-name="P186">– Он щас пабежит,– вскрикивает Роджер.</text:p>
      <text:p text:style-name="P186">– Бога ради, Мехико, осторожней.– Проверяя каждый свой шаг они движутся вверх по склону по хрупкому равновесию руины. Это сложная система рычагов готовая рухнуть и накрыть их в любой момент. Он подбираются всё ближе <text:s/>к своей дичи, который смотрит то на доктора, то на Роджера, резко поворачивая голову. Он предупреждающе рычит, хвост безостановочно хлещет по сторонам угла, куда они его загнали.</text:p>
      <text:p text:style-name="P178">Когда Роджер, с фонариком, заходит сзади, пёс, какая-то схема в нём, припоминает другой свет, что в последние несколько дней появлялся позади<text:span text:style-name="T462">—</text:span>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text:span text:style-name="T462">—</text:span></text:p>
      <text:p text:style-name="P187">– Губка!– <text:s/>визжит доктор, Роджер бросается на пса, который рванулся в направлении Пойнтсмена и прочь на улицу. Покуда Пойнтсмен со стоном вскидывает свою заунитаженную ногу, промахивается, замах разворачивает его кругом, сеть вскинута, как антенна радара. Роджер, с рожей полною эфира, не может сдержать свой полёт—когда доктор делат полный оборот вокруг своей оси, он врезается в него, унитаз наносит болезненный удар по его ноге. Оба охотника падают, сеть накрывает их сверху. Перебитая балка вскрипывает, валятся куски промокшей штукатурки. Стенка над ними, лишённая всякой опоры, зашаталась.</text:p>
      <text:p text:style-name="P188">– Убирайтесь оттуда!– <text:s/>орёт постовой. Но усилия парочки под сеткой лишь раскачивают стенку всё сильнее.</text:p>
      <text:p text:style-name="P188">– Нам конец,– <text:s/>трясётся доктор. Роджер пытается взглянуть ему в глаза, проверить это он серьёзно, или как, но в окошечке лыжной шапки только белое ухо и кайма волос.</text:p>
      <text:p text:style-name="P188">– Давай покатимся,– предлагает Роджер. Им удаётся откатиться на пару метров вниз, пока стена падает в обратную сторону. Им удалось вернуться к Джессике не причиняя ещё большего ущерба.</text:p>
      <text:p text:style-name="P188">– <text:s/>Он убежал в ту улицу,– <text:s/>сообщает она, помогая им выпутаться из сетки.</text:p>
      <text:p text:style-name="P188">– Ладно,– <text:s/>вздыхает доктор,– это не имеет значения.</text:p>
      <text:p text:style-name="P189">– Да, но только начали,– <text:s/>доносится от Роджера.</text:p>
      <text:p text:style-name="P189">– Нет, нет. Достаточно.</text:p>
      <text:p text:style-name="P189">– Но чем тогда вам заменить собаку?</text:p>
      <text:p text:style-name="P179">Они снова в пути, Роджер за рулём, Джессика между ними, унитаз вытарчивает в полуоткрытую дверь, когда пришёл ответ: Должно быть это знак. Наверное, тут понадобиться ответвление.</text:p>
      <text:p text:style-name="P179">Роджер искоса взглядывает на него. Молчи, Мехико. Постарайся не думать что <text:span text:style-name="T5">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 шерстяной круди Джессики на вязаную голову, обнажённый нос и глаза—ему кажется, что доктору нужно больше, чем его содействие, его добрая воля. Доктору нужен <text:span text:style-name="T5">он сам</text:span>. <text:span text:style-name="T464">Как кому-то хочется собаку редкой породы….</text:span></text:p>
      <text:p text:style-name="P180">Тогда зачем он тут, помогая умыкнуть ещё одну собаку? Какой ещё настолько чокнутый незнакомец сидит в нём<text:span text:style-name="T463">—</text:span></text:p>
      <text:p text:style-name="P190">– Вы возвращаетесь сегодня, доктор? Мне нужно ещё подвезти юную леди.</text:p>
      <text:p text:style-name="P180"><text:soft-page-break/>Нет, останусь в городе, а вы можете отогнать машину обратно. Мне нужно поговорить с д-ром Спектро.</text:p>
      <text:p text:style-name="P181">Сейчас они приближаются к длинной кирпичной импровизации, <text:span text:style-name="T465">Викторианское изложение того, что когда-то, давным-давно, выли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ен как Госпиталь Св. Вероники Истиного Лика заболеваний респираторных и толстой кишки, один из обитателей которого д-р Кевин Спктро, невролог и последователь учения Павлова.</text:span></text:p>
      <text:p text:style-name="P182">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эта, как понял Роджер, неделя Спектро, к которому могут зайти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ый топот их обуви, <text:span text:style-name="T466">как танцы пуантов по мрамору, нарушающих твой покой, не стихающие удаляясь, голос Пойнтсмена и походка всегда выделялись из остальных. Как он прозвучит сейчас с унитазом на ноге?</text:span></text:p>
      <text:p text:style-name="P183">Роджер и Джессика оставляют доктора у бокового входа, в котором он тает, <text:span text:style-name="T467">не </text:span>оставляя ничего кроме дождя, что льётся со всех скатов и завитков в надписи <text:span text:style-name="T467">на</text:span> перемычке. </text:p>
      <text:p text:style-name="P183">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text:span text:style-name="T468">Начало третьего</text:span>, пора домой.</text:p>
      <text:p text:style-name="P191"><draw:frame draw:style-name="fr1" draw:name="Image8" text:anchor-type="paragraph" svg:width="6.9252in" svg:height="0.3661in" draw:z-index="7"><draw:image xlink:href="Pictures/1000000000000B720000009B428C9716555D8079.png" xlink:type="simple" xlink:show="embed" xlink:actuate="onLoad" loext:mime-type="image/png"/></draw:frame>Внутри госпиталя Св. Вероники <text:s/>они усаживаются вместе, рядом с палатой Военных н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могут показываться их тени, чётко обрезанные, мелькнут и пропадают. Но оба лица полны обычной сдержанности, оттянуты назад в <text:span text:style-name="T469">аннуляцию ночи.</text:span></text:p>
      <text:p text:style-name="P192">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text:s/>брать свой шприц и колоть в темноте, утихомиривая Лис<text:span text:style-name="T471">у</text:span> (это его общее имя для любого пациента—дай три круга бегом вокруг здания, <text:span text:style-name="T471">ни разу не подумав о лисе, и сможешь излечить что угодно). <text:s/>Пойнтсмен будет всякий раз сидеть, ждать возобновления их бечседы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text:span></text:p>
      <text:p text:style-name="P192">– <text:span text:style-name="T472">Не </text:span><text:span text:style-name="T52">очень</text:span><text:span text:style-name="T472"> хорошо выглядишь.</text:span></text:p>
      <text:p text:style-name="P193">– <text:span text:style-name="T472">А, этот старый ублюдок, он меня вывел. Каждый </text:span><text:span text:style-name="T52">день</text:span><text:span text:style-name="T472"> схватываемся, Спектро, я уже не...</text:span>– <text:span text:style-name="T473">хмурится вниз на свои очки, которые протирает рубашкой,</text:span>– <text:span text:style-name="T473">в этом чёртовом Падинге больше, чем могу понять… всегда подбросит какой-нибудь свой… старческий сюрпризик.</text:span></text:p>
      <text:p text:style-name="P194">– <text:span text:style-name="T474">Так это возраст такой, Право же.</text:span></text:p>
      <text:p text:style-name="P195">– <text:span text:style-name="T475">Ну, это <text:s/>я б ещё стерпел, но он такой, чёрт побери</text:span>—<text:span text:style-name="T475">такой </text:span><text:span text:style-name="T53">ублюдок</text:span><text:span text:style-name="T475">, он никогда не </text:span><text:span text:style-name="T53">спит</text:span><text:span text:style-name="T475">, он </text:span><text:span text:style-name="T53">придумывает</text:span><text:span text:style-name="T475"> как ещё…</text:span></text:p>
      <text:p text:style-name="P195"><text:soft-page-break/>– <text:span text:style-name="T476">Не сенильность, нет, я имею в виду его должность. А Пойнстмен? У тебя ещё нет его приоритетов, не так ли? Ты не станешь рисковать там, где он может. Ты же лечил их в таком возрасте, тебе наверняка знакомо эта их… </text:span><text:span text:style-name="T54">самодовольство….</text:span></text:p>
      <text:p text:style-name="P208"><text:span text:style-name="T476">С</text:span>обственная Лиса Пойтсмена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text:p>
      <text:p text:style-name="P196">– <text:span text:style-name="T477">Мне это не нравится, Пойнтсмен. Если уж спрашиваешь.</text:span></text:p>
      <text:p text:style-name="P197">– <text:span text:style-name="T477">Почему нет?</text:span>– <text:s/><text:span text:style-name="T477">Молчание.</text:span>– <text:s/><text:span text:style-name="T478">Неэтично?</text:span></text:p>
      <text:p text:style-name="P197">– <text:s/><text:span text:style-name="T478">Да, ради бога. А </text:span><text:span text:style-name="T55">это</text:span><text:span text:style-name="T478"> этично?</text:span>– <text:span text:style-name="T478">подняв руку к двери в палату, в почти фашистском салюте.</text:span>– <text:span text:style-name="T478">Нет, я думаю об обоснованности эксперимента. Не нахожу доводов. Тут всего один человек.</text:span></text:p>
      <text:p text:style-name="P197">– <text:span text:style-name="T478">Этот Слотроп. Ты знаешь о нём. Даже Мехико считает… о, самый обычный. Предзнание. Психокинез. У них свои проблемы, в </text:span><text:span text:style-name="T55">той</text:span><text:span text:style-name="T478"> шарашке… но предположим, у тебя появился бы шанс изучить по настоящему классический случай… некоей патологии, отличный пример механизма….</text:span></text:p>
      <text:p text:style-name="P209">В одну из таких ночей Спектро спросил:<text:span text:style-name="T470">– </text:span>Если бы он не был одним из <text:span text:style-name="T491">подопечных</text:span> Ласло Джамфа, <text:span text:style-name="T479">твой интерес к нему был бы столь же </text:span>настойчив?</text:p>
      <text:p text:style-name="P198">– <text:span text:style-name="T479">Ну, конечно.</text:span></text:p>
      <text:p text:style-name="P198">– <text:s/><text:span text:style-name="T479">Гмм.</text:span></text:p>
      <text:p text:style-name="P210">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text:p>
      <text:p text:style-name="P211">Павлов бы увлечён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Но потом, каким-нибудь способом<text:span text:style-name="T479">—истощи их, травмируй, подвергни шоку, кастрируй, пошли в 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сверхпарадоксальная фаза является основой ослабления идеи противоположности в наших пациентах». Наши сумасшедшие, наши параноики, маньяки, шизоиды, моральные уроды—</text:span></text:p>
      <text:p text:style-name="P199"><text:span text:style-name="T480">Спектро качает головой:</text:span>– <text:span text:style-name="T481">Ты ставишь реакцию прежде стимула.</text:span></text:p>
      <text:p text:style-name="P200">– <text:span text:style-name="T481">Вовсе нет. Сам подумай. Он гуляет и может ч</text:span><text:span text:style-name="T56">увствовать их приближение</text:span><text:span text:style-name="T481"> за несколько дней. Но это рефлекс. Реакция на что-то пребывающее вокруг</text:span><text:span text:style-name="T56">. </text:span><text:span text:style-name="T481">С нашим слишком грубым строением, мы не в состоянии ощутить это, а </text:span><text:span text:style-name="T56">Слотроп</text:span><text:span text:style-name="T481"> </text:span><text:span text:style-name="T56">может</text:span><text:span text:style-name="T481">.</text:span></text:p>
      <text:p text:style-name="P201">– Но это и есть экстрасенсорность.</text:p>
      <text:p text:style-name="P212"><text:span text:style-name="T470">– А почему бы не сказать «ощутимый намёк, на который</text:span> <text:span text:style-name="T482">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это это всё только ещё начиналось… уже одно то, что помещаешь собаку </text:span><text:span text:style-name="T57">в лабораторию</text:span><text:span text:style-name="T482">—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привести её в сумеречность.</text:span></text:p>
      <text:p text:style-name="P216">Вот так же и Слотроп. Предположительно. Вот он в городе, достаточно окружающей атмосферы<text:span text:style-name="T482">—</text:span>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text:p>
      <text:p text:style-name="P217"><text:soft-page-break/>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замерзшем измученном городе….</text:p>
      <text:p text:style-name="P218">… <text:span text:style-name="T483">как будто снова пол, типа, громадный лифт взмывающий вместе с тобой к потолку—воспроизводя теперь как стены разлетались во все стороны, кирпичи, штукатурка сыпались вниз, твой мгновенный паралич когда наступает смерть окутать и оглушить </text:span><text:span text:style-name="T58">я не знаю, док, наверно я отключился а как пришёл в себя её уже не было вокруг всё горело моя вся голова в дыму… </text:span><text:span text:style-name="T483">и вид твоей крови льющейся из обвислого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text:span></text:p>
      <text:p text:style-name="P219">… <text:span text:style-name="T484">этот сумеречный прыжок, эта капитуляция. В которой сходятся идеи противоположности и и утрачивают свою противоположность. (И действительно ли Слотроп настроен на ракетный взрыв, или на эту </text:span><text:span text:style-name="T59">деполяризацию</text:span><text:span text:style-name="T484">, эту невротическую «растерянность», что наполняет палату в эту ночь?) Сколько раз ещё прежде, чем это смоет, этих приливающих повторений, повторных переживаний взрыва, в страхе отключиться, потому что отключаешься так окончательно </text:span><text:span text:style-name="T59">откуда мне знать, доктор, что я очнусь?</text:span><text:span text:style-name="T484"> и ответ </text:span><text:span text:style-name="T59">доверься нам,</text:span><text:span text:style-name="T484"> после ракеты, это настолько пуста, пустое актёрство—довериться вам?—и оба вы знаете это… Спектро чувствует себя шарлатаном, но продолжает… просто потому что боль остаётся реальной.</text:span></text:p>
      <text:p text:style-name="P220">А те, кто, наконец-таки, сдаются: из каждого катарсиса восстают новыми детьми, без боли, без «я» на один удар пульса Между… чистая табличка, начинай писать, рука с мелком зависла в зимнем сумраке над несчастными <text:s/>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й чем вправду их….</text:p>
      <text:p text:style-name="P221">О, как вожделеет Пойнтсмен к ним, милым детям. Его серые трусы вот-вот лопнут от тяги без обиняков, по мирски воспользоваться их невинностью,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text:span text:style-name="T485">как искушающе лежат они рядами на своих железных койках, в девственных простынях, такие безыскусно эротичные милашки….</text:span></text:p>
      <text:p text:style-name="P222">Автобусная станция Св. Вероники, их <text:span text:style-name="T488">раздорожье</text:span> (<text:span text:style-name="T488">по</text:span> прибы<text:span text:style-name="T488">тии</text:span> на эт<text:span text:style-name="T488">у имитацию</text:span> паркет<text:span text:style-name="T488">а</text:span> с нашлёпками жевательной резинки зашмыганной до черноты, с пятнами ночной блевотины, светло-жёлт<text:span text:style-name="T487">ой</text:span>, прозрачн<text:span text:style-name="T487">ой</text:span> как флюиды богов, <text:span text:style-name="T486">выброшенные газеты или пропагандистские листы никем не читанные, серповидно подранные, засохшие сопли выколупанные из носа, чёрная копоть, что мягко поколыхивается внутрь на каждое открытие дверей…).</text:span></text:p>
      <text:p text:style-name="P223">Тебе приходилось ждать в таких местах ранним утром, <text:span text:style-name="T488">когда в зале начинает белеть, ты знаешь расписание Прибытия наизусть, заполнив пустую память, пустое сердце. И откуда сбежали эти дети, и что, в этом городе, их некому встретить. Ты впечатляешь их своей воспитанностью. Не знаешь, смогли ли они различить сквозь неё твою пустоту. Они пока не смотрят тебе в глаза, их тонкие ноги не знают покоя, в обвисших вязаных чулках (всё эластичное ушло на нужды войны), но очаровательно: пяточки стучат не уставая по холстяным сумкам, обтрёпа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text:span></text:p>
      <text:p text:style-name="P224"><text:soft-page-break/>За твоей спиной длинные, длиною в ночь, очереди мужчин в униформе медленно продвигаются прочь, пиная свои, всё больше молчком, к дверям выхода в бежевой краске, но края покоричневее в неровных изгибах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text:span text:style-name="T489">Пропали, война забоала их, следующий предъявляет свой билет. Снаружи гудят моторы: но вместо транспорта скорее напоминают гул какого-то стационарного станка, сотрясения земли <text:s/>очень низких частот, доходят, смешавшись с холодом—предупреждая, что снаружи твоя слепота, после яркого внутреннего освещения, будет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text:s/>Ты сидишь, полуобернувшись смотришь 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text:s/>редко в какую ночь войдёт хотя бы даже один, домой в твою провалившуюся,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text:span></text:p>
      <text:p text:style-name="P225">И за все свои страдания всё, что Пойнтсмен, смог добиться, на данный момент, это осьминог<text:span text:style-name="T489">—</text:span>да, гигантская каракатица из фильмов ужасов по имени Григори: серый, слизистый, <text:span text:style-name="T490">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text:span></text:p>
      <text:p text:style-name="P226">Уже, сам по себе, приходит ответ, в какой-то момент безликое бластоблаблу, но уже следующий разворачивается, приобретая формы….</text:p>
      <text:p text:style-name="P228">Помимо прочего, что Спектро 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text:p>
      <text:p text:style-name="P202">– Тебе следовало бы предложить мне парочку, в таком случае—ты серьёзно?—гигантских осьминогов.– Доктора в упор смотрят друг на друга.</text:p>
      <text:p text:style-name="P203">– Мне интересно что бы ты делал.</text:p>
      <text:p text:style-name="P203">– Мне тоже.</text:p>
      <text:p text:style-name="P204">– Возьми осьминога. Он имеет в виду «оставь Слотропа»? Напряжённый момент.</text:p>
      <text:p text:style-name="P227">Но тут Пойнтсмен засмеялся хорошо известным смехом, который служил ему верой и правдой в профессии, где слишком часто всё заходит в полный тупик. <text:span text:style-name="T470">– </text:span>Мне <text:span text:style-name="T5">постоянно</text:span> говорят завести животное.<text:span text:style-name="T470">–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поправлять своё поведение. Могла открывать двери настежь для дождя и прыгающих насекомых, но не закрывать их… перевернуть мусор, нагадить на пол, но не убрать—разве хоть </text:span><text:span text:style-name="T60">кто-нибудь</text:span><text:span text:style-name="T470"> смог жить с такой тварью?</text:span></text:p>
      <text:p text:style-name="P213"><text:span text:style-name="T470">– Осьминоги,– уговаривает Спектро,– спокойно воспринимают хирургия. Способны пережить массированное удаление мозговой ткани. ИХ безусловная реакция на добычу весьма </text:span><text:soft-page-break/><text:span text:style-name="T470">надёжна—покажи им краба, ХРЯСЬ! выскакивает щупальце, и в дом, отравить и переварить. И, Пойнтсмен, они </text:span><text:span text:style-name="T60">не лают!</text:span></text:p>
      <text:p text:style-name="P205">–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text:p>
      <text:p text:style-name="P206">– Их можно обучить чему угодно.</text:p>
      <text:p text:style-name="P214"><text:span text:style-name="T470">– Спектро, вы не дьявол,– вглядываясь внимательнее,– <text:s/>или всё же? Вам известно, мы нацелены на звуковые стимулы, весь упор этой программы по Слотропу </text:span><text:span text:style-name="T60">должен быть</text:span><text:span text:style-name="T470"> на </text:span><text:span text:style-name="T60">реверсивно</text:span><text:span text:style-name="T470">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хрени падают?</text:span></text:p>
      <text:p text:style-name="P207">– Свечение.</text:p>
      <text:p text:style-name="P207">– Чего?</text:p>
      <text:p text:style-name="P207">– <text:s/>Огненно красный шар. Падает как метеор.</text:p>
      <text:p text:style-name="P207">– Чепуха.</text:p>
      <text:p text:style-name="P207">– Гверхидви однажды видел такой среди ночью, над Дептфордом.</text:p>
      <text:p text:style-name="P215"><text:span text:style-name="T470">–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text:s/>что мне действительно нужно, так это не собаку, не осьминога, а одного из ваших чудных Лисов. </text:span><text:span text:style-name="T60">Чёрт побери</text:span><text:span text:style-name="T470">. Хотя бы одну </text:span><text:span text:style-name="T60">лисичку!</text:span></text:p>
      <text:p text:style-name="P229"><draw:frame draw:style-name="fr1" draw:name="Image9" text:anchor-type="paragraph" svg:width="6.9252in" svg:height="0.3661in" draw:z-index="8"><draw:image xlink:href="Pictures/1000000000000B720000009B428C9716555D8079.png" xlink:type="simple" xlink:show="embed" xlink:actuate="onLoad" loext:mime-type="image/png"/></draw:frame>Что-то бродит по городу Дыма—собирает стройных девушек, милых и гладких как куклы, целыми пригоршнями. Их жалобные крики… их жалобные кукло-крики… лицо одной из них вдруг очень близко и хлоп! поверх уставившихся глаз падают кремовые веки с щёточкой жёстких ресниц, громко захлопнулись, <text:span text:style-name="T492">протяжный гул свинцовых грузиков прокатывается в её головы в тот момент, как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ду проыпается бормочет что-то вроде «ёбаный дурдом» и снова спадает в сон.</text:span></text:p>
      <text:p text:style-name="P230">Она тянется, мален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Наполовину из-под одеял, она зависла между двух миров, белое, атлетическое усилие в этой холодной комнате. А, ладно… она оставляет его в их тёплой норе и движется дрожа ву-ву-ву в зернистой темноте по скованным зимой доскам пола, скользким как лёд под её голыми ступнями.</text:p>
      <text:p text:style-name="P230">Её сигареты на полу гостиной, остались среди подушек перед камином. Одежда Роджера разбросана вокруг. <text:span text:style-name="T493">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что-нибудь увидеть сквозь иней затянувший стёкла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ы в ковшике своей ладони, скрывая огонёк, хотя затемнение было отменено несколько недель тому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span></text:p>
      <text:p text:style-name="P231"><text:soft-page-break/>Может им лучше перейти на отели, на заполнение форм, на проверку наличия фотокамер и биноклей? <text:span text:style-name="T494">Этот дом, город, скрещённыек арки Джессики и Роджера такие уязвимые для германского оружия и британских законоуложениий… <text:s/>не то, чтобы она чувствовала себя ту в опсности, но всё-таки пусть бы тут были ещё люди, и чтоб это действительно было городком, её городком. Прожекторы могут остаться, освещать ночь, и аэростаты тоже, как толстые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text:s text:c="3"/>(жить в мире где это украшает день), всего лишь добрый гром?</text:span></text:p>
      <text:p text:style-name="P232">Джесссика всплывает над собой, взлянуть на себя смотрящую в ночь, парить в широкобрючном, щирокоплечном белом, сатиновогладком на её обращённых в ночь поверхностях. Пока что-то не упадёт слишком близко, они в безопасности: в их чаще сребносиних стеблей тянущихся с наступлением темноты притронуться или прогрести тучи, зелёно-коричневые массы в формах, в конце дня, каменные, <text:span text:style-name="T495">глаза упорно вдаль, на колонах к передовым, к их высшим судьбам,, которые, так странно, не имеют отношения к ним двоим тут… тебе не ясно что война, идиотка? да, но тут Джессика в пижаме от своей сестры и Роджер спящий голяком, при чём тут война? </text:span></text:p>
      <text:p text:style-name="P233">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text:span text:style-name="T496">ы</text:span>, ну, не <text:s/>держаться…</text:p>
      <text:p text:style-name="P234">Роджер пытался объяснить ей статистику V-бомб: разность распределения, с высоты полёта ангела, на крте Англии, и шансы их двоих, если смотреть отсюда, снизу. Она почти поняла, врубилась в его уравнение Поиссона, но просто не могла свести концы с концами—её <text:s/>ежедневно вынуждаемое спокойствие и чистые числа, чтоб они сходились. Как-то <text:s/>всё пыталось ускользнуть.</text:p>
      <text:p text:style-name="P234">– <text:span text:style-name="T497">Почему твои уравнения только для ангелов, Роджер? Почему </text:span><text:span text:style-name="T61">мы</text:span><text:span text:style-name="T497"> не можем снизу повлиять?Какое-нибудь уравнение, чтоб мы <text:s/>смогли найти более безопасное место?</text:span></text:p>
      <text:p text:style-name="P235">– <text:span text:style-name="T498">Как меня угораздило попасть,</text:span>– <text:span text:style-name="T498">его дежурный сочувственный ответ,</text:span>– <text:span text:style-name="T498">в среду статистических невежд? Это невозможно, милая, при постоянной средней плотности попаданий. Пойнтсмену даже и это не <text:s/>доходит.</text:span></text:p>
      <text:p text:style-name="P236">Ракеты распределяются по Лондону <text:span text:style-name="T499">как</text:span> предпис<text:span text:style-name="T499">ано</text:span> учебниками про уравнение Поиссона. <text:span text:style-name="T500">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text:s/>что в этом роде, это не предзнание… когда это я прикидывался тем, кем не являюсь? Я просто подставляю цифры в хорошо известное, найдите его в учебнике и делайте сами….</text:span></text:p>
      <text:p text:style-name="P237">В его маленьком бюро сейчас водружена огромная карта, окно в иной ландшафт, не в зимний Сассекс, названия и паутина улиц, п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text:p>
      <text:p text:style-name="P238">Эрленмерова колба булькает на подставке. Голубой огонь тарахтит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text:span text:style-name="T501">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сигарет выкуренных и затем, как </text:span><text:soft-page-break/><text:span text:style-name="T501">окурки, докуренных в ледяные чёрные утренние смены, тяжёлая и отвратительная атмосфера. Но он должен войти, должен выдержать свою обычную утреннюю чашку.</text:span></text:p>
      <text:p text:style-name="P239">Оба знают насколько странным должно выглядеть их содружество. Если есть в природе анти-Пойнтсмен, то это Роджер. <text:span text:style-name="T503">Впрочем, не настолько уж, доктор согласится, в физических исследованиях.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либ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text:span></text:p>
      <text:p text:style-name="P240">– <text:span text:style-name="T504">А вы могли бы… </text:span><text:span text:style-name="T62">сказать</text:span><text:span text:style-name="T504">,</text:span>– <text:span text:style-name="T504">Пойнтсмен предлагает Мехико одну из своих Кипринос Ориент, которые он держит в секретных кармашках встроченных в его лабораторные халаты,</text:span>– <text:span text:style-name="T504">из этой вашей карты, в какие места безопаснее всего заходить, безопаснее от ракет.</text:span></text:p>
      <text:p text:style-name="P240">– <text:span text:style-name="T504">Нет.</text:span></text:p>
      <text:p text:style-name="P240">– <text:span text:style-name="T504">Но позвольте—</text:span></text:p>
      <text:p text:style-name="P240">– <text:span text:style-name="T504">Любой квадрат может быть ударен снова. Попадания не мешают друг другу. Средняя плотность величина постоянная.</text:span></text:p>
      <text:p text:style-name="P255">Ничто на карте не противоречит этому. Одна лишь классическая распределённость Поиссона, аккуратно и тихо заполняет квадраты, всё как и должно быть… растёт к своей предопределённой форме….</text:p>
      <text:p text:style-name="P241">– <text:span text:style-name="T505">Но квадраты, которые уже получили несколько попаданий, я имею в виду—</text:span></text:p>
      <text:p text:style-name="P241">– <text:span text:style-name="T506">Извините, Но это Заблуждение Монте-Карло. Неважно сколько раз уже попадало в определённый квадрат, шансы остаются теми же, какими они всегда и были. Каждое попадание независимо от других. Бомбы не собаки. Нет связи. Нет памяти. Нет обусловленности.</text:span></text:p>
      <text:p text:style-name="P256">Сказать такое последователю Павлова. <text:span text:style-name="T507">Это обычная самодовоьная толстокожесть Мехико, или он знает о чём говорит? Если между ракетными ударами не существует связи—ни рефлекторной дуги, ни За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text:span><text:span text:style-name="T63">поколение</text:span><text:span text:style-name="T507">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span></text:p>
      <text:p text:style-name="P242">– <text:span text:style-name="T508">Римляне,</text:span>– <text:span text:style-name="T508">Роджер и его преподобие д-р Де ла Нут однажды вечером напились вместе,</text:span>–<text:span text:style-name="T508">древне-римские священники клали решето на дорогу, а потом следили стебликакой травы прорастают сквозь дырки.</text:span></text:p>
      <text:p text:style-name="P257">Роджер моментально уловил связь:<text:span text:style-name="T502">– </text:span>Интересно,<text:span text:style-name="T502">– </text:span>обшаривая свои карманы, один за другим, чёрт, никогда когда надо<text:span text:style-name="T505">—</text:span>а, вот, наконец-то:<text:span text:style-name="T502">– </text:span>последует ли этот случай уравнению Поиссон… посмотрим…</text:p>
      <text:p text:style-name="P257"><text:soft-page-break/><text:span text:style-name="T502">– </text:span>Ехико,<text:span text:style-name="T502">– </text:span>подавшись вперёд с явной враждебностью.<text:span text:style-name="T502">– </text:span>Проросшие стебли они применяли для лечения больных. <text:span text:style-name="T509">У</text:span> них <text:span text:style-name="T509">решето было очеь священным предметом. А что вы сделаете со своим, которо наложили поверх Лондона? Как вы используете то, что растёт в вашей сети смертей?</text:span></text:p>
      <text:p text:style-name="P243">– Я вас не понимаю.–Это всего лишь уравнение….</text:p>
      <text:p text:style-name="P258">Роджер вправду хочет, чтобы другим <text:s/>было понятно о чём от говорит. Джессика знает это. Когда они не понимают, <text:s/><text:span text:style-name="T510"><text:s/>лицо его становится белым и туманным, словно за грязным стеклом окна в вагоне поезда, словно спускаются чуть серебристые шторки, вклиниваются пространства отделить его ещё больше, тающим в своём одиночестве. Она знала с самого первого их дня, когда он наклонился поперёк открыть дверь Ягуара и такой убеждённый, что она ни за что не сядет. Она видела его одиночество: в его лице, в красных ругах с обкусанными ногтями….</text:span></text:p>
      <text:p text:style-name="P244">– Но так не честно.</text:p>
      <text:p text:style-name="P244">– Честнее не бывает,– с таким циничным видом, Роджер смотрится очень юным, как её кажется.– <text:s/>Все равны. Равные шансы угодить под взрыв. Равны перед ракетой.</text:p>
      <text:p text:style-name="P259">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text:span text:style-name="T502">– <text:s/></text:span>Ну. Прекрати.</text:p>
      <text:p text:style-name="P245">– <text:span text:style-name="T511">Иногда...</text:span>–<text:span text:style-name="T511">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text:span></text:p>
      <text:p text:style-name="P260">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м, порхающих.</text:p>
      <text:p text:style-name="P246">– <text:span text:style-name="T512">Вы хотите сказать, он не заплатил…,</text:span>– <text:span text:style-name="T512">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text:span></text:p>
      <text:p text:style-name="P247">– <text:span text:style-name="T513">Чем больше </text:span>V-2 <text:span text:style-name="T513">ждут запуска оттуда, чтоб долететь сюда,</text:span>– <text:span text:style-name="T513">сказал капитан Прентис,</text:span>– <text:span text:style-name="T513">тем больше у него шансов получить свою. Конечно же, нельзя сказать, что он не вносит минимальной платы. Но кто из нас нет.</text:span></text:p>
      <text:p text:style-name="P248">– <text:span text:style-name="T513">Ну,</text:span>–<text:span text:style-name="T513"> покивал Роджер позднее, когда она ему рассказала, глаза притуманились, обдумывая то, что он услышал,</text:span>– <text:span text:style-name="T513">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text:s/>Коэффициент Горечи для каждого! такая прелесть—всем предстать <text:s/>перед комиссией, столько-то очков, если еврей, за концлагерь столько, за нехватку конечностей <text:s/>или жизненноважных органов, за утрату жены, любовника, близкого друга—</text:span></text:p>
      <text:p text:style-name="P248">– <text:span text:style-name="T514">Я знала, что ты рассердишься,</text:span>– <text:s/><text:span text:style-name="T514">пробормотала она.</text:span></text:p>
      <text:p text:style-name="P249">– <text:span text:style-name="T515">Я не сержусь. Нисколько. Так дешевле. Но как в таком случае, он хочет,</text:span>– <text:span text:style-name="T515">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м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text:span>– <text:span text:style-name="T515">«ну, что вы все хотите от меня, день за днём работаю среди полных лунатиков,»</text:span>– <text:span text:style-name="T515">Джессика, вздыхая о боже, подтягивает свои красивые ноги </text:span><text:soft-page-break/><text:span text:style-name="T515">вверх на кресло,</text:span>– «<text:span text:style-name="T516">они верят в жизнь после смерти, о связи от-сознания-к-сознанию, в пророчества, ясновидение, телепортацию—они </text:span><text:span text:style-name="T64">верят</text:span><text:span text:style-name="T516">, Джес! и—и—,»</text:span>– <text:span text:style-name="T516">что-то не даёт ему говорить. Она забывает о своём раздражении, подымается из кресла с узором из набухших капель, чтобы обнять его </text:span><text:span text:style-name="T64">и как она знает</text:span><text:span text:style-name="T516">, её ляжки из-под <text:s/>тепла юбки, её лобок, что теснится всё крепче, разогреть и возбудить его хуй, обтирая остатки её губной помады о его рубашку, мускулы, прикосновения, кожи ходуном, приливы крови—знает в точности что хочет Роджер сказать?</text:span></text:p>
      <text:p text:style-name="P261"><text:span text:style-name="T5">От-сознания-к-сознанию</text:span>, в эту позднюю ночь у окна пока он спит, прикуривая другую ценную сигарету от уголька предыдущей, <text:span text:style-name="T517">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text:s/>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Пойтнсмена, и от пойнтсменовской… его…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мучать людей, как собак, и никогда не чувствовать их боли….</text:span></text:p>
      <text:p text:style-name="P266">Свора лисиц, сброд шавок движутся в сегодняшней ночи, шелестя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ди, которые могли бы спать в этих домах, изгнанные взрывами, некоторые уже навсегда… может им сняться города сияющие в ночи фонарями, рождественские праздники виденные в детстве, а не в оглядке <text:s/>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text:p>
      <text:p text:style-name="P250">– <text:span text:style-name="T518">Как это всё было? До войны?</text:span>– <text:s/><text:span text:style-name="T518">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text:span></text:p>
      <text:p text:style-name="P251">– <text:span text:style-name="T519">Ну, в общем,</text:span>– <text:span text:style-name="T519">скрипучим голосом старого пердуна, парализованная рука тянется щипнуть её за грудь самым мерзкоим образом, какой он знает,</text:span>– <text:span text:style-name="T519">это, девонька, зависит от того </text:span><text:span text:style-name="T65">какую</text:span><text:span text:style-name="T519"> войну, ты </text:span><text:span text:style-name="T65">имеешь в виду</text:span><text:span text:style-name="T519">.</text:span>– <text:span text:style-name="T519">И вот она подходит, слюна в уголке его нижней губы собирается, ве, и капает тонкой белесой ниточкой, он такой умный, натренировал все самые гадкие гадости….</text:span></text:p>
      <text:p text:style-name="P252">– <text:span text:style-name="T519">Брось, Роджер. Я серьёзно. Я не помню.</text:span>– <text:span text:style-name="T520">Наблюдает ямочки, что всплыли по сторонам его рта, пока он обдумывает, улыбаясь ей странной улыбкой. Так это будет, когда мне перевалит за тридцать… промелькивают несколько детей, сад за окном, голоса </text:span><text:span text:style-name="T66">Мама, что тут</text:span><text:span text:style-name="T520">… огурцы и лук на разделочной доске, цветки дикой моркови, взбрызги сияюще жёлтого, в тёмной, очень зелёной лужайке и его голос—</text:span></text:p>
      <text:p text:style-name="P252">– <text:span text:style-name="T521">Я помню только, что это было глупо. Просто потрясающе глупо. Ничего не происходило. Ах, да Эдвард VIII отрёкся. Он полюбил—</text:span></text:p>
      <text:p text:style-name="P252">– <text:span text:style-name="T521">Это я знаю. Читаю журналы. Но на что это было </text:span><text:span text:style-name="T67">похоже</text:span><text:span text:style-name="T521">?</text:span></text:p>
      <text:p text:style-name="P252">– <text:span text:style-name="T521">Просто… да просто чертовски глупо. И всё. Переживали о вещай, которые вообще—Джес, ты вправду не помнишь?</text:span></text:p>
      <text:p text:style-name="P262">Игры, фартучки, подружки, <text:span text:style-name="T522">чёрный котёнок в проулке с белыми лапками, праздники <text:s/>всей семьёй у моря, солёная вода, рыба на сковородке, катанье на осле, персиковая таффета, мальчик по имени Робин…</text:span></text:p>
      <text:p text:style-name="P253">– <text:span text:style-name="T523">Ничего такого, что пропало бы полностью, чего я больше не смогу найти.</text:span></text:p>
      <text:p text:style-name="P253"><text:soft-page-break/>– <text:span text:style-name="T523">Даже так. А по </text:span><text:span text:style-name="T68">моим</text:span><text:span text:style-name="T523"> воспоминаниям—</text:span></text:p>
      <text:p text:style-name="P253">– <text:s/><text:span text:style-name="T523">Ну, и?</text:span>– <text:span text:style-name="T523">Они оба улыбаются.</text:span></text:p>
      <text:p text:style-name="P253">– <text:span text:style-name="T523">Кто-то принимает много аспирина. Другой <text:s text:c="2"/>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text:span></text:p>
      <text:p text:style-name="P254">– <text:span text:style-name="T524">А кто-то постоянно плачет, уа, уа...,</text:span>– <text:span text:style-name="T524">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text:span></text:p>
      <text:p text:style-name="P263">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text:p>
      <text:p text:style-name="P263">Сердца их колотятся. Барабанные перепонки напряжены болезненным звоном сверхдавления. Невидимый поезд громыхает прочь над крышей….</text:p>
      <text:p text:style-name="P264">Они сидят неподвижно, как нарисованные псы, молча, странно неспособные прикоснуться. Смерть во<text:span text:style-name="T525">ш</text:span>ла в дверь <text:span text:style-name="T525">через</text:span> кухн<text:span text:style-name="T525">ю</text:span>: стоит, глядя на них, железная и терпеливая, с видом, который говорит <text:span text:style-name="T5">а попробуй-ка пощекотать меня</text:span>….</text:p>
      <text:p text:style-name="P265"><draw:frame draw:style-name="fr1" draw:name="Image10" text:anchor-type="paragraph" svg:width="6.9252in" svg:height="0.3661in" draw:z-index="9"><draw:image xlink:href="Pictures/1000000000000B720000009B428C9716555D8079.png" xlink:type="simple" xlink:show="embed" xlink:actuate="onLoad" loext:mime-type="image/png"/></draw:frame>(1)</text:p>
      <text:p text:style-name="big-left-indent"><text:span text:style-name="T535">ВЗ</text:span> Палата Абреакции</text:p>
      <text:p text:style-name="big-left-indent">Госпиталь Св. Вероники</text:p>
      <text:p text:style-name="big-left-indent">Вончепелгейт, Е1</text:p>
      <text:p text:style-name="big-left-indent">Лондон, Англия</text:p>
      <text:p text:style-name="big-left-indent">Зима 1944</text:p>
      <text:p text:style-name="P336">Парен<text:span text:style-name="T563">ю</text:span> из Кеноши</text:p>
      <text:p text:style-name="P304">Общая Почта</text:p>
      <text:p text:style-name="P304">Кеноша, Висконсин, США</text:p>
      <text:p text:style-name="P304"/>
      <text:p text:style-name="P304">Дорогой сэр,</text:p>
      <text:p text:style-name="P304">Я <text:span text:style-name="T5">когда-нибудь</text:span> в жизни Вас о чём-то просил?</text:p>
      <text:p text:style-name="P434">Искренне Ваш,</text:p>
      <text:p text:style-name="P434">лейт. Тайрон Слотроп</text:p>
      <text:p text:style-name="P304"/>
      <text:p text:style-name="P436">Общая Почта</text:p>
      <text:p text:style-name="P436">Кеноша, Виск., США</text:p>
      <text:p text:style-name="P305">несколькими днями позже</text:p>
      <text:p text:style-name="P305"/>
      <text:p text:style-name="P305">Тайрон<text:span text:style-name="T563">у</text:span> Слотроп<text:span text:style-name="T563">у</text:span>, Эскв.</text:p>
      <text:p text:style-name="Standard"><text:span text:style-name="T535">ВЗ</text:span> Палата Абреакции</text:p>
      <text:p text:style-name="Standard">Госпиталь Св. Вероники</text:p>
      <text:p text:style-name="Standard">Вончепелгейт, Е1</text:p>
      <text:p text:style-name="Standard">Лондон, Англия</text:p>
      <text:p text:style-name="Standard"/>
      <text:p text:style-name="P305">Дорогой м-р Слотроп:</text:p>
      <text:p text:style-name="P305">Такого не случалось.</text:p>
      <text:p text:style-name="P435">Парень из Кеноши</text:p>
      <text:p text:style-name="P306">(2) Хитрожопый юнец: А, я делал все эти старомодные танцы, я делал «Чарльстон», а и «Большое Яблоко» тоже!</text:p>
      <text:p text:style-name="P306"><text:soft-page-break/>Старый танцор ветеран: Спорим, ты никогда не <text:span text:style-name="T564">с</text:span>делал «Кеношу», паренёк.</text:p>
      <text:p text:style-name="P306"/>
      <text:p text:style-name="P306">(2.1) Х.Ю.: Блин! Я делал все те танцы, я делал «Кика <text:span text:style-name="T535">В</text:span>ок<text:span text:style-name="T535">а</text:span>», и я делал «Линди» тоже!</text:p>
      <text:p text:style-name="P307"><text:tab/><text:span text:style-name="T526">С.Т.В.: <text:s/></text:span>Спорим, ты никогда не <text:span text:style-name="T564">с</text:span>делал «<text:span text:style-name="T526">П</text:span>ар<text:span text:style-name="T527">ня из Кеноши».</text:span></text:p>
      <text:p text:style-name="P307"/>
      <text:p text:style-name="P308">(3) Младший сотрудник: Ну, он избегал меня, и я подумал может это из-за Дела Слотропа. Если он считает меня виновным—</text:p>
      <text:p text:style-name="P308">Старший (заносчиво): Тебя! Да, никогда <text:span text:style-name="T527">П</text:span>арень из Кеноши <text:span text:style-name="T527">и на секунду не подумал будто </text:span><text:span text:style-name="T69">ты…</text:span></text:p>
      <text:p text:style-name="P309"/>
      <text:p text:style-name="P310">(3.1) Старший (изумлённо): <text:span text:style-name="T526">Тебя? Да, никогда! </text:span>Чтоб П<text:span text:style-name="T526">арень из Кеноши </text:span>хоть на секунду бы подумал будто <text:span text:style-name="T5">ты…?</text:span></text:p>
      <text:p text:style-name="P310"/>
      <text:p text:style-name="P310">(4) И в конце того великого дня, когда он дал нам огненными письменами в небесах все нужные слова, которыми мы восхищаемся поныне, которыми мы заполняем наши словари, <text:span text:style-name="T528">покорный голос маленького Тайрона Слотропа, с тех пор восславляемого в легендах и песнях, раздался пробиваясь вверх к вниманию <text:s/>Парня: – «Ты никогда не делал так, Парень из Кеноши!»</text:span></text:p>
      <text:p text:style-name="P311">Все эти варианты текста «Ты никогда не делал Парня из Кеноши» поглощают внимание Слотропа, когда из белизны над головой склоняется <text:s/>доктор, чтобы разбудить и начать сессию. Игла вскальзывает безболезненно в вену точно за сгибом локтя: 10% Sodium Amytal, <text:span text:style-name="T529">один</text:span> cc <text:span text:style-name="T529">в одной дозе, как положено.</text:span></text:p>
      <text:p text:style-name="P311"/>
      <text:p text:style-name="P312">(5) Может ты профукал Филадельфию, обручил Рочестер, обжулил Жолиет, но ты никогда не сделал парня из Кеноши.</text:p>
      <text:p text:style-name="P312"/>
      <text:p text:style-name="P312">(6) День Вознесения и жертвы. Блюдётся повсеместно. Обжаривается жир, каплет кровь и подгорает в солоно коричневый…) Ты делал Шарлотвилского поросёнка, птичка, Форестхилского <text:span text:style-name="T530">жеребёнка, птичка. (Теперь стихая…) Ларедского ягнёнка. Птичка. О-го. Погоди. Что такое, Слотроп? Ты никогда не делал парня из Кеноши. Очнись, Слотроп.</text:span></text:p>
      <text:p text:style-name="P312"/>
      <text:p text:style-name="P313"><text:span text:style-name="T531">Мой</text:span> кулак <text:span text:style-name="T531">уже торчком</text:span>,</text:p>
      <text:p text:style-name="P313">Не злись,</text:p>
      <text:p text:style-name="P314">Запишись,</text:p>
      <text:p text:style-name="P314">Вва-лись, Слотроп!</text:p>
      <text:p text:style-name="P314"/>
      <text:p text:style-name="P314">Джексон, это похуй мне,</text:p>
      <text:p text:style-name="P314"><text:span text:style-name="T536">Покажь свой значок, что был</text:span> на войне,</text:p>
      <text:p text:style-name="P314">Вва-лись, Слотроп!</text:p>
      <text:p text:style-name="P314"/>
      <text:p text:style-name="P315">Меня тут не любят, не могут понять,</text:p>
      <text:p text:style-name="P315">Лишь ищут куда бы ещё послать….</text:p>
      <text:p text:style-name="P315"/>
      <text:p text:style-name="P315">Голову мне продырявь, провода вставь в мозг мой,</text:p>
      <text:p text:style-name="P315">Вену проткни иглой,</text:p>
      <text:p text:style-name="P315"/>
      <text:p text:style-name="P315">Слотроп, очнись!</text:p>
      <text:p text:style-name="P315"/>
      <text:p text:style-name="P315"><text:soft-page-break/>ПРПУК: Сегодня мы хотим чуть подробней поговорить о Бостоне, Слотроп. Помните в прошлый раз мы говорили о неграх в Роксбери. Мы знаем для вас это не очень приятно, но постарайтесь, соберитесь. <text:span text:style-name="T532">Итак—где вы. Слотроп? Вы что-нибудь видите?</text:span></text:p>
      <text:p text:style-name="P316">Слотроп: Ну, нет, не то, чтобы <text:span text:style-name="T5">вижу…</text:span></text:p>
      <text:p text:style-name="P316">С рёвом по эстакаде подземки, только в Бостон, сталь и углеродный саван на древней кирпичной кладке—</text:p>
      <text:p text:style-name="P315"/>
      <text:p text:style-name="P317">Этот ритм меня поймал,</text:p>
      <text:p text:style-name="P317">О, бэби, этта свинг, свинг, свинг!</text:p>
      <text:p text:style-name="P317">Ей-ей, поймал,</text:p>
      <text:p text:style-name="P317">Прикинь, весь-целый-мир-вокруг поёт,</text:p>
      <text:p text:style-name="P317"><text:span text:style-name="T534">Я в</text:span> жизн<text:span text:style-name="T534">и</text:span> не слыхал столь-сладких-звуков,</text:p>
      <text:p text:style-name="P317"><text:span text:style-name="T533">Таких нет </text:span>даже за углом, на Бейсин-стрит,</text:p>
      <text:p text:style-name="P318">И в этом ритме, крошка, мы будем делать</text:p>
      <text:p text:style-name="P318">Свинг, свинг, свинг,</text:p>
      <text:p text:style-name="P318">Давай же, крошка… вжарим… свинг!</text:p>
      <text:p text:style-name="P318"/>
      <text:p text:style-name="P319">Чёрные лица, белые скатерти, мерцание очень острых ножей в ряд с тарелками… дым табака и «плана» щедро смешались, щиплет глаза как терпкое вино, <text:span text:style-name="T537">курнёшь этай клёвай дури и мазги паморщутся па ходу! Распрямиит их па полной, бу спок!</text:span></text:p>
      <text:p text:style-name="P320">ПРПУК: Это было «бу спок», Слотроп? </text:p>
      <text:p text:style-name="P320">Слотроп: Да ладно вам, парни… <text:span text:style-name="T538">зачем вот так вот сразу…</text:span></text:p>
      <text:p text:style-name="P321">Белые ребята из колледжа, орут заказы <text:span text:style-name="T544">групке</text:span> джазменов на возвышении. Голоса из восточных частных школ, выговаривая «жопа» чуть округляют губы и получается «жёпя»… они <text:span text:style-name="T544">оттягиваются</text:span>, отрываются. <text:span text:style-name="T539">Аспидистры, здоровенные филадендроны, широкие зелёные листья и джунглевые пальмы свисают в полумрак… пара барменов, один очень светлый Западно-Индианец, хрупкий, с усиками, его напарник в беготне чёрный как рука в вечерней перчатке, бесконечно снуют перед <text:s/>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он отплывает в зеркало… даже если кто-то пригнётся прикурить сигарету, пламя отражается обратно как тёмная оранжевость заката. Слотроп не может даже увиде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прихватывает её с собой повсюду.</text:span></text:p>
      <text:p text:style-name="P322">Наверху, в мужско<text:span text:style-name="T540">й</text:span> <text:span text:style-name="T540">уборной</text:span> Бального Зала Роузленд он млеет коленопреклонённый над туалетным унитазом, <text:span text:style-name="T540">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дупреждения, пока слёзы струятся из его глаз, ПЛЮХ! выпадает гармошка в, </text:span><text:span text:style-name="T70">ййеееехх</text:span><text:span text:style-name="T71">к</text:span><text:span text:style-name="T540">, отвратную </text:span><text:span text:style-name="T70">дыру! </text:span><text:span text:style-name="T541">Мгновенно пузырьки скользят вдоль её блестящих боков кверху, вдоль <text:s/>коричнево деревянного края, где-то в лаке, где-то потёрт губами, эти мелкие серебряные зёрнышки распоясываются по ходу спуска гармошки в белокаменную шейку матки и последующую ночь внизу… Придёт день и в армии США ему выдадут рубашки, карманы которых можно застегнуть, но в те довоенные дни он мог лишь полагаться на крахмал в его белоснежных Эроу, чтобы тугие карманы удерживали содержимое от… Но нет же, нет, дурак, гармошка </text:span><text:span text:style-name="T71">выпала</text:span><text:span text:style-name="T541">, помнишь? Нижний регистр запел на мгновенье ударившись о фаянс (где дождь стучит в окно, и наверху вент-каналу из листового железа на крыше: холодный дождь Бостона) и захлебнулись водой в полосах завершающих жёлчно-коричневых разводах его рвоты. Уже не вернуть. Или простись с гармошкой, твоим серебряным шансом на песню, или отправляйся вслед.</text:span></text:p>
      <text:p text:style-name="P323"><text:soft-page-break/><text:span text:style-name="T542">Вслед</text:span>? <text:span text:style-name="T543">Красный, негр чистильщик-бой, в ожидании со своим сиденьем пыльной кожи. Негры по всему Роксбери ждут. «Чероки» доносится воплем из танцзала внизу, покрывая хай-хэт, контрабас, тысячу пар ног где подвижный розовый свет предлагает не бледных юнцов из Гарварда с их подружками, но толпу принаряженных краснокожих. А песня эта ещё одна брехня про преступления бел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совершает открытие как он может использовать ноты из верхушек этих же аккордов и разложить мелодию в </text:span><text:span text:style-name="T72">охренеть</text:span><text:span text:style-name="T543"> это уже ёбаный пулемёт или не знаю что, мэн, он слетел с катушек тридцать вторые ноты тридцатьвторушки произнеси это очень (тридцатьвторушка) быстро и манчкинным голосом, если ты в состоянии </text:span><text:span text:style-name="T72">тут</text:span><text:span text:style-name="T543">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е программы, в своё время просочится в утаённые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дождливой Масачусетс Авеню, начинает нынче срабатывать в «Чероки», саксофоны внизу выдают, ух, ты! по настоящему крутую хрень….</text:span></text:p>
      <text:p text:style-name="P324">Если Слотроп гонит за гармошкой в унитазе, то это возможно лишь головой вперёд, что не очень хорошо, потому что его жопа остаётся в воздухе беззащитной, а с неграми вокруг оно как раз тебе не надо, его лицо где-то там в вонючей темноте, а коричневые пальцы, сильные и умелые, вмиг <text:span text:style-name="T545">распускают</text:span> его пояс, <text:s/>расстёгивают <text:span text:style-name="T545">ширинку, сильные руки удерживают его ноги врозь—он чувствует холодный от Лизола воздух на своих ляжках, пока сдёргиваются <text:s/>его короткие трусы, сейчас тоже, с цветастыми блёснами для окуня и мухами для форели на них. Он борется просунуться в дыру унитаза, когда глухо, сквозь зловонную воду, доходит звук всей тёмной банды жутких <text:s/>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 пении, «Присыпь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у тебя там в ящи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ает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text:span text:style-name="T73">настоящее имя Малкольм</text:span><text:span text:style-name="T545">, и его знают все чёрные хуи, Малкольм, который знал его всё время—Красный Малкольм Невообразимый Нигилист грит:–«Боже ж мой, у него жопа боль, чем он сам, а?» Охренеть, Слотроп, как тебя угораздило в такую позу! И хотя ему уже удалось протиснуться настолько вниз, что торчат только ноги, а ягодицы ворочаются и колышутся чуть ниже уровня воды, как бледные купола льда. «Держи его, братва, уходит!» «Ух, ты!»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text:span></text:p>
      <text:p text:style-name="P325">Потом он их сбрыкнул, оставил захват последнего негра вверху позади и свободен, скользкий как рыба, его девственная жопа спасена. Тут кто-то может сказать, ого! благодари Бога за <text:span text:style-name="T5">это</text:span>, <text:span text:style-name="T546">а другие прокряхтят, эх жаль, но Слотроп не сказал ни так: ни эдак, потому что он особо ничего не </text:span><text:span text:style-name="T74">чувствует</text:span><text:span text:style-name="T546">. А и его потерянную гармошку </text:span><text:span text:style-name="T74">всё ещё</text:span><text:span text:style-name="T546"> нигде не видно. Свет тут внизу тёмно серый и </text:span><text:soft-page-break/><text:span text:style-name="T546">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он: такое говно невозможно смыть, смешанное с минералами жёсткой воды по ходу 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продолжает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гавардскому приятелю из числа его знакомых. Какая-то часть, конечно же, должна быть негритянским говном, но всё оно такое похожее. Эй, а вот это «Проглота» Бидла, наверное, с той ночи как мы ели чоп-суей в Промашке Фью потому что тут вон бобовые ростки и даже отдаёт тем соусом из дикой сливы… по-моему, некоторые чувства явно обостряются… вау… Промашка Фью, это ж несколько месяцев тому назад. А и вот Дампстер Вилард, с ним недавно запор приключился, не так ли—вот это чёрное говно противное как резина, что однажды навсегда очистится до тёмно янтарного. В этих притуплённых, противящихся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разрекламированные перед ним Малкольм, которые устраивали ему эротическую жестокость за доллар, или сколько мог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ю Питера Питта, Джека Кеннеди, сына посла—нет, но где к чёрту <text:s/></text:span><text:span text:style-name="T74">этот</text:span><text:span text:style-name="T546"> Джек <text:s/>сегодня? Если кто-то и мог спасти сегодня ту гармошку, так это, будь уверен, <text:s/>Джек. Слотроп восхищается им со стороны—он атлетичный, и добрый, и один из самых уважаемых парней в классе Слотропа. Хотя глупо, конечно, что так получилось. Джек… смог бы <text:s/>джек удержать её как-то в падении, нарушить закон притяжения? Где-то тут, в этом проходе к Атлантике, запахи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о промочен, намного легче извлекать звуки. Утешительная мысль, чтобы <text:s/>нести в себе уносясь по канализации.</text:span></text:p>
      <text:p text:style-name="P325"/>
      <text:p text:style-name="P326">Через унитаз, глянь на <text:span text:style-name="T547">меня,</text:span></text:p>
      <text:p text:style-name="P327">Вот дурак попался,</text:p>
      <text:p text:style-name="P327">Хоть бы не стали писять</text:p>
      <text:p text:style-name="P327">Дирли тирли трали сялся</text:p>
      <text:p text:style-name="P327"/>
      <text:p text:style-name="P328">И в ту секунду раздался этот страшенный плеск выше по линии, шум нарастает как мощный прилив, вздымая плотную волну говна, блевотины, туалетной бумаги, <text:span text:style-name="T548">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Некуда бежать. Оцепенев, он уставился назад через плечо. Высокая волна, неся за собой длинные усики говнобумаги, это цунами настигает его—ГААХХ! он пробует уйти в последний момент слабеньким брассом, но цилиндр отходов уже смёл его, тёмный как холодный говяжий студень по его позвоночнику, бумага охлёстывает, обворачивает его губы, ноздри, всёю пропало и пропахло говном пока ему </text:span><text:soft-page-break/><text:span text:style-name="T548">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л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ы с тех пор как начал кувыркаться, если это то, что он делает.</text:span></text:p>
      <text:p text:style-name="P329">В какой-то момент коричневый мрак вокруг него начал светлеть. <text:span text:style-name="T549">Как рассвет. Мало-помалу головокружение покидает его. Последние полосы сральной бумаги, тянущиеся от него к жиже, опадают… печально, растворяясь, прочь. Жуткий свет падает на него разрастаясь, водянистый мраморный свет, лишь бы не надолго, ему страшно от того, что этот свет, похоже, хочет показать. Но его «знакомства» живут в этих отходных пределах. Люди, которых он знает. В скорлупе древних руин плотной кладки—изношенные ячейки, одна за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text:s/>ковёрного ворса, эти жилища потрясают его своей запутанностью. В этом месте скрываются от катастрофы. Не обязательно от смыва в Унитаз—такое ту случается просто как неизбежное неудобство, за древним небом в его разъеденной однотонности оттенка—но что-то ещё страшно не так с этой стороной, что-то чего бедняга Слотроп не может слышать или 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молча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text:s/>клятву на крови. Они его уже не выпустят никогда. И <text:s/>как знать, от него могут потребовать сделать что-то… что-то такое….</text:span></text:p>
      <text:p text:style-name="P330">И тут каждый отдельный камень, каждый кусок фольги, полено дров, пучок растопки или тряпка движутся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text:span text:style-name="T550">Не 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text:span></text:p>
      <text:p text:style-name="P329"/>
      <text:p text:style-name="P332"><text:span text:style-name="T551">У</text:span>же <text:span text:style-name="T551">не помнишь</text:span> Красного Малкольма, <text:span text:style-name="T551">что</text:span> наверху <text:span text:style-name="T551">остался,</text:span></text:p>
      <text:p text:style-name="P333">В причёске Красный Дьявол до Волос Дорвался…</text:p>
      <text:p text:style-name="P333"/>
      <text:p text:style-name="P334">Ну, <text:span text:style-name="T553">и</text:span> вот <text:span text:style-name="T553">этот самый</text:span> Крачфилд, или Крочфилд, западопроходец. Не «архитипический» западопроходец, но <text:span text:style-name="T5">единственный</text:span>. <text:span text:style-name="T552">Пойми, он былвсего один. И вс его один индеец, который с ним дрался. Один бой, одна победа. И только один президет, и один убийца, и одни выборы. Точно. От всего, что есть всего по одному. Ты подумало солипсизме и представил структуру для </text:span><text:soft-page-break/><text:span text:style-name="T552">наполнения—на твоём уровне—всего лишь, ужасно, одним. И не рассчитывай на какие-то ещё уровни. Но оказывается, оно не так уж и одиноко. Разреженно, да, но намного лучше, чем в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конюшни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переплетений древесины в конюшне—брусья, косяки, стойки стоел, перекладины ясел,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е гигантские пятинотные аккорды помимо мелодии</text:span></text:p>
      <text:p text:style-name="P331"><text:s/></text:p>
      <text:p text:style-name="P437">Долин<text:span text:style-name="T555">ы</text:span> Красной Реки</text:p>
      <text:p text:style-name="P338">В унитаз, говорят, тебя смыло<text:span text:style-name="T152">—</text:span></text:p>
      <text:p text:style-name="P337">Присядь, отдохни, <text:span text:style-name="T554">держи нос свой вверх</text:span></text:p>
      <text:p text:style-name="P337">Канализация кончается скоро,</text:p>
      <text:p text:style-name="P339">А говно на наших берегах круче всех.</text:p>
      <text:p text:style-name="P339"/>
      <text:p text:style-name="P340">О, это Красная Река, точно, если не веришь спроси того «Красного», когда появится (сказать вам что значит Красные, вы ФДРовские дружки хреновы, они хотят всё позабирать, <text:span text:style-name="T556">а </text:span>у женщин ноги волосатые, всё им отдай или взорвут <text:span text:style-name="T556">круглой чёрной железякой посреди ночи кровавой через Полаков в серых шапках, всяких оки, ниггеров, да, особенно через нигеров…)</text:span></text:p>
      <text:p text:style-name="P341">Ну, тут, в общем, дружок Крачфилда как раз вышел из сарая. <text:span text:style-name="T557">Его дружок на этовремя, по крайней мере. Крачфилд оставил полосу дружков с разбитым сердцем по всей этой широкой щелочной равнине. Одного слабачка в Южной Дакоте,</text:span></text:p>
      <text:p text:style-name="P341"/>
      <text:p text:style-name="P342">Одного бандитика в Сан Берду,</text:p>
      <text:p text:style-name="P343">Одного китайчонка, что смылся с железной дороги,</text:p>
      <text:p text:style-name="P343">Одного с триппером, одного с зобом,</text:p>
      <text:p text:style-name="P343">Одного в последней стадии прока-зи,</text:p>
      <text:p text:style-name="P344">Хромого на левую ногу, хромого на правую ногу,</text:p>
      <text:p text:style-name="P344">Хромого на обе, всех будет три!</text:p>
      <text:p text:style-name="P345">Одного гомика, даже лесбу одну,</text:p>
      <text:p text:style-name="P345">Одного негришку, одного евреишку,</text:p>
      <text:p text:style-name="P345">Одного краснокожего с одним бизоном,</text:p>
      <text:p text:style-name="P345">И охотника на бизонов из Нью Мексико</text:p>
      <text:p text:style-name="P345"/>
      <text:p text:style-name="P346"><text:span text:style-name="T558">И так далее, и так далее, по одному от всего, он Белый Йобмен в </text:span><text:span text:style-name="T5">terre mauvaise</text:span> <text:span text:style-name="T558">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text:span text:style-name="T75">гремучей змеи</text:span><text:span text:style-name="T558"> 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о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которые Кранчфилд купил ему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также украшен банданой пурпурно-зелёной, как и предписано (как полагают, у Крачфилда целая кладовая этих шёлковых шарфиков дома, на </text:span><text:soft-page-break/><text:span text:style-name="T558">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 А сверху Ваппо завершается высокой блестящей оперной шляпой <text:s/>японского шёлка. Ваппо в этот день просто стиляга, фактически, когда прогулочно выходит из конюшни.</text:span></text:p>
      <text:p text:style-name="P347">– <text:span text:style-name="T559">Ах, Крачфилд,– вскидывая руку,– как мило, что ты явился.</text:span></text:p>
      <text:p text:style-name="P348">– <text:span text:style-name="T559">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блондина кузе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знают </text:span><text:span text:style-name="T76">это</text:span><text:span text:style-name="T559">.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тся на одну сторону). Крюк во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text:span></text:p>
      <text:p text:style-name="P349">Отв.: Да.</text:p>
      <text:p text:style-name="P349">Вопр.: Значит одна девушка индейка…</text:p>
      <text:p text:style-name="P349">Отв.: Одна <text:span text:style-name="T5">чисто</text:span> индейка. Одна <text:span text:style-name="T5">mestiza</text:span>. Одна <text:span text:style-name="T5">criolla</text:span>. Потом: одна якви. Одна навахо. Одна аппачи—</text:p>
      <text:p text:style-name="P349">Вопр.: Минуточку! Начнём с того, что был только один индеец, которого Кранчфилд убил.</text:p>
      <text:p text:style-name="P349">Отв.: <text:span text:style-name="T560">Да.</text:span></text:p>
      <text:p text:style-name="P351">Рассматривайте это как вопрос оптимизации. Страна в состоянии хорошо поддерживать только одного от всякого.</text:p>
      <text:p text:style-name="P349">Вопр.: <text:span text:style-name="T560">Тогда как же все остальные? Бостон. Лондон. Те что живут в городах. Те люди реальны или как?</text:span></text:p>
      <text:p text:style-name="P349">Отв.: <text:span text:style-name="T560">Некоторые реальны, а некоторые нет.</text:span></text:p>
      <text:p text:style-name="P349">Вопр.: <text:span text:style-name="T560">Ну, а реальные, они нужны? или не нужны?</text:span></text:p>
      <text:p text:style-name="P350">Отв.: <text:span text:style-name="T560">Это зависит от того, что вы имеете в виду.</text:span></text:p>
      <text:p text:style-name="P349">Вопр.: <text:span text:style-name="T560">Блядь, я ничего не имею в виду.</text:span></text:p>
      <text:p text:style-name="P349">Отв.: <text:span text:style-name="T560">Зато </text:span><text:span text:style-name="T77">мы</text:span><text:span text:style-name="T560"> имеем.</text:span></text:p>
      <text:p text:style-name="P349"><text:s/><text:span text:style-name="T561">На миг десять тысяч трупов заметенных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text:span><text:soft-page-break/><text:span text:style-name="T561">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text:span></text:p>
      <text:p text:style-name="P352">Но зарулим сегвей на склон Роксбери. Снег набился в его дуги, в рубчатые бороздки на его чёрных резиновых подошвах. <text:span text:style-name="T562">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text:span></text:p>
      <text:p text:style-name="P354">В тенях, чёрные и белые пятна разлеглись <text:s/>узором панды лежат по его лицу, каждое из них нарост или масса рубцующихся шрамов, ожидает его знакомый, ради встречи с которым он проделал весьь этот путь. Лицо вялое, как у домашней собаки и владелец лица постоянно пожимает плечами.</text:p>
      <text:p text:style-name="P353">Слотроп: Где он? Почему не пришёл? Ты кто?</text:p>
      <text:p text:style-name="P353">Голос: Парня прикончили. И ты знаешь меня Слотроп. Забыл? Меня зовут Никогда.</text:p>
      <text:p text:style-name="P353">Слотроп: (вглядываясь) <text:span text:style-name="T5">Ты</text:span> Никогда? (пауза) <text:span text:style-name="T5">Сделал</text:span> Парня из Кеноши?</text:p>
      <text:p text:style-name="P355"><draw:frame draw:style-name="fr1" draw:name="Image11" text:anchor-type="paragraph" svg:width="6.9252in" svg:height="0.3661in" draw:z-index="10"><draw:image xlink:href="Pictures/1000000000000B720000009B428C9716555D8079.png" xlink:type="simple" xlink:show="embed" xlink:actuate="onLoad" loext:mime-type="image/png"/></draw:frame>«<text:span text:style-name="T565">Криптосем» является приватизированной формой тайросина , разработанная <text:s/>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и и до сих пор не выявленного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 неоценимую помощь</text:span></text:p>
      <text:p text:style-name="P438">—<text:span text:style-name="T566">Проф. Др. Ласло Джамф, «Криптосем» (рекламная </text:span></text:p>
      <text:p text:style-name="P439">брошюра) Агфа, Берлин, 1934</text:p>
      <text:p text:style-name="P356"/>
      <text:p text:style-name="P356">Чертёж на плотной кремовой бумаге под чёрно-буквенным штампом <text:s/>GEHEIME</text:p>
      <text:p text:style-name="P357">KOMMANDOSACHE, <text:span text:style-name="T567">чернилом и ручкой, весьма подробно передающий структуру, немного в стиле скабрезных картинок фон Байроса и Бирдсли. Эта женщина пол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умащенные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text:span></text:p>
      <text:p text:style-name="P358">Нет, конечно же он никогда ей ничего не говорил. Он никому не говорил. Как любой молодой человек вырастающий в Англии, он <text:s/>обусловлено испытывал эрекцию <text:s/>в присутствии определённых фетишей, а потом обусловленно сгорал от стыда <text:span text:style-name="T568">за свои новые рефлексы. Может Они (Они?) где-то держат досье, как-№то умудрившись отслеживать всё, что он смотрел или читал достигнув полового созревания… иначе, откуда </text:span><text:span text:style-name="T78">ещё</text:span><text:span text:style-name="T568"> Они знают?</text:span></text:p>
      <text:p text:style-name="P359">– <text:span text:style-name="T569">Тсс,</text:span>– <text:s/><text:span text:style-name="T570">шепнула она, её пальцы ласкают её длинные оливковые ляжки, обнажённые груди выпирают через верх её одежды. Лицо её обращено к потолку, но глаза смотрят прямо в глаза Пирата, длинные, суженные вожделеньем, две световые точки блестят сквозь густые ресницы… </text:span>– «<text:span text:style-name="T571">Я оставлю его. Мы переедем жить тут. Будем всё время заниматься любовью. Я твоя, я всегда </text:span><text:soft-page-break/><text:span text:style-name="T571">это знала...» Её язык пробегает по её остреньким зубкам. Её мохнатая пизда в центре всего освещения, у него во рту появляется вкус, который он почувствует вновь….</text:span></text:p>
      <text:p text:style-name="P360">Ну, Пират чуть не облажался, едва успел вытащить хуй из штанов и пошёл бить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коричневое сообщение: изложено в простой нигилист<text:span text:style-name="T572">ической </text:span>транспозиции, <text:span text:style-name="T572">чьи ключевые слова он может почти угадать. Большую часть он делает в уме. Там дано время, места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 отмолиться: он должен отправиться туда и привезти агента снова. Сообщение равносильно приказу от самых высоких уровней.</text:span></text:p>
      <text:p text:style-name="P361">Далеко, сквозь дождь, доносится взрыв ещё одной германской ракеты. Третья за сегодня. Они штурмуют небо как Вотан и его обезумелая рать.</text:p>
      <text:p text:style-name="P362"><draw:frame draw:style-name="fr2" draw:name="Image12" text:anchor-type="paragraph" svg:x="0.0244in" svg:y="0.6783in" svg:width="6.9252in" svg:height="0.3661in" draw:z-index="11"><draw:image xlink:href="Pictures/1000000000000B720000009B428C9716555D8079.png" xlink:type="simple" xlink:show="embed" xlink:actuate="onLoad" loext:mime-type="image/png"/></draw:frame>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text:p>
      <text:p text:style-name="Standard">В Германии, всё ближе к концу, <text:span text:style-name="T573">непрестанными письменами на стенах было WAS TUST DU FÜR </text:span>DIE FRONT, FÜR DEN SIEG? WAS HAST DU HEUTE FÜR DEUTSCHLAND GETAN? <text:span text:style-name="T573">В «Белом Посещении» по стенам писал лёд. Граффити льда в пасмурный день остекляли тёмную кровь кирпича и терракоты как бы для сохранения дома свеженьким, в какой-то коже чистого музейного пластика, архитектурная памятка, старомодный аппарат, чьё применение забыто. Лёд разной толщины, волнистый, мутный, надпись для расшифровки лордами зимы, региональными гласиологами, и споров в их журналах. Вверх по склону, ближе к морю, снег собирается словно свет во всех наветренных закоулках древнего аббатства, крыша давно снята по маниакальному капризк Генри VIII, стены оставлены стоять для смягчения оконными проёмами, без святых , солёный ветер, что дует пока времена года повторяют смены в пучках травяного пола от зелёного, к соломенному, к снегу. От дома с его архитектурой в палладинском стиле в его презрительной и сумрачной ложбине, это единственный вид: аббатство или же мягкие пёстрые волнистости возвышенности. Морской вид исключается, хотя по некоторым дням <text:s/>с приливами, можно услышать его запах , всё своё гнусное происхождение. В 1925, Рег Ле Фройд, пациент в «Белом Посещении» сбежал—пронёсся через верхний город и встал покачиваясь на краю отвесной скалы, волосы и госпитальный халат трепещут на ветру, широкие мили южного побережья, бледный мел утёсов, волноломы и морские променады променады теряются направо и налево в мареве над водами моря. За ним пришёл констебль Стаглз, во главе любопытной толпы. «Не прыгай!»– кричит констебль.</text:span></text:p>
      <text:p text:style-name="P367">– Я и не думал,– Ле Фройд продолжает вглядываться в море.</text:p>
      <text:p text:style-name="P368">– Тогда что ты тут делаешь?А?</text:p>
      <text:p text:style-name="P368">– Хотел посмотреть на море,– объясняет Ле Фройд.– Я никогда не видел. Хотя родственник, по крови, знаете ли ,морю.</text:p>
      <text:p text:style-name="P369">– Вон оно что,– хитрый Стаглз подбирается всё ближе,– значит родственников посещаете, как мило.</text:p>
      <text:p text:style-name="P370">– Я могу слышать Бога Моря!– кричит Ле Фройд изумлённо.</text:p>
      <text:p text:style-name="P371">– Ну и ну, и как его зовут?– Они оба, с мокрыми лицами, орут против ветра.</text:p>
      <text:p text:style-name="P371">– Не знаю,– кричит Ле Фройд,– а какое подошло бы?</text:p>
      <text:p text:style-name="P372"><text:soft-page-break/>– Берт,– предлагает констебль и пытается вспомнить правой рукой схватить левую <text:s/>повыше локтя, или левой рукой схватить…</text:p>
      <text:p text:style-name="P363">Ле Фройд оборачивается и в первый раз видит собеседника и толпу. <text:span text:style-name="T574">Глаза его становятся круглыми и кроткими. –«Берт хорошее имя.»– Говорит он и делает шаг спиною вперёд в пустоту.</text:span></text:p>
      <text:p text:style-name="P364">Вот и всё, что горожане Ик Региса имели от «Белого Посещения» в виде развлечения—на фоне ежелетнего глазенья на розовый или веснушчатый поток из Брайтона, Флотсома и Джетсома, <text:span text:style-name="T577">что из</text:span>лива<text:span text:style-name="T577">ет</text:span> каждый день беспроволочной истории в песню, <text:span text:style-name="T577">на фоне </text:span>закат<text:span text:style-name="T577">ов</text:span> над променадом, глазниц линз постоянно меняющи<text:span text:style-name="T577">х</text:span>ся в свете моря, <text:span text:style-name="T577">который</text:span> разливается то <text:span text:style-name="T577">буйно</text:span>, то <text:span text:style-name="T577">утихомирено</text:span> в небе, аспирина на ночь—т<text:span text:style-name="T576">о</text:span>лько прыжо<text:span text:style-name="T576">к</text:span> Ле Фройда <text:span text:style-name="T576">единственный аттракцион до начала войны.</text:span></text:p>
      <text:p text:style-name="P365">С разгромом Польши, министерские кортежи вдруг начали замечаться в любой час ночи в направлении «Белого Посещения», тихие как шхуны, моторы приглушены<text:span text:style-name="T575">—</text:span>чёрные машины без хрома, что поблескивали в свете звёзд, а без них маскировались лицом, которое вот-вот вспомнишь, если бы память не подводила…. <text:span text:style-name="T578">Потом, с падением Парижа, на скале установили радиопередающую станцию, с антеннами нацеленными на Континет, под усиленной охраной, а их наземные линии загадочно протянуты по низинам к дому под круглосуточной охраной псов специально обманутых, избитых, мучимых голодом для выработки рефлекса прыгнуть и убить, при любом человеческом приближении. Может, кто-то на Самом Верху поднялся е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text:span></text:p>
      <text:p text:style-name="P366">Спроси их в «Белом Посещении» про стратегический план Майрона Грантона из Би-Би-Си, чей тающе шоколадный голос годами находил путь из обтрёпанных динамиков беспроволочных приёмников в английские мечты, затуманенные старые головы, <text:span text:style-name="T579">к детям почти безнадзорным… Ему приходилось постоянно откладывать свой план, поначалу только лишь голос, не имеющий такой необходимой информации, никакой поддержки, пытаясь затронуть немецкую душу чем подвернётся, допросы военнопленных, учебники МИДа, братья Гримм, собственные туристические воспоминания (флешбэки в молодую бессонную эру Довса, виноградники в солнечных потоках очень зелёные окаймляющие южные склоны долины Рейна, ночь в дыму камвольных кабаре столицы подтяжки с оборочками как ряды 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text:span></text:p>
      <text:p text:style-name="P373">Проект называется Операция Чёрное Крыло. Охрененно выверенная конструкция, отрабатывается пять лет. Никто не может назвать её своей, даже и Грантон. Генерал Айзенхау<text:span text:style-name="T584">э</text:span>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text:span text:style-name="T580">Пират Прентис из УСО вернулся с первыми чёткими данными, что в Германии имелись настоящие африканцы, Херерос, экс-угнетённые из Юго-Восточной Африки, как-то задействованные в программе секретного вооружения. Майрон Грантон, по вдохновению, однажды ночью выпустил в эфир абсолютно спонтанный пассаж, который отразился в первой директиве Чёрного Крыла: «Германия обращалась со своими африканцами как строгий но любящий отчим, наказывала их, когда следовало, часто смертью. Помните? Но это было далеко на далёком Südwest и с тех пор появилось новое поколение. Теперь Хе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text:s/>того же цвета, как и он сам. О чём они думают? Где в эту ночь Хереро? Что они </text:span><text:span text:style-name="T79">делают</text:span><text:span text:style-name="T580"> в эту минуту, твои тёмные тайные дети? И Чёрное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text:span><text:soft-page-break/><text:span text:style-name="T580">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 во время грозы от удара молнии—контакт из американского ОПВ сумел переправить копии и довести до сведения «Белого 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в во главе—Майрон признал, что это скорее северный миф. Эффективность в Баварии может оказаться ниже оптимальной.</text:span></text:p>
      <text:p text:style-name="P374">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text:s/>Пойнтсмен переживал сезон глубокого отчаяния. Он пришёл к пониманию, что большие континентальные клещи были, всё-таки, обречены на успех. Что эта война, это <text:span text:style-name="T581">состояние</text:span>, чьим гражданином он начал себя чувствовать, <text:span text:style-name="T581">будет отложено и переформировано в мир—и что, выражаясь языком профессионалов, ему в нём мало что светит. Финансы направляются на всевозможные радары, волшебные торпеды, самолёты и ракеты, с чем останется Пойнтсмен при таком раскладе? Он временный управляющий, вот и всё: его Отдел <text:s/>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и,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сейчас—все что остались из изначальных семерых—работающие по госпиталям, 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 удалённой мозговой ткани, даты и часы усыпления, оглушения, ослепления, кастрации. Поддержка приходит даже от Секции Пси, колонии покладистых пофигистов, у которых вообще нет мирских интересов.</text:span></text:p>
      <text:p text:style-name="P375">Старик бригадный генерал Падинг вполне может уживаться с этой шайкой спиритуалистов, у него и самого уже тенденции в ту же сторону. Но Нед Пойнтсмен, с его неотступным комбинациями в погоне за деньгами<text:span text:style-name="T581">—</text:span>Падинг может только оглядываться и стараться быть повежливее. Не такой рослый, как его отец, <text:span text:style-name="T582">и уж точно не такой румяный. Отец шустрил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text:s/>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text:s/>без долбанного толку, ушло, опять ушло, опять, ох…</text:span></text:p>
      <text:p text:style-name="P376">Возраст старого бригадного генерала неясен, хотя наверняка волочит за 80<text:span text:style-name="T582">—</text:span>призван из отставки в 1940, задействован в новом качестве, не только на поле боя<text:span text:style-name="T582">—</text:span>где фронт каждый день ежечасно меняется как петля, как золотисто-мерцающие границы сознания (хотя, пожалуй, не <text:soft-page-break/>стоит тут слишком злорадствовать, <text:span text:style-name="T5">в точности как они</text:span>… так что, лучше «как петля»)<text:span text:style-name="T582">—но то же состояние войны, та же структура. Падинг задаётся вопросом, порою вслух и в присутствии подчинённых, кто из врагов настолько его ненавидит, чтобы назначить в службу Политической Борьбы.</text:span> <text:span text:style-name="T583">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ОЭС напрямую подчинённый Айзенхауэру и, чтобы охватить всё это, Лондонский Совет Координации Пропаганды, у которого вообще никакой реальной власти.</text:span></text:p>
      <text:p text:style-name="P377">Кто не заблудится среди этого <text:span text:style-name="T585">махрового лабиринта аббревиатур, стрелок Жирных и пунктиром, клеточек крупных и мелких, имён напечатанных и заученных на память? Только не Эрнест Падинг—такое для Новых Парней и их зелёными антенночками улавливать излучение власти пригодной для применения,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text:span></text:p>
      <text:p text:style-name="P378">Эрнест Падинг был воспитан верить в буквальную Цепь Командования, как церковники ранних столетий веровали в Цепь Бытия. <text:span text:style-name="T586">Новейшие геометрии сбивают его с толку. Величайший триумф его военной карьеры случился в 1917, в загазованной, армагеддонской грязи <text:s/>Иприйского клина, где он завоевал полоску ничейной земли, около 40 метров в ширину, <text:s/>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сосредоточился на какой-то точке в комбинаторном анализе, излюбленное времяпрепровождение отставных армейских офицеров, с пристрастной увлечённостью.</text:span></text:p>
      <text:p text:style-name="P379">Ему пришло в голову сосредоточиться на европейском балансе сил, <text:span text:style-name="T588">по причине</text:span> хронической патологии <text:span text:style-name="T588">которого </text:span>он однажды очутился в глубоком, без надежд на пробуждение, кошмаре Фландрии. Он начал необъятный труд озаглавленный <text:span text:style-name="T80">Что Могло бы Случиться в Европейской Политике</text:span><text:span text:style-name="T5">.</text:span> <text:span text:style-name="T587">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text:span></text:p>
      <text:p text:style-name="P380">Когда докрутилось до <text:s text:c="2"/>немецких бомб падающих на Англию, бригадный генерал Падинг отставил свою навязчивую идею и добровольно вызвался служить своей стране. <text:span text:style-name="T589">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text:span><text:span text:style-name="T81">теперь</text:span><text:span text:style-name="T589"> их надежды сфокусированы на бригадного генерала Падинга и возможное финансирование: больше надежд, чем До-Войны, эта недоразвитая провинция, когда-либо могла предложить. Падинг мог лишь занять позицию в </text:span><text:soft-page-break/><text:span text:style-name="T589">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text:span></text:p>
      <text:p text:style-name="P381">Снежный свет вливается через высокие многостворчатые окна, тёмный день, свет включ<text:span text:style-name="T590">ё</text:span>н лишь в некоторых кабинетах. <text:span text:style-name="T590">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text:span></text:p>
      <text:p text:style-name="P382">В крыле ОИА, краденные собаки спят, чешутся, вспоминают тени запахов людей, которые возможно их любили, угрюмо слушают осцил<text:span text:style-name="T592">ля</text:span>торы и метрономы Неда Пойнтсмена. <text:span text:style-name="T591">Сдвинутые шторы оставляют лишь хрупкие струйки света снаружи. Техники движутся позади толстого окна <text:s/>наблюдения, <text:s/>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text:s/>униформа мё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text:span></text:p>
      <text:p text:style-name="P383">Канал подчелюстной железы пса Вани давно уже выведен через его подбородок и пришит на месте, сливая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text:span text:style-name="T593">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количество капель для данной лаборатории и пса Вани и метронома на 80 всякий раз предсказуемо.</text:span></text:p>
      <text:p text:style-name="P384">Теперь, когда он вошёл в «эквивалентную» фазу, это первая из трансграничных фаз, <text:span text:style-name="T594">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82">интерфейс</text:span><text:span text:style-name="T594">—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T82">Вспоминая Брайтон</text:span><text:span text:style-name="T594">,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text:span></text:p>
      <text:p text:style-name="P385">Вибли Силвернейл и Ролло Грост крадутся по коридорам прочёсывая чужие кабинеты, чтоб грабануть пригодные окурки. Большинство кабинетов сейчас пусты: большинство персонала с терпеливостью мазохизма отбывают ритуал с заговаривающимся бригадным генералом.</text:p>
      <text:p text:style-name="P386">– <text:span text:style-name="T595">Эт-от старык не име-эт стыд,</text:span>– <text:span text:style-name="T595">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text:span><text:soft-page-break/><text:span text:style-name="T595">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text:s/>зодиак из грязи <text:s/>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И он продолжает болтать, не умолкая, о рецептах приготовления свёкла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понимаете ли, ему не до сюрпризов, он просто хочет откусить (вздох) старой картофелины и быть вполне уверенным, что внутри не увидишь ничего </text:span><text:span text:style-name="T83">кроме</text:span><text:span text:style-name="T595"> картошки, конечно же, не какой-нибудь заумный «Сюрприз!», какая-то намятая кашица вся лиловая из </text:span><text:span text:style-name="T83">гранатов</text:span><text:span text:style-name="T595">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text:span><text:span text:style-name="T83">ве</text:span><text:span text:style-name="T595">! что это? беф </text:span><text:span text:style-name="T83">rissolé? </text:span><text:span text:style-name="T595">фаршированный беф </text:span><text:span text:style-name="T83">rissolé?</text:span><text:span text:style-name="T595">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ы)—ни один из этих странных, очень странных овощных <text:s/></text:span><text:span text:style-name="T83">rissolé</text:span><text:span text:style-name="T84"> </text:span><text:span text:style-name="T153">не напоминают обычную «Жабу», а скорее </text:span><text:span text:style-name="T154">испорченных полоумных созданий, с которыми Молодые Ребята из Королей Дороги имеют Связи в шуточных стишках—у Падинга </text:span><text:span text:style-name="T85">тысячи</text:span><text:span text:style-name="T154"> таких рецептов, которыми он беззастенчиво делится с составом ПРПУК, как и, чуть дальше в еженедельных монологах с самим собой, строчкой другой, из восьми тактов из «Ты Предпочёл бы быть Полковником с Орлом на Плече, или Рядовым с Цыпонькой на Колене?» </text:span><text:span text:style-name="T155">затем возможно долгий отчёт о всех его финансовых затруднениях, всех, </text:span><text:span text:style-name="T157">начиная со</text:span><text:span text:style-name="T155"> времён ещё даже предшествовавших возникновению Электра Хаус Груп… </text:span><text:span text:style-name="T156">о его междоусобицах, которые он вёл </text:span><text:span text:style-name="T157">своими</text:span><text:span text:style-name="T156"> письмами в </text:span><text:span text:style-name="T86">Таймз</text:span><text:span text:style-name="T156"> против критиков Хайга….</text:span></text:p>
      <text:p text:style-name="P387"><text:span text:style-name="T156">И </text:span><text:span text:style-name="T100">все они </text:span><text:span text:style-name="T5">сидели</text:span><text:span text:style-name="T100"> там под очень высокими почернелыми </text:span><text:span text:style-name="T158">окнами в свинцовых крестах фрамуг, позволяя ему его дурость, собачники сбившись сворой в одном углу, передавая записки, склоняяс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угол обзора отклонений рыжеватого </text:span><text:span text:style-name="T159">с пятнами печени на коже бригадного генерала Падинга</text:span><text:span text:style-name="T158">—</text:span><text:span text:style-name="T160">а эмигранты-прочих-убеждений россыпью между этими двумя крылами: баланс сил, если таковой когда-либо существовал в «Белом Посещении».</text:span></text:p>
      <text:p text:style-name="P388"><text:span text:style-name="T160">Д-</text:span><text:span text:style-name="T100">р Рожавёлги чувствует, что вполне мог бы и быть, если бы ребята «разыграли свои карты правильно». </text:span><text:span text:style-name="T161">Главная задача сейчас выжить</text:span><text:span text:style-name="T158">—</text:span><text:span text:style-name="T161">пережить жуткий интерфейс Дня Победы, жить в светлом новом После Войны </text:span><text:span text:style-name="T162">сохраняя чувства и память здравыми. Нельзя допустить, чтобы ПРПУК отправился под молот с остальным блеющим стадом. </text:span><text:span text:style-name="T163">Должен подняться, и чертовски скоро, способный сплотить их в фалангу, в сконцентрированную точку света, некий лидер или </text:span><text:soft-page-break/><text:span text:style-name="T163">программа достаточно мощная, чтобы продолжать её ещё кто знает сколько лет После Войны. </text:span><text:span text:style-name="T164">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Führer-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text:span><text:span text:style-name="T165">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text:span><text:span text:style-name="T166">ко</text:span><text:span text:style-name="T165"> хватит времени и ресурсов….</text:span></text:p>
      <text:p text:style-name="P389"><text:span text:style-name="T100">Нужно ли пояснять, что главную ставку д-р Рожавёлги делает на этот последний проект, вокруг фигуры лейтенанта Слотропа? </text:span><text:span text:style-name="T167">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text:span><text:span text:style-name="T168">Служебный стол содрогнулся. «Напри-мэр: его Мине</text:span><text:span text:style-name="T87">со</text:span><text:span text:style-name="T168">-та, Мул-тэ-фазык Лыч-ност-ный Пере-чэн чрэз-вы-чаэно нерав-но-мэрны, всегда <text:s text:c="2"/></text:span><text:span text:style-name="T169">к псико-паты</text:span><text:span text:style-name="T170">чн</text:span><text:span text:style-name="T169">и и нездоро-вы скло-ност.</text:span></text:p>
      <text:p text:style-name="P390"><text:span text:style-name="T169">О</text:span><text:span text:style-name="T100">днако, преподобный д-р Де ла Нут не любит ММЛП:– «Рожа, разве имеются весы для измерения межличностных </text:span><text:span text:style-name="T171">характерных черт?» Орлиный нос пробует, пробует, глаза опущены в политичной кротости. </text:span><text:span text:style-name="T100">–«</text:span><text:span text:style-name="T171">А для </text:span><text:span text:style-name="T88">общечеловеческих</text:span><text:span text:style-name="T171"> ценностей. Вера, честность, любовь? Имеются ли—простите мою особую настойчивость—весы религиозности, вообще?</text:span></text:p>
      <text:p text:style-name="P394"><text:span text:style-name="T100">Не пройдёт, падре: ММЛП разработан в 1943. В самой сердцевине Войны. Исследование Ценностей Олпорта и Вернона, Перечень Бернройтера переработанный Фланаганом в 35-м</text:span><text:span text:style-name="T164">—</text:span><text:span text:style-name="T100">тесты времён до Войны—кажутся Полу Де ла Нут более гуманными. </text:span><text:span text:style-name="T172">Похоже всё, что определяют тесты ММЛП, это станет ли человек хорошим солдатом, или плохим солдатом.</text:span></text:p>
      <text:p text:style-name="P391"><text:span text:style-name="T172">– На солдат нынче большой спрос, преподобный Доктор,</text:span><text:span text:style-name="T100">– </text:span><text:span text:style-name="T172">бормочет Пойнтсмен.</text:span></text:p>
      <text:p text:style-name="P335">–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text:p>
      <text:p text:style-name="P392"><text:span text:style-name="T172">– Имэн-но почэму,</text:span><text:span text:style-name="T100">– </text:span><text:span text:style-name="T172">впрыгивает Рожавёлги,</text:span><text:span text:style-name="T100">– </text:span><text:span text:style-name="T172">мы тепэр предлага-эм дат Слотропу совэр-шэнно ын-ной рода тэст. </text:span><text:span text:style-name="T173">Мы разраба-ты-ваэм для нэго так называ-эм <text:s/>проэктыв-ни тэст. </text:span><text:span text:style-name="T174">Наибол-шэ знакоми примэр этот тип, ест Роршач кляксы. Основни тэория ест, когда мы предлага-эт </text:span><text:span text:style-name="T175">не-струк-туры-ровани стимулюс, </text:span><text:span text:style-name="T176">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text:span><text:span text:style-name="T172">– </text:span><text:span text:style-name="T176">Брови движутся милю в час, необычайно плавная изысканная жестикуляция рук, напоминающая</text:span><text:span text:style-name="T164">—</text:span><text:span text:style-name="T177">скорее всего, так и задумано, но кто упрекнёт Рожу за использование случая</text:span><text:span text:style-name="T164">—</text:span><text:span text:style-name="T177">одного из самых знаменитых его земляков, хотя имеются и нежелательные побочные эффекты: сотрудники, которые клянутся, что видели </text:span><text:span text:style-name="T178">его </text:span><text:span text:style-name="T177">ползущим вниз головой по северному фасаду «Белого Посещения», например. «</text:span><text:span text:style-name="T178">И-так мы в пол-ном сог-ла-сыи, Преподобны Доктор. Тэст, как ММЛП, в дан-ны слу-чай, не-адекват-эн. </text:span><text:span text:style-name="T179">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text:span></text:p>
      <text:p text:style-name="P393"><text:span text:style-name="T172">– </text:span><text:span text:style-name="T180">Должен заметить, это не похоже на вашу чашку чая, Пойнсмен,</text:span><text:span text:style-name="T172">– </text:span><text:span text:style-name="T180">улыбается д-р Аарон Тровстер.</text:span><text:span text:style-name="T172">– </text:span><text:span text:style-name="T180">У вас, по большей части, стимулы структурированы.</text:span></text:p>
      <text:p text:style-name="P393"><text:span text:style-name="T172">– </text:span><text:span text:style-name="T180">Ну, скажем, я нахожу в этом некое постыдное очарование.</text:span></text:p>
      <text:p text:style-name="P393"><text:span text:style-name="T172">– </text:span><text:span text:style-name="T180">Нет, не скажем. Не говорите мне, будто вы не собираетесь приложить свою милую Павловскую руку к этому всему.</text:span></text:p>
      <text:p text:style-name="P393"><text:span text:style-name="T172">– </text:span><text:span text:style-name="T180">Ну, отчасти, Тровстер, отчасти. Раз уж вы затронули. Мы </text:span><text:span text:style-name="T89">тоже</text:span><text:span text:style-name="T180"> рассчитываем на весьма структурированны</text:span><text:span text:style-name="T181">й</text:span><text:span text:style-name="T180"> стимул. </text:span><text:span text:style-name="T181">Тот самый, фактически, что вызвал наш интерес. Мы хотим подвергнуть Слотропа немецкой ракете….</text:span></text:p>
      <text:p text:style-name="P395"><text:soft-page-break/><text:span text:style-name="T181">В</text:span><text:span text:style-name="T100">верху, на лепную штукатурку потолка, втиснулась методистская версия царства Христова:львы лижутся с ягнятами, фрукты рассыпаются щедро и безостановочно в руки и подноги джентльменов и леди, </text:span><text:span text:style-name="T182">пастушков и молочниц.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text:span><text:span text:style-name="T183">Это классический «дорогостоящий каприз». <text:s/>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р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они на вкус. Экс</text:span><text:span text:style-name="T184">ц</text:span><text:span text:style-name="T183">ентричность вигов доведена в этом доме до самых нездоровых крайностей. </text:span><text:span text:style-name="T184">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Homo Monstrosus, </text:span><text:span text:style-name="T185">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text:span><text:span text:style-name="T186">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ды уже которое столетие без ремонта, продырявлено тянутся по черепице и под карнизами, мимо потрескавшихся пилястров, болтающихся Купидонов, </text:span><text:span text:style-name="T187">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text:span><text:span text:style-name="T188">прежде , чем уступить лиственницам и вязам: утки, бутылки, улитки и всадники в стиплчейзе сходят на нет у дороги с железным ограждением </text:span><text:span text:style-name="T189">в их невозделанное молчание, в тени туннеля вздыхающих <text:s/>деревьев. Часовой, тёмная фигура в белых полосках, с оружием поперёк груди в свете твоих маскировочных фар и ты должен остановиться перед ним. Псы, </text:span><text:span text:style-name="T192">натасканные</text:span><text:span text:style-name="T189"> и смертельные, следят за тобой из перелесков. Вскоре, когда подступает вечер, редкие горькие снежинки начинают </text:span><text:span text:style-name="T193">падать</text:span><text:span text:style-name="T189">.</text:span></text:p>
      <text:p text:style-name="P396"><draw:frame draw:style-name="fr1" draw:name="Image13" text:anchor-type="paragraph" svg:width="6.9252in" svg:height="0.3661in" draw:z-index="12"><draw:image xlink:href="Pictures/1000000000000B720000009B428C9716555D8079.png" xlink:type="simple" xlink:show="embed" xlink:actuate="onLoad" loext:mime-type="image/png"/></draw:frame><text:span text:style-name="T189">А </text:span><text:span text:style-name="T100">будешь ерепениться, пошлём тебя обратно к д-ру Джамф</text:span><text:span text:style-name="T190">у</text:span><text:span text:style-name="T100">!</text:span></text:p>
      <text:p text:style-name="P397"><text:span text:style-name="T100"><text:s/>Джамф </text:span><text:span text:style-name="T194">укоренил</text:span><text:span text:style-name="T100"> в нём рефлекс, и выбросил стимул.</text:span></text:p>
      <text:p text:style-name="P398"><text:span text:style-name="T100">Похоже д-р Джамф сегодня проверял твою </text:span><text:span text:style-name="T191">пипетку</text:span><text:span text:style-name="T100">, а?</text:span></text:p>
      <text:p text:style-name="center-norm">—<text:span text:style-name="T90">Нейл Носпикер </text:span><text:span text:style-name="T596">50,000 Оскорблений, </text:span><text:span text:style-name="Source_20_Text"><text:span text:style-name="T598">§ 6.72</text:span></text:span></text:p>
      <text:p text:style-name="P440"><text:span text:style-name="Source_20_Text"><text:span text:style-name="T598">«Невежа Недоросль», Найлан Смит Прес,</text:span></text:span></text:p>
      <text:p text:style-name="P440"><text:span text:style-name="Source_20_Text"><text:span text:style-name="T598">Кембридж (Массач.) 1933</text:span></text:span></text:p>
      <text:p text:style-name="P440"><text:span text:style-name="Source_20_Text"><text:span text:style-name="T598"/></text:span></text:p>
      <text:p text:style-name="P399"><text:span text:style-name="Source_20_Text"><text:span text:style-name="T599">Падинг: Но не слишком ли это—</text:span></text:span></text:p>
      <text:p text:style-name="Standard"><text:span text:style-name="Source_20_Text"><text:span text:style-name="T597">Пойнтсмен: </text:span></text:span><text:span text:style-name="Source_20_Text"><text:span text:style-name="T599">Сэр?</text:span></text:span></text:p>
      <text:p text:style-name="P399"><text:span text:style-name="Source_20_Text"><text:span text:style-name="T599">Падинг: Разве это не убого, Пойнтсмен? Так вот вмешиваться в сознание другого человека?</text:span></text:span></text:p>
      <text:p text:style-name="P399"><text:span text:style-name="Source_20_Text"><text:span text:style-name="T599">Пойнтсмен: </text:span></text:span><text:span text:style-name="Source_20_Text"><text:span text:style-name="T600">Генерал, мы просто присоединяемся к длинному ряду экспериментов и изучения. Гавардский Университет, Армия США? Вряд ли это убогие учреждения.</text:span></text:span></text:p>
      <text:p text:style-name="P399"><text:span text:style-name="Source_20_Text"><text:span text:style-name="T599">Падинг: </text:span></text:span><text:span text:style-name="Source_20_Text"><text:span text:style-name="T600">Мы не можем, Пойнтсмен, это зверство</text:span></text:span></text:p>
      <text:p text:style-name="P400"><text:soft-page-break/><text:span text:style-name="Source_20_Text"><text:span text:style-name="T599">Пойнтсмен:</text:span></text:span><text:span text:style-name="Source_20_Text"><text:span text:style-name="T600">Но американцы уже им занимались! разве не ясно? Не то, чтобы мы совращали девственницу, или что</text:span></text:span><text:span text:style-name="Source_20_Text"><text:span text:style-name="T599">—</text:span></text:span></text:p>
      <text:p text:style-name="P400"><text:span text:style-name="Source_20_Text"><text:span text:style-name="T599">Падинг: </text:span></text:span><text:span text:style-name="Source_20_Text"><text:span text:style-name="T600">Так что нам делать это потому, что американцы делают так? Позволим им совратить нас?</text:span></text:span></text:p>
      <text:p text:style-name="P401"><text:span text:style-name="Source_20_Text"><text:span text:style-name="T601">Ещё где-то в 1920, д-р Ласло Джамф полагал, что если Ватсону и Райнеру успешно удалось привить «Дитю Альберту» рефлекс ужаса перед чем-либо мохнатым, </text:span></text:span><text:span text:style-name="Source_20_Text"><text:span text:style-name="T603">будь то </text:span></text:span><text:span text:style-name="Source_20_Text"><text:span text:style-name="T601">даже <text:s/>мехово</text:span></text:span><text:span text:style-name="Source_20_Text"><text:span text:style-name="T603">е</text:span></text:span><text:span text:style-name="Source_20_Text"><text:span text:style-name="T601"> боа его матери, то Джамф, конечно же, сможет </text:span></text:span><text:span text:style-name="Source_20_Text"><text:span text:style-name="T603">сделать</text:span></text:span><text:span text:style-name="Source_20_Text"><text:span text:style-name="T601"> то же самое своему Дитю Тайрону относительно младенческого </text:span></text:span><text:span text:style-name="Source_20_Text"><text:span text:style-name="T602">полового</text:span></text:span><text:span text:style-name="Source_20_Text"><text:span text:style-name="T601"> рефлекса. </text:span></text:span><text:span text:style-name="Source_20_Text"><text:span text:style-name="T603">В тот год Джамф посещал Гарвард прибыв из Дармштадта. Это было в начальной части его карьеры, прежде, чем переключился на органическую химию (что стало судьбоносной переменой поля деятельности, как знаменитый переход самого Кейкелея в химию из архитектуры одним столетием до него). Для эксперимента он получил небольшой грант от Национального </text:span></text:span><text:span text:style-name="Source_20_Text"><text:span text:style-name="T604">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text:s/>целевым рефлексом <text:s/>Джамф избрал </text:span></text:span><text:span text:style-name="Source_20_Text"><text:span text:style-name="T634">э</text:span></text:span><text:span text:style-name="Source_20_Text"><text:span text:style-name="T604">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text:span></text:span><text:span text:style-name="Source_20_Text"><text:span text:style-name="T605">будет «много»? Кому решать, когда исследование проводится в-реальной-ситуации и нет времени проходить через долгий медленный процесс сверки с Таблицей Страха?) Приборное оснацщение тогда просто отсутствовало. В лучшем случае, он мог бы использовать «детектор лжи» Ларсона-Килер из трёх показателей, но тот пребывал ещё на стадии эксперимента.</text:span></text:span></text:p>
      <text:p text:style-name="P402"><text:span text:style-name="Source_20_Text"><text:span text:style-name="T605">Однако, эрекция либо есть, либо нет. Элегантная бинарность. </text:span></text:span><text:span text:style-name="Source_20_Text"><text:span text:style-name="T606">Задание наблюдения может исполнить даже </text:span></text:span><text:span text:style-name="Source_20_Text"><text:span text:style-name="T607">студент</text:span></text:span><text:span text:style-name="Source_20_Text"><text:span text:style-name="T606">.</text:span></text:span></text:p>
      <text:p text:style-name="P403"><text:span text:style-name="Source_20_Text"><text:span text:style-name="T606">Безусловный стимул = поглаживание пениса антисептичным ватным тампоном.</text:span></text:span></text:p>
      <text:p text:style-name="P403"><text:span text:style-name="Source_20_Text"><text:span text:style-name="T606">Безусловная реакция = эрекция.</text:span></text:span></text:p>
      <text:p text:style-name="P403"><text:span text:style-name="Source_20_Text"><text:span text:style-name="T606">Условный стимул =</text:span></text:span><text:span text:style-name="Source_20_Text"><text:span text:style-name="T607"> х.</text:span></text:span></text:p>
      <text:p text:style-name="P403"><text:span text:style-name="Source_20_Text"><text:span text:style-name="T614">Условный рефлекс = эрекция в присутствии </text:span></text:span><text:span text:style-name="Source_20_Text"><text:span text:style-name="T607">х</text:span></text:span><text:span text:style-name="Source_20_Text"><text:span text:style-name="T614">, поглаживание уже не нужно, всё, что требуется это только </text:span></text:span><text:span text:style-name="Source_20_Text"><text:span text:style-name="T607">х</text:span></text:span><text:span text:style-name="Source_20_Text"><text:span text:style-name="T614">.</text:span></text:span></text:p>
      <text:p text:style-name="P404"><text:span text:style-name="Source_20_Text"><text:span text:style-name="T615">Значит </text:span></text:span><text:span text:style-name="Source_20_Text"><text:span text:style-name="T608">х</text:span></text:span><text:span text:style-name="Source_20_Text"><text:span text:style-name="T615">? а что такое </text:span></text:span><text:span text:style-name="Source_20_Text"><text:span text:style-name="T608">х</text:span></text:span><text:span text:style-name="Source_20_Text"><text:span text:style-name="T615">? Ну, это 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text:s/></text:span></text:span><text:span text:style-name="Source_20_Text"><text:span text:style-name="T616">полностью совпадает со</text:span></text:span><text:span text:style-name="Source_20_Text"><text:span text:style-name="T615"> </text:span></text:span><text:span text:style-name="Source_20_Text"><text:span text:style-name="T616">средней </text:span></text:span><text:span text:style-name="Source_20_Text"><text:span text:style-name="T615">длин</text:span></text:span><text:span text:style-name="Source_20_Text"><text:span text:style-name="T616">ой отражённой</text:span></text:span><text:span text:style-name="Source_20_Text"><text:span text:style-name="T615"> в отчете Джамфа об эрекции Дитя Т.</text:span></text:span></text:p>
      <text:p text:style-name="P405"><text:span text:style-name="Source_20_Text"><text:span text:style-name="T616">Следующим шагом, по традиции в данных вопросах, сосунка следует лишить условия. Джамфу должен, используя терминологию Павлова, «</text:span></text:span><text:span text:style-name="Source_20_Text"><text:span text:style-name="T619">подавить</text:span></text:span><text:span text:style-name="Source_20_Text"><text:span text:style-name="T616">»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text:span></text:span><text:span text:style-name="Source_20_Text"><text:span text:style-name="T619">подавлении</text:span></text:span><text:span text:style-name="Source_20_Text"><text:span text:style-name="T616"> условного рефлекса, нам следует также понять, </text:span></text:span><text:span text:style-name="Source_20_Text"><text:span text:style-name="T617">что </text:span></text:span><text:span text:style-name="Source_20_Text"><text:span text:style-name="T619">за</text:span></text:span><text:span text:style-name="Source_20_Text"><text:span text:style-name="T617">тухани</text:span></text:span><text:span text:style-name="Source_20_Text"><text:span text:style-name="T619">е </text:span></text:span><text:span text:style-name="Source_20_Text"><text:span text:style-name="T617">может продолжаться </text:span></text:span><text:span text:style-name="Source_20_Text"><text:span text:style-name="T609">за пределы</text:span></text:span><text:span text:style-name="Source_20_Text"><text:span text:style-name="T617"> сведения рефлекса к нулю. Поэтому мы не можем судить о степени угасания только лишь по силе проявления рефлекса или его отсутствию, поскольку может иметь место </text:span></text:span><text:span text:style-name="Source_20_Text"><text:span text:style-name="T609">скрытое </text:span></text:span><text:span text:style-name="Source_20_Text"><text:span text:style-name="T611">подавление</text:span></text:span><text:span text:style-name="Source_20_Text"><text:span text:style-name="T609"> за пределы нуля.</text:span></text:span><text:span text:style-name="Source_20_Text"><text:span text:style-name="T617">» Курсив м-ра Пойнтсмена.</text:span></text:span></text:p>
      <text:p text:style-name="P409"><text:span text:style-name="Source_20_Text"><text:span text:style-name="T618">Может ли условный рефлекс сохраниться в человеке, скрытно, в продолжении 20 или 30лет? Гасил ли д-р Джамф только до нуля—дождался пока ребёнок стал показывать нулевые эрекции на стимул</text:span></text:span><text:span text:style-name="Source_20_Text"><text:span text:style-name="T610"> х</text:span></text:span><text:span text:style-name="Source_20_Text"><text:span text:style-name="T618">, </text:span></text:span><text:span text:style-name="Source_20_Text"><text:span text:style-name="T620">и </text:span></text:span><text:span text:style-name="Source_20_Text"><text:span text:style-name="T618">прекратил на этом? Может он забыл</text:span></text:span><text:span text:style-name="Source_20_Text"><text:span text:style-name="T621">—</text:span></text:span><text:span text:style-name="Source_20_Text"><text:span text:style-name="T622">или проигнорировал</text:span></text:span><text:span text:style-name="Source_20_Text"><text:span text:style-name="T621">—«</text:span></text:span><text:span text:style-name="Source_20_Text"><text:span text:style-name="T623">скрытое </text:span></text:span><text:span text:style-name="Source_20_Text"><text:span text:style-name="T633">подавление</text:span></text:span><text:span text:style-name="Source_20_Text"><text:span text:style-name="T623"> за пределы нуля»? </text:span></text:span><text:span text:style-name="Source_20_Text"><text:span text:style-name="T622">Если проигнорировал, то почему? Что может сказать Национальный Совет по Исследованиям </text:span></text:span><text:span text:style-name="Source_20_Text"><text:span text:style-name="T633">по этому поводу</text:span></text:span><text:span text:style-name="Source_20_Text"><text:span text:style-name="T622">?</text:span></text:span></text:p>
      <text:p text:style-name="P406"><text:soft-page-break/><text:span text:style-name="Source_20_Text"><text:span text:style-name="T624">Когда Слотроп был открыт, в конце 1944, «Белым Посещением»</text:span></text:span><text:span text:style-name="Source_20_Text"><text:span text:style-name="T621">—</text:span></text:span><text:span text:style-name="Source_20_Text"><text:span text:style-name="T624">хотя многие там уже знали его как знаменитого Дитя Тайрона</text:span></text:span><text:span text:style-name="Source_20_Text"><text:span text:style-name="T621">—</text:span></text:span><text:span text:style-name="Source_20_Text"><text:span text:style-name="T624">подобно открыти</text:span></text:span><text:span text:style-name="Source_20_Text"><text:span text:style-name="T625">ю</text:span></text:span><text:span text:style-name="Source_20_Text"><text:span text:style-name="T624"> Нового Света, разные люди сочли, что они открыли разные вещи.</text:span></text:span></text:p>
      <text:p text:style-name="P407"><text:span text:style-name="Source_20_Text"><text:span text:style-name="T625">Роджер Мехико считает это статистической странностью. Однако, он чувствует теперь некое сотрясение основ этой дисциплины, причём более сильное, чем позволительно поколебать их странности. Странно, странно, странно—вдумайтесь в </text:span></text:span><text:span text:style-name="Source_20_Text"><text:span text:style-name="T626">само </text:span></text:span><text:span text:style-name="Source_20_Text"><text:span text:style-name="T625">слово: </text:span></text:span><text:span text:style-name="Source_20_Text"><text:span text:style-name="T626">это взрывное «т» вслед за «с», переходит</text:span></text:span><text:span text:style-name="Source_20_Text"><text:span text:style-name="T625">—</text:span></text:span><text:span text:style-name="Source_20_Text"><text:span text:style-name="T626">за пределом своего нуля</text:span></text:span><text:span text:style-name="Source_20_Text"><text:span text:style-name="T625">—</text:span></text:span><text:span text:style-name="Source_20_Text"><text:span text:style-name="T626">в иную область.</text:span></text:span></text:p>
      <text:p text:style-name="P407"><text:span text:style-name="Source_20_Text"><text:span text:style-name="T626">Ролло Грост </text:span></text:span><text:span text:style-name="Source_20_Text"><text:span text:style-name="T633">называет</text:span></text:span><text:span text:style-name="Source_20_Text"><text:span text:style-name="T626">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ое отношение, если вообще какое-либо, имеет к этому секс.</text:span></text:span></text:p>
      <text:p text:style-name="P407"><text:span text:style-name="Source_20_Text"><text:span text:style-name="T626">Но Эдвин Трикл, самый фрейдитски настроенный среди физических исследователей, полагает, что дар Слотропа заключается в психокинезе. </text:span></text:span><text:span text:style-name="Source_20_Text"><text:span text:style-name="T627">Это Слотроп, силой своего сознания, заставляет ракеты падать там,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значимо, </text:span></text:span><text:span text:style-name="Source_20_Text"><text:span text:style-name="T612">звездой</text:span></text:span><text:span text:style-name="Source_20_Text"><text:span text:style-name="T627">, </text:span></text:span><text:span text:style-name="Source_20_Text"><text:span text:style-name="T628">этой анало-садистской эмблемой успеха в классе, которой так пропитано начальное образование в Америке….»</text:span></text:span></text:p>
      <text:p text:style-name="P408"><text:span text:style-name="Source_20_Text"><text:span text:style-name="T633">Именно от</text:span></text:span><text:span text:style-name="Source_20_Text"><text:span text:style-name="T629"> карт</text:span></text:span><text:span text:style-name="Source_20_Text"><text:span text:style-name="T633">ы</text:span></text:span><text:span text:style-name="Source_20_Text"><text:span text:style-name="T629"> все они впадают в ужас, </text:span></text:span><text:span text:style-name="Source_20_Text"><text:span text:style-name="T633">той </text:span></text:span><text:span text:style-name="Source_20_Text"><text:span text:style-name="T629">карт</text:span></text:span><text:span text:style-name="Source_20_Text"><text:span text:style-name="T633">ы</text:span></text:span><text:span text:style-name="Source_20_Text"><text:span text:style-name="T629">, </text:span></text:span><text:span text:style-name="Source_20_Text"><text:span text:style-name="T633">где</text:span></text:span><text:span text:style-name="Source_20_Text"><text:span text:style-name="T629"> Слотроп держал <text:s/>учёт своих девушек. </text:span></text:span><text:span text:style-name="Source_20_Text"><text:span text:style-name="T630">Звёзды рассыпаны в дистрибуции Поиссона, </text:span></text:span><text:span text:style-name="Source_20_Text"><text:span text:style-name="T631">как на карте</text:span></text:span><text:span text:style-name="Source_20_Text"><text:span text:style-name="T630"> ракетны</text:span></text:span><text:span text:style-name="Source_20_Text"><text:span text:style-name="T631">х</text:span></text:span><text:span text:style-name="Source_20_Text"><text:span text:style-name="T630"> удар</text:span></text:span><text:span text:style-name="Source_20_Text"><text:span text:style-name="T631">ов</text:span></text:span><text:span text:style-name="Source_20_Text"><text:span text:style-name="T630"> на карте </text:span></text:span><text:span text:style-name="Source_20_Text"><text:span text:style-name="T631">составляемой </text:span></text:span><text:span text:style-name="Source_20_Text"><text:span text:style-name="T630">Мехико о Блице роботов.</text:span></text:span></text:p>
      <text:p text:style-name="P408"><text:span text:style-name="Source_20_Text"><text:span text:style-name="T633">Да</text:span></text:span><text:span text:style-name="Source_20_Text"><text:span text:style-name="T631">, </text:span></text:span><text:span text:style-name="Source_20_Text"><text:span text:style-name="T633">но</text:span></text:span><text:span text:style-name="Source_20_Text"><text:span text:style-name="T631"> тут не только дистрибуция. Обе схемы оказались идентичными. Они совпадают в каждом из квадратов. Слайды, которые Теди Блот снимал с карты Слотропа были спроецированы на Роджерову и обе картинки, девушки-звёзды и ракетные удары кружочки, полностью совпали.</text:span></text:span></text:p>
      <text:p text:style-name="P408"><text:span text:style-name="Source_20_Text"><text:span text:style-name="T631">Весьма удачно, Слотроп ставил даты на свои звёзды. Звезда всегда появляется </text:span></text:span><text:span text:style-name="Source_20_Text"><text:span text:style-name="T613">до</text:span></text:span><text:span text:style-name="Source_20_Text"><text:span text:style-name="T631"> соответствующего ракетного удара. Удар может случится так скоро, как через два дня, либо задержаться так надолго, как десять. </text:span></text:span><text:span text:style-name="Source_20_Text"><text:span text:style-name="T632">Средняя продолжительность оттяжки 4 </text:span></text:span><text:span text:style-name="Source_20_Text"><text:span text:style-name="T285">½ дней.</text:span></text:span></text:p>
      <text:p text:style-name="P410"><text:span text:style-name="Source_20_Text"><text:span text:style-name="T285">Допустим, рассуждает Пойнтсмен, что стимулом </text:span></text:span><text:span text:style-name="Source_20_Text"><text:span text:style-name="T343">х</text:span></text:span><text:span text:style-name="Source_20_Text"><text:span text:style-name="T285"> у Джамфа служил какой-то громкий шум, как </text:span></text:span><text:span text:style-name="Source_20_Text"><text:span text:style-name="T286">и</text:span></text:span><text:span text:style-name="Source_20_Text"><text:span text:style-name="T285"> в эксперименте Ватсона-Райнера. Допустим, что, в случае Слотропа, рефлекс эрекции не был окончательно подавлен. </text:span></text:span><text:span text:style-name="Source_20_Text"><text:span text:style-name="T286">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text:span></text:span><text:span text:style-name="Source_20_Text"><text:span text:style-name="T287">затем пауза и тишина, нарастающее напряжённость и—взрыв. Бац, эрекция. </text:span></text:span><text:span text:style-name="Source_20_Text"><text:span text:style-name="T288">Но, о, нет. Слотроп получает эрекцию, когда последовательность направлена </text:span></text:span><text:span text:style-name="Source_20_Text"><text:span text:style-name="T344">вспять</text:span></text:span><text:span text:style-name="Source_20_Text"><text:span text:style-name="T288">. </text:span></text:span><text:span text:style-name="Source_20_Text"><text:span text:style-name="T289">Сперва взрыв, затем звук приближения: </text:span></text:span><text:span text:style-name="Source_20_Text"><text:span text:style-name="T286">V-</text:span></text:span><text:span text:style-name="Source_20_Text"><text:span text:style-name="T289">2.</text:span></text:span></text:p>
      <text:p text:style-name="P411"><text:span text:style-name="Source_20_Text"><text:span text:style-name="T290">И всё-таки стимулом, каким-то образом </text:span></text:span><text:span text:style-name="Source_20_Text"><text:span text:style-name="T345">должна</text:span></text:span><text:span text:style-name="Source_20_Text"><text:span text:style-name="T290"> быть ракета, некое предшествующее видение, некий удвоенный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text:span></text:span><text:span text:style-name="Source_20_Text"><text:span text:style-name="T291">Происходят ли какие-то колебания на секс рынке, в порнографии и у проституток, возможно увязанные с изменением курсов на <text:s/></text:span></text:span><text:span text:style-name="Source_20_Text"><text:span text:style-name="T292">самой</text:span></text:span><text:span text:style-name="Source_20_Text"><text:span text:style-name="T291"> бирже, </text:span></text:span><text:span text:style-name="Source_20_Text"><text:span text:style-name="T292">о</text:span></text:span><text:span text:style-name="Source_20_Text"><text:span text:style-name="T291"> </text:span></text:span><text:span text:style-name="Source_20_Text"><text:span text:style-name="T292">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text:span></text:span><text:span text:style-name="Source_20_Text"><text:span text:style-name="T293">чёрт побери, какой намёк под самым нашим носом у нас не хватает ума, или смелости, заметить?…</text:span></text:span></text:p>
      <text:p text:style-name="P412"><text:span text:style-name="Source_20_Text"><text:span text:style-name="T294">Но, если это в воздухе, прямо тут, прямо сейчас, тогда ракеты следуют из этого, в 100% случаев. Без исключений. Обнаружив его, мы снова докажем железную детерминированность </text:span></text:span><text:soft-page-break/><text:span text:style-name="Source_20_Text"><text:span text:style-name="T294">всего, каждой души. Останется слишком мало места для каких-то надежд вообще. Сами понимаете, насколько важным будет такое открытие.</text:span></text:span></text:p>
      <text:p text:style-name="P412"><text:span text:style-name="Source_20_Text"><text:span text:style-name="T294">Они шагают вдоль присыпанных снегом собачьих вол</text:span></text:span><text:span text:style-name="Source_20_Text"><text:span text:style-name="T295">ь</text:span></text:span><text:span text:style-name="Source_20_Text"><text:span text:style-name="T294">еров, </text:span></text:span><text:span text:style-name="Source_20_Text"><text:span text:style-name="T295">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text:span></text:span><text:span text:style-name="Source_20_Text"><text:span text:style-name="T296">Волны набегают, соскальзывают обратно, оставляя огромный полумесяц льда тонкий, как окжа, слепящий в 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text:span></text:span></text:p>
      <text:p text:style-name="P413"><text:span text:style-name="Source_20_Text"><text:span text:style-name="T296">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text:span></text:span><text:span text:style-name="Source_20_Text"><text:span text:style-name="T297">Что напрочь прогнало его сон. В своей усталости до костей, он лежал ещё час, с широко открытыми глазами, думая о девушках.</text:span></text:span></text:p>
      <text:p text:style-name="P414"><text:span text:style-name="Source_20_Text"><text:span text:style-name="T297">Теперь, зная, что без толку: </text:span></text:span><text:span text:style-name="Source_20_Text"><text:span text:style-name="T296">–«</text:span></text:span><text:span text:style-name="Source_20_Text"><text:span text:style-name="T297">Пойнтсмен, а что если Эдвин Трикл прав? Это ПК. Что если Слотроп—даже не осознавая—</text:span></text:span><text:span text:style-name="Source_20_Text"><text:span text:style-name="T346">заставляет</text:span></text:span><text:span text:style-name="Source_20_Text"><text:span text:style-name="T297"> их падать именно там?»</text:span></text:span></text:p>
      <text:p text:style-name="P414"><text:span text:style-name="Source_20_Text"><text:span text:style-name="T296">– </text:span></text:span><text:span text:style-name="Source_20_Text"><text:span text:style-name="T297">Ну, тогда у вас есть кое-что, не так ли.</text:span></text:span></text:p>
      <text:p text:style-name="P414"><text:span text:style-name="Source_20_Text"><text:span text:style-name="T296">– </text:span></text:span><text:span text:style-name="Source_20_Text"><text:span text:style-name="T297">Но… зачем ему. Если они падают </text:span></text:span><text:span text:style-name="Source_20_Text"><text:span text:style-name="T298">т</text:span></text:span><text:span text:style-name="Source_20_Text"><text:span text:style-name="T297">ам где он был—</text:span></text:span></text:p>
      <text:p text:style-name="P414"><text:span text:style-name="Source_20_Text"><text:span text:style-name="T296">– </text:span></text:span><text:span text:style-name="Source_20_Text"><text:span text:style-name="T297">Может он ненавидит женщин.</text:span></text:span></text:p>
      <text:p text:style-name="P414"><text:span text:style-name="Source_20_Text"><text:span text:style-name="T296">– </text:span></text:span><text:span text:style-name="Source_20_Text"><text:span text:style-name="T297">Нет, я серьёзно.</text:span></text:span></text:p>
      <text:p text:style-name="P414"><text:span text:style-name="Source_20_Text"><text:span text:style-name="T296">– </text:span></text:span><text:span text:style-name="Source_20_Text"><text:span text:style-name="T298">Мехико. Вас это действительно трогает?</text:span></text:span></text:p>
      <text:p text:style-name="P414"><text:span text:style-name="Source_20_Text"><text:span text:style-name="T296">– </text:span></text:span><text:span text:style-name="Source_20_Text"><text:span text:style-name="T298">Не знаю. Наверное, я подумал не получится ли увязать это, каким-то образом, <text:s/>с вашей ультрапарадоксальной фазой. Возможно… я хочу знать, что именно вы хотите найти.</text:span></text:span></text:p>
      <text:p text:style-name="P415"><text:span text:style-name="Source_20_Text"><text:span text:style-name="T298">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text:span></text:span><text:span text:style-name="Source_20_Text"><text:span text:style-name="T297">—</text:span></text:span><text:span text:style-name="Source_20_Text"><text:span text:style-name="T299">остальная массы тронута обесцвеченным розовым или пурпурным…. </text:span></text:span><text:span text:style-name="Source_20_Text"><text:span text:style-name="T300">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text:span></text:span><text:span text:style-name="Source_20_Text"><text:span text:style-name="T304">улавливает</text:span></text:span><text:span text:style-name="Source_20_Text"><text:span text:style-name="T300"> все подвернувшиеся плоскости в монотонный туско-серый. Самолёты плывут дальше, чинно, </text:span></text:span><text:span text:style-name="Source_20_Text"><text:span text:style-name="T301">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text:span></text:span></text:p>
      <text:p text:style-name="P416"><text:span text:style-name="Source_20_Text"><text:span text:style-name="T302">Пойнтсмен обсуждал паранойю и «идею противоположностей». Он чиркал восклицательные знаки и </text:span></text:span><text:span text:style-name="Source_20_Text"><text:span text:style-name="T347">как верно </text:span></text:span><text:span text:style-name="Source_20_Text"><text:span text:style-name="T302">в Книге по всем полям открытого письма Паавлова к Жане насчёт </text:span></text:span><text:span text:style-name="Source_20_Text"><text:span text:style-name="T347">ощущений внешнего воздействия </text:span></text:span><text:span text:style-name="Source_20_Text"><text:span text:style-name="T302">и в </text:span></text:span><text:span text:style-name="Source_20_Text"><text:span text:style-name="T303">Г</text:span></text:span><text:span text:style-name="Source_20_Text"><text:span text:style-name="T302">лаве LV, «Попытка физиологической интерпретации </text:span></text:span><text:span text:style-name="Source_20_Text"><text:span text:style-name="T303">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text:span></text:span><text:span text:style-name="Source_20_Text"><text:span text:style-name="T304">)</text:span></text:span><text:span text:style-name="Source_20_Text"><text:span text:style-name="T303">. </text:span></text:span><text:span text:style-name="Source_20_Text"><text:span text:style-name="T304">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text:span></text:span><text:span text:style-name="Source_20_Text"><text:span text:style-name="T305">да, возможно, это было редкое произведение эротики, особенно тот 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text:span></text:span><text:span text:style-name="Source_20_Text"><text:span text:style-name="T306">А сколько от миловидной жертвы бьющейся в её неумолимых путах видит Нед Пойнтсмен в каждой собаке привязанной к </text:span></text:span><text:soft-page-break/><text:span text:style-name="Source_20_Text"><text:span text:style-name="T306">его экспериментальным стендам… и разве скальпель и зонд не столь же декоративно утончённые орудия, как бич и хлыст?</text:span></text:span></text:p>
      <text:p text:style-name="P417"><text:span text:style-name="Source_20_Text"><text:span text:style-name="T307">Конечно, предшествовавший Книге том—Сорок Одна Лекция—явился ему, 28-летнему, как наказ от пре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тринадцать лет следуя за клубком, он начинает кружить обратно, спотыкаться о старые приметы, что он </text:span></text:span><text:span text:style-name="Source_20_Text"><text:span text:style-name="T308">уже</text:span></text:span><text:span text:style-name="Source_20_Text"><text:span text:style-name="T307"> проходил </text:span></text:span><text:span text:style-name="Source_20_Text"><text:span text:style-name="T308">этим путём, встречать то там, то тут последствия своего более молодого, полного понимания…. Но ведь она его предупреждала—разве нет? </text:span></text:span><text:span text:style-name="Source_20_Text"><text:span text:style-name="T309">о</text:span></text:span><text:span text:style-name="Source_20_Text"><text:span text:style-name="T308">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text:span></text:span><text:span text:style-name="Source_20_Text"><text:span text:style-name="T309">заключили сделку между одной из его версий, соучастником-Пойнтсм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text:span></text:span><text:span text:style-name="Source_20_Text"><text:span text:style-name="T308">—</text:span></text:span><text:span text:style-name="Source_20_Text"><text:span text:style-name="T309">эти агенты Синдиката, которому она тоже должна платить</text:span></text:span><text:span text:style-name="Source_20_Text"><text:span text:style-name="T308">—</text:span></text:span><text:span text:style-name="Source_20_Text"><text:span text:style-name="T309">ждут в центральн</text:span></text:span><text:span text:style-name="Source_20_Text"><text:span text:style-name="T310">ом зале</text:span></text:span><text:span text:style-name="Source_20_Text"><text:span text:style-name="T309">, пока он под</text:span></text:span><text:span text:style-name="Source_20_Text"><text:span text:style-name="T310">тягивается</text:span></text:span><text:span text:style-name="Source_20_Text"><text:span text:style-name="T309"> ближе… </text:span></text:span><text:span text:style-name="Source_20_Text"><text:span text:style-name="T310">Они владеют всем: Авриадной, Минотавром и даже, опасается Пойнтсмен, им самим. С недавних пор они мелькают перед ним, обнажённые, в позах атлетов дышат в зал, жуткие пенисы торчком неорганические, как и их глаза, что поблескивают инеем, или пластинками слюды, но не вожделением, и не к нему. Для них существует лишь работа….</text:span></text:span></text:p>
      <text:p text:style-name="P418"><text:span text:style-name="Source_20_Text"><text:span text:style-name="T296">– </text:span></text:span><text:span text:style-name="Source_20_Text"><text:span text:style-name="T311">Пьер Жане</text:span></text:span><text:span text:style-name="Source_20_Text"><text:span text:style-name="T308">—</text:span></text:span><text:span text:style-name="Source_20_Text"><text:span text:style-name="T311">он иногда вещал как восточный мистик. Никогда по настоящему не понял противоположност</text:span></text:span><text:span text:style-name="Source_20_Text"><text:span text:style-name="T312">ей. «Акт нанесения раны и акт получения раны объединены в проведении всего ранения». Сплетник, и тот о ком речь, хозяин и раб, девственница и совратитель, каждая часть в удобном сочетании и неотделима</text:span></text:span><text:span text:style-name="Source_20_Text"><text:span text:style-name="T308">—</text:span></text:span><text:span text:style-name="Source_20_Text"><text:span text:style-name="T312">Последнее прибежище неисправим</text:span></text:span><text:span text:style-name="Source_20_Text"><text:span text:style-name="T313">ых</text:span></text:span><text:span text:style-name="Source_20_Text"><text:span text:style-name="T312"> </text:span></text:span><text:span text:style-name="Source_20_Text"><text:span text:style-name="T313">лодырей,</text:span></text:span><text:span text:style-name="Source_20_Text"><text:span text:style-name="T312"> Мехико, как раз </text:span></text:span><text:span text:style-name="Source_20_Text"><text:span text:style-name="T313">такая вот</text:span></text:span><text:span text:style-name="Source_20_Text"><text:span text:style-name="T312"> йинь-янов</text:span></text:span><text:span text:style-name="Source_20_Text"><text:span text:style-name="T313">а</text:span></text:span><text:span text:style-name="Source_20_Text"><text:span text:style-name="T312"> галиматьи. </text:span></text:span><text:span text:style-name="Source_20_Text"><text:span text:style-name="T313">Способ</text:span></text:span><text:span text:style-name="Source_20_Text"><text:span text:style-name="T312"> </text:span></text:span><text:span text:style-name="Source_20_Text"><text:span text:style-name="T314">увильнуть от</text:span></text:span><text:span text:style-name="Source_20_Text"><text:span text:style-name="T312"> тягот работ</text:span></text:span><text:span text:style-name="Source_20_Text"><text:span text:style-name="T313">ы</text:span></text:span><text:span text:style-name="Source_20_Text"><text:span text:style-name="T312"> в лаб</text:span></text:span><text:span text:style-name="Source_20_Text"><text:span text:style-name="T313">о</text:span></text:span><text:span text:style-name="Source_20_Text"><text:span text:style-name="T312">ратории. </text:span></text:span><text:span text:style-name="Source_20_Text"><text:span text:style-name="T313">Но что он </text:span></text:span><text:span text:style-name="Source_20_Text"><text:span text:style-name="T348">сказал</text:span></text:span><text:span text:style-name="Source_20_Text"><text:span text:style-name="T313"> этим?</text:span></text:span></text:p>
      <text:p text:style-name="P419"><text:span text:style-name="Source_20_Text"><text:span text:style-name="T296">– </text:span></text:span><text:span text:style-name="Source_20_Text"><text:span text:style-name="T314">Я не хочу вступать в религиозный диспут с вами,</text:span></text:span><text:span text:style-name="Source_20_Text"><text:span text:style-name="T296">– </text:span></text:span><text:span text:style-name="Source_20_Text"><text:span text:style-name="T314">невыспавшийся Мехико сегодня </text:span></text:span><text:span text:style-name="Source_20_Text"><text:span text:style-name="T315">более резок, чем обычно,</text:span></text:span><text:span text:style-name="Source_20_Text"><text:span text:style-name="T296">– </text:span></text:span><text:span text:style-name="Source_20_Text"><text:span text:style-name="T315">но иногда думаю, не чересчур ли вы учёные</text:span></text:span><text:span text:style-name="Source_20_Text"><text:span text:style-name="T308">—</text:span></text:span><text:span text:style-name="Source_20_Text"><text:span text:style-name="T315">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text:span></text:span><text:span text:style-name="Source_20_Text"><text:span text:style-name="T349">вы</text:span></text:span><text:span text:style-name="Source_20_Text"><text:span text:style-name="T315"> что сказали?</text:span></text:span></text:p>
      <text:p text:style-name="P420"><text:span text:style-name="Source_20_Text"><text:span text:style-name="T316">Подобные диспуты Пойнтсмену тоже не по вкусу. </text:span></text:span><text:span text:style-name="Source_20_Text"><text:span text:style-name="T317">Но он остро взглядывает на этого юного анархиста в его красном шарфе:</text:span></text:span><text:span text:style-name="Source_20_Text"><text:span text:style-name="T296">– «</text:span></text:span><text:span text:style-name="Source_20_Text"><text:span text:style-name="T317">Павлов верил, что идеал, конечная цель к которой <text:s/>все мы <text:s/>стремимся в науке, есть чисто механическое объяснение.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text:span></text:span></text:p>
      <text:p text:style-name="P421"><text:span text:style-name="Source_20_Text"><text:span text:style-name="T296">– </text:span></text:span><text:span text:style-name="Source_20_Text"><text:span text:style-name="T318">Это не мой конёк, конечно,</text:span></text:span><text:span text:style-name="Source_20_Text"><text:span text:style-name="T296">– <text:s/></text:span></text:span><text:span text:style-name="Source_20_Text"><text:span text:style-name="T318">Мехико и вправду не хочет обижать, но ведь сколько можно,</text:span></text:span><text:span text:style-name="Source_20_Text"><text:span text:style-name="T296">– </text:span></text:span><text:span text:style-name="Source_20_Text"><text:span text:style-name="T318">но есть такое ощущение, что эту причину-следствие использова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text:span></text:span></text:p>
      <text:p text:style-name="P421"><text:span text:style-name="Source_20_Text"><text:span text:style-name="T296">– </text:span></text:span><text:span text:style-name="Source_20_Text"><text:span text:style-name="T318">Нет, не «ударить». Отступить. Вам тридцать, молодой человек. «Других углов не существует». Есть лишь вперёд</text:span></text:span><text:span text:style-name="Source_20_Text"><text:span text:style-name="T308">—</text:span></text:span><text:span text:style-name="Source_20_Text"><text:span text:style-name="T318">прямиком</text:span></text:span><text:span text:style-name="Source_20_Text"><text:span text:style-name="T308">—</text:span></text:span><text:span text:style-name="Source_20_Text"><text:span text:style-name="T318">либо назад.</text:span></text:span></text:p>
      <text:p text:style-name="P422"><text:span text:style-name="Source_20_Text"><text:span text:style-name="T319">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холодные и упокоенные как смерть. Ранние варвары Европы, кто отваживался приблизиться к этому побережью, видели белые преграды сквозь туман и знали куда забирают <text:s/>их умерших. </text:span></text:span></text:p>
      <text:p text:style-name="P422"><text:span text:style-name="Source_20_Text"><text:span text:style-name="T319">Пойнтсмен обернулся и… О, Боже. Он улыбается. Есть нечто столь древнее в этом </text:span></text:span><text:span text:style-name="Source_20_Text"><text:span text:style-name="T321">предположении</text:span></text:span><text:span text:style-name="Source_20_Text"><text:span text:style-name="T319"> братства, что—не сейчас, парой месяцев позже, когда весна вступит в свои </text:span></text:span><text:soft-page-break/><text:span text:style-name="Source_20_Text"><text:span text:style-name="T319">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text:span></text:span><text:span text:style-name="Source_20_Text"><text:span text:style-name="T320">Они прекратили шагать. Роджер смотрит в ответ. Анти-Мехико. </text:span></text:span><text:span text:style-name="Source_20_Text"><text:span text:style-name="T321">Воплощённые «идеи противоположного», но на какой коре, в каком полушарии зимы? Какая сокрушительная мозаика смотреть наружу в Пустыню… вне охранительного города… понятна лишь тем, кто отправляется вне… глаза вдали… варвары… всадники….</text:span></text:span></text:p>
      <text:p text:style-name="P423"><text:span text:style-name="Source_20_Text"><text:span text:style-name="T296">– </text:span></text:span><text:span text:style-name="Source_20_Text"><text:span text:style-name="T322">У нас обоих есть Слотроп,</text:span></text:span><text:span text:style-name="Source_20_Text"><text:span text:style-name="T296">– </text:span></text:span><text:span text:style-name="Source_20_Text"><text:span text:style-name="T322">вот что только что сказал Пойнтсмен.</text:span></text:span></text:p>
      <text:p text:style-name="P423"><text:span text:style-name="Source_20_Text"><text:span text:style-name="T296">– <text:s/></text:span></text:span><text:span text:style-name="Source_20_Text"><text:span text:style-name="T322">Пойнтсмен</text:span></text:span><text:span text:style-name="Source_20_Text"><text:span text:style-name="T319">—</text:span></text:span><text:span text:style-name="Source_20_Text"><text:span text:style-name="T322">что вам с этого? Кроме славы, я имею в виду.</text:span></text:span></text:p>
      <text:p text:style-name="P424"><text:span text:style-name="Source_20_Text"><text:span text:style-name="T296">– Не</text:span></text:span><text:span text:style-name="Source_20_Text"><text:span text:style-name="T322"> больше, чем Павлову. Физиологическое обоснование тому, что кажется весьма странным поведением. И мне не важно в какую из ваших PRS категорий это может вписаться—странно ещё, что никто из вас не предложил телепатию: может он </text:span></text:span><text:span text:style-name="Source_20_Text"><text:span text:style-name="T323">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text:span></text:span><text:span text:style-name="Source_20_Text"><text:span text:style-name="T322"> </text:span></text:span><text:span text:style-name="Source_20_Text"><text:span text:style-name="T323">его матери, которая пыталась кастрировать его или что-то там ещё. Я без претензий, Мехико. Я скромный, методичный</text:span></text:span><text:span text:style-name="Source_20_Text"><text:span text:style-name="T322">—</text:span></text:span></text:p>
      <text:p text:style-name="P424"><text:span text:style-name="Source_20_Text"><text:span text:style-name="T296">– </text:span></text:span><text:span text:style-name="Source_20_Text"><text:span text:style-name="T323">Смиренный.</text:span></text:span></text:p>
      <text:p text:style-name="P425"><text:span text:style-name="Source_20_Text"><text:span text:style-name="T296">– </text:span></text:span><text:span text:style-name="Source_20_Text"><text:span text:style-name="T324">Я установил себе ограничения в этом. Всё что у меня есть, это обратное звучание ракеты перед взрывом… его клиническая история установки условного сексуального рефлекса, </text:span></text:span><text:span text:style-name="Source_20_Text"><text:span text:style-name="T350">возможно</text:span></text:span><text:span text:style-name="Source_20_Text"><text:span text:style-name="T324">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text:span></text:span><text:span text:style-name="Source_20_Text"><text:span text:style-name="T322">—</text:span></text:span><text:span text:style-name="Source_20_Text"><text:span text:style-name="T324">то быть по сему.</text:span></text:span></text:p>
      <text:p text:style-name="P426"><text:span text:style-name="Source_20_Text"><text:span text:style-name="T296">– </text:span></text:span><text:span text:style-name="Source_20_Text"><text:span text:style-name="T325">И чего вы добиваетесь?</text:span></text:span></text:p>
      <text:p text:style-name="P426"><text:span text:style-name="Source_20_Text"><text:span text:style-name="T296">– </text:span></text:span><text:span text:style-name="Source_20_Text"><text:span text:style-name="T325">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text:span></text:span><text:span text:style-name="Source_20_Text"><text:span text:style-name="T322">—</text:span></text:span><text:span text:style-name="Source_20_Text"><text:span text:style-name="T325">ну, Павлов полагал, что навязчивые идеи и параноидальные мании являются результатом неких</text:span></text:span><text:span text:style-name="Source_20_Text"><text:span text:style-name="T322">—</text:span></text:span><text:span text:style-name="Source_20_Text"><text:span text:style-name="T325">назовём их клетками, нейронами, в мозаике мозга, возбуждённых </text:span></text:span><text:span text:style-name="Source_20_Text"><text:span text:style-name="T326">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до конца жизни пациента</text:span></text:span><text:span text:style-name="Source_20_Text"><text:span text:style-name="T325">, </text:span></text:span><text:span text:style-name="Source_20_Text"><text:span text:style-name="T326">от всяких идей, чувств, самокритики, что только раздувает её пламя, возвращаете её к нормальности. Он называл это «точкой патологической инерции». </text:span></text:span><text:span text:style-name="Source_20_Text"><text:span text:style-name="T327">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text:span></text:span><text:span text:style-name="Source_20_Text"><text:span text:style-name="T328">к</text:span></text:span><text:span text:style-name="Source_20_Text"><text:span text:style-name="T327">сальной фазой, </text:span></text:span><text:span text:style-name="Source_20_Text"><text:span text:style-name="T328">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в невозмутимости.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они без пары, и возможно решу загадку </text:span></text:span><text:span text:style-name="Source_20_Text"><text:span text:style-name="T329">почему ракеты падают туда, куда падают—хотя признаю, с вашей поддержкой это стало намного проще.</text:span></text:span></text:p>
      <text:p text:style-name="P427"><text:span text:style-name="Source_20_Text"><text:span text:style-name="T296">– </text:span></text:span><text:span text:style-name="Source_20_Text"><text:span text:style-name="T329">Зачем?</text:span></text:span><text:span text:style-name="Source_20_Text"><text:span text:style-name="T296">– <text:s/></text:span></text:span><text:span text:style-name="Source_20_Text"><text:span text:style-name="T329">что пробрало, Мехико?</text:span></text:span><text:span text:style-name="Source_20_Text"><text:span text:style-name="T296">– </text:span></text:span><text:span text:style-name="Source_20_Text"><text:span text:style-name="T329">Зачем я вам нужен?</text:span></text:span></text:p>
      <text:p text:style-name="P427"><text:span text:style-name="Source_20_Text"><text:span text:style-name="T296">– <text:s/></text:span></text:span><text:span text:style-name="Source_20_Text"><text:span text:style-name="T329">Я не знаю. Но вы нужны.</text:span></text:span></text:p>
      <text:p text:style-name="P427"><text:span text:style-name="Source_20_Text"><text:span text:style-name="T296">– </text:span></text:span><text:span text:style-name="Source_20_Text"><text:span text:style-name="T351">У вас</text:span></text:span><text:span text:style-name="Source_20_Text"><text:span text:style-name="T329"> навязчивая идея.</text:span></text:span></text:p>
      <text:p text:style-name="P427"><text:soft-page-break/><text:span text:style-name="Source_20_Text"><text:span text:style-name="T296">– </text:span></text:span><text:span text:style-name="Source_20_Text"><text:span text:style-name="T329">Мехико.</text:span></text:span><text:span text:style-name="Source_20_Text"><text:span text:style-name="T296">– </text:span></text:span><text:span text:style-name="Source_20_Text"><text:span text:style-name="T329">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text:span></text:span><text:span text:style-name="Source_20_Text"><text:span text:style-name="T296">– <text:s/></text:span></text:span><text:span text:style-name="Source_20_Text"><text:span text:style-name="T329">Помогите мне.</text:span></text:span></text:p>
      <text:p text:style-name="P428"><text:span text:style-name="Source_20_Text"><text:span text:style-name="T330">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text:span></text:span><text:span text:style-name="Source_20_Text"><text:span text:style-name="T352">Что с девушками? </text:span></text:span><text:span text:style-name="Source_20_Text"><text:span text:style-name="T331">Наверное, это его одиночество в Секции Пси, из-за убеждённости 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text:span></text:span><text:span text:style-name="Source_20_Text"><text:span text:style-name="T353"> О, Джесси</text:span></text:span><text:span text:style-name="Source_20_Text"><text:span text:style-name="T331">, уткнувшись лицом в её голую, спящую, замысловато сплетённую из костей и сухожилий спину, </text:span></text:span><text:span text:style-name="Source_20_Text"><text:span text:style-name="T354">мне не доходит всё это….</text:span></text:span></text:p>
      <text:p text:style-name="P429"><text:span text:style-name="Source_20_Text"><text:span text:style-name="T332">На полпути между водой и жёсткой прибрежной травой, длинная полоса из трубы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сте, местами удвоенные, </text:span></text:span><text:span text:style-name="Source_20_Text"><text:span text:style-name="T333">один ряд позади другого, пришедшие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смешанных повторах. Вдали, где конструкция поворачивает в марево, стена заграждения становится серой. После снегопада <text:s/>минувшей ночью, каждая строка размашистого почерка выгравировалась белым. </text:span></text:span><text:span text:style-name="Source_20_Text"><text:span text:style-name="T334">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span></text:span></text:p>
      <text:p text:style-name="P430"><text:span text:style-name="Source_20_Text"><text:span text:style-name="T335">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вскакивают под резинки чулков, тянут </text:span></text:span><text:span text:style-name="Source_20_Text"><text:span text:style-name="T336">наружу, отпускают с нежданно громким шлепком под ха-ха-ха д-ра Блея, когда она подскакивает и тоже смеётся, стараясь не <text:s/>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text:span></text:span><text:span text:style-name="Source_20_Text"><text:span text:style-name="T337">Ты сумасшедший»,</text:span></text:span><text:span text:style-name="Source_20_Text"><text:span text:style-name="T296">– </text:span></text:span><text:span text:style-name="Source_20_Text"><text:span text:style-name="T337">шепчет она. «Я похотливый»,</text:span></text:span><text:span text:style-name="Source_20_Text"><text:span text:style-name="T296">– </text:span></text:span><text:span text:style-name="Source_20_Text"><text:span text:style-name="T337">улыбается он и снова щёлкает её подвязкой, мальчик-и-рогатка.</text:span></text:span></text:p>
      <text:p text:style-name="P431"><text:span text:style-name="Source_20_Text"><text:span text:style-name="T338">На возвышенности, линия цилиндрических блоков предназначенных увечить умолкшие Королевские Тигры, которым никогда не катиться по этим просторам, словно множество пирожных-рулетов поперёк коричневатого пастбища, среди </text:span></text:span><text:span text:style-name="Source_20_Text"><text:span text:style-name="T339">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text:s/>перед ним так близко, что крупицы льда от его разворотов жалят их щёки. </text:span></text:span><text:span text:style-name="Source_20_Text"><text:span text:style-name="T340">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Операции Чёрное Крыло и вероятности Schwarzkommando, наблюдают своего волшебного негра, свой прототип, ни один не рискнёт выйти на лёд, сделать луп или другую фигуру перед этими детьми.</text:span></text:span></text:p>
      <text:p text:style-name="P432"><text:span text:style-name="Source_20_Text"><text:span text:style-name="T340">Зима в неопределённости</text:span></text:span><text:span text:style-name="Source_20_Text"><text:span text:style-name="T327">—</text:span></text:span><text:span text:style-name="Source_20_Text"><text:span text:style-name="T340">всё небо тусклый светящийся гель. Внизу на пляже, Пойнтсмен выудил рулон туалетной бумаги, </text:span></text:span><text:span text:style-name="Source_20_Text"><text:span text:style-name="T341">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чёрточка </text:span></text:span><text:soft-page-break/><text:span text:style-name="Source_20_Text"><text:span text:style-name="T341">алого, очень острая, оставленные ими следы </text:span></text:span><text:span text:style-name="Source_20_Text"><text:span text:style-name="T342">длинная замерзающая последовательность погасших звёзд, облачность отражается в остекленелом пляже почти белой….</text:span></text:span></text:p>
      <text:p text:style-name="P432"><text:span text:style-name="Source_20_Text"><text:span text:style-name="T3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2402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rward" style:family="paragraph" style:parent-style-name="Standard">
      <style:paragraph-properties fo:margin-left="0in" fo:margin-right="0in" fo:text-indent="0in" style:auto-text-indent="false"/>
      <style:text-properties fo:language="ru" fo:country="RU" fo:font-style="normal" officeooo:rsid="00b50481" style:font-style-asian="normal" style:font-style-complex="normal"/>
    </style:style>
    <style:style style:name="Header" style:family="paragraph" style:parent-style-name="Standard"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style:font-name="Times New Roman Cyr" fo:font-family="'Times New Roman Cyr'" style:font-style-name="Regular" style:font-family-generic="roman" style:font-pitch="variable"/>
    </style:style>
    <style:style style:name="indent-big" style:family="paragraph" style:parent-style-name="Standard">
      <style:paragraph-properties fo:margin-left="0in" fo:margin-right="0in" fo:text-align="center" style:justify-single-word="false" fo:text-indent="2.2402in" style:auto-text-indent="false"/>
      <style:text-properties fo:language="ru" fo:country="RU" fo:font-style="normal" officeooo:rsid="01061190" style:font-style-asian="normal" style:font-style-complex="normal"/>
    </style:style>
    <style:style style:name="big-left-indent" style:family="paragraph" style:parent-style-name="indent-big" style:master-page-name="">
      <style:paragraph-properties fo:margin-left="0in" fo:margin-right="0in" fo:text-align="start" style:justify-single-word="false" fo:text-indent="4.2402in" style:auto-text-indent="false" style:page-number="auto"/>
    </style:style>
    <style:style style:name="Figure"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7T18:16:57.515658693</meta:creation-date>
    <dc:date>2020-10-28T16:22:10.640765537</dc:date>
    <meta:editing-duration>P3DT12H24M18S</meta:editing-duration>
    <meta:editing-cycles>702</meta:editing-cycles>
    <meta:generator>LibreOffice/6.1.5.2$Linux_X86_64 LibreOffice_project/10$Build-2</meta:generator>
    <meta:document-statistic meta:table-count="0" meta:image-count="13" meta:object-count="0" meta:page-count="63" meta:paragraph-count="670" meta:word-count="32819" meta:character-count="224805" meta:non-whitespace-character-count="192513"/>
  </office:meta>
</office:document-meta>
</file>